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80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7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5" style:family="table-cell" style:parent-style-name="Default" style:data-style-name="N139"/>
    <style:style style:name="ce7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35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13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96"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35">
      <style:text-properties fo:color="#c9211e" style:font-name="Liberation Sans" fo:font-size="10pt" style:font-size-asian="10pt" style:font-size-complex="10pt"/>
    </style:style>
    <style:style style:name="ce14" style:family="table-cell" style:parent-style-name="Default" style:data-style-name="N135">
      <style:text-properties fo:color="#c9211e" style:font-name="Liberation Sans" fo:font-size="10pt" style:font-size-asian="10pt" style:font-name-complex="Arial1" style:font-size-complex="10pt"/>
    </style:style>
    <style:style style:name="ce15" style:family="table-cell" style:parent-style-name="ANCLAS_2c_REZONES_20_Y_20_SUS_20_PARTES_2c_DE_20_FUNDICION_2c_DE_20_HIERRO_20_O_20_DE_20_ACERO" style:data-style-name="N13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35">
      <style:text-properties style:use-window-font-color="true" style:font-name="Liberation Sans" fo:font-size="10pt" style:font-size-asian="10pt" style:font-size-complex="10pt"/>
    </style:style>
    <style:style style:name="ce18" style:family="table-cell" style:parent-style-name="Default" style:data-style-name="N3">
      <style:table-cell-properties fo:wrap-option="wrap"/>
    </style:style>
    <style:style style:name="ce48" style:family="table-cell" style:parent-style-name="Default" style:data-style-name="N3"/>
    <style:style style:name="ce47" style:family="table-cell" style:parent-style-name="Default" style:data-style-name="N100"/>
    <style:style style:name="ce29" style:family="table-cell" style:parent-style-name="Default" style:data-style-name="N134"/>
    <style:style style:name="ce2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1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1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/>
    <style:style style:name="ce86" style:family="table-cell" style:parent-style-name="Default" style:data-style-name="N3">
      <style:text-properties fo:color="#c9211e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start" fo:margin-left="0.353c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1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ext-properties style:font-name="Liberation Sans"/>
    </style:style>
    <style:style style:name="ce43" style:family="table-cell" style:parent-style-name="Default" style:data-style-name="N1">
      <style:table-cell-properties fo:wrap-option="wrap" style:vertical-align="automatic"/>
      <style:text-properties style:font-name="Liberation Sans" style:font-name-asian="Liberation Serif" style:font-name-complex="Liberation Serif"/>
    </style:style>
    <style:style style:name="ce44" style:family="table-cell" style:parent-style-name="Default" style:data-style-name="N3">
      <style:table-cell-properties fo:wrap-option="wrap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ese are data for "Cotton without Slavery? The International Competitiveness of the Southern Export Sector, 1800–1900" by Joseph Francis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rovides the data used in the figures and tables.</text:p>
          </table:table-cell>
        </table:table-row>
        <table:table-row table:style-name="ro1">
          <table:table-cell office:value-type="string" calcext:value-type="string">
            <text:p>calculations</text:p>
          </table:table-cell>
          <table:table-cell office:value-type="string" calcext:value-type="string">
            <text:p>Calculates the series used in Figures 1 and 2.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otton data from Holley, William C. and Lloyd E. Arnold (1938) Changes in Technology and Labor Requirements in Crop Production: Cotton. Philadelphia: Works Progress Administration, 2, Figure 1.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ensus data on the enslaved population from Manson, Steven, Jonathan Schroeder, David Van Riper, Tracy Kugler, and Steven Ruggles (2022) “IPUMS National Historical Geographic Information System (NHGIS): Version 17.0.” Dataset, IPUMS. https://www.ipums.org/projects/ ipums-nhgis/d050.v16.0.</text:p>
          </table:table-cell>
        </table:table-row>
        <table:table-row table:style-name="ro1">
          <table:table-cell office:value-type="string" calcext:value-type="string">
            <text:p>R&amp;S</text:p>
          </table:table-cell>
          <table:table-cell office:value-type="string" calcext:value-type="string">
            <text:p>Ransom, Roger and Richard Sutch (1988) “Capitalists without Capital: The Burden of Slavery and the Impact of Emancipation.” Agricultural History. 62(3), 133–160.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British cotton import and price data from Irving, William (1811) “Accounts Relating to the Importation of Cotton Wool.” <text:s/>Parliamentary Papers, HC 1810–1811 (185), May 22; (1815) “An Account of the Import of Cotton Wool into Great Britain.” Parliamentary Papers, HC 1814–1815 (275), Apr. 14; (1819) “An Account of Cotton Wool, Imported into Great Britain from All Parts of the World.” Parliamentary Papers, HC 1819 (276), May 5; Carew, Pole (1848) “Cotton, and Cotton Manufactures.” Parliamentary Papers, HC 1847–1848 (383), June 2; and various issues of the Statistical Abstract for the United Kingdom.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eiss, Thomas J. (1992) “U.S. Labor Force Estimates and Economic Growth, 1800–1860.” In: Robert E. Gallman and John Joseph Wallis (eds.), American Economic Growth and Standards of Living before the Civil War. Chicago: University of Chicago Press, 19–78.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number-columns-repeated="7" table:default-cell-style-name="ce5"/>
        <table:table-column table:style-name="co1" table:number-columns-repeated="16374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slaved_v</text:p>
          </table:table-cell>
          <table:table-cell table:style-name="ce2" office:value-type="string" calcext:value-type="string">
            <text:p>cotton_pc</text:p>
          </table:table-cell>
          <table:table-cell table:style-name="ce2" office:value-type="string" calcext:value-type="string">
            <text:p>e_cost</text:p>
          </table:table-cell>
          <table:table-cell table:style-name="ce2" office:value-type="string" calcext:value-type="string">
            <text:p>f_cost</text:p>
          </table:table-cell>
          <table:table-cell table:style-name="Default" office:value-type="string" calcext:value-type="string">
            <text:p>india_m</text:p>
          </table:table-cell>
          <table:table-cell table:style-name="Default" office:value-type="string" calcext:value-type="string">
            <text:p>india_p</text:p>
          </table:table-cell>
          <table:table-cell table:style-name="Default" office:value-type="string" calcext:value-type="string">
            <text:p>us_m</text:p>
          </table:table-cell>
          <table:table-cell table:style-name="Default" office:value-type="string" calcext:value-type="string">
            <text:p>us_p</text:p>
          </table:table-cell>
          <table:table-cell table:style-name="ce2" office:value-type="string" calcext:value-type="string">
            <text:p>cotton</text:p>
          </table:table-cell>
          <table:table-cell table:style-name="ce2" table:number-columns-repeated="16374"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table:formula="of:=(([$BC.E12]*[$BC.F12])/[$calculations.H2])/100" office:value-type="float" office:value="17.2336486265698" calcext:value-type="float">
            <text:p>17.233649</text:p>
          </table:table-cell>
          <table:table-cell/>
          <table:table-cell table:formula="of:=[$calculations.C2]" office:value-type="float" office:value="143.728" calcext:value-type="float">
            <text:p>143.728000</text:p>
          </table:table-cell>
          <table:table-cell/>
          <table:table-cell table:formula="of:=[$T.F13]" office:value-type="float" office:value="14" calcext:value-type="float">
            <text:p>14.000000</text:p>
          </table:table-cell>
          <table:table-cell/>
          <table:table-cell table:formula="of:=[$T.E13]" office:value-type="float" office:value="26" calcext:value-type="float">
            <text:p>26.000000</text:p>
          </table:table-cell>
          <table:table-cell table:formula="of:=[$BC.E12]/1000000000" office:value-type="float" office:value="0.035000052" calcext:value-type="float">
            <text:p>0.035000</text:p>
          </table:table-cell>
          <table:table-cell table:number-columns-repeated="16374"/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table:formula="of:=(([$BC.E13]*[$BC.F13])/[$calculations.H3])/100" office:value-type="float" office:value="9.91653887971183" calcext:value-type="float">
            <text:p>9.916539</text:p>
          </table:table-cell>
          <table:table-cell/>
          <table:table-cell table:formula="of:=[$calculations.C3]" office:value-type="float" office:value="143.728" calcext:value-type="float">
            <text:p>143.728000</text:p>
          </table:table-cell>
          <table:table-cell/>
          <table:table-cell table:formula="of:=[$T.F14]" office:value-type="float" office:value="16" calcext:value-type="float">
            <text:p>16.000000</text:p>
          </table:table-cell>
          <table:table-cell/>
          <table:table-cell table:formula="of:=[$T.E14]" office:value-type="float" office:value="22.5" calcext:value-type="float">
            <text:p>22.500000</text:p>
          </table:table-cell>
          <table:table-cell table:formula="of:=[$BC.E13]/1000000000" office:value-type="float" office:value="0.047999928" calcext:value-type="float">
            <text:p>0.048000</text:p>
          </table:table-cell>
          <table:table-cell table:number-columns-repeated="16374"/>
        </table:table-row>
        <table:table-row table:style-name="ro1">
          <table:table-cell office:value-type="float" office:value="1802" calcext:value-type="float">
            <text:p>1802</text:p>
          </table:table-cell>
          <table:table-cell/>
          <table:table-cell table:formula="of:=(([$BC.E14]*[$BC.F14])/[$calculations.H4])/100" office:value-type="float" office:value="11.0405692338844" calcext:value-type="float">
            <text:p>11.040569</text:p>
          </table:table-cell>
          <table:table-cell/>
          <table:table-cell table:formula="of:=[$calculations.C4]" office:value-type="float" office:value="158.1008" calcext:value-type="float">
            <text:p>158.100800</text:p>
          </table:table-cell>
          <table:table-cell/>
          <table:table-cell table:formula="of:=[$T.F15]" office:value-type="float" office:value="14" calcext:value-type="float">
            <text:p>14.000000</text:p>
          </table:table-cell>
          <table:table-cell/>
          <table:table-cell table:formula="of:=[$T.E15]" office:value-type="float" office:value="23" calcext:value-type="float">
            <text:p>23.000000</text:p>
          </table:table-cell>
          <table:table-cell table:formula="of:=[$BC.E14]/1000000000" office:value-type="float" office:value="0.054999896" calcext:value-type="float">
            <text:p>0.055000</text:p>
          </table:table-cell>
          <table:table-cell table:number-columns-repeated="16374"/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table:formula="of:=(([$BC.E15]*[$BC.F15])/[$calculations.H5])/100" office:value-type="float" office:value="12.3187565401834" calcext:value-type="float">
            <text:p>12.318757</text:p>
          </table:table-cell>
          <table:table-cell/>
          <table:table-cell table:formula="of:=[$calculations.C5]" office:value-type="float" office:value="158.1008" calcext:value-type="float">
            <text:p>158.100800</text:p>
          </table:table-cell>
          <table:table-cell/>
          <table:table-cell table:formula="of:=[$T.F16]" office:value-type="float" office:value="11.5" calcext:value-type="float">
            <text:p>11.500000</text:p>
          </table:table-cell>
          <table:table-cell/>
          <table:table-cell table:formula="of:=[$T.E16]" office:value-type="float" office:value="11.5" calcext:value-type="float">
            <text:p>11.500000</text:p>
          </table:table-cell>
          <table:table-cell table:formula="of:=[$BC.E15]/1000000000" office:value-type="float" office:value="0.05999994" calcext:value-type="float">
            <text:p>0.060000</text:p>
          </table:table-cell>
          <table:table-cell table:number-columns-repeated="1637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$'R&amp;S'.E2]" office:value-type="float" office:value="308" calcext:value-type="float">
            <text:p>308.000000</text:p>
          </table:table-cell>
          <table:table-cell table:formula="of:=(([$BC.E16]*[$BC.F16])/[$calculations.H6])/100" office:value-type="float" office:value="14.9120387414031" calcext:value-type="float">
            <text:p>14.912039</text:p>
          </table:table-cell>
          <table:table-cell table:formula="of:=[$calculations.B6]" office:value-type="float" office:value="103.746302992635" calcext:value-type="float">
            <text:p>103.746303</text:p>
          </table:table-cell>
          <table:table-cell table:formula="of:=[$calculations.C6]" office:value-type="float" office:value="165.2872" calcext:value-type="float">
            <text:p>165.287200</text:p>
          </table:table-cell>
          <table:table-cell/>
          <table:table-cell table:formula="of:=[$T.F17]" office:value-type="float" office:value="11.5" calcext:value-type="float">
            <text:p>11.500000</text:p>
          </table:table-cell>
          <table:table-cell/>
          <table:table-cell table:formula="of:=[$T.E17]" office:value-type="float" office:value="14" calcext:value-type="float">
            <text:p>14.000000</text:p>
          </table:table-cell>
          <table:table-cell table:formula="of:=[$BC.E16]/1000000000" office:value-type="float" office:value="0.064999956" calcext:value-type="float">
            <text:p>0.065000</text:p>
          </table:table-cell>
          <table:table-cell table:number-columns-repeated="1637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$'R&amp;S'.E3]" office:value-type="float" office:value="222" calcext:value-type="float">
            <text:p>222.000000</text:p>
          </table:table-cell>
          <table:table-cell table:formula="of:=(([$BC.E17]*[$BC.F17])/[$calculations.H7])/100" office:value-type="float" office:value="14.9254395248673" calcext:value-type="float">
            <text:p>14.925440</text:p>
          </table:table-cell>
          <table:table-cell table:formula="of:=[$calculations.B7]" office:value-type="float" office:value="95.766659000319" calcext:value-type="float">
            <text:p>95.766659</text:p>
          </table:table-cell>
          <table:table-cell table:formula="of:=[$calculations.C7]" office:value-type="float" office:value="168.8804" calcext:value-type="float">
            <text:p>168.880400</text:p>
          </table:table-cell>
          <table:table-cell table:formula="of:=[$UK.F3]/1000000" office:value-type="float" office:value="0.355493" calcext:value-type="float">
            <text:p>0.355493</text:p>
          </table:table-cell>
          <table:table-cell table:formula="of:=[$T.F18]" office:value-type="float" office:value="14.5" calcext:value-type="float">
            <text:p>14.500000</text:p>
          </table:table-cell>
          <table:table-cell table:formula="of:=[$UK.B3]/1000000" office:value-type="float" office:value="31.94328" calcext:value-type="float">
            <text:p>31.943280</text:p>
          </table:table-cell>
          <table:table-cell table:formula="of:=[$T.E18]" office:value-type="float" office:value="17.5" calcext:value-type="float">
            <text:p>17.500000</text:p>
          </table:table-cell>
          <table:table-cell table:formula="of:=[$BC.E17]/1000000000" office:value-type="float" office:value="0.07000004" calcext:value-type="float">
            <text:p>0.070000</text:p>
          </table:table-cell>
          <table:table-cell table:number-columns-repeated="1637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$'R&amp;S'.E4]" office:value-type="float" office:value="317" calcext:value-type="float">
            <text:p>317.000000</text:p>
          </table:table-cell>
          <table:table-cell table:formula="of:=(([$BC.E18]*[$BC.F18])/[$calculations.H8])/100" office:value-type="float" office:value="16.1973506004797" calcext:value-type="float">
            <text:p>16.197351</text:p>
          </table:table-cell>
          <table:table-cell table:formula="of:=[$calculations.B8]" office:value-type="float" office:value="106.822123967732" calcext:value-type="float">
            <text:p>106.822124</text:p>
          </table:table-cell>
          <table:table-cell table:formula="of:=[$calculations.C8]" office:value-type="float" office:value="165.2872" calcext:value-type="float">
            <text:p>165.287200</text:p>
          </table:table-cell>
          <table:table-cell table:formula="of:=[$UK.F4]/1000000" office:value-type="float" office:value="2.640798" calcext:value-type="float">
            <text:p>2.640798</text:p>
          </table:table-cell>
          <table:table-cell table:formula="of:=[$T.F19]" office:value-type="float" office:value="14.5" calcext:value-type="float">
            <text:p>14.500000</text:p>
          </table:table-cell>
          <table:table-cell table:formula="of:=[$UK.B4]/1000000" office:value-type="float" office:value="28.000681" calcext:value-type="float">
            <text:p>28.000681</text:p>
          </table:table-cell>
          <table:table-cell table:formula="of:=[$T.E19]" office:value-type="float" office:value="18.25" calcext:value-type="float">
            <text:p>18.250000</text:p>
          </table:table-cell>
          <table:table-cell table:formula="of:=[$BC.E18]/1000000000" office:value-type="float" office:value="0.07999992" calcext:value-type="float">
            <text:p>0.080000</text:p>
          </table:table-cell>
          <table:table-cell table:number-columns-repeated="1637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[$'R&amp;S'.E5]" office:value-type="float" office:value="286" calcext:value-type="float">
            <text:p>286.000000</text:p>
          </table:table-cell>
          <table:table-cell table:formula="of:=(([$BC.E19]*[$BC.F19])/[$calculations.H9])/100" office:value-type="float" office:value="13.9081641859193" calcext:value-type="float">
            <text:p>13.908164</text:p>
          </table:table-cell>
          <table:table-cell table:formula="of:=[$calculations.B9]" office:value-type="float" office:value="100.072055889788" calcext:value-type="float">
            <text:p>100.072056</text:p>
          </table:table-cell>
          <table:table-cell table:formula="of:=[$calculations.C9]" office:value-type="float" office:value="165.2872" calcext:value-type="float">
            <text:p>165.287200</text:p>
          </table:table-cell>
          <table:table-cell table:formula="of:=[$UK.F5]/1000000" office:value-type="float" office:value="3.574137" calcext:value-type="float">
            <text:p>3.574137</text:p>
          </table:table-cell>
          <table:table-cell table:formula="of:=[$T.F20]" office:value-type="float" office:value="13" calcext:value-type="float">
            <text:p>13.000000</text:p>
          </table:table-cell>
          <table:table-cell table:formula="of:=[$UK.B5]/1000000" office:value-type="float" office:value="41.89239" calcext:value-type="float">
            <text:p>41.892390</text:p>
          </table:table-cell>
          <table:table-cell table:formula="of:=[$T.E20]" office:value-type="float" office:value="17.25" calcext:value-type="float">
            <text:p>17.250000</text:p>
          </table:table-cell>
          <table:table-cell table:formula="of:=[$BC.E19]/1000000000" office:value-type="float" office:value="0.07999998" calcext:value-type="float">
            <text:p>0.080000</text:p>
          </table:table-cell>
          <table:table-cell table:number-columns-repeated="1637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$'R&amp;S'.E6]" office:value-type="float" office:value="360" calcext:value-type="float">
            <text:p>360.000000</text:p>
          </table:table-cell>
          <table:table-cell table:formula="of:=(([$BC.E20]*[$BC.F20])/[$calculations.H10])/100" office:value-type="float" office:value="10.6688341972137" calcext:value-type="float">
            <text:p>10.668834</text:p>
          </table:table-cell>
          <table:table-cell table:formula="of:=[$calculations.B10]" office:value-type="float" office:value="112.550928573515" calcext:value-type="float">
            <text:p>112.550929</text:p>
          </table:table-cell>
          <table:table-cell table:formula="of:=[$calculations.C10]" office:value-type="float" office:value="168.8804" calcext:value-type="float">
            <text:p>168.880400</text:p>
          </table:table-cell>
          <table:table-cell table:formula="of:=[$UK.F6]/1000000" office:value-type="float" office:value="5.151496" calcext:value-type="float">
            <text:p>5.151496</text:p>
          </table:table-cell>
          <table:table-cell table:formula="of:=[$T.F21]" office:value-type="float" office:value="19.75" calcext:value-type="float">
            <text:p>19.750000</text:p>
          </table:table-cell>
          <table:table-cell table:formula="of:=[$UK.B6]/1000000" office:value-type="float" office:value="12.522861" calcext:value-type="float">
            <text:p>12.522861</text:p>
          </table:table-cell>
          <table:table-cell table:formula="of:=[$T.E21]" office:value-type="float" office:value="25.75" calcext:value-type="float">
            <text:p>25.750000</text:p>
          </table:table-cell>
          <table:table-cell table:formula="of:=[$BC.E20]/1000000000" office:value-type="float" office:value="0.074999904" calcext:value-type="float">
            <text:p>0.075000</text:p>
          </table:table-cell>
          <table:table-cell table:number-columns-repeated="1637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$'R&amp;S'.E7]" office:value-type="float" office:value="272" calcext:value-type="float">
            <text:p>272.000000</text:p>
          </table:table-cell>
          <table:table-cell table:formula="of:=(([$BC.E21]*[$BC.F21])/[$calculations.H11])/100" office:value-type="float" office:value="11.3339213380938" calcext:value-type="float">
            <text:p>11.333921</text:p>
          </table:table-cell>
          <table:table-cell table:formula="of:=[$calculations.B11]" office:value-type="float" office:value="103.371328375737" calcext:value-type="float">
            <text:p>103.371328</text:p>
          </table:table-cell>
          <table:table-cell table:formula="of:=[$calculations.C11]" office:value-type="float" office:value="172.4736" calcext:value-type="float">
            <text:p>172.473600</text:p>
          </table:table-cell>
          <table:table-cell table:formula="of:=[$UK.F7]/1000000" office:value-type="float" office:value="10.927122" calcext:value-type="float">
            <text:p>10.927122</text:p>
          </table:table-cell>
          <table:table-cell table:formula="of:=[$T.F22]" office:value-type="float" office:value="18.5" calcext:value-type="float">
            <text:p>18.500000</text:p>
          </table:table-cell>
          <table:table-cell table:formula="of:=[$UK.B7]/1000000" office:value-type="float" office:value="34.857094" calcext:value-type="float">
            <text:p>34.857094</text:p>
          </table:table-cell>
          <table:table-cell table:formula="of:=[$T.E22]" office:value-type="float" office:value="24" calcext:value-type="float">
            <text:p>24.000000</text:p>
          </table:table-cell>
          <table:table-cell table:formula="of:=[$BC.E21]/1000000000" office:value-type="float" office:value="0.082" calcext:value-type="float">
            <text:p>0.082000</text:p>
          </table:table-cell>
          <table:table-cell table:number-columns-repeated="1637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$'R&amp;S'.E8]" office:value-type="float" office:value="277" calcext:value-type="float">
            <text:p>277.000000</text:p>
          </table:table-cell>
          <table:table-cell table:formula="of:=(([$BC.E22]*[$BC.F22])/[$calculations.H12])/100" office:value-type="float" office:value="11.0587603306132" calcext:value-type="float">
            <text:p>11.058760</text:p>
          </table:table-cell>
          <table:table-cell table:formula="of:=[$calculations.B12]" office:value-type="float" office:value="103.456228568115" calcext:value-type="float">
            <text:p>103.456229</text:p>
          </table:table-cell>
          <table:table-cell table:formula="of:=[$calculations.C12]" office:value-type="float" office:value="165.2872" calcext:value-type="float">
            <text:p>165.287200</text:p>
          </table:table-cell>
          <table:table-cell table:formula="of:=[$UK.F8]/1000000" office:value-type="float" office:value="23.144907" calcext:value-type="float">
            <text:p>23.144907</text:p>
          </table:table-cell>
          <table:table-cell table:formula="of:=[$T.F23]" office:value-type="float" office:value="15.75" calcext:value-type="float">
            <text:p>15.750000</text:p>
          </table:table-cell>
          <table:table-cell table:formula="of:=[$UK.B8]/1000000" office:value-type="float" office:value="55.194616" calcext:value-type="float">
            <text:p>55.194616</text:p>
          </table:table-cell>
          <table:table-cell table:formula="of:=[$T.E23]" office:value-type="float" office:value="18.5" calcext:value-type="float">
            <text:p>18.500000</text:p>
          </table:table-cell>
          <table:table-cell table:formula="of:=[$BC.E22]/1000000000" office:value-type="float" office:value="0.084999915" calcext:value-type="float">
            <text:p>0.085000</text:p>
          </table:table-cell>
          <table:table-cell table:number-columns-repeated="1637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$'R&amp;S'.E9]" office:value-type="float" office:value="246" calcext:value-type="float">
            <text:p>246.000000</text:p>
          </table:table-cell>
          <table:table-cell table:formula="of:=(([$BC.E23]*[$BC.F23])/[$calculations.H13])/100" office:value-type="float" office:value="6.87295375234928" calcext:value-type="float">
            <text:p>6.872954</text:p>
          </table:table-cell>
          <table:table-cell table:formula="of:=[$calculations.B13]" office:value-type="float" office:value="107.654503640534" calcext:value-type="float">
            <text:p>107.654504</text:p>
          </table:table-cell>
          <table:table-cell table:formula="of:=[$calculations.C13]" office:value-type="float" office:value="183.2532" calcext:value-type="float">
            <text:p>183.253200</text:p>
          </table:table-cell>
          <table:table-cell/>
          <table:table-cell table:formula="of:=[$T.F24]" office:value-type="float" office:value="11.75" calcext:value-type="float">
            <text:p>11.750000</text:p>
          </table:table-cell>
          <table:table-cell/>
          <table:table-cell table:formula="of:=[$T.E24]" office:value-type="float" office:value="14.125" calcext:value-type="float">
            <text:p>14.125000</text:p>
          </table:table-cell>
          <table:table-cell table:formula="of:=[$BC.E23]/1000000000" office:value-type="float" office:value="0.079999938" calcext:value-type="float">
            <text:p>0.080000</text:p>
          </table:table-cell>
          <table:table-cell table:number-columns-repeated="1637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$'R&amp;S'.E10]" office:value-type="float" office:value="286" calcext:value-type="float">
            <text:p>286.000000</text:p>
          </table:table-cell>
          <table:table-cell table:formula="of:=(([$BC.E24]*[$BC.F24])/[$calculations.H14])/100" office:value-type="float" office:value="7.47727983295555" calcext:value-type="float">
            <text:p>7.477280</text:p>
          </table:table-cell>
          <table:table-cell table:formula="of:=[$calculations.B14]" office:value-type="float" office:value="112.335584751593" calcext:value-type="float">
            <text:p>112.335585</text:p>
          </table:table-cell>
          <table:table-cell table:formula="of:=[$calculations.C14]" office:value-type="float" office:value="186.8464" calcext:value-type="float">
            <text:p>186.846400</text:p>
          </table:table-cell>
          <table:table-cell table:formula="of:=[$UK.F10]/1000000" office:value-type="float" office:value="0.73053" calcext:value-type="float">
            <text:p>0.730530</text:p>
          </table:table-cell>
          <table:table-cell table:formula="of:=[$T.F25]" office:value-type="float" office:value="14" calcext:value-type="float">
            <text:p>14.000000</text:p>
          </table:table-cell>
          <table:table-cell table:formula="of:=[$UK.B10]/1000000" office:value-type="float" office:value="26.642187" calcext:value-type="float">
            <text:p>26.642187</text:p>
          </table:table-cell>
          <table:table-cell table:formula="of:=[$T.E25]" office:value-type="float" office:value="18.25" calcext:value-type="float">
            <text:p>18.250000</text:p>
          </table:table-cell>
          <table:table-cell table:formula="of:=[$BC.E24]/1000000000" office:value-type="float" office:value="0.074999988" calcext:value-type="float">
            <text:p>0.075000</text:p>
          </table:table-cell>
          <table:table-cell table:number-columns-repeated="1637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[$'R&amp;S'.E11]" office:value-type="float" office:value="284" calcext:value-type="float">
            <text:p>284.000000</text:p>
          </table:table-cell>
          <table:table-cell table:formula="of:=(([$BC.E25]*[$BC.F25])/[$calculations.H15])/100" office:value-type="float" office:value="9.03802590823428" calcext:value-type="float">
            <text:p>9.038026</text:p>
          </table:table-cell>
          <table:table-cell table:formula="of:=[$calculations.B15]" office:value-type="float" office:value="127.570865562267" calcext:value-type="float">
            <text:p>127.570866</text:p>
          </table:table-cell>
          <table:table-cell table:formula="of:=[$calculations.C15]" office:value-type="float" office:value="179.66" calcext:value-type="float">
            <text:p>179.660000</text:p>
          </table:table-cell>
          <table:table-cell/>
          <table:table-cell table:formula="of:=[$T.F26]" office:value-type="float" office:value="17.75" calcext:value-type="float">
            <text:p>17.750000</text:p>
          </table:table-cell>
          <table:table-cell/>
          <table:table-cell table:formula="of:=[$T.E26]" office:value-type="float" office:value="25.5" calcext:value-type="float">
            <text:p>25.500000</text:p>
          </table:table-cell>
          <table:table-cell table:formula="of:=[$BC.E25]/1000000000" office:value-type="float" office:value="0.074999988" calcext:value-type="float">
            <text:p>0.075000</text:p>
          </table:table-cell>
          <table:table-cell table:number-columns-repeated="1637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$'R&amp;S'.E12]" office:value-type="float" office:value="309" calcext:value-type="float">
            <text:p>309.000000</text:p>
          </table:table-cell>
          <table:table-cell table:formula="of:=(([$BC.E26]*[$BC.F26])/[$calculations.H16])/100" office:value-type="float" office:value="11.1405130025934" calcext:value-type="float">
            <text:p>11.140513</text:p>
          </table:table-cell>
          <table:table-cell table:formula="of:=[$calculations.B16]" office:value-type="float" office:value="139.217027239476" calcext:value-type="float">
            <text:p>139.217027</text:p>
          </table:table-cell>
          <table:table-cell table:formula="of:=[$calculations.C16]" office:value-type="float" office:value="183.2532" calcext:value-type="float">
            <text:p>183.253200</text:p>
          </table:table-cell>
          <table:table-cell table:formula="of:=[$UK.F12]/1000000" office:value-type="float" office:value="4.18613" calcext:value-type="float">
            <text:p>4.186130</text:p>
          </table:table-cell>
          <table:table-cell table:formula="of:=[$T.F27]" office:value-type="float" office:value="21.5" calcext:value-type="float">
            <text:p>21.500000</text:p>
          </table:table-cell>
          <table:table-cell table:formula="of:=[$UK.B12]/1000000" office:value-type="float" office:value="0.077617" calcext:value-type="float">
            <text:p>0.077617</text:p>
          </table:table-cell>
          <table:table-cell table:formula="of:=[$T.E27]" office:value-type="float" office:value="30" calcext:value-type="float">
            <text:p>30.000000</text:p>
          </table:table-cell>
          <table:table-cell table:formula="of:=[$BC.E26]/1000000000" office:value-type="float" office:value="0.069999875" calcext:value-type="float">
            <text:p>0.070000</text:p>
          </table:table-cell>
          <table:table-cell table:number-columns-repeated="1637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[$'R&amp;S'.E13]" office:value-type="float" office:value="272" calcext:value-type="float">
            <text:p>272.000000</text:p>
          </table:table-cell>
          <table:table-cell table:formula="of:=(([$BC.E27]*[$BC.F27])/[$calculations.H17])/100" office:value-type="float" office:value="21.4237347891611" calcext:value-type="float">
            <text:p>21.423735</text:p>
          </table:table-cell>
          <table:table-cell table:formula="of:=[$calculations.B17]" office:value-type="float" office:value="122.855735090981" calcext:value-type="float">
            <text:p>122.855735</text:p>
          </table:table-cell>
          <table:table-cell table:formula="of:=[$calculations.C17]" office:value-type="float" office:value="183.2532" calcext:value-type="float">
            <text:p>183.253200</text:p>
          </table:table-cell>
          <table:table-cell table:formula="of:=[$UK.F13]/1000000" office:value-type="float" office:value="7.175243" calcext:value-type="float">
            <text:p>7.175243</text:p>
          </table:table-cell>
          <table:table-cell table:formula="of:=[$T.F28]" office:value-type="float" office:value="17.75" calcext:value-type="float">
            <text:p>17.750000</text:p>
          </table:table-cell>
          <table:table-cell table:formula="of:=[$UK.B13]/1000000" office:value-type="float" office:value="54.407299" calcext:value-type="float">
            <text:p>54.407299</text:p>
          </table:table-cell>
          <table:table-cell table:formula="of:=[$T.E28]" office:value-type="float" office:value="21.75" calcext:value-type="float">
            <text:p>21.750000</text:p>
          </table:table-cell>
          <table:table-cell table:formula="of:=[$BC.E27]/1000000000" office:value-type="float" office:value="0.100000084" calcext:value-type="float">
            <text:p>0.100000</text:p>
          </table:table-cell>
          <table:table-cell table:number-columns-repeated="1637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$'R&amp;S'.E14]" office:value-type="float" office:value="337" calcext:value-type="float">
            <text:p>337.000000</text:p>
          </table:table-cell>
          <table:table-cell table:formula="of:=(([$BC.E28]*[$BC.F28])/[$calculations.H18])/100" office:value-type="float" office:value="23.2166597799169" calcext:value-type="float">
            <text:p>23.216660</text:p>
          </table:table-cell>
          <table:table-cell table:formula="of:=[$calculations.B18]" office:value-type="float" office:value="120.548926514427" calcext:value-type="float">
            <text:p>120.548927</text:p>
          </table:table-cell>
          <table:table-cell table:formula="of:=[$calculations.C18]" office:value-type="float" office:value="176.0668" calcext:value-type="float">
            <text:p>176.066800</text:p>
          </table:table-cell>
          <table:table-cell table:formula="of:=[$UK.F14]/1000000" office:value-type="float" office:value="6.97279" calcext:value-type="float">
            <text:p>6.972790</text:p>
          </table:table-cell>
          <table:table-cell table:formula="of:=[$T.F29]" office:value-type="float" office:value="16.25" calcext:value-type="float">
            <text:p>16.250000</text:p>
          </table:table-cell>
          <table:table-cell table:formula="of:=[$UK.B14]/1000000" office:value-type="float" office:value="51.291997" calcext:value-type="float">
            <text:p>51.291997</text:p>
          </table:table-cell>
          <table:table-cell table:formula="of:=[$T.E29]" office:value-type="float" office:value="18" calcext:value-type="float">
            <text:p>18.000000</text:p>
          </table:table-cell>
          <table:table-cell table:formula="of:=[$BC.E28]/1000000000" office:value-type="float" office:value="0.123999912" calcext:value-type="float">
            <text:p>0.124000</text:p>
          </table:table-cell>
          <table:table-cell table:number-columns-repeated="1637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$'R&amp;S'.E15]" office:value-type="float" office:value="403" calcext:value-type="float">
            <text:p>403.000000</text:p>
          </table:table-cell>
          <table:table-cell table:formula="of:=(([$BC.E29]*[$BC.F29])/[$calculations.H19])/100" office:value-type="float" office:value="29.8333830321919" calcext:value-type="float">
            <text:p>29.833383</text:p>
          </table:table-cell>
          <table:table-cell table:formula="of:=[$calculations.B19]" office:value-type="float" office:value="121.754100796559" calcext:value-type="float">
            <text:p>121.754101</text:p>
          </table:table-cell>
          <table:table-cell table:formula="of:=[$calculations.C19]" office:value-type="float" office:value="168.8804" calcext:value-type="float">
            <text:p>168.880400</text:p>
          </table:table-cell>
          <table:table-cell table:formula="of:=[$UK.F15]/1000000" office:value-type="float" office:value="31.99757" calcext:value-type="float">
            <text:p>31.997570</text:p>
          </table:table-cell>
          <table:table-cell table:formula="of:=[$T.F30]" office:value-type="float" office:value="17.25" calcext:value-type="float">
            <text:p>17.250000</text:p>
          </table:table-cell>
          <table:table-cell table:formula="of:=[$UK.B15]/1000000" office:value-type="float" office:value="60.652293" calcext:value-type="float">
            <text:p>60.652293</text:p>
          </table:table-cell>
          <table:table-cell table:formula="of:=[$T.E30]" office:value-type="float" office:value="19.75" calcext:value-type="float">
            <text:p>19.750000</text:p>
          </table:table-cell>
          <table:table-cell table:formula="of:=[$BC.E29]/1000000000" office:value-type="float" office:value="0.12500012" calcext:value-type="float">
            <text:p>0.125000</text:p>
          </table:table-cell>
          <table:table-cell table:number-columns-repeated="1637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$'R&amp;S'.E16]" office:value-type="float" office:value="477" calcext:value-type="float">
            <text:p>477.000000</text:p>
          </table:table-cell>
          <table:table-cell table:formula="of:=(([$BC.E30]*[$BC.F30])/[$calculations.H20])/100" office:value-type="float" office:value="21.3489171244936" calcext:value-type="float">
            <text:p>21.348917</text:p>
          </table:table-cell>
          <table:table-cell table:formula="of:=[$calculations.B20]" office:value-type="float" office:value="124.984171134492" calcext:value-type="float">
            <text:p>124.984171</text:p>
          </table:table-cell>
          <table:table-cell table:formula="of:=[$calculations.C20]" office:value-type="float" office:value="168.8804" calcext:value-type="float">
            <text:p>168.880400</text:p>
          </table:table-cell>
          <table:table-cell table:formula="of:=[$UK.F16]/1000000" office:value-type="float" office:value="67.456411" calcext:value-type="float">
            <text:p>67.456411</text:p>
          </table:table-cell>
          <table:table-cell table:formula="of:=[$T.F31]" office:value-type="float" office:value="13.75" calcext:value-type="float">
            <text:p>13.750000</text:p>
          </table:table-cell>
          <table:table-cell table:formula="of:=[$UK.B16]/1000000" office:value-type="float" office:value="68.217856" calcext:value-type="float">
            <text:p>68.217856</text:p>
          </table:table-cell>
          <table:table-cell table:formula="of:=[$T.E31]" office:value-type="float" office:value="19.25" calcext:value-type="float">
            <text:p>19.250000</text:p>
          </table:table-cell>
          <table:table-cell table:formula="of:=[$BC.E30]/1000000000" office:value-type="float" office:value="0.13000005" calcext:value-type="float">
            <text:p>0.130000</text:p>
          </table:table-cell>
          <table:table-cell table:number-columns-repeated="1637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$'R&amp;S'.E17]" office:value-type="float" office:value="407" calcext:value-type="float">
            <text:p>407.000000</text:p>
          </table:table-cell>
          <table:table-cell table:formula="of:=(([$BC.E31]*[$BC.F31])/[$calculations.H21])/100" office:value-type="float" office:value="18.936293557127" calcext:value-type="float">
            <text:p>18.936294</text:p>
          </table:table-cell>
          <table:table-cell table:formula="of:=[$calculations.B21]" office:value-type="float" office:value="118.152629933795" calcext:value-type="float">
            <text:p>118.152630</text:p>
          </table:table-cell>
          <table:table-cell table:formula="of:=[$calculations.C21]" office:value-type="float" office:value="161.694" calcext:value-type="float">
            <text:p>161.694000</text:p>
          </table:table-cell>
          <table:table-cell table:formula="of:=[$UK.F17]/1000000" office:value-type="float" office:value="58.856361" calcext:value-type="float">
            <text:p>58.856361</text:p>
          </table:table-cell>
          <table:table-cell table:formula="of:=[$T.F32]" office:value-type="float" office:value="10.125" calcext:value-type="float">
            <text:p>10.125000</text:p>
          </table:table-cell>
          <table:table-cell table:formula="of:=[$UK.B17]/1000000" office:value-type="float" office:value="65.412654" calcext:value-type="float">
            <text:p>65.412654</text:p>
          </table:table-cell>
          <table:table-cell table:formula="of:=[$T.E32]" office:value-type="float" office:value="14.875" calcext:value-type="float">
            <text:p>14.875000</text:p>
          </table:table-cell>
          <table:table-cell table:formula="of:=[$BC.E31]/1000000000" office:value-type="float" office:value="0.167000064" calcext:value-type="float">
            <text:p>0.167000</text:p>
          </table:table-cell>
          <table:table-cell table:number-columns-repeated="1637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$'R&amp;S'.E18]" office:value-type="float" office:value="393" calcext:value-type="float">
            <text:p>393.000000</text:p>
          </table:table-cell>
          <table:table-cell table:formula="of:=(([$BC.E32]*[$BC.F32])/[$calculations.H22])/100" office:value-type="float" office:value="14.8762613018539" calcext:value-type="float">
            <text:p>14.876261</text:p>
          </table:table-cell>
          <table:table-cell table:formula="of:=[$calculations.B22]" office:value-type="float" office:value="110.700954557109" calcext:value-type="float">
            <text:p>110.700955</text:p>
          </table:table-cell>
          <table:table-cell table:formula="of:=[$calculations.C22]" office:value-type="float" office:value="158.1008" calcext:value-type="float">
            <text:p>158.100800</text:p>
          </table:table-cell>
          <table:table-cell table:formula="of:=[$UK.F18]/1000000" office:value-type="float" office:value="23.125825" calcext:value-type="float">
            <text:p>23.125825</text:p>
          </table:table-cell>
          <table:table-cell table:formula="of:=[$T.F33]" office:value-type="float" office:value="9.375" calcext:value-type="float">
            <text:p>9.375000</text:p>
          </table:table-cell>
          <table:table-cell table:formula="of:=[$UK.B18]/1000000" office:value-type="float" office:value="89.999174" calcext:value-type="float">
            <text:p>89.999174</text:p>
          </table:table-cell>
          <table:table-cell table:formula="of:=[$T.E33]" office:value-type="float" office:value="10.875" calcext:value-type="float">
            <text:p>10.875000</text:p>
          </table:table-cell>
          <table:table-cell table:formula="of:=[$BC.E32]/1000000000" office:value-type="float" office:value="0.16000012" calcext:value-type="float">
            <text:p>0.160000</text:p>
          </table:table-cell>
          <table:table-cell table:number-columns-repeated="1637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$'R&amp;S'.E19]" office:value-type="float" office:value="389" calcext:value-type="float">
            <text:p>389.000000</text:p>
          </table:table-cell>
          <table:table-cell table:formula="of:=(([$BC.E33]*[$BC.F33])/[$calculations.H23])/100" office:value-type="float" office:value="16.2945734718605" calcext:value-type="float">
            <text:p>16.294573</text:p>
          </table:table-cell>
          <table:table-cell table:formula="of:=[$calculations.B23]" office:value-type="float" office:value="107.984725215545" calcext:value-type="float">
            <text:p>107.984725</text:p>
          </table:table-cell>
          <table:table-cell table:formula="of:=[$calculations.C23]" office:value-type="float" office:value="179.66" calcext:value-type="float">
            <text:p>179.660000</text:p>
          </table:table-cell>
          <table:table-cell table:formula="of:=[$UK.F19]/1000000" office:value-type="float" office:value="8.827107" calcext:value-type="float">
            <text:p>8.827107</text:p>
          </table:table-cell>
          <table:table-cell table:formula="of:=[$T.F34]" office:value-type="float" office:value="7.875" calcext:value-type="float">
            <text:p>7.875000</text:p>
          </table:table-cell>
          <table:table-cell table:formula="of:=[$UK.B19]/1000000" office:value-type="float" office:value="95.470745" calcext:value-type="float">
            <text:p>95.470745</text:p>
          </table:table-cell>
          <table:table-cell table:formula="of:=[$T.E34]" office:value-type="float" office:value="9.25" calcext:value-type="float">
            <text:p>9.250000</text:p>
          </table:table-cell>
          <table:table-cell table:formula="of:=[$BC.E33]/1000000000" office:value-type="float" office:value="0.179999886" calcext:value-type="float">
            <text:p>0.180000</text:p>
          </table:table-cell>
          <table:table-cell table:number-columns-repeated="1637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$'R&amp;S'.E20]" office:value-type="float" office:value="294" calcext:value-type="float">
            <text:p>294.000000</text:p>
          </table:table-cell>
          <table:table-cell table:formula="of:=(([$BC.E34]*[$BC.F34])/[$calculations.H24])/100" office:value-type="float" office:value="14.7555809291825" calcext:value-type="float">
            <text:p>14.755581</text:p>
          </table:table-cell>
          <table:table-cell table:formula="of:=[$calculations.B24]" office:value-type="float" office:value="101.47556230854" calcext:value-type="float">
            <text:p>101.475562</text:p>
          </table:table-cell>
          <table:table-cell table:formula="of:=[$calculations.C24]" office:value-type="float" office:value="165.2872" calcext:value-type="float">
            <text:p>165.287200</text:p>
          </table:table-cell>
          <table:table-cell table:formula="of:=[$UK.F20]/1000000" office:value-type="float" office:value="4.554225" calcext:value-type="float">
            <text:p>4.554225</text:p>
          </table:table-cell>
          <table:table-cell table:formula="of:=[$T.F35]" office:value-type="float" office:value="7" calcext:value-type="float">
            <text:p>7.000000</text:p>
          </table:table-cell>
          <table:table-cell table:formula="of:=[$UK.B20]/1000000" office:value-type="float" office:value="101.931766" calcext:value-type="float">
            <text:p>101.931766</text:p>
          </table:table-cell>
          <table:table-cell table:formula="of:=[$T.E35]" office:value-type="float" office:value="8.375" calcext:value-type="float">
            <text:p>8.375000</text:p>
          </table:table-cell>
          <table:table-cell table:formula="of:=[$BC.E34]/1000000000" office:value-type="float" office:value="0.210000004" calcext:value-type="float">
            <text:p>0.210000</text:p>
          </table:table-cell>
          <table:table-cell table:number-columns-repeated="1637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$'R&amp;S'.E21]" office:value-type="float" office:value="309" calcext:value-type="float">
            <text:p>309.000000</text:p>
          </table:table-cell>
          <table:table-cell table:formula="of:=(([$BC.E35]*[$BC.F35])/[$calculations.H25])/100" office:value-type="float" office:value="16.3199251497419" calcext:value-type="float">
            <text:p>16.319925</text:p>
          </table:table-cell>
          <table:table-cell table:formula="of:=[$calculations.B25]" office:value-type="float" office:value="95.539833018436" calcext:value-type="float">
            <text:p>95.539833</text:p>
          </table:table-cell>
          <table:table-cell table:formula="of:=[$calculations.C25]" office:value-type="float" office:value="165.2872" calcext:value-type="float">
            <text:p>165.287200</text:p>
          </table:table-cell>
          <table:table-cell table:formula="of:=[$UK.F21]/1000000" office:value-type="float" office:value="14.839117" calcext:value-type="float">
            <text:p>14.839117</text:p>
          </table:table-cell>
          <table:table-cell table:formula="of:=[$T.F36]" office:value-type="float" office:value="6.875" calcext:value-type="float">
            <text:p>6.875000</text:p>
          </table:table-cell>
          <table:table-cell table:formula="of:=[$UK.B21]/1000000" office:value-type="float" office:value="142.532112" calcext:value-type="float">
            <text:p>142.532112</text:p>
          </table:table-cell>
          <table:table-cell table:formula="of:=[$T.E36]" office:value-type="float" office:value="8.5" calcext:value-type="float">
            <text:p>8.500000</text:p>
          </table:table-cell>
          <table:table-cell table:formula="of:=[$BC.E35]/1000000000" office:value-type="float" office:value="0.184999896" calcext:value-type="float">
            <text:p>0.185000</text:p>
          </table:table-cell>
          <table:table-cell table:number-columns-repeated="1637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$'R&amp;S'.E22]" office:value-type="float" office:value="275" calcext:value-type="float">
            <text:p>275.000000</text:p>
          </table:table-cell>
          <table:table-cell table:formula="of:=(([$BC.E36]*[$BC.F36])/[$calculations.H26])/100" office:value-type="float" office:value="23.3656658445736" calcext:value-type="float">
            <text:p>23.365666</text:p>
          </table:table-cell>
          <table:table-cell table:formula="of:=[$calculations.B26]" office:value-type="float" office:value="88.0808650543338" calcext:value-type="float">
            <text:p>88.080865</text:p>
          </table:table-cell>
          <table:table-cell table:formula="of:=[$calculations.C26]" office:value-type="float" office:value="176.0668" calcext:value-type="float">
            <text:p>176.066800</text:p>
          </table:table-cell>
          <table:table-cell table:formula="of:=[$UK.F22]/1000000" office:value-type="float" office:value="16.420005" calcext:value-type="float">
            <text:p>16.420005</text:p>
          </table:table-cell>
          <table:table-cell table:formula="of:=[$T.F37]" office:value-type="float" office:value="6.75" calcext:value-type="float">
            <text:p>6.750000</text:p>
          </table:table-cell>
          <table:table-cell table:formula="of:=[$UK.B22]/1000000" office:value-type="float" office:value="92.187662" calcext:value-type="float">
            <text:p>92.187662</text:p>
          </table:table-cell>
          <table:table-cell table:formula="of:=[$T.E37]" office:value-type="float" office:value="8.75" calcext:value-type="float">
            <text:p>8.750000</text:p>
          </table:table-cell>
          <table:table-cell table:formula="of:=[$BC.E36]/1000000000" office:value-type="float" office:value="0.214999928" calcext:value-type="float">
            <text:p>0.215000</text:p>
          </table:table-cell>
          <table:table-cell table:number-columns-repeated="1637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$'R&amp;S'.E23]" office:value-type="float" office:value="277" calcext:value-type="float">
            <text:p>277.000000</text:p>
          </table:table-cell>
          <table:table-cell table:formula="of:=(([$BC.E37]*[$BC.F37])/[$calculations.H27])/100" office:value-type="float" office:value="17.6980040754887" calcext:value-type="float">
            <text:p>17.698004</text:p>
          </table:table-cell>
          <table:table-cell table:formula="of:=[$calculations.B27]" office:value-type="float" office:value="89.6713213946005" calcext:value-type="float">
            <text:p>89.671321</text:p>
          </table:table-cell>
          <table:table-cell table:formula="of:=[$calculations.C27]" office:value-type="float" office:value="172.4736" calcext:value-type="float">
            <text:p>172.473600</text:p>
          </table:table-cell>
          <table:table-cell table:formula="of:=[$UK.F23]/1000000" office:value-type="float" office:value="20.005872" calcext:value-type="float">
            <text:p>20.005872</text:p>
          </table:table-cell>
          <table:table-cell table:formula="of:=[$T.F38]" office:value-type="float" office:value="10.75" calcext:value-type="float">
            <text:p>10.750000</text:p>
          </table:table-cell>
          <table:table-cell table:formula="of:=[$UK.B23]/1000000" office:value-type="float" office:value="139.906699" calcext:value-type="float">
            <text:p>139.906699</text:p>
          </table:table-cell>
          <table:table-cell table:formula="of:=[$T.E38]" office:value-type="float" office:value="12.75" calcext:value-type="float">
            <text:p>12.750000</text:p>
          </table:table-cell>
          <table:table-cell table:formula="of:=[$BC.E37]/1000000000" office:value-type="float" office:value="0.255000096" calcext:value-type="float">
            <text:p>0.255000</text:p>
          </table:table-cell>
          <table:table-cell table:number-columns-repeated="1637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[$'R&amp;S'.E24]" office:value-type="float" office:value="268" calcext:value-type="float">
            <text:p>268.000000</text:p>
          </table:table-cell>
          <table:table-cell table:formula="of:=(([$BC.E38]*[$BC.F38])/[$calculations.H28])/100" office:value-type="float" office:value="18.0290390806355" calcext:value-type="float">
            <text:p>18.029039</text:p>
          </table:table-cell>
          <table:table-cell table:formula="of:=[$calculations.B28]" office:value-type="float" office:value="89.3287020238816" calcext:value-type="float">
            <text:p>89.328702</text:p>
          </table:table-cell>
          <table:table-cell table:formula="of:=[$calculations.C28]" office:value-type="float" office:value="183.2532" calcext:value-type="float">
            <text:p>183.253200</text:p>
          </table:table-cell>
          <table:table-cell table:formula="of:=[$UK.F24]/1000000" office:value-type="float" office:value="20.985135" calcext:value-type="float">
            <text:p>20.985135</text:p>
          </table:table-cell>
          <table:table-cell table:formula="of:=[$T.F39]" office:value-type="float" office:value="5.75" calcext:value-type="float">
            <text:p>5.750000</text:p>
          </table:table-cell>
          <table:table-cell table:formula="of:=[$UK.B24]/1000000" office:value-type="float" office:value="130.838203" calcext:value-type="float">
            <text:p>130.838203</text:p>
          </table:table-cell>
          <table:table-cell table:formula="of:=[$T.E39]" office:value-type="float" office:value="7" calcext:value-type="float">
            <text:p>7.000000</text:p>
          </table:table-cell>
          <table:table-cell table:formula="of:=[$BC.E38]/1000000000" office:value-type="float" office:value="0.350000062" calcext:value-type="float">
            <text:p>0.350000</text:p>
          </table:table-cell>
          <table:table-cell table:number-columns-repeated="1637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$'R&amp;S'.E25]" office:value-type="float" office:value="248" calcext:value-type="float">
            <text:p>248.000000</text:p>
          </table:table-cell>
          <table:table-cell table:formula="of:=(([$BC.E39]*[$BC.F39])/[$calculations.H29])/100" office:value-type="float" office:value="14.9975299910209" calcext:value-type="float">
            <text:p>14.997530</text:p>
          </table:table-cell>
          <table:table-cell table:formula="of:=[$calculations.B29]" office:value-type="float" office:value="87.9629456684821" calcext:value-type="float">
            <text:p>87.962946</text:p>
          </table:table-cell>
          <table:table-cell table:formula="of:=[$calculations.C29]" office:value-type="float" office:value="179.66" calcext:value-type="float">
            <text:p>179.660000</text:p>
          </table:table-cell>
          <table:table-cell table:formula="of:=[$UK.F25]/1000000" office:value-type="float" office:value="20.930542" calcext:value-type="float">
            <text:p>20.930542</text:p>
          </table:table-cell>
          <table:table-cell table:formula="of:=[$T.F40]" office:value-type="float" office:value="5.1875" calcext:value-type="float">
            <text:p>5.187500</text:p>
          </table:table-cell>
          <table:table-cell table:formula="of:=[$UK.B25]/1000000" office:value-type="float" office:value="216.924812" calcext:value-type="float">
            <text:p>216.924812</text:p>
          </table:table-cell>
          <table:table-cell table:formula="of:=[$T.E40]" office:value-type="float" office:value="6.3125" calcext:value-type="float">
            <text:p>6.312500</text:p>
          </table:table-cell>
          <table:table-cell table:formula="of:=[$BC.E39]/1000000000" office:value-type="float" office:value="0.26999995" calcext:value-type="float">
            <text:p>0.270000</text:p>
          </table:table-cell>
          <table:table-cell table:number-columns-repeated="1637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$'R&amp;S'.E26]" office:value-type="float" office:value="253" calcext:value-type="float">
            <text:p>253.000000</text:p>
          </table:table-cell>
          <table:table-cell table:formula="of:=(([$BC.E40]*[$BC.F40])/[$calculations.H30])/100" office:value-type="float" office:value="16.8940794633589" calcext:value-type="float">
            <text:p>16.894079</text:p>
          </table:table-cell>
          <table:table-cell table:formula="of:=[$calculations.B30]" office:value-type="float" office:value="85.2920362291415" calcext:value-type="float">
            <text:p>85.292036</text:p>
          </table:table-cell>
          <table:table-cell table:formula="of:=[$calculations.C30]" office:value-type="float" office:value="172.4736" calcext:value-type="float">
            <text:p>172.473600</text:p>
          </table:table-cell>
          <table:table-cell table:formula="of:=[$UK.F26]/1000000" office:value-type="float" office:value="34.187901" calcext:value-type="float">
            <text:p>34.187901</text:p>
          </table:table-cell>
          <table:table-cell table:formula="of:=[$T.F41]" office:value-type="float" office:value="4.5" calcext:value-type="float">
            <text:p>4.500000</text:p>
          </table:table-cell>
          <table:table-cell table:formula="of:=[$UK.B26]/1000000" office:value-type="float" office:value="151.752289" calcext:value-type="float">
            <text:p>151.752289</text:p>
          </table:table-cell>
          <table:table-cell table:formula="of:=[$T.E41]" office:value-type="float" office:value="6.1875" calcext:value-type="float">
            <text:p>6.187500</text:p>
          </table:table-cell>
          <table:table-cell table:formula="of:=[$BC.E40]/1000000000" office:value-type="float" office:value="0.324999939" calcext:value-type="float">
            <text:p>0.325000</text:p>
          </table:table-cell>
          <table:table-cell table:number-columns-repeated="1637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$'R&amp;S'.E27]" office:value-type="float" office:value="281" calcext:value-type="float">
            <text:p>281.000000</text:p>
          </table:table-cell>
          <table:table-cell table:formula="of:=(([$BC.E41]*[$BC.F41])/[$calculations.H31])/100" office:value-type="float" office:value="18.6597656537565" calcext:value-type="float">
            <text:p>18.659766</text:p>
          </table:table-cell>
          <table:table-cell table:formula="of:=[$calculations.B31]" office:value-type="float" office:value="87.7605209485705" calcext:value-type="float">
            <text:p>87.760521</text:p>
          </table:table-cell>
          <table:table-cell table:formula="of:=[$calculations.C31]" office:value-type="float" office:value="197.626" calcext:value-type="float">
            <text:p>197.626000</text:p>
          </table:table-cell>
          <table:table-cell table:formula="of:=[$UK.F27]/1000000" office:value-type="float" office:value="24.8578" calcext:value-type="float">
            <text:p>24.857800</text:p>
          </table:table-cell>
          <table:table-cell table:formula="of:=[$T.F42]" office:value-type="float" office:value="4.1875" calcext:value-type="float">
            <text:p>4.187500</text:p>
          </table:table-cell>
          <table:table-cell table:formula="of:=[$UK.B27]/1000000" office:value-type="float" office:value="157.187396" calcext:value-type="float">
            <text:p>157.187396</text:p>
          </table:table-cell>
          <table:table-cell table:formula="of:=[$T.E42]" office:value-type="float" office:value="5.8125" calcext:value-type="float">
            <text:p>5.812500</text:p>
          </table:table-cell>
          <table:table-cell table:formula="of:=[$BC.E41]/1000000000" office:value-type="float" office:value="0.364999944" calcext:value-type="float">
            <text:p>0.365000</text:p>
          </table:table-cell>
          <table:table-cell table:number-columns-repeated="1637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$'R&amp;S'.E28]" office:value-type="float" office:value="273" calcext:value-type="float">
            <text:p>273.000000</text:p>
          </table:table-cell>
          <table:table-cell table:formula="of:=(([$BC.E42]*[$BC.F42])/[$calculations.H32])/100" office:value-type="float" office:value="16.8985936393596" calcext:value-type="float">
            <text:p>16.898594</text:p>
          </table:table-cell>
          <table:table-cell table:formula="of:=[$calculations.B32]" office:value-type="float" office:value="86.8818018000889" calcext:value-type="float">
            <text:p>86.881802</text:p>
          </table:table-cell>
          <table:table-cell table:formula="of:=[$calculations.C32]" office:value-type="float" office:value="204.8124" calcext:value-type="float">
            <text:p>204.812400</text:p>
          </table:table-cell>
          <table:table-cell table:formula="of:=[$UK.F28]/1000000" office:value-type="float" office:value="12.481761" calcext:value-type="float">
            <text:p>12.481761</text:p>
          </table:table-cell>
          <table:table-cell table:formula="of:=[$T.F43]" office:value-type="float" office:value="4.5" calcext:value-type="float">
            <text:p>4.500000</text:p>
          </table:table-cell>
          <table:table-cell table:formula="of:=[$UK.B28]/1000000" office:value-type="float" office:value="210.585358" calcext:value-type="float">
            <text:p>210.585358</text:p>
          </table:table-cell>
          <table:table-cell table:formula="of:=[$T.E43]" office:value-type="float" office:value="6.75" calcext:value-type="float">
            <text:p>6.750000</text:p>
          </table:table-cell>
          <table:table-cell table:formula="of:=[$BC.E42]/1000000000" office:value-type="float" office:value="0.350000013" calcext:value-type="float">
            <text:p>0.350000</text:p>
          </table:table-cell>
          <table:table-cell table:number-columns-repeated="1637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$'R&amp;S'.E29]" office:value-type="float" office:value="308" calcext:value-type="float">
            <text:p>308.000000</text:p>
          </table:table-cell>
          <table:table-cell table:formula="of:=(([$BC.E43]*[$BC.F43])/[$calculations.H33])/100" office:value-type="float" office:value="17.6329217651444" calcext:value-type="float">
            <text:p>17.632922</text:p>
          </table:table-cell>
          <table:table-cell table:formula="of:=[$calculations.B33]" office:value-type="float" office:value="89.2464956854668" calcext:value-type="float">
            <text:p>89.246496</text:p>
          </table:table-cell>
          <table:table-cell table:formula="of:=[$calculations.C33]" office:value-type="float" office:value="200.6368" calcext:value-type="float">
            <text:p>200.636800</text:p>
          </table:table-cell>
          <table:table-cell table:formula="of:=[$UK.F29]/1000000" office:value-type="float" office:value="25.805153" calcext:value-type="float">
            <text:p>25.805153</text:p>
          </table:table-cell>
          <table:table-cell table:formula="of:=[$T.F44]" office:value-type="float" office:value="4.625" calcext:value-type="float">
            <text:p>4.625000</text:p>
          </table:table-cell>
          <table:table-cell table:formula="of:=[$UK.B29]/1000000" office:value-type="float" office:value="219.333628" calcext:value-type="float">
            <text:p>219.333628</text:p>
          </table:table-cell>
          <table:table-cell table:formula="of:=[$T.E44]" office:value-type="float" office:value="6" calcext:value-type="float">
            <text:p>6.000000</text:p>
          </table:table-cell>
          <table:table-cell table:formula="of:=[$BC.E43]/1000000000" office:value-type="float" office:value="0.38499984" calcext:value-type="float">
            <text:p>0.385000</text:p>
          </table:table-cell>
          <table:table-cell table:number-columns-repeated="1637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[$'R&amp;S'.E30]" office:value-type="float" office:value="330" calcext:value-type="float">
            <text:p>330.000000</text:p>
          </table:table-cell>
          <table:table-cell table:formula="of:=(([$BC.E44]*[$BC.F44])/[$calculations.H34])/100" office:value-type="float" office:value="22.8786735714425" calcext:value-type="float">
            <text:p>22.878674</text:p>
          </table:table-cell>
          <table:table-cell table:formula="of:=[$calculations.B34]" office:value-type="float" office:value="90.3048068717048" calcext:value-type="float">
            <text:p>90.304807</text:p>
          </table:table-cell>
          <table:table-cell table:formula="of:=[$calculations.C34]" office:value-type="float" office:value="185.7648" calcext:value-type="float">
            <text:p>185.764800</text:p>
          </table:table-cell>
          <table:table-cell table:formula="of:=[$UK.F30]/1000000" office:value-type="float" office:value="35.178625" calcext:value-type="float">
            <text:p>35.178625</text:p>
          </table:table-cell>
          <table:table-cell table:formula="of:=[$T.F45]" office:value-type="float" office:value="4.5" calcext:value-type="float">
            <text:p>4.500000</text:p>
          </table:table-cell>
          <table:table-cell table:formula="of:=[$UK.B30]/1000000" office:value-type="float" office:value="219.750753" calcext:value-type="float">
            <text:p>219.750753</text:p>
          </table:table-cell>
          <table:table-cell table:formula="of:=[$T.E45]" office:value-type="float" office:value="6.5" calcext:value-type="float">
            <text:p>6.500000</text:p>
          </table:table-cell>
          <table:table-cell table:formula="of:=[$BC.E44]/1000000000" office:value-type="float" office:value="0.3900001" calcext:value-type="float">
            <text:p>0.390000</text:p>
          </table:table-cell>
          <table:table-cell table:number-columns-repeated="1637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[$'R&amp;S'.E31]" office:value-type="float" office:value="359" calcext:value-type="float">
            <text:p>359.000000</text:p>
          </table:table-cell>
          <table:table-cell table:formula="of:=(([$BC.E45]*[$BC.F45])/[$calculations.H35])/100" office:value-type="float" office:value="26.8000632898096" calcext:value-type="float">
            <text:p>26.800063</text:p>
          </table:table-cell>
          <table:table-cell table:formula="of:=[$calculations.B35]" office:value-type="float" office:value="92.733599432391" calcext:value-type="float">
            <text:p>92.733599</text:p>
          </table:table-cell>
          <table:table-cell table:formula="of:=[$calculations.C35]" office:value-type="float" office:value="203.034" calcext:value-type="float">
            <text:p>203.034000</text:p>
          </table:table-cell>
          <table:table-cell table:formula="of:=[$UK.F31]/1000000" office:value-type="float" office:value="32.755164" calcext:value-type="float">
            <text:p>32.755164</text:p>
          </table:table-cell>
          <table:table-cell table:formula="of:=[$T.F46]" office:value-type="float" office:value="6.5" calcext:value-type="float">
            <text:p>6.500000</text:p>
          </table:table-cell>
          <table:table-cell table:formula="of:=[$UK.B31]/1000000" office:value-type="float" office:value="237.506758" calcext:value-type="float">
            <text:p>237.506758</text:p>
          </table:table-cell>
          <table:table-cell table:formula="of:=[$T.E46]" office:value-type="float" office:value="9.5" calcext:value-type="float">
            <text:p>9.500000</text:p>
          </table:table-cell>
          <table:table-cell table:formula="of:=[$BC.E45]/1000000000" office:value-type="float" office:value="0.444999885" calcext:value-type="float">
            <text:p>0.445000</text:p>
          </table:table-cell>
          <table:table-cell table:number-columns-repeated="1637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$'R&amp;S'.E32]" office:value-type="float" office:value="378" calcext:value-type="float">
            <text:p>378.000000</text:p>
          </table:table-cell>
          <table:table-cell table:formula="of:=(([$BC.E46]*[$BC.F46])/[$calculations.H36])/100" office:value-type="float" office:value="36.5778757540417" calcext:value-type="float">
            <text:p>36.577876</text:p>
          </table:table-cell>
          <table:table-cell table:formula="of:=[$calculations.B36]" office:value-type="float" office:value="94.8172109087528" calcext:value-type="float">
            <text:p>94.817211</text:p>
          </table:table-cell>
          <table:table-cell table:formula="of:=[$calculations.C36]" office:value-type="float" office:value="184.6832" calcext:value-type="float">
            <text:p>184.683200</text:p>
          </table:table-cell>
          <table:table-cell table:formula="of:=[$UK.F32]/1000000" office:value-type="float" office:value="32.920865" calcext:value-type="float">
            <text:p>32.920865</text:p>
          </table:table-cell>
          <table:table-cell table:formula="of:=[$T.F47]" office:value-type="float" office:value="6.9375" calcext:value-type="float">
            <text:p>6.937500</text:p>
          </table:table-cell>
          <table:table-cell table:formula="of:=[$UK.B32]/1000000" office:value-type="float" office:value="269.203075" calcext:value-type="float">
            <text:p>269.203075</text:p>
          </table:table-cell>
          <table:table-cell table:formula="of:=[$T.E47]" office:value-type="float" office:value="9.125" calcext:value-type="float">
            <text:p>9.125000</text:p>
          </table:table-cell>
          <table:table-cell table:formula="of:=[$BC.E46]/1000000000" office:value-type="float" office:value="0.460000002" calcext:value-type="float">
            <text:p>0.460000</text:p>
          </table:table-cell>
          <table:table-cell table:number-columns-repeated="1637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$'R&amp;S'.E33]" office:value-type="float" office:value="424" calcext:value-type="float">
            <text:p>424.000000</text:p>
          </table:table-cell>
          <table:table-cell table:formula="of:=(([$BC.E47]*[$BC.F47])/[$calculations.H37])/100" office:value-type="float" office:value="37.4627568619539" calcext:value-type="float">
            <text:p>37.462757</text:p>
          </table:table-cell>
          <table:table-cell table:formula="of:=[$calculations.B37]" office:value-type="float" office:value="100.961014189566" calcext:value-type="float">
            <text:p>100.961014</text:p>
          </table:table-cell>
          <table:table-cell table:formula="of:=[$calculations.C37]" office:value-type="float" office:value="191.2248" calcext:value-type="float">
            <text:p>191.224800</text:p>
          </table:table-cell>
          <table:table-cell table:formula="of:=[$UK.F33]/1000000" office:value-type="float" office:value="41.429011" calcext:value-type="float">
            <text:p>41.429011</text:p>
          </table:table-cell>
          <table:table-cell table:formula="of:=[$T.F48]" office:value-type="float" office:value="7.5625" calcext:value-type="float">
            <text:p>7.562500</text:p>
          </table:table-cell>
          <table:table-cell table:formula="of:=[$UK.B33]/1000000" office:value-type="float" office:value="284.455812" calcext:value-type="float">
            <text:p>284.455812</text:p>
          </table:table-cell>
          <table:table-cell table:formula="of:=[$T.E48]" office:value-type="float" office:value="9.6875" calcext:value-type="float">
            <text:p>9.687500</text:p>
          </table:table-cell>
          <table:table-cell table:formula="of:=[$BC.E47]/1000000000" office:value-type="float" office:value="0.507550425" calcext:value-type="float">
            <text:p>0.507550</text:p>
          </table:table-cell>
          <table:table-cell table:number-columns-repeated="1637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$'R&amp;S'.E34]" office:value-type="float" office:value="547" calcext:value-type="float">
            <text:p>547.000000</text:p>
          </table:table-cell>
          <table:table-cell table:formula="of:=(([$BC.E48]*[$BC.F48])/[$calculations.H38])/100" office:value-type="float" office:value="31.1934557138954" calcext:value-type="float">
            <text:p>31.193456</text:p>
          </table:table-cell>
          <table:table-cell table:formula="of:=[$calculations.B38]" office:value-type="float" office:value="115.636544376537" calcext:value-type="float">
            <text:p>115.636544</text:p>
          </table:table-cell>
          <table:table-cell table:formula="of:=[$calculations.C38]" office:value-type="float" office:value="183.6016" calcext:value-type="float">
            <text:p>183.601600</text:p>
          </table:table-cell>
          <table:table-cell table:formula="of:=[$UK.F34]/1000000" office:value-type="float" office:value="75.949845" calcext:value-type="float">
            <text:p>75.949845</text:p>
          </table:table-cell>
          <table:table-cell table:formula="of:=[$T.F49]" office:value-type="float" office:value="6" calcext:value-type="float">
            <text:p>6.000000</text:p>
          </table:table-cell>
          <table:table-cell table:formula="of:=[$UK.B34]/1000000" office:value-type="float" office:value="289.615692" calcext:value-type="float">
            <text:p>289.615692</text:p>
          </table:table-cell>
          <table:table-cell table:formula="of:=[$T.E49]" office:value-type="float" office:value="9.5625" calcext:value-type="float">
            <text:p>9.562500</text:p>
          </table:table-cell>
          <table:table-cell table:formula="of:=[$BC.E48]/1000000000" office:value-type="float" office:value="0.53966947" calcext:value-type="float">
            <text:p>0.539669</text:p>
          </table:table-cell>
          <table:table-cell table:number-columns-repeated="1637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$'R&amp;S'.E35]" office:value-type="float" office:value="634" calcext:value-type="float">
            <text:p>634.000000</text:p>
          </table:table-cell>
          <table:table-cell table:formula="of:=(([$BC.E49]*[$BC.F49])/[$calculations.H39])/100" office:value-type="float" office:value="29.5583969696424" calcext:value-type="float">
            <text:p>29.558397</text:p>
          </table:table-cell>
          <table:table-cell table:formula="of:=[$calculations.B39]" office:value-type="float" office:value="126.747292751987" calcext:value-type="float">
            <text:p>126.747293</text:p>
          </table:table-cell>
          <table:table-cell table:formula="of:=[$calculations.C39]" office:value-type="float" office:value="214.7444" calcext:value-type="float">
            <text:p>214.744400</text:p>
          </table:table-cell>
          <table:table-cell table:formula="of:=[$UK.F35]/1000000" office:value-type="float" office:value="51.532072" calcext:value-type="float">
            <text:p>51.532072</text:p>
          </table:table-cell>
          <table:table-cell table:formula="of:=[$T.F50]" office:value-type="float" office:value="4.875" calcext:value-type="float">
            <text:p>4.875000</text:p>
          </table:table-cell>
          <table:table-cell table:formula="of:=[$UK.B35]/1000000" office:value-type="float" office:value="320.651716" calcext:value-type="float">
            <text:p>320.651716</text:p>
          </table:table-cell>
          <table:table-cell table:formula="of:=[$T.E50]" office:value-type="float" office:value="7.6875" calcext:value-type="float">
            <text:p>7.687500</text:p>
          </table:table-cell>
          <table:table-cell table:formula="of:=[$BC.E49]/1000000000" office:value-type="float" office:value="0.682767363" calcext:value-type="float">
            <text:p>0.682767</text:p>
          </table:table-cell>
          <table:table-cell table:number-columns-repeated="1637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[$'R&amp;S'.E36]" office:value-type="float" office:value="484" calcext:value-type="float">
            <text:p>484.000000</text:p>
          </table:table-cell>
          <table:table-cell table:formula="of:=(([$BC.E50]*[$BC.F50])/[$calculations.H40])/100" office:value-type="float" office:value="29.3735730037246" calcext:value-type="float">
            <text:p>29.373573</text:p>
          </table:table-cell>
          <table:table-cell table:formula="of:=[$calculations.B40]" office:value-type="float" office:value="109.885174094933" calcext:value-type="float">
            <text:p>109.885174</text:p>
          </table:table-cell>
          <table:table-cell table:formula="of:=[$calculations.C40]" office:value-type="float" office:value="203.58" calcext:value-type="float">
            <text:p>203.580000</text:p>
          </table:table-cell>
          <table:table-cell table:formula="of:=[$UK.F36]/1000000" office:value-type="float" office:value="40.217734" calcext:value-type="float">
            <text:p>40.217734</text:p>
          </table:table-cell>
          <table:table-cell table:formula="of:=[$T.F51]" office:value-type="float" office:value="5.125" calcext:value-type="float">
            <text:p>5.125000</text:p>
          </table:table-cell>
          <table:table-cell table:formula="of:=[$UK.B36]/1000000" office:value-type="float" office:value="431.437888" calcext:value-type="float">
            <text:p>431.437888</text:p>
          </table:table-cell>
          <table:table-cell table:formula="of:=[$T.E51]" office:value-type="float" office:value="7.125" calcext:value-type="float">
            <text:p>7.125000</text:p>
          </table:table-cell>
          <table:table-cell table:formula="of:=[$BC.E50]/1000000000" office:value-type="float" office:value="0.522444288" calcext:value-type="float">
            <text:p>0.522444</text:p>
          </table:table-cell>
          <table:table-cell table:number-columns-repeated="1637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$'R&amp;S'.E37]" office:value-type="float" office:value="440" calcext:value-type="float">
            <text:p>440.000000</text:p>
          </table:table-cell>
          <table:table-cell table:formula="of:=(([$BC.E51]*[$BC.F51])/[$calculations.H41])/100" office:value-type="float" office:value="28.8946642000692" calcext:value-type="float">
            <text:p>28.894664</text:p>
          </table:table-cell>
          <table:table-cell table:formula="of:=[$calculations.B41]" office:value-type="float" office:value="105.403268290384" calcext:value-type="float">
            <text:p>105.403268</text:p>
          </table:table-cell>
          <table:table-cell table:formula="of:=[$calculations.C41]" office:value-type="float" office:value="202.9768" calcext:value-type="float">
            <text:p>202.976800</text:p>
          </table:table-cell>
          <table:table-cell table:formula="of:=[$UK.F37]/1000000" office:value-type="float" office:value="47.172939" calcext:value-type="float">
            <text:p>47.172939</text:p>
          </table:table-cell>
          <table:table-cell table:formula="of:=[$T.F52]" office:value-type="float" office:value="5.625" calcext:value-type="float">
            <text:p>5.625000</text:p>
          </table:table-cell>
          <table:table-cell table:formula="of:=[$UK.B37]/1000000" office:value-type="float" office:value="311.597798" calcext:value-type="float">
            <text:p>311.597798</text:p>
          </table:table-cell>
          <table:table-cell table:formula="of:=[$T.E52]" office:value-type="float" office:value="8" calcext:value-type="float">
            <text:p>8.000000</text:p>
          </table:table-cell>
          <table:table-cell table:formula="of:=[$BC.E51]/1000000000" office:value-type="float" office:value="0.790479445" calcext:value-type="float">
            <text:p>0.790479</text:p>
          </table:table-cell>
          <table:table-cell table:number-columns-repeated="1637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$'R&amp;S'.E38]" office:value-type="float" office:value="377" calcext:value-type="float">
            <text:p>377.000000</text:p>
          </table:table-cell>
          <table:table-cell table:formula="of:=(([$BC.E52]*[$BC.F52])/[$calculations.H42])/100" office:value-type="float" office:value="24.7903054087575" calcext:value-type="float">
            <text:p>24.790305</text:p>
          </table:table-cell>
          <table:table-cell table:formula="of:=[$calculations.B42]" office:value-type="float" office:value="95.0715046125213" calcext:value-type="float">
            <text:p>95.071505</text:p>
          </table:table-cell>
          <table:table-cell table:formula="of:=[$calculations.C42]" office:value-type="float" office:value="198.8844" calcext:value-type="float">
            <text:p>198.884400</text:p>
          </table:table-cell>
          <table:table-cell table:formula="of:=[$UK.F38]/1000000" office:value-type="float" office:value="77.011839" calcext:value-type="float">
            <text:p>77.011839</text:p>
          </table:table-cell>
          <table:table-cell table:formula="of:=[$T.F53]" office:value-type="float" office:value="4.75" calcext:value-type="float">
            <text:p>4.750000</text:p>
          </table:table-cell>
          <table:table-cell table:formula="of:=[$UK.B38]/1000000" office:value-type="float" office:value="487.846504" calcext:value-type="float">
            <text:p>487.846504</text:p>
          </table:table-cell>
          <table:table-cell table:formula="of:=[$T.E53]" office:value-type="float" office:value="5.6875" calcext:value-type="float">
            <text:p>5.687500</text:p>
          </table:table-cell>
          <table:table-cell table:formula="of:=[$BC.E52]/1000000000" office:value-type="float" office:value="0.649076738" calcext:value-type="float">
            <text:p>0.649077</text:p>
          </table:table-cell>
          <table:table-cell table:number-columns-repeated="1637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$'R&amp;S'.E39]" office:value-type="float" office:value="385" calcext:value-type="float">
            <text:p>385.000000</text:p>
          </table:table-cell>
          <table:table-cell table:formula="of:=(([$BC.E53]*[$BC.F53])/[$calculations.H43])/100" office:value-type="float" office:value="20.4352423678806" calcext:value-type="float">
            <text:p>20.435242</text:p>
          </table:table-cell>
          <table:table-cell table:formula="of:=[$calculations.B43]" office:value-type="float" office:value="93.5704017244019" calcext:value-type="float">
            <text:p>93.570402</text:p>
          </table:table-cell>
          <table:table-cell table:formula="of:=[$calculations.C43]" office:value-type="float" office:value="201.89104" calcext:value-type="float">
            <text:p>201.891040</text:p>
          </table:table-cell>
          <table:table-cell table:formula="of:=[$UK.F39]/1000000" office:value-type="float" office:value="97.388153" calcext:value-type="float">
            <text:p>97.388153</text:p>
          </table:table-cell>
          <table:table-cell table:formula="of:=[$T.F54]" office:value-type="float" office:value="4.625" calcext:value-type="float">
            <text:p>4.625000</text:p>
          </table:table-cell>
          <table:table-cell table:formula="of:=[$UK.B39]/1000000" office:value-type="float" office:value="358.240964" calcext:value-type="float">
            <text:p>358.240964</text:p>
          </table:table-cell>
          <table:table-cell table:formula="of:=[$T.E54]" office:value-type="float" office:value="5.9375" calcext:value-type="float">
            <text:p>5.937500</text:p>
          </table:table-cell>
          <table:table-cell table:formula="of:=[$BC.E53]/1000000000" office:value-type="float" office:value="0.668378878" calcext:value-type="float">
            <text:p>0.668379</text:p>
          </table:table-cell>
          <table:table-cell table:number-columns-repeated="1637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[$'R&amp;S'.E40]" office:value-type="float" office:value="314" calcext:value-type="float">
            <text:p>314.000000</text:p>
          </table:table-cell>
          <table:table-cell table:formula="of:=(([$BC.E54]*[$BC.F54])/[$calculations.H44])/100" office:value-type="float" office:value="26.7725818896973" calcext:value-type="float">
            <text:p>26.772582</text:p>
          </table:table-cell>
          <table:table-cell table:formula="of:=[$calculations.B44]" office:value-type="float" office:value="84.2697401440628" calcext:value-type="float">
            <text:p>84.269740</text:p>
          </table:table-cell>
          <table:table-cell table:formula="of:=[$calculations.C44]" office:value-type="float" office:value="222.24384" calcext:value-type="float">
            <text:p>222.243840</text:p>
          </table:table-cell>
          <table:table-cell table:formula="of:=[$UK.F40]/1000000" office:value-type="float" office:value="92.972609" calcext:value-type="float">
            <text:p>92.972609</text:p>
          </table:table-cell>
          <table:table-cell table:formula="of:=[$T.F55]" office:value-type="float" office:value="3.875" calcext:value-type="float">
            <text:p>3.875000</text:p>
          </table:table-cell>
          <table:table-cell table:formula="of:=[$UK.B40]/1000000" office:value-type="float" office:value="414.039779" calcext:value-type="float">
            <text:p>414.039779</text:p>
          </table:table-cell>
          <table:table-cell table:formula="of:=[$T.E55]" office:value-type="float" office:value="5.5" calcext:value-type="float">
            <text:p>5.500000</text:p>
          </table:table-cell>
          <table:table-cell table:formula="of:=[$BC.E54]/1000000000" office:value-type="float" office:value="0.972959875" calcext:value-type="float">
            <text:p>0.972960</text:p>
          </table:table-cell>
          <table:table-cell table:number-columns-repeated="1637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$'R&amp;S'.E41]" office:value-type="float" office:value="280" calcext:value-type="float">
            <text:p>280.000000</text:p>
          </table:table-cell>
          <table:table-cell table:formula="of:=(([$BC.E55]*[$BC.F55])/[$calculations.H45])/100" office:value-type="float" office:value="24.0012904172495" calcext:value-type="float">
            <text:p>24.001290</text:p>
          </table:table-cell>
          <table:table-cell table:formula="of:=[$calculations.B45]" office:value-type="float" office:value="75.5452949643" calcext:value-type="float">
            <text:p>75.545295</text:p>
          </table:table-cell>
          <table:table-cell table:formula="of:=[$calculations.C45]" office:value-type="float" office:value="193.99744" calcext:value-type="float">
            <text:p>193.997440</text:p>
          </table:table-cell>
          <table:table-cell table:formula="of:=[$UK.F41]/1000000" office:value-type="float" office:value="85.799729" calcext:value-type="float">
            <text:p>85.799729</text:p>
          </table:table-cell>
          <table:table-cell table:formula="of:=[$T.F56]" office:value-type="float" office:value="3.5625" calcext:value-type="float">
            <text:p>3.562500</text:p>
          </table:table-cell>
          <table:table-cell table:formula="of:=[$UK.B41]/1000000" office:value-type="float" office:value="574.73852" calcext:value-type="float">
            <text:p>574.738520</text:p>
          </table:table-cell>
          <table:table-cell table:formula="of:=[$T.E56]" office:value-type="float" office:value="4.9375" calcext:value-type="float">
            <text:p>4.937500</text:p>
          </table:table-cell>
          <table:table-cell table:formula="of:=[$BC.E55]/1000000000" office:value-type="float" office:value="0.836528508" calcext:value-type="float">
            <text:p>0.836529</text:p>
          </table:table-cell>
          <table:table-cell table:number-columns-repeated="1637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$'R&amp;S'.E42]" office:value-type="float" office:value="276" calcext:value-type="float">
            <text:p>276.000000</text:p>
          </table:table-cell>
          <table:table-cell table:formula="of:=(([$BC.E56]*[$BC.F56])/[$calculations.H46])/100" office:value-type="float" office:value="20.3143453259313" calcext:value-type="float">
            <text:p>20.314345</text:p>
          </table:table-cell>
          <table:table-cell table:formula="of:=[$calculations.B46]" office:value-type="float" office:value="75.5776661841419" calcext:value-type="float">
            <text:p>75.577666</text:p>
          </table:table-cell>
          <table:table-cell table:formula="of:=[$calculations.C46]" office:value-type="float" office:value="196.98744" calcext:value-type="float">
            <text:p>196.987440</text:p>
          </table:table-cell>
          <table:table-cell table:formula="of:=[$UK.F42]/1000000" office:value-type="float" office:value="81.639376" calcext:value-type="float">
            <text:p>81.639376</text:p>
          </table:table-cell>
          <table:table-cell table:formula="of:=[$T.F57]" office:value-type="float" office:value="3.625" calcext:value-type="float">
            <text:p>3.625000</text:p>
          </table:table-cell>
          <table:table-cell table:formula="of:=[$UK.B42]/1000000" office:value-type="float" office:value="517.218622" calcext:value-type="float">
            <text:p>517.218622</text:p>
          </table:table-cell>
          <table:table-cell table:formula="of:=[$T.E57]" office:value-type="float" office:value="5.1875" calcext:value-type="float">
            <text:p>5.187500</text:p>
          </table:table-cell>
          <table:table-cell table:formula="of:=[$BC.E56]/1000000000" office:value-type="float" office:value="0.998507751" calcext:value-type="float">
            <text:p>0.998508</text:p>
          </table:table-cell>
          <table:table-cell table:number-columns-repeated="1637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$'R&amp;S'.E43]" office:value-type="float" office:value="342" calcext:value-type="float">
            <text:p>342.000000</text:p>
          </table:table-cell>
          <table:table-cell table:formula="of:=(([$BC.E57]*[$BC.F57])/[$calculations.H47])/100" office:value-type="float" office:value="24.1581032971494" calcext:value-type="float">
            <text:p>24.158103</text:p>
          </table:table-cell>
          <table:table-cell table:formula="of:=[$calculations.B47]" office:value-type="float" office:value="81.7793186261635" calcext:value-type="float">
            <text:p>81.779319</text:p>
          </table:table-cell>
          <table:table-cell table:formula="of:=[$calculations.C47]" office:value-type="float" office:value="196.5132" calcext:value-type="float">
            <text:p>196.513200</text:p>
          </table:table-cell>
          <table:table-cell table:formula="of:=[$UK.F43]/1000000" office:value-type="float" office:value="58.437436" calcext:value-type="float">
            <text:p>58.437436</text:p>
          </table:table-cell>
          <table:table-cell table:formula="of:=[$T.F58]" office:value-type="float" office:value="3" calcext:value-type="float">
            <text:p>3.000000</text:p>
          </table:table-cell>
          <table:table-cell table:formula="of:=[$UK.B43]/1000000" office:value-type="float" office:value="626.650412" calcext:value-type="float">
            <text:p>626.650412</text:p>
          </table:table-cell>
          <table:table-cell table:formula="of:=[$T.E58]" office:value-type="float" office:value="4.375" calcext:value-type="float">
            <text:p>4.375000</text:p>
          </table:table-cell>
          <table:table-cell table:formula="of:=[$BC.E57]/1000000000" office:value-type="float" office:value="0.863320707" calcext:value-type="float">
            <text:p>0.863321</text:p>
          </table:table-cell>
          <table:table-cell table:number-columns-repeated="1637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$'R&amp;S'.E44]" office:value-type="float" office:value="358" calcext:value-type="float">
            <text:p>358.000000</text:p>
          </table:table-cell>
          <table:table-cell table:formula="of:=(([$BC.E58]*[$BC.F58])/[$calculations.H48])/100" office:value-type="float" office:value="29.6517285368784" calcext:value-type="float">
            <text:p>29.651729</text:p>
          </table:table-cell>
          <table:table-cell table:formula="of:=[$calculations.B48]" office:value-type="float" office:value="83.4551110569552" calcext:value-type="float">
            <text:p>83.455111</text:p>
          </table:table-cell>
          <table:table-cell table:formula="of:=[$calculations.C48]" office:value-type="float" office:value="196.03896" calcext:value-type="float">
            <text:p>196.038960</text:p>
          </table:table-cell>
          <table:table-cell table:formula="of:=[$UK.F44]/1000000" office:value-type="float" office:value="34.549143" calcext:value-type="float">
            <text:p>34.549143</text:p>
          </table:table-cell>
          <table:table-cell table:formula="of:=[$T.F59]" office:value-type="float" office:value="3.625" calcext:value-type="float">
            <text:p>3.625000</text:p>
          </table:table-cell>
          <table:table-cell table:formula="of:=[$UK.B44]/1000000" office:value-type="float" office:value="401.949393" calcext:value-type="float">
            <text:p>401.949393</text:p>
          </table:table-cell>
          <table:table-cell table:formula="of:=[$T.E59]" office:value-type="float" office:value="5.3125" calcext:value-type="float">
            <text:p>5.312500</text:p>
          </table:table-cell>
          <table:table-cell table:formula="of:=[$BC.E58]/1000000000" office:value-type="float" office:value="0.766598581" calcext:value-type="float">
            <text:p>0.766599</text:p>
          </table:table-cell>
          <table:table-cell table:number-columns-repeated="1637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$'R&amp;S'.E45]" office:value-type="float" office:value="382" calcext:value-type="float">
            <text:p>382.000000</text:p>
          </table:table-cell>
          <table:table-cell table:formula="of:=(([$BC.E59]*[$BC.F59])/[$calculations.H49])/100" office:value-type="float" office:value="27.4057660515196" calcext:value-type="float">
            <text:p>27.405766</text:p>
          </table:table-cell>
          <table:table-cell table:formula="of:=[$calculations.B49]" office:value-type="float" office:value="89.2492998247871" calcext:value-type="float">
            <text:p>89.249300</text:p>
          </table:table-cell>
          <table:table-cell table:formula="of:=[$calculations.C49]" office:value-type="float" office:value="209.28856" calcext:value-type="float">
            <text:p>209.288560</text:p>
          </table:table-cell>
          <table:table-cell table:formula="of:=[$UK.F45]/1000000" office:value-type="float" office:value="83.934614" calcext:value-type="float">
            <text:p>83.934614</text:p>
          </table:table-cell>
          <table:table-cell table:formula="of:=[$T.F60]" office:value-type="float" office:value="4.25" calcext:value-type="float">
            <text:p>4.250000</text:p>
          </table:table-cell>
          <table:table-cell table:formula="of:=[$UK.B45]/1000000" office:value-type="float" office:value="364.599291" calcext:value-type="float">
            <text:p>364.599291</text:p>
          </table:table-cell>
          <table:table-cell table:formula="of:=[$T.E60]" office:value-type="float" office:value="6.0625" calcext:value-type="float">
            <text:p>6.062500</text:p>
          </table:table-cell>
          <table:table-cell table:formula="of:=[$BC.E59]/1000000000" office:value-type="float" office:value="1.017390762" calcext:value-type="float">
            <text:p>1.017391</text:p>
          </table:table-cell>
          <table:table-cell table:number-columns-repeated="1637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$'R&amp;S'.E46]" office:value-type="float" office:value="413" calcext:value-type="float">
            <text:p>413.000000</text:p>
          </table:table-cell>
          <table:table-cell table:formula="of:=(([$BC.E60]*[$BC.F60])/[$calculations.H50])/100" office:value-type="float" office:value="30.777305412045" calcext:value-type="float">
            <text:p>30.777305</text:p>
          </table:table-cell>
          <table:table-cell table:formula="of:=[$calculations.B50]" office:value-type="float" office:value="90.3306914779445" calcext:value-type="float">
            <text:p>90.330691</text:p>
          </table:table-cell>
          <table:table-cell table:formula="of:=[$calculations.C50]" office:value-type="float" office:value="222.4716" calcext:value-type="float">
            <text:p>222.471600</text:p>
          </table:table-cell>
          <table:table-cell table:formula="of:=[$UK.F46]/1000000" office:value-type="float" office:value="84.101961" calcext:value-type="float">
            <text:p>84.101961</text:p>
          </table:table-cell>
          <table:table-cell table:formula="of:=[$T.F61]" office:value-type="float" office:value="3.25" calcext:value-type="float">
            <text:p>3.250000</text:p>
          </table:table-cell>
          <table:table-cell table:formula="of:=[$UK.B46]/1000000" office:value-type="float" office:value="600.247488" calcext:value-type="float">
            <text:p>600.247488</text:p>
          </table:table-cell>
          <table:table-cell table:formula="of:=[$T.E61]" office:value-type="float" office:value="4.375" calcext:value-type="float">
            <text:p>4.375000</text:p>
          </table:table-cell>
          <table:table-cell table:formula="of:=[$BC.E60]/1000000000" office:value-type="float" office:value="1.249984968" calcext:value-type="float">
            <text:p>1.249985</text:p>
          </table:table-cell>
          <table:table-cell table:number-columns-repeated="1637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[$'R&amp;S'.E47]" office:value-type="float" office:value="387" calcext:value-type="float">
            <text:p>387.000000</text:p>
          </table:table-cell>
          <table:table-cell table:formula="of:=(([$BC.E61]*[$BC.F61])/[$calculations.H51])/100" office:value-type="float" office:value="41.7027445753662" calcext:value-type="float">
            <text:p>41.702745</text:p>
          </table:table-cell>
          <table:table-cell table:formula="of:=[$calculations.B51]" office:value-type="float" office:value="86.0904586243984" calcext:value-type="float">
            <text:p>86.090459</text:p>
          </table:table-cell>
          <table:table-cell table:formula="of:=[$calculations.C51]" office:value-type="float" office:value="215.10216" calcext:value-type="float">
            <text:p>215.102160</text:p>
          </table:table-cell>
          <table:table-cell table:formula="of:=[$UK.F47]/1000000" office:value-type="float" office:value="70.838515" calcext:value-type="float">
            <text:p>70.838515</text:p>
          </table:table-cell>
          <table:table-cell table:formula="of:=[$T.F62]" office:value-type="float" office:value="3.9375" calcext:value-type="float">
            <text:p>3.937500</text:p>
          </table:table-cell>
          <table:table-cell table:formula="of:=[$UK.B47]/1000000" office:value-type="float" office:value="634.50405" calcext:value-type="float">
            <text:p>634.504050</text:p>
          </table:table-cell>
          <table:table-cell table:formula="of:=[$T.E62]" office:value-type="float" office:value="5.25" calcext:value-type="float">
            <text:p>5.250000</text:p>
          </table:table-cell>
          <table:table-cell table:formula="of:=[$BC.E61]/1000000000" office:value-type="float" office:value="1.059240897" calcext:value-type="float">
            <text:p>1.059241</text:p>
          </table:table-cell>
          <table:table-cell table:number-columns-repeated="1637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$'R&amp;S'.E48]" office:value-type="float" office:value="377" calcext:value-type="float">
            <text:p>377.000000</text:p>
          </table:table-cell>
          <table:table-cell table:formula="of:=(([$BC.E62]*[$BC.F62])/[$calculations.H52])/100" office:value-type="float" office:value="33.8751752753242" calcext:value-type="float">
            <text:p>33.875175</text:p>
          </table:table-cell>
          <table:table-cell table:formula="of:=[$calculations.B52]" office:value-type="float" office:value="85.6331669845928" calcext:value-type="float">
            <text:p>85.633167</text:p>
          </table:table-cell>
          <table:table-cell table:formula="of:=[$calculations.C52]" office:value-type="float" office:value="207.766" calcext:value-type="float">
            <text:p>207.766000</text:p>
          </table:table-cell>
          <table:table-cell table:formula="of:=[$UK.F48]/1000000" office:value-type="float" office:value="118.872742" calcext:value-type="float">
            <text:p>118.872742</text:p>
          </table:table-cell>
          <table:table-cell table:formula="of:=[$T.F63]" office:value-type="float" office:value="5.125" calcext:value-type="float">
            <text:p>5.125000</text:p>
          </table:table-cell>
          <table:table-cell table:formula="of:=[$UK.B48]/1000000" office:value-type="float" office:value="493.153112" calcext:value-type="float">
            <text:p>493.153112</text:p>
          </table:table-cell>
          <table:table-cell table:formula="of:=[$T.E63]" office:value-type="float" office:value="7.0625" calcext:value-type="float">
            <text:p>7.062500</text:p>
          </table:table-cell>
          <table:table-cell table:formula="of:=[$BC.E62]/1000000000" office:value-type="float" office:value="0.897079872" calcext:value-type="float">
            <text:p>0.897080</text:p>
          </table:table-cell>
          <table:table-cell table:number-columns-repeated="1637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$'R&amp;S'.E49]" office:value-type="float" office:value="440" calcext:value-type="float">
            <text:p>440.000000</text:p>
          </table:table-cell>
          <table:table-cell table:formula="of:=(([$BC.E63]*[$BC.F63])/[$calculations.H53])/100" office:value-type="float" office:value="39.7527539206282" calcext:value-type="float">
            <text:p>39.752754</text:p>
          </table:table-cell>
          <table:table-cell table:formula="of:=[$calculations.B53]" office:value-type="float" office:value="93.7385777323874" calcext:value-type="float">
            <text:p>93.738578</text:p>
          </table:table-cell>
          <table:table-cell table:formula="of:=[$calculations.C53]" office:value-type="float" office:value="216.8192" calcext:value-type="float">
            <text:p>216.819200</text:p>
          </table:table-cell>
          <table:table-cell table:formula="of:=[$UK.F49]/1000000" office:value-type="float" office:value="122.626796" calcext:value-type="float">
            <text:p>122.626796</text:p>
          </table:table-cell>
          <table:table-cell table:formula="of:=[$T.F64]" office:value-type="float" office:value="4.375" calcext:value-type="float">
            <text:p>4.375000</text:p>
          </table:table-cell>
          <table:table-cell table:formula="of:=[$UK.B49]/1000000" office:value-type="float" office:value="596.638962" calcext:value-type="float">
            <text:p>596.638962</text:p>
          </table:table-cell>
          <table:table-cell table:formula="of:=[$T.E64]" office:value-type="float" office:value="6.125" calcext:value-type="float">
            <text:p>6.125000</text:p>
          </table:table-cell>
          <table:table-cell table:formula="of:=[$BC.E63]/1000000000" office:value-type="float" office:value="1.36932378" calcext:value-type="float">
            <text:p>1.369324</text:p>
          </table:table-cell>
          <table:table-cell table:number-columns-repeated="1637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$'R&amp;S'.E50]" office:value-type="float" office:value="471" calcext:value-type="float">
            <text:p>471.000000</text:p>
          </table:table-cell>
          <table:table-cell table:formula="of:=(([$BC.E64]*[$BC.F64])/[$calculations.H54])/100" office:value-type="float" office:value="49.2517790233202" calcext:value-type="float">
            <text:p>49.251779</text:p>
          </table:table-cell>
          <table:table-cell table:formula="of:=[$calculations.B54]" office:value-type="float" office:value="97.4664100323932" calcext:value-type="float">
            <text:p>97.466410</text:p>
          </table:table-cell>
          <table:table-cell table:formula="of:=[$calculations.C54]" office:value-type="float" office:value="225.7632" calcext:value-type="float">
            <text:p>225.763200</text:p>
          </table:table-cell>
          <table:table-cell table:formula="of:=[$UK.F50]/1000000" office:value-type="float" office:value="84.922432" calcext:value-type="float">
            <text:p>84.922432</text:p>
          </table:table-cell>
          <table:table-cell table:formula="of:=[$T.F65]" office:value-type="float" office:value="3.875" calcext:value-type="float">
            <text:p>3.875000</text:p>
          </table:table-cell>
          <table:table-cell table:formula="of:=[$UK.B50]/1000000" office:value-type="float" office:value="765.630544" calcext:value-type="float">
            <text:p>765.630544</text:p>
          </table:table-cell>
          <table:table-cell table:formula="of:=[$T.E65]" office:value-type="float" office:value="5.3125" calcext:value-type="float">
            <text:p>5.312500</text:p>
          </table:table-cell>
          <table:table-cell table:formula="of:=[$BC.E64]/1000000000" office:value-type="float" office:value="1.496301732" calcext:value-type="float">
            <text:p>1.496302</text:p>
          </table:table-cell>
          <table:table-cell table:number-columns-repeated="1637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$'R&amp;S'.E51]" office:value-type="float" office:value="565" calcext:value-type="float">
            <text:p>565.000000</text:p>
          </table:table-cell>
          <table:table-cell table:formula="of:=(([$BC.E65]*[$BC.F65])/[$calculations.H55])/100" office:value-type="float" office:value="42.617278476395" calcext:value-type="float">
            <text:p>42.617278</text:p>
          </table:table-cell>
          <table:table-cell table:formula="of:=[$calculations.B55]" office:value-type="float" office:value="106.473636009291" calcext:value-type="float">
            <text:p>106.473636</text:p>
          </table:table-cell>
          <table:table-cell table:formula="of:=[$calculations.C55]" office:value-type="float" office:value="227.8952" calcext:value-type="float">
            <text:p>227.895200</text:p>
          </table:table-cell>
          <table:table-cell table:formula="of:=[$UK.F51]/1000000" office:value-type="float" office:value="181.84816" calcext:value-type="float">
            <text:p>181.848160</text:p>
          </table:table-cell>
          <table:table-cell table:formula="of:=[$T.F66]" office:value-type="float" office:value="3.75" calcext:value-type="float">
            <text:p>3.750000</text:p>
          </table:table-cell>
          <table:table-cell table:formula="of:=[$UK.B51]/1000000" office:value-type="float" office:value="658.451796" calcext:value-type="float">
            <text:p>658.451796</text:p>
          </table:table-cell>
          <table:table-cell table:formula="of:=[$T.E66]" office:value-type="float" office:value="5.875" calcext:value-type="float">
            <text:p>5.875000</text:p>
          </table:table-cell>
          <table:table-cell table:formula="of:=[$BC.E65]/1000000000" office:value-type="float" office:value="1.32224097" calcext:value-type="float">
            <text:p>1.322241</text:p>
          </table:table-cell>
          <table:table-cell table:number-columns-repeated="1637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$'R&amp;S'.E52]" office:value-type="float" office:value="601" calcext:value-type="float">
            <text:p>601.000000</text:p>
          </table:table-cell>
          <table:table-cell table:formula="of:=(([$BC.E66]*[$BC.F66])/[$calculations.H56])/100" office:value-type="float" office:value="38.62584621582" calcext:value-type="float">
            <text:p>38.625846</text:p>
          </table:table-cell>
          <table:table-cell table:formula="of:=[$calculations.B56]" office:value-type="float" office:value="113.590488270323" calcext:value-type="float">
            <text:p>113.590488</text:p>
          </table:table-cell>
          <table:table-cell table:formula="of:=[$calculations.C56]" office:value-type="float" office:value="226.6576" calcext:value-type="float">
            <text:p>226.657600</text:p>
          </table:table-cell>
          <table:table-cell table:formula="of:=[$UK.F52]/1000000" office:value-type="float" office:value="119.836009" calcext:value-type="float">
            <text:p>119.836009</text:p>
          </table:table-cell>
          <table:table-cell table:formula="of:=[$T.F67]" office:value-type="float" office:value="3.5" calcext:value-type="float">
            <text:p>3.500000</text:p>
          </table:table-cell>
          <table:table-cell table:formula="of:=[$UK.B52]/1000000" office:value-type="float" office:value="722.151346" calcext:value-type="float">
            <text:p>722.151346</text:p>
          </table:table-cell>
          <table:table-cell table:formula="of:=[$T.E67]" office:value-type="float" office:value="5.4375" calcext:value-type="float">
            <text:p>5.437500</text:p>
          </table:table-cell>
          <table:table-cell table:formula="of:=[$BC.E66]/1000000000" office:value-type="float" office:value="1.294463156" calcext:value-type="float">
            <text:p>1.294463</text:p>
          </table:table-cell>
          <table:table-cell table:number-columns-repeated="1637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$'R&amp;S'.E53]" office:value-type="float" office:value="600" calcext:value-type="float">
            <text:p>600.000000</text:p>
          </table:table-cell>
          <table:table-cell table:formula="of:=(([$BC.E67]*[$BC.F67])/[$calculations.H57])/100" office:value-type="float" office:value="44.5506294716531" calcext:value-type="float">
            <text:p>44.550629</text:p>
          </table:table-cell>
          <table:table-cell table:formula="of:=[$calculations.B57]" office:value-type="float" office:value="114.779089871729" calcext:value-type="float">
            <text:p>114.779090</text:p>
          </table:table-cell>
          <table:table-cell table:formula="of:=[$calculations.C57]" office:value-type="float" office:value="225.42" calcext:value-type="float">
            <text:p>225.420000</text:p>
          </table:table-cell>
          <table:table-cell table:formula="of:=[$UK.F53]/1000000" office:value-type="float" office:value="145.179216" calcext:value-type="float">
            <text:p>145.179216</text:p>
          </table:table-cell>
          <table:table-cell table:formula="of:=[$T.F68]" office:value-type="float" office:value="4" calcext:value-type="float">
            <text:p>4.000000</text:p>
          </table:table-cell>
          <table:table-cell table:formula="of:=[$UK.B53]/1000000" office:value-type="float" office:value="681.629424" calcext:value-type="float">
            <text:p>681.629424</text:p>
          </table:table-cell>
          <table:table-cell table:formula="of:=[$T.E68]" office:value-type="float" office:value="5.6875" calcext:value-type="float">
            <text:p>5.687500</text:p>
          </table:table-cell>
          <table:table-cell table:formula="of:=[$BC.E67]/1000000000" office:value-type="float" office:value="1.53953394" calcext:value-type="float">
            <text:p>1.539534</text:p>
          </table:table-cell>
          <table:table-cell table:number-columns-repeated="1637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$'R&amp;S'.E54]" office:value-type="float" office:value="656" calcext:value-type="float">
            <text:p>656.000000</text:p>
          </table:table-cell>
          <table:table-cell table:formula="of:=(([$BC.E68]*[$BC.F68])/[$calculations.H58])/100" office:value-type="float" office:value="51.015263643674" calcext:value-type="float">
            <text:p>51.015264</text:p>
          </table:table-cell>
          <table:table-cell table:formula="of:=[$calculations.B58]" office:value-type="float" office:value="118.933293562045" calcext:value-type="float">
            <text:p>118.933294</text:p>
          </table:table-cell>
          <table:table-cell table:formula="of:=[$calculations.C58]" office:value-type="float" office:value="220.8856" calcext:value-type="float">
            <text:p>220.885600</text:p>
          </table:table-cell>
          <table:table-cell table:formula="of:=[$UK.F54]/1000000" office:value-type="float" office:value="180.496624" calcext:value-type="float">
            <text:p>180.496624</text:p>
          </table:table-cell>
          <table:table-cell table:formula="of:=[$T.F69]" office:value-type="float" office:value="4.375" calcext:value-type="float">
            <text:p>4.375000</text:p>
          </table:table-cell>
          <table:table-cell table:formula="of:=[$UK.B54]/1000000" office:value-type="float" office:value="780.040016" calcext:value-type="float">
            <text:p>780.040016</text:p>
          </table:table-cell>
          <table:table-cell table:formula="of:=[$T.E69]" office:value-type="float" office:value="6.25" calcext:value-type="float">
            <text:p>6.250000</text:p>
          </table:table-cell>
          <table:table-cell table:formula="of:=[$BC.E68]/1000000000" office:value-type="float" office:value="1.373619228" calcext:value-type="float">
            <text:p>1.373619</text:p>
          </table:table-cell>
          <table:table-cell table:number-columns-repeated="1637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$'R&amp;S'.E55]" office:value-type="float" office:value="636" calcext:value-type="float">
            <text:p>636.000000</text:p>
          </table:table-cell>
          <table:table-cell table:formula="of:=(([$BC.E69]*[$BC.F69])/[$calculations.H59])/100" office:value-type="float" office:value="47.3170128396633" calcext:value-type="float">
            <text:p>47.317013</text:p>
          </table:table-cell>
          <table:table-cell table:formula="of:=[$calculations.B59]" office:value-type="float" office:value="118.566114827086" calcext:value-type="float">
            <text:p>118.566115</text:p>
          </table:table-cell>
          <table:table-cell table:formula="of:=[$calculations.C59]" office:value-type="float" office:value="226.2234" calcext:value-type="float">
            <text:p>226.223400</text:p>
          </table:table-cell>
          <table:table-cell table:formula="of:=[$UK.F55]/1000000" office:value-type="float" office:value="250.338144" calcext:value-type="float">
            <text:p>250.338144</text:p>
          </table:table-cell>
          <table:table-cell table:formula="of:=[$T.F70]" office:value-type="float" office:value="5.625" calcext:value-type="float">
            <text:p>5.625000</text:p>
          </table:table-cell>
          <table:table-cell table:formula="of:=[$UK.B55]/1000000" office:value-type="float" office:value="654.758048" calcext:value-type="float">
            <text:p>654.758048</text:p>
          </table:table-cell>
          <table:table-cell table:formula="of:=[$T.E70]" office:value-type="float" office:value="6.5625" calcext:value-type="float">
            <text:p>6.562500</text:p>
          </table:table-cell>
          <table:table-cell table:formula="of:=[$BC.E69]/1000000000" office:value-type="float" office:value="1.439743838" calcext:value-type="float">
            <text:p>1.439744</text:p>
          </table:table-cell>
          <table:table-cell table:number-columns-repeated="1637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$'R&amp;S'.E56]" office:value-type="float" office:value="645" calcext:value-type="float">
            <text:p>645.000000</text:p>
          </table:table-cell>
          <table:table-cell table:formula="of:=(([$BC.E70]*[$BC.F70])/[$calculations.H60])/100" office:value-type="float" office:value="57.3385006904487" calcext:value-type="float">
            <text:p>57.338501</text:p>
          </table:table-cell>
          <table:table-cell table:formula="of:=[$calculations.B60]" office:value-type="float" office:value="117.295761376563" calcext:value-type="float">
            <text:p>117.295761</text:p>
          </table:table-cell>
          <table:table-cell table:formula="of:=[$calculations.C60]" office:value-type="float" office:value="244.53" calcext:value-type="float">
            <text:p>244.530000</text:p>
          </table:table-cell>
          <table:table-cell table:formula="of:=[$UK.F56]/1000000" office:value-type="float" office:value="132.722576" calcext:value-type="float">
            <text:p>132.722576</text:p>
          </table:table-cell>
          <table:table-cell table:formula="of:=[$T.F71]" office:value-type="float" office:value="5.5" calcext:value-type="float">
            <text:p>5.500000</text:p>
          </table:table-cell>
          <table:table-cell table:formula="of:=[$UK.B56]/1000000" office:value-type="float" office:value="833.237776" calcext:value-type="float">
            <text:p>833.237776</text:p>
          </table:table-cell>
          <table:table-cell table:formula="of:=[$T.E71]" office:value-type="float" office:value="6.87" calcext:value-type="float">
            <text:p>6.870000</text:p>
          </table:table-cell>
          <table:table-cell table:formula="of:=[$BC.E70]/1000000000" office:value-type="float" office:value="1.796454558" calcext:value-type="float">
            <text:p>1.796455</text:p>
          </table:table-cell>
          <table:table-cell table:number-columns-repeated="1637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$'R&amp;S'.E57]" office:value-type="float" office:value="801" calcext:value-type="float">
            <text:p>801.000000</text:p>
          </table:table-cell>
          <table:table-cell table:formula="of:=(([$BC.E71]*[$BC.F71])/[$calculations.H61])/100" office:value-type="float" office:value="73.009519603485" calcext:value-type="float">
            <text:p>73.009520</text:p>
          </table:table-cell>
          <table:table-cell table:formula="of:=[$calculations.B61]" office:value-type="float" office:value="132.568706511513" calcext:value-type="float">
            <text:p>132.568707</text:p>
          </table:table-cell>
          <table:table-cell table:formula="of:=[$calculations.C61]" office:value-type="float" office:value="246.4072" calcext:value-type="float">
            <text:p>246.407200</text:p>
          </table:table-cell>
          <table:table-cell table:formula="of:=[$UK.F57]/1000000" office:value-type="float" office:value="192.33088" calcext:value-type="float">
            <text:p>192.330880</text:p>
          </table:table-cell>
          <table:table-cell table:formula="of:=[$T.F72]" office:value-type="float" office:value="5" calcext:value-type="float">
            <text:p>5.000000</text:p>
          </table:table-cell>
          <table:table-cell table:formula="of:=[$UK.B57]/1000000" office:value-type="float" office:value="961.707264" calcext:value-type="float">
            <text:p>961.707264</text:p>
          </table:table-cell>
          <table:table-cell table:formula="of:=[$T.E72]" office:value-type="float" office:value="6.75" calcext:value-type="float">
            <text:p>6.750000</text:p>
          </table:table-cell>
          <table:table-cell table:formula="of:=[$BC.E71]/1000000000" office:value-type="float" office:value="2.569623804" calcext:value-type="float">
            <text:p>2.569624</text:p>
          </table:table-cell>
          <table:table-cell table:number-columns-repeated="1637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$'R&amp;S'.E58]" office:value-type="float" office:value="778" calcext:value-type="float">
            <text:p>778.000000</text:p>
          </table:table-cell>
          <table:table-cell table:formula="of:=(([$BC.E72]*[$BC.F72])/[$calculations.H62])/100" office:value-type="float" office:value="58.3491858812877" calcext:value-type="float">
            <text:p>58.349186</text:p>
          </table:table-cell>
          <table:table-cell table:formula="of:=[$calculations.B62]" office:value-type="float" office:value="130.38595526858" calcext:value-type="float">
            <text:p>130.385955</text:p>
          </table:table-cell>
          <table:table-cell table:formula="of:=[$calculations.C62]" office:value-type="float" office:value="248.248" calcext:value-type="float">
            <text:p>248.248000</text:p>
          </table:table-cell>
          <table:table-cell table:formula="of:=[$UK.F58]/1000000" office:value-type="float" office:value="204.141168" calcext:value-type="float">
            <text:p>204.141168</text:p>
          </table:table-cell>
          <table:table-cell table:formula="of:=[$T.F73]" office:value-type="float" office:value="5" calcext:value-type="float">
            <text:p>5.000000</text:p>
          </table:table-cell>
          <table:table-cell table:formula="of:=[$UK.B58]/1000000" office:value-type="float" office:value="1115.890608" calcext:value-type="float">
            <text:p>1115.890608</text:p>
          </table:table-cell>
          <table:table-cell table:formula="of:=[$T.E73]" office:value-type="float" office:value="6.25" calcext:value-type="float">
            <text:p>6.250000</text:p>
          </table:table-cell>
          <table:table-cell table:formula="of:=[$BC.E72]/1000000000" office:value-type="float" office:value="1.774605209" calcext:value-type="float">
            <text:p>1.774605</text:p>
          </table:table-cell>
          <table:table-cell table:number-columns-repeated="1637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  <table:table-cell table:formula="of:=[$UK.F59]/1000000" office:value-type="float" office:value="369.040448" calcext:value-type="float">
            <text:p>369.040448</text:p>
          </table:table-cell>
          <table:table-cell table:formula="of:=[$T.F74]" office:value-type="float" office:value="6.31" calcext:value-type="float">
            <text:p>6.310000</text:p>
          </table:table-cell>
          <table:table-cell table:formula="of:=[$UK.B59]/1000000" office:value-type="float" office:value="819.500528" calcext:value-type="float">
            <text:p>819.500528</text:p>
          </table:table-cell>
          <table:table-cell table:formula="of:=[$T.E74]" office:value-type="float" office:value="8.66" calcext:value-type="float">
            <text:p>8.660000</text:p>
          </table:table-cell>
          <table:table-cell table:formula="of:=[$BC.E73]/1000000000" office:value-type="float" office:value="2.1465" calcext:value-type="float">
            <text:p>2.146500</text:p>
          </table:table-cell>
          <table:table-cell table:number-columns-repeated="1637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  <table:table-cell table:formula="of:=[$UK.F60]/1000000" office:value-type="float" office:value="392.634528" calcext:value-type="float">
            <text:p>392.634528</text:p>
          </table:table-cell>
          <table:table-cell table:formula="of:=[$T.F75]" office:value-type="float" office:value="12.87" calcext:value-type="float">
            <text:p>12.870000</text:p>
          </table:table-cell>
          <table:table-cell table:formula="of:=[$UK.B60]/1000000" office:value-type="float" office:value="13.524224" calcext:value-type="float">
            <text:p>13.524224</text:p>
          </table:table-cell>
          <table:table-cell table:formula="of:=[$T.E75]" office:value-type="float" office:value="17.25" calcext:value-type="float">
            <text:p>17.250000</text:p>
          </table:table-cell>
          <table:table-cell table:formula="of:=[$BC.E74]/1000000000" office:value-type="float" office:value="0.7632" calcext:value-type="float">
            <text:p>0.763200</text:p>
          </table:table-cell>
          <table:table-cell table:number-columns-repeated="1637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  <table:table-cell table:formula="of:=[$UK.F61]/1000000" office:value-type="float" office:value="434.420784" calcext:value-type="float">
            <text:p>434.420784</text:p>
          </table:table-cell>
          <table:table-cell table:formula="of:=[$T.F76]" office:value-type="float" office:value="19.25" calcext:value-type="float">
            <text:p>19.250000</text:p>
          </table:table-cell>
          <table:table-cell table:formula="of:=[$UK.B61]/1000000" office:value-type="float" office:value="6.39408" calcext:value-type="float">
            <text:p>6.394080</text:p>
          </table:table-cell>
          <table:table-cell table:formula="of:=[$T.E76]" office:value-type="float" office:value="23.25" calcext:value-type="float">
            <text:p>23.250000</text:p>
          </table:table-cell>
          <table:table-cell table:formula="of:=[$BC.E75]/1000000000" office:value-type="float" office:value="0.21465" calcext:value-type="float">
            <text:p>0.214650</text:p>
          </table:table-cell>
          <table:table-cell table:number-columns-repeated="1637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  <table:table-cell table:formula="of:=[$UK.F62]/1000000" office:value-type="float" office:value="506.527392" calcext:value-type="float">
            <text:p>506.527392</text:p>
          </table:table-cell>
          <table:table-cell table:formula="of:=[$T.F77]" office:value-type="float" office:value="21.5" calcext:value-type="float">
            <text:p>21.500000</text:p>
          </table:table-cell>
          <table:table-cell table:formula="of:=[$UK.B62]/1000000" office:value-type="float" office:value="14.198688" calcext:value-type="float">
            <text:p>14.198688</text:p>
          </table:table-cell>
          <table:table-cell table:formula="of:=[$T.E77]" office:value-type="float" office:value="27.5" calcext:value-type="float">
            <text:p>27.500000</text:p>
          </table:table-cell>
          <table:table-cell table:formula="of:=[$BC.E76]/1000000000" office:value-type="float" office:value="0.1431" calcext:value-type="float">
            <text:p>0.143100</text:p>
          </table:table-cell>
          <table:table-cell table:number-columns-repeated="1637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  <table:table-cell table:formula="of:=[$UK.F63]/1000000" office:value-type="float" office:value="445.9476" calcext:value-type="float">
            <text:p>445.947600</text:p>
          </table:table-cell>
          <table:table-cell table:formula="of:=[$T.F78]" office:value-type="float" office:value="14.5" calcext:value-type="float">
            <text:p>14.500000</text:p>
          </table:table-cell>
          <table:table-cell table:formula="of:=[$UK.B63]/1000000" office:value-type="float" office:value="135.83248" calcext:value-type="float">
            <text:p>135.832480</text:p>
          </table:table-cell>
          <table:table-cell table:formula="of:=[$T.E78]" office:value-type="float" office:value="19" calcext:value-type="float">
            <text:p>19.000000</text:p>
          </table:table-cell>
          <table:table-cell table:formula="of:=[$BC.E77]/1000000000" office:value-type="float" office:value="1.000768356" calcext:value-type="float">
            <text:p>1.000768</text:p>
          </table:table-cell>
          <table:table-cell table:number-columns-repeated="1637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  <table:table-cell table:formula="of:=[$UK.F64]/1000000" office:value-type="float" office:value="615.30224" calcext:value-type="float">
            <text:p>615.302240</text:p>
          </table:table-cell>
          <table:table-cell table:formula="of:=[$T.F79]" office:value-type="float" office:value="12" calcext:value-type="float">
            <text:p>12.000000</text:p>
          </table:table-cell>
          <table:table-cell table:formula="of:=[$UK.B64]/1000000" office:value-type="float" office:value="520.061136" calcext:value-type="float">
            <text:p>520.061136</text:p>
          </table:table-cell>
          <table:table-cell table:formula="of:=[$T.E79]" office:value-type="float" office:value="15.5" calcext:value-type="float">
            <text:p>15.500000</text:p>
          </table:table-cell>
          <table:table-cell table:formula="of:=[$BC.E78]/1000000000" office:value-type="float" office:value="0.931180776" calcext:value-type="float">
            <text:p>0.931181</text:p>
          </table:table-cell>
          <table:table-cell table:number-columns-repeated="1637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  <table:table-cell table:formula="of:=[$UK.F65]/1000000" office:value-type="float" office:value="498.317008" calcext:value-type="float">
            <text:p>498.317008</text:p>
          </table:table-cell>
          <table:table-cell table:formula="of:=[$T.F80]" office:value-type="float" office:value="8.75" calcext:value-type="float">
            <text:p>8.750000</text:p>
          </table:table-cell>
          <table:table-cell table:formula="of:=[$UK.B65]/1000000" office:value-type="float" office:value="628.1668" calcext:value-type="float">
            <text:p>628.166800</text:p>
          </table:table-cell>
          <table:table-cell table:formula="of:=[$T.E80]" office:value-type="float" office:value="10.87" calcext:value-type="float">
            <text:p>10.870000</text:p>
          </table:table-cell>
          <table:table-cell table:formula="of:=[$BC.E79]/1000000000" office:value-type="float" office:value="1.12120153" calcext:value-type="float">
            <text:p>1.121202</text:p>
          </table:table-cell>
          <table:table-cell table:number-columns-repeated="1637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  <table:table-cell table:formula="of:=[$UK.F66]/1000000" office:value-type="float" office:value="493.70664" calcext:value-type="float">
            <text:p>493.706640</text:p>
          </table:table-cell>
          <table:table-cell table:formula="of:=[$T.F81]" office:value-type="float" office:value="8.5" calcext:value-type="float">
            <text:p>8.500000</text:p>
          </table:table-cell>
          <table:table-cell table:formula="of:=[$UK.B66]/1000000" office:value-type="float" office:value="574.478016" calcext:value-type="float">
            <text:p>574.478016</text:p>
          </table:table-cell>
          <table:table-cell table:formula="of:=[$T.E81]" office:value-type="float" office:value="10.5" calcext:value-type="float">
            <text:p>10.500000</text:p>
          </table:table-cell>
          <table:table-cell table:formula="of:=[$BC.E80]/1000000000" office:value-type="float" office:value="1.050711348" calcext:value-type="float">
            <text:p>1.050711</text:p>
          </table:table-cell>
          <table:table-cell table:number-columns-repeated="1637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  <table:table-cell table:formula="of:=[$UK.F67]/1000000" office:value-type="float" office:value="481.440176" calcext:value-type="float">
            <text:p>481.440176</text:p>
          </table:table-cell>
          <table:table-cell table:formula="of:=[$T.F82]" office:value-type="float" office:value="9.75" calcext:value-type="float">
            <text:p>9.750000</text:p>
          </table:table-cell>
          <table:table-cell table:formula="of:=[$UK.B67]/1000000" office:value-type="float" office:value="457.358944" calcext:value-type="float">
            <text:p>457.358944</text:p>
          </table:table-cell>
          <table:table-cell table:formula="of:=[$T.E82]" office:value-type="float" office:value="12.12" calcext:value-type="float">
            <text:p>12.120000</text:p>
          </table:table-cell>
          <table:table-cell table:formula="of:=[$BC.E81]/1000000000" office:value-type="float" office:value="1.32527824" calcext:value-type="float">
            <text:p>1.325278</text:p>
          </table:table-cell>
          <table:table-cell table:number-columns-repeated="1637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  <table:table-cell table:formula="of:=[$UK.F68]/1000000" office:value-type="float" office:value="341.536608" calcext:value-type="float">
            <text:p>341.536608</text:p>
          </table:table-cell>
          <table:table-cell table:formula="of:=[$T.F83]" office:value-type="float" office:value="8.12" calcext:value-type="float">
            <text:p>8.120000</text:p>
          </table:table-cell>
          <table:table-cell table:formula="of:=[$UK.B68]/1000000" office:value-type="float" office:value="716.248848" calcext:value-type="float">
            <text:p>716.248848</text:p>
          </table:table-cell>
          <table:table-cell table:formula="of:=[$T.E83]" office:value-type="float" office:value="9.94" calcext:value-type="float">
            <text:p>9.940000</text:p>
          </table:table-cell>
          <table:table-cell table:formula="of:=[$BC.E82]/1000000000" office:value-type="float" office:value="1.923724114" calcext:value-type="float">
            <text:p>1.923724</text:p>
          </table:table-cell>
          <table:table-cell table:number-columns-repeated="1637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  <table:table-cell table:formula="of:=[$UK.F69]/1000000" office:value-type="float" office:value="431.209744" calcext:value-type="float">
            <text:p>431.209744</text:p>
          </table:table-cell>
          <table:table-cell table:formula="of:=[$T.F84]" office:value-type="float" office:value="5.81" calcext:value-type="float">
            <text:p>5.810000</text:p>
          </table:table-cell>
          <table:table-cell table:formula="of:=[$UK.B69]/1000000" office:value-type="float" office:value="1038.67792" calcext:value-type="float">
            <text:p>1038.677920</text:p>
          </table:table-cell>
          <table:table-cell table:formula="of:=[$T.E84]" office:value-type="float" office:value="8.56" calcext:value-type="float">
            <text:p>8.560000</text:p>
          </table:table-cell>
          <table:table-cell table:formula="of:=[$BC.E83]/1000000000" office:value-type="float" office:value="1.320611844" calcext:value-type="float">
            <text:p>1.320612</text:p>
          </table:table-cell>
          <table:table-cell table:number-columns-repeated="1637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  <table:table-cell table:formula="of:=[$UK.F70]/1000000" office:value-type="float" office:value="443.234736" calcext:value-type="float">
            <text:p>443.234736</text:p>
          </table:table-cell>
          <table:table-cell table:formula="of:=[$T.F85]" office:value-type="float" office:value="7.5" calcext:value-type="float">
            <text:p>7.500000</text:p>
          </table:table-cell>
          <table:table-cell table:formula="of:=[$UK.B70]/1000000" office:value-type="float" office:value="625.60008" calcext:value-type="float">
            <text:p>625.600080</text:p>
          </table:table-cell>
          <table:table-cell table:formula="of:=[$T.E85]" office:value-type="float" office:value="10.56" calcext:value-type="float">
            <text:p>10.560000</text:p>
          </table:table-cell>
          <table:table-cell table:formula="of:=[$BC.E84]/1000000000" office:value-type="float" office:value="1.745145552" calcext:value-type="float">
            <text:p>1.745146</text:p>
          </table:table-cell>
          <table:table-cell table:number-columns-repeated="1637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  <table:table-cell table:formula="of:=[$UK.F71]/1000000" office:value-type="float" office:value="367.649744" calcext:value-type="float">
            <text:p>367.649744</text:p>
          </table:table-cell>
          <table:table-cell table:formula="of:=[$T.F86]" office:value-type="float" office:value="6.19" calcext:value-type="float">
            <text:p>6.190000</text:p>
          </table:table-cell>
          <table:table-cell table:formula="of:=[$UK.B71]/1000000" office:value-type="float" office:value="832.573616" calcext:value-type="float">
            <text:p>832.573616</text:p>
          </table:table-cell>
          <table:table-cell table:formula="of:=[$T.E86]" office:value-type="float" office:value="9" calcext:value-type="float">
            <text:p>9.000000</text:p>
          </table:table-cell>
          <table:table-cell table:formula="of:=[$BC.E85]/1000000000" office:value-type="float" office:value="1.851652272" calcext:value-type="float">
            <text:p>1.851652</text:p>
          </table:table-cell>
          <table:table-cell table:number-columns-repeated="1637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  <table:table-cell table:formula="of:=[$UK.F72]/1000000" office:value-type="float" office:value="412.02504" calcext:value-type="float">
            <text:p>412.025040</text:p>
          </table:table-cell>
          <table:table-cell table:formula="of:=[$T.F87]" office:value-type="float" office:value="5.31" calcext:value-type="float">
            <text:p>5.310000</text:p>
          </table:table-cell>
          <table:table-cell table:formula="of:=[$UK.B72]/1000000" office:value-type="float" office:value="874.926864" calcext:value-type="float">
            <text:p>874.926864</text:p>
          </table:table-cell>
          <table:table-cell table:formula="of:=[$T.E87]" office:value-type="float" office:value="8" calcext:value-type="float">
            <text:p>8.000000</text:p>
          </table:table-cell>
          <table:table-cell table:formula="of:=[$BC.E86]/1000000000" office:value-type="float" office:value="1.68651604" calcext:value-type="float">
            <text:p>1.686516</text:p>
          </table:table-cell>
          <table:table-cell table:number-columns-repeated="1637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  <table:table-cell table:formula="of:=[$UK.F73]/1000000" office:value-type="float" office:value="383.685552" calcext:value-type="float">
            <text:p>383.685552</text:p>
          </table:table-cell>
          <table:table-cell table:formula="of:=[$T.F88]" office:value-type="float" office:value="5" calcext:value-type="float">
            <text:p>5.000000</text:p>
          </table:table-cell>
          <table:table-cell table:formula="of:=[$UK.B73]/1000000" office:value-type="float" office:value="841.333472" calcext:value-type="float">
            <text:p>841.333472</text:p>
          </table:table-cell>
          <table:table-cell table:formula="of:=[$T.E88]" office:value-type="float" office:value="7.37" calcext:value-type="float">
            <text:p>7.370000</text:p>
          </table:table-cell>
          <table:table-cell table:formula="of:=[$BC.E87]/1000000000" office:value-type="float" office:value="2.056746972" calcext:value-type="float">
            <text:p>2.056747</text:p>
          </table:table-cell>
          <table:table-cell table:number-columns-repeated="1637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  <table:table-cell table:formula="of:=[$UK.F74]/1000000" office:value-type="float" office:value="275.856336" calcext:value-type="float">
            <text:p>275.856336</text:p>
          </table:table-cell>
          <table:table-cell table:formula="of:=[$T.F89]" office:value-type="float" office:value="4.5" calcext:value-type="float">
            <text:p>4.500000</text:p>
          </table:table-cell>
          <table:table-cell table:formula="of:=[$UK.B74]/1000000" office:value-type="float" office:value="932.800176" calcext:value-type="float">
            <text:p>932.800176</text:p>
          </table:table-cell>
          <table:table-cell table:formula="of:=[$T.E89]" office:value-type="float" office:value="6.25" calcext:value-type="float">
            <text:p>6.250000</text:p>
          </table:table-cell>
          <table:table-cell table:formula="of:=[$BC.E88]/1000000000" office:value-type="float" office:value="1.96859036" calcext:value-type="float">
            <text:p>1.968590</text:p>
          </table:table-cell>
          <table:table-cell table:number-columns-repeated="1637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  <table:table-cell table:formula="of:=[$UK.F75]/1000000" office:value-type="float" office:value="193.85632" calcext:value-type="float">
            <text:p>193.856320</text:p>
          </table:table-cell>
          <table:table-cell table:formula="of:=[$T.F90]" office:value-type="float" office:value="5.19" calcext:value-type="float">
            <text:p>5.190000</text:p>
          </table:table-cell>
          <table:table-cell table:formula="of:=[$UK.B75]/1000000" office:value-type="float" office:value="912.244592" calcext:value-type="float">
            <text:p>912.244592</text:p>
          </table:table-cell>
          <table:table-cell table:formula="of:=[$T.E90]" office:value-type="float" office:value="6.31" calcext:value-type="float">
            <text:p>6.310000</text:p>
          </table:table-cell>
          <table:table-cell table:formula="of:=[$BC.E89]/1000000000" office:value-type="float" office:value="2.133917655" calcext:value-type="float">
            <text:p>2.133918</text:p>
          </table:table-cell>
          <table:table-cell table:number-columns-repeated="1637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  <table:table-cell table:formula="of:=[$UK.F76]/1000000" office:value-type="float" office:value="161.13552" calcext:value-type="float">
            <text:p>161.135520</text:p>
          </table:table-cell>
          <table:table-cell table:formula="of:=[$T.F91]" office:value-type="float" office:value="4.94" calcext:value-type="float">
            <text:p>4.940000</text:p>
          </table:table-cell>
          <table:table-cell table:formula="of:=[$UK.B76]/1000000" office:value-type="float" office:value="1026.190928" calcext:value-type="float">
            <text:p>1026.190928</text:p>
          </table:table-cell>
          <table:table-cell table:formula="of:=[$T.E91]" office:value-type="float" office:value="6.12" calcext:value-type="float">
            <text:p>6.120000</text:p>
          </table:table-cell>
          <table:table-cell table:formula="of:=[$BC.E90]/1000000000" office:value-type="float" office:value="2.28336975" calcext:value-type="float">
            <text:p>2.283370</text:p>
          </table:table-cell>
          <table:table-cell table:number-columns-repeated="1637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  <table:table-cell table:formula="of:=[$UK.F77]/1000000" office:value-type="float" office:value="181.3476" calcext:value-type="float">
            <text:p>181.347600</text:p>
          </table:table-cell>
          <table:table-cell table:formula="of:=[$T.F92]" office:value-type="float" office:value="5" calcext:value-type="float">
            <text:p>5.000000</text:p>
          </table:table-cell>
          <table:table-cell table:formula="of:=[$UK.B77]/1000000" office:value-type="float" office:value="1082.46208" calcext:value-type="float">
            <text:p>1082.462080</text:p>
          </table:table-cell>
          <table:table-cell table:formula="of:=[$T.E92]" office:value-type="float" office:value="6.31" calcext:value-type="float">
            <text:p>6.310000</text:p>
          </table:table-cell>
          <table:table-cell table:formula="of:=[$BC.E91]/1000000000" office:value-type="float" office:value="2.612932986" calcext:value-type="float">
            <text:p>2.612933</text:p>
          </table:table-cell>
          <table:table-cell table:number-columns-repeated="1637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  <table:table-cell table:formula="of:=[$UK.F78]/1000000" office:value-type="float" office:value="207.06112" calcext:value-type="float">
            <text:p>207.061120</text:p>
          </table:table-cell>
          <table:table-cell table:formula="of:=[$T.F93]" office:value-type="float" office:value="5.25" calcext:value-type="float">
            <text:p>5.250000</text:p>
          </table:table-cell>
          <table:table-cell table:formula="of:=[$UK.B78]/1000000" office:value-type="float" office:value="1224.282304" calcext:value-type="float">
            <text:p>1224.282304</text:p>
          </table:table-cell>
          <table:table-cell table:formula="of:=[$T.E93]" office:value-type="float" office:value="6.94" calcext:value-type="float">
            <text:p>6.940000</text:p>
          </table:table-cell>
          <table:table-cell table:formula="of:=[$BC.E92]/1000000000" office:value-type="float" office:value="3.038645" calcext:value-type="float">
            <text:p>3.038645</text:p>
          </table:table-cell>
          <table:table-cell table:number-columns-repeated="1637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table:formula="of:=[$UK.F79]/1000000" office:value-type="float" office:value="198.57768" calcext:value-type="float">
            <text:p>198.577680</text:p>
          </table:table-cell>
          <table:table-cell table:formula="of:=[$T.F94]" office:value-type="float" office:value="4.37" calcext:value-type="float">
            <text:p>4.370000</text:p>
          </table:table-cell>
          <table:table-cell table:formula="of:=[$UK.B79]/1000000" office:value-type="float" office:value="1210.980288" calcext:value-type="float">
            <text:p>1210.980288</text:p>
          </table:table-cell>
          <table:table-cell table:formula="of:=[$T.E94]" office:value-type="float" office:value="6.44" calcext:value-type="float">
            <text:p>6.440000</text:p>
          </table:table-cell>
          <table:table-cell table:formula="of:=[$BC.E93]/1000000000" office:value-type="float" office:value="2.4552216" calcext:value-type="float">
            <text:p>2.455222</text:p>
          </table:table-cell>
          <table:table-cell table:number-columns-repeated="1637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  <table:table-cell table:formula="of:=[$UK.F80]/1000000" office:value-type="float" office:value="406.515424" calcext:value-type="float">
            <text:p>406.515424</text:p>
          </table:table-cell>
          <table:table-cell table:formula="of:=[$T.F95]" office:value-type="float" office:value="4.31" calcext:value-type="float">
            <text:p>4.310000</text:p>
          </table:table-cell>
          <table:table-cell table:formula="of:=[$UK.B80]/1000000" office:value-type="float" office:value="1154.732208" calcext:value-type="float">
            <text:p>1154.732208</text:p>
          </table:table-cell>
          <table:table-cell table:formula="of:=[$T.E95]" office:value-type="float" office:value="6.62" calcext:value-type="float">
            <text:p>6.620000</text:p>
          </table:table-cell>
          <table:table-cell table:formula="of:=[$BC.E94]/1000000000" office:value-type="float" office:value="3.26638532" calcext:value-type="float">
            <text:p>3.266385</text:p>
          </table:table-cell>
          <table:table-cell table:number-columns-repeated="1637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  <table:table-cell table:formula="of:=[$UK.F81]/1000000" office:value-type="float" office:value="260.69848" calcext:value-type="float">
            <text:p>260.698480</text:p>
          </table:table-cell>
          <table:table-cell table:formula="of:=[$T.F96]" office:value-type="float" office:value="3.87" calcext:value-type="float">
            <text:p>3.870000</text:p>
          </table:table-cell>
          <table:table-cell table:formula="of:=[$UK.B81]/1000000" office:value-type="float" office:value="1239.410592" calcext:value-type="float">
            <text:p>1239.410592</text:p>
          </table:table-cell>
          <table:table-cell table:formula="of:=[$T.E96]" office:value-type="float" office:value="5.75" calcext:value-type="float">
            <text:p>5.750000</text:p>
          </table:table-cell>
          <table:table-cell table:formula="of:=[$BC.E95]/1000000000" office:value-type="float" office:value="2.6394984" calcext:value-type="float">
            <text:p>2.639498</text:p>
          </table:table-cell>
          <table:table-cell table:number-columns-repeated="1637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  <table:table-cell table:formula="of:=[$UK.F82]/1000000" office:value-type="float" office:value="301.360192" calcext:value-type="float">
            <text:p>301.360192</text:p>
          </table:table-cell>
          <table:table-cell table:formula="of:=[$T.F97]" office:value-type="float" office:value="3.94" calcext:value-type="float">
            <text:p>3.940000</text:p>
          </table:table-cell>
          <table:table-cell table:formula="of:=[$UK.B82]/1000000" office:value-type="float" office:value="1211.60816" calcext:value-type="float">
            <text:p>1211.608160</text:p>
          </table:table-cell>
          <table:table-cell table:formula="of:=[$T.E97]" office:value-type="float" office:value="6" calcext:value-type="float">
            <text:p>6.000000</text:p>
          </table:table-cell>
          <table:table-cell table:formula="of:=[$BC.E96]/1000000000" office:value-type="float" office:value="2.70572" calcext:value-type="float">
            <text:p>2.705720</text:p>
          </table:table-cell>
          <table:table-cell table:number-columns-repeated="1637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table:formula="of:=[$UK.F83]/1000000" office:value-type="float" office:value="145.130048" calcext:value-type="float">
            <text:p>145.130048</text:p>
          </table:table-cell>
          <table:table-cell table:formula="of:=[$T.F98]" office:value-type="float" office:value="4.25" calcext:value-type="float">
            <text:p>4.250000</text:p>
          </table:table-cell>
          <table:table-cell table:formula="of:=[$UK.B83]/1000000" office:value-type="float" office:value="1050.546" calcext:value-type="float">
            <text:p>1050.546000</text:p>
          </table:table-cell>
          <table:table-cell table:formula="of:=[$T.E98]" office:value-type="float" office:value="5.62" calcext:value-type="float">
            <text:p>5.620000</text:p>
          </table:table-cell>
          <table:table-cell table:formula="of:=[$BC.E97]/1000000000" office:value-type="float" office:value="3.044544933" calcext:value-type="float">
            <text:p>3.044545</text:p>
          </table:table-cell>
          <table:table-cell table:number-columns-repeated="1637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  <table:table-cell table:formula="of:=[$UK.F84]/1000000" office:value-type="float" office:value="204.864128" calcext:value-type="float">
            <text:p>204.864128</text:p>
          </table:table-cell>
          <table:table-cell table:formula="of:=[$T.F99]" office:value-type="float" office:value="3.56" calcext:value-type="float">
            <text:p>3.560000</text:p>
          </table:table-cell>
          <table:table-cell table:formula="of:=[$UK.B84]/1000000" office:value-type="float" office:value="1292.536896" calcext:value-type="float">
            <text:p>1292.536896</text:p>
          </table:table-cell>
          <table:table-cell table:formula="of:=[$T.E99]" office:value-type="float" office:value="5.12" calcext:value-type="float">
            <text:p>5.120000</text:p>
          </table:table-cell>
          <table:table-cell table:formula="of:=[$BC.E98]/1000000000" office:value-type="float" office:value="3.037875629" calcext:value-type="float">
            <text:p>3.037876</text:p>
          </table:table-cell>
          <table:table-cell table:number-columns-repeated="1637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  <table:table-cell table:formula="of:=[$UK.F85]/1000000" office:value-type="float" office:value="276.50672" calcext:value-type="float">
            <text:p>276.506720</text:p>
          </table:table-cell>
          <table:table-cell table:formula="of:=[$T.F100]" office:value-type="float" office:value="3.56" calcext:value-type="float">
            <text:p>3.560000</text:p>
          </table:table-cell>
          <table:table-cell table:formula="of:=[$UK.B85]/1000000" office:value-type="float" office:value="1256.894464" calcext:value-type="float">
            <text:p>1256.894464</text:p>
          </table:table-cell>
          <table:table-cell table:formula="of:=[$T.E100]" office:value-type="float" office:value="5.5" calcext:value-type="float">
            <text:p>5.500000</text:p>
          </table:table-cell>
          <table:table-cell table:formula="of:=[$BC.E99]/1000000000" office:value-type="float" office:value="3.292272011" calcext:value-type="float">
            <text:p>3.292272</text:p>
          </table:table-cell>
          <table:table-cell table:number-columns-repeated="1637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  <table:table-cell table:formula="of:=[$UK.F86]/1000000" office:value-type="float" office:value="170.238768" calcext:value-type="float">
            <text:p>170.238768</text:p>
          </table:table-cell>
          <table:table-cell table:formula="of:=[$T.F101]" office:value-type="float" office:value="3.87" calcext:value-type="float">
            <text:p>3.870000</text:p>
          </table:table-cell>
          <table:table-cell table:formula="of:=[$UK.B86]/1000000" office:value-type="float" office:value="1348.57184" calcext:value-type="float">
            <text:p>1348.571840</text:p>
          </table:table-cell>
          <table:table-cell table:formula="of:=[$T.E101]" office:value-type="float" office:value="5.56" calcext:value-type="float">
            <text:p>5.560000</text:p>
          </table:table-cell>
          <table:table-cell table:formula="of:=[$BC.E100]/1000000000" office:value-type="float" office:value="3.30956433" calcext:value-type="float">
            <text:p>3.309564</text:p>
          </table:table-cell>
          <table:table-cell table:number-columns-repeated="1637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  <table:table-cell table:formula="of:=[$UK.F87]/1000000" office:value-type="float" office:value="273.81088" calcext:value-type="float">
            <text:p>273.810880</text:p>
          </table:table-cell>
          <table:table-cell table:formula="of:=[$T.F102]" office:value-type="float" office:value="4.19" calcext:value-type="float">
            <text:p>4.190000</text:p>
          </table:table-cell>
          <table:table-cell table:formula="of:=[$UK.B87]/1000000" office:value-type="float" office:value="1423.811872" calcext:value-type="float">
            <text:p>1423.811872</text:p>
          </table:table-cell>
          <table:table-cell table:formula="of:=[$T.E102]" office:value-type="float" office:value="5.94" calcext:value-type="float">
            <text:p>5.940000</text:p>
          </table:table-cell>
          <table:table-cell table:formula="of:=[$BC.E101]/1000000000" office:value-type="float" office:value="3.571860258" calcext:value-type="float">
            <text:p>3.571860</text:p>
          </table:table-cell>
          <table:table-cell table:number-columns-repeated="1637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  <table:table-cell table:formula="of:=[$UK.F88]/1000000" office:value-type="float" office:value="238.746704" calcext:value-type="float">
            <text:p>238.746704</text:p>
          </table:table-cell>
          <table:table-cell table:formula="of:=[$T.F103]" office:value-type="float" office:value="4.19" calcext:value-type="float">
            <text:p>4.190000</text:p>
          </table:table-cell>
          <table:table-cell table:formula="of:=[$UK.B88]/1000000" office:value-type="float" office:value="1316.756896" calcext:value-type="float">
            <text:p>1316.756896</text:p>
          </table:table-cell>
          <table:table-cell table:formula="of:=[$T.E103]" office:value-type="float" office:value="6" calcext:value-type="float">
            <text:p>6.000000</text:p>
          </table:table-cell>
          <table:table-cell table:formula="of:=[$BC.E102]/1000000000" office:value-type="float" office:value="4.092678381" calcext:value-type="float">
            <text:p>4.092678</text:p>
          </table:table-cell>
          <table:table-cell table:number-columns-repeated="1637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  <table:table-cell table:formula="of:=[$UK.F89]/1000000" office:value-type="float" office:value="100.820384" calcext:value-type="float">
            <text:p>100.820384</text:p>
          </table:table-cell>
          <table:table-cell table:formula="of:=[$T.F104]" office:value-type="float" office:value="3.44" calcext:value-type="float">
            <text:p>3.440000</text:p>
          </table:table-cell>
          <table:table-cell table:formula="of:=[$UK.B89]/1000000" office:value-type="float" office:value="1617.540736" calcext:value-type="float">
            <text:p>1617.540736</text:p>
          </table:table-cell>
          <table:table-cell table:formula="of:=[$T.E104]" office:value-type="float" office:value="4.68" calcext:value-type="float">
            <text:p>4.680000</text:p>
          </table:table-cell>
          <table:table-cell table:formula="of:=[$BC.E103]/1000000000" office:value-type="float" office:value="4.291805025" calcext:value-type="float">
            <text:p>4.291805</text:p>
          </table:table-cell>
          <table:table-cell table:number-columns-repeated="1637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  <table:table-cell table:formula="of:=[$UK.F90]/1000000" office:value-type="float" office:value="68.877984" calcext:value-type="float">
            <text:p>68.877984</text:p>
          </table:table-cell>
          <table:table-cell table:formula="of:=[$T.F105]" office:value-type="float" office:value="3.06" calcext:value-type="float">
            <text:p>3.060000</text:p>
          </table:table-cell>
          <table:table-cell table:formula="of:=[$UK.B90]/1000000" office:value-type="float" office:value="1405.528208" calcext:value-type="float">
            <text:p>1405.528208</text:p>
          </table:table-cell>
          <table:table-cell table:formula="of:=[$T.E105]" office:value-type="float" office:value="4.19" calcext:value-type="float">
            <text:p>4.190000</text:p>
          </table:table-cell>
          <table:table-cell table:formula="of:=[$BC.E104]/1000000000" office:value-type="float" office:value="3.17597301" calcext:value-type="float">
            <text:p>3.175973</text:p>
          </table:table-cell>
          <table:table-cell table:number-columns-repeated="1637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  <table:table-cell table:formula="of:=[$UK.F91]/1000000" office:value-type="float" office:value="62.461504" calcext:value-type="float">
            <text:p>62.461504</text:p>
          </table:table-cell>
          <table:table-cell table:formula="of:=[$T.F106]" office:value-type="float" office:value="3.56" calcext:value-type="float">
            <text:p>3.560000</text:p>
          </table:table-cell>
          <table:table-cell table:formula="of:=[$UK.B91]/1000000" office:value-type="float" office:value="1055.85536" calcext:value-type="float">
            <text:p>1055.855360</text:p>
          </table:table-cell>
          <table:table-cell table:formula="of:=[$T.E106]" office:value-type="float" office:value="4.62" calcext:value-type="float">
            <text:p>4.620000</text:p>
          </table:table-cell>
          <table:table-cell table:formula="of:=[$BC.E105]/1000000000" office:value-type="float" office:value="3.551682" calcext:value-type="float">
            <text:p>3.551682</text:p>
          </table:table-cell>
          <table:table-cell table:number-columns-repeated="1637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  <table:table-cell table:formula="of:=[$UK.F92]/1000000" office:value-type="float" office:value="77.447328" calcext:value-type="float">
            <text:p>77.447328</text:p>
          </table:table-cell>
          <table:table-cell table:formula="of:=[$T.F107]" office:value-type="float" office:value="2.62" calcext:value-type="float">
            <text:p>2.620000</text:p>
          </table:table-cell>
          <table:table-cell table:formula="of:=[$UK.B92]/1000000" office:value-type="float" office:value="1393.08904" calcext:value-type="float">
            <text:p>1393.089040</text:p>
          </table:table-cell>
          <table:table-cell table:formula="of:=[$T.E107]" office:value-type="float" office:value="3.81" calcext:value-type="float">
            <text:p>3.810000</text:p>
          </table:table-cell>
          <table:table-cell table:formula="of:=[$BC.E106]/1000000000" office:value-type="float" office:value="4.722896727" calcext:value-type="float">
            <text:p>4.722897</text:p>
          </table:table-cell>
          <table:table-cell table:number-columns-repeated="1637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  <table:table-cell table:formula="of:=[$UK.F93]/1000000" office:value-type="float" office:value="51.720928" calcext:value-type="float">
            <text:p>51.720928</text:p>
          </table:table-cell>
          <table:table-cell table:formula="of:=[$T.F108]" office:value-type="float" office:value="2.68" calcext:value-type="float">
            <text:p>2.680000</text:p>
          </table:table-cell>
          <table:table-cell table:formula="of:=[$UK.B93]/1000000" office:value-type="float" office:value="1394.796704" calcext:value-type="float">
            <text:p>1394.796704</text:p>
          </table:table-cell>
          <table:table-cell table:formula="of:=[$T.E108]" office:value-type="float" office:value="3.84" calcext:value-type="float">
            <text:p>3.840000</text:p>
          </table:table-cell>
          <table:table-cell table:formula="of:=[$BC.E107]/1000000000" office:value-type="float" office:value="3.415841838" calcext:value-type="float">
            <text:p>3.415842</text:p>
          </table:table-cell>
          <table:table-cell table:number-columns-repeated="1637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  <table:table-cell table:formula="of:=[$UK.F94]/1000000" office:value-type="float" office:value="66.176656" calcext:value-type="float">
            <text:p>66.176656</text:p>
          </table:table-cell>
          <table:table-cell table:formula="of:=[$T.F109]" office:value-type="float" office:value="3.09" calcext:value-type="float">
            <text:p>3.090000</text:p>
          </table:table-cell>
          <table:table-cell table:formula="of:=[$UK.B94]/1000000" office:value-type="float" office:value="1394.027152" calcext:value-type="float">
            <text:p>1394.027152</text:p>
          </table:table-cell>
          <table:table-cell table:formula="of:=[$T.E109]" office:value-type="float" office:value="4.34" calcext:value-type="float">
            <text:p>4.340000</text:p>
          </table:table-cell>
          <table:table-cell table:formula="of:=[$BC.E108]/1000000000" office:value-type="float" office:value="4.070100285" calcext:value-type="float">
            <text:p>4.070100</text:p>
          </table:table-cell>
          <table:table-cell table:number-columns-repeated="1637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  <table:table-cell table:formula="of:=[$UK.F95]/1000000" office:value-type="float" office:value="42.096096" calcext:value-type="float">
            <text:p>42.096096</text:p>
          </table:table-cell>
          <table:table-cell table:formula="of:=[$T.F110]" office:value-type="float" office:value="3.34" calcext:value-type="float">
            <text:p>3.340000</text:p>
          </table:table-cell>
          <table:table-cell table:formula="of:=[$UK.B95]/1000000" office:value-type="float" office:value="1380.18608" calcext:value-type="float">
            <text:p>1380.186080</text:p>
          </table:table-cell>
          <table:table-cell table:formula="of:=[$T.E110]" office:value-type="float" office:value="3.91" calcext:value-type="float">
            <text:p>3.910000</text:p>
          </table:table-cell>
          <table:table-cell table:formula="of:=[$BC.E109]/1000000000" office:value-type="float" office:value="5.252767074" calcext:value-type="float">
            <text:p>5.252767</text:p>
          </table:table-cell>
          <table:table-cell table:number-columns-repeated="1637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  <table:table-cell table:formula="of:=[$UK.F96]/1000000" office:value-type="float" office:value="27.349728" calcext:value-type="float">
            <text:p>27.349728</text:p>
          </table:table-cell>
          <table:table-cell table:formula="of:=[$T.F111]" office:value-type="float" office:value="2.87" calcext:value-type="float">
            <text:p>2.870000</text:p>
          </table:table-cell>
          <table:table-cell table:formula="of:=[$UK.B96]/1000000" office:value-type="float" office:value="1805.353424" calcext:value-type="float">
            <text:p>1805.353424</text:p>
          </table:table-cell>
          <table:table-cell table:formula="of:=[$T.E111]" office:value-type="float" office:value="3.31" calcext:value-type="float">
            <text:p>3.310000</text:p>
          </table:table-cell>
          <table:table-cell table:formula="of:=[$BC.E110]/1000000000" office:value-type="float" office:value="5.471521245" calcext:value-type="float">
            <text:p>5.471521</text:p>
          </table:table-cell>
          <table:table-cell table:number-columns-repeated="1637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  <table:table-cell table:formula="of:=[$UK.F97]/1000000" office:value-type="float" office:value="30.94336" calcext:value-type="float">
            <text:p>30.943360</text:p>
          </table:table-cell>
          <table:table-cell table:formula="of:=[$T.F112]" office:value-type="float" office:value="3.03" calcext:value-type="float">
            <text:p>3.030000</text:p>
          </table:table-cell>
          <table:table-cell table:formula="of:=[$UK.B97]/1000000" office:value-type="float" office:value="1233.95888" calcext:value-type="float">
            <text:p>1233.958880</text:p>
          </table:table-cell>
          <table:table-cell table:formula="of:=[$T.E112]" office:value-type="float" office:value="3.56" calcext:value-type="float">
            <text:p>3.560000</text:p>
          </table:table-cell>
          <table:table-cell table:formula="of:=[$BC.E111]/1000000000" office:value-type="float" office:value="4.544721708" calcext:value-type="float">
            <text:p>4.544722</text:p>
          </table:table-cell>
          <table:table-cell table:number-columns-repeated="1637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  <table:table-cell table:formula="of:=[$UK.F98]/1000000" office:value-type="float" office:value="36.83232" calcext:value-type="float">
            <text:p>36.832320</text:p>
          </table:table-cell>
          <table:table-cell table:formula="of:=[$T.F113]" office:value-type="float" office:value="4.4" calcext:value-type="float">
            <text:p>4.400000</text:p>
          </table:table-cell>
          <table:table-cell table:formula="of:=[$UK.B98]/1000000" office:value-type="float" office:value="1365.298928" calcext:value-type="float">
            <text:p>1365.298928</text:p>
          </table:table-cell>
          <table:table-cell table:formula="of:=[$T.E113]" office:value-type="float" office:value="4.87" calcext:value-type="float">
            <text:p>4.870000</text:p>
          </table:table-cell>
          <table:table-cell table:formula="of:=[$BC.E112]/1000000000" office:value-type="float" office:value="4.928134562" calcext:value-type="float">
            <text:p>4.928135</text:p>
          </table:table-cell>
          <table:table-cell table:number-columns-repeated="1637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  <table:table-cell table:formula="of:=[$UK.F99]/1000000" office:value-type="float" office:value="37.740976" calcext:value-type="float">
            <text:p>37.740976</text:p>
          </table:table-cell>
          <table:table-cell table:formula="of:=[$T.F114]" office:value-type="float" office:value="4.37" calcext:value-type="float">
            <text:p>4.370000</text:p>
          </table:table-cell>
          <table:table-cell table:formula="of:=[$UK.B99]/1000000" office:value-type="float" office:value="1480.785936" calcext:value-type="float">
            <text:p>1480.785936</text:p>
          </table:table-cell>
          <table:table-cell table:formula="of:=[$T.E114]" office:value-type="float" office:value="5.16" calcext:value-type="float">
            <text:p>5.160000</text:p>
          </table:table-cell>
          <table:table-cell table:formula="of:=[$BC.E113]/1000000000" office:value-type="float" office:value="5.17654704" calcext:value-type="float">
            <text:p>5.176547</text:p>
          </table:table-cell>
          <table:table-cell table:number-columns-repeated="1637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  <table:table-cell table:formula="of:=[$UK.F100]/1000000" office:value-type="float" office:value="33.057808" calcext:value-type="float">
            <text:p>33.057808</text:p>
          </table:table-cell>
          <table:table-cell table:formula="of:=[$T.F115]" office:value-type="float" office:value="4.19" calcext:value-type="float">
            <text:p>4.190000</text:p>
          </table:table-cell>
          <table:table-cell table:formula="of:=[$UK.B100]/1000000" office:value-type="float" office:value="1363.839232" calcext:value-type="float">
            <text:p>1363.839232</text:p>
          </table:table-cell>
          <table:table-cell table:formula="of:=[$T.E115]" office:value-type="float" office:value="4.78" calcext:value-type="float">
            <text:p>4.780000</text:p>
          </table:table-cell>
          <table:table-cell table:formula="of:=[$BC.E114]/1000000000" office:value-type="float" office:value="5.16698208" calcext:value-type="float">
            <text:p>5.166982</text:p>
          </table:table-cell>
          <table:table-cell table:number-columns-repeated="1637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  <table:table-cell table:formula="of:=[$UK.F101]/1000000" office:value-type="float" office:value="81.836272" calcext:value-type="float">
            <text:p>81.836272</text:p>
          </table:table-cell>
          <table:table-cell table:formula="of:=[$T.F116]" office:value-type="float" office:value="4.47" calcext:value-type="float">
            <text:p>4.470000</text:p>
          </table:table-cell>
          <table:table-cell table:formula="of:=[$UK.B101]/1000000" office:value-type="float" office:value="1361.138128" calcext:value-type="float">
            <text:p>1361.138128</text:p>
          </table:table-cell>
          <table:table-cell table:formula="of:=[$T.E116]" office:value-type="float" office:value="5.44" calcext:value-type="float">
            <text:p>5.440000</text:p>
          </table:table-cell>
          <table:table-cell table:formula="of:=[$BC.E115]/1000000000" office:value-type="float" office:value="4.787514638" calcext:value-type="float">
            <text:p>4.787515</text:p>
          </table:table-cell>
          <table:table-cell table:number-columns-repeated="1637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  <table:table-cell table:formula="of:=[$UK.F102]/1000000" office:value-type="float" office:value="94.977456" calcext:value-type="float">
            <text:p>94.977456</text:p>
          </table:table-cell>
          <table:table-cell table:formula="of:=[$T.F117]" office:value-type="float" office:value="5.56" calcext:value-type="float">
            <text:p>5.560000</text:p>
          </table:table-cell>
          <table:table-cell table:formula="of:=[$UK.B102]/1000000" office:value-type="float" office:value="1490.764576" calcext:value-type="float">
            <text:p>1490.764576</text:p>
          </table:table-cell>
          <table:table-cell table:formula="of:=[$T.E117]" office:value-type="float" office:value="6.94" calcext:value-type="float">
            <text:p>6.940000</text:p>
          </table:table-cell>
          <table:table-cell table:formula="of:=[$BC.E116]/1000000000" office:value-type="float" office:value="6.54731418" calcext:value-type="float">
            <text:p>6.547314</text:p>
          </table:table-cell>
          <table:table-cell table:number-columns-repeated="1637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  <table:table-cell table:formula="of:=[$UK.F103]/1000000" office:value-type="float" office:value="49.258944" calcext:value-type="float">
            <text:p>49.258944</text:p>
          </table:table-cell>
          <table:table-cell table:formula="of:=[$T.F118]" office:value-type="float" office:value="4.62" calcext:value-type="float">
            <text:p>4.620000</text:p>
          </table:table-cell>
          <table:table-cell table:formula="of:=[$UK.B103]/1000000" office:value-type="float" office:value="1734.139904" calcext:value-type="float">
            <text:p>1734.139904</text:p>
          </table:table-cell>
          <table:table-cell table:formula="of:=[$T.E118]" office:value-type="float" office:value="4.93" calcext:value-type="float">
            <text:p>4.930000</text:p>
          </table:table-cell>
          <table:table-cell table:formula="of:=[$BC.E117]/1000000000" office:value-type="float" office:value="5.14828896" calcext:value-type="float">
            <text:p>5.148289</text:p>
          </table:table-cell>
          <table:table-cell table:number-columns-repeated="1637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  <table:table-cell table:formula="of:=[$UK.F104]/1000000" office:value-type="float" office:value="71.320032" calcext:value-type="float">
            <text:p>71.320032</text:p>
          </table:table-cell>
          <table:table-cell table:formula="of:=[$T.F119]" office:value-type="float" office:value="5" calcext:value-type="float">
            <text:p>5.000000</text:p>
          </table:table-cell>
          <table:table-cell table:formula="of:=[$UK.B104]/1000000" office:value-type="float" office:value="1488.455808" calcext:value-type="float">
            <text:p>1488.455808</text:p>
          </table:table-cell>
          <table:table-cell table:formula="of:=[$T.E119]" office:value-type="float" office:value="5.94" calcext:value-type="float">
            <text:p>5.940000</text:p>
          </table:table-cell>
          <table:table-cell table:formula="of:=[$BC.E118]/1000000000" office:value-type="float" office:value="6.3865272" calcext:value-type="float">
            <text:p>6.386527</text:p>
          </table:table-cell>
          <table:table-cell table:number-columns-repeated="1637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  <table:table-cell table:formula="of:=[$UK.F105]/1000000" office:value-type="float" office:value="106.591408" calcext:value-type="float">
            <text:p>106.591408</text:p>
          </table:table-cell>
          <table:table-cell table:formula="of:=[$T.F120]" office:value-type="float" office:value="4.87" calcext:value-type="float">
            <text:p>4.870000</text:p>
          </table:table-cell>
          <table:table-cell table:formula="of:=[$UK.B105]/1000000" office:value-type="float" office:value="1755.697328" calcext:value-type="float">
            <text:p>1755.697328</text:p>
          </table:table-cell>
          <table:table-cell table:formula="of:=[$T.E120]" office:value-type="float" office:value="6.38" calcext:value-type="float">
            <text:p>6.380000</text:p>
          </table:table-cell>
          <table:table-cell table:formula="of:=[$BC.E119]/1000000000" office:value-type="float" office:value="5.459075124" calcext:value-type="float">
            <text:p>5.459075</text:p>
          </table:table-cell>
          <table:table-cell table:number-columns-repeated="1637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  <table:table-cell table:formula="of:=[$UK.F106]/1000000" office:value-type="float" office:value="70.340664" calcext:value-type="float">
            <text:p>70.340664</text:p>
          </table:table-cell>
          <table:table-cell table:formula="of:=[$T.F121]" office:value-type="float" office:value="5.03" calcext:value-type="float">
            <text:p>5.030000</text:p>
          </table:table-cell>
          <table:table-cell table:formula="of:=[$UK.B106]/1000000" office:value-type="float" office:value="1588.503168" calcext:value-type="float">
            <text:p>1588.503168</text:p>
          </table:table-cell>
          <table:table-cell table:formula="of:=[$T.E121]" office:value-type="float" office:value="6.19" calcext:value-type="float">
            <text:p>6.190000</text:p>
          </table:table-cell>
          <table:table-cell table:formula="of:=[$BC.E120]/1000000000" office:value-type="float" office:value="6.501151404" calcext:value-type="float">
            <text:p>6.501151</text:p>
          </table:table-cell>
          <table:table-cell table:number-columns-repeated="1637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  <table:table-cell table:formula="of:=[$UK.F107]/1000000" office:value-type="float" office:value="75.621168" calcext:value-type="float">
            <text:p>75.621168</text:p>
          </table:table-cell>
          <table:table-cell table:formula="of:=[$T.F122]" office:value-type="float" office:value="4.94" calcext:value-type="float">
            <text:p>4.940000</text:p>
          </table:table-cell>
          <table:table-cell table:formula="of:=[$UK.B107]/1000000" office:value-type="float" office:value="1640.484832" calcext:value-type="float">
            <text:p>1640.484832</text:p>
          </table:table-cell>
          <table:table-cell table:formula="of:=[$T.E122]" office:value-type="float" office:value="5.5" calcext:value-type="float">
            <text:p>5.500000</text:p>
          </table:table-cell>
          <table:table-cell table:number-columns-repeated="16375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  <table:table-cell table:formula="of:=[$UK.F108]/1000000" office:value-type="float" office:value="107.829258706069" calcext:value-type="float">
            <text:p>107.829259</text:p>
          </table:table-cell>
          <table:table-cell table:formula="of:=[$T.F123]" office:value-type="float" office:value="6.06" calcext:value-type="float">
            <text:p>6.060000</text:p>
          </table:table-cell>
          <table:table-cell table:formula="of:=[$UK.B108]/1000000" office:value-type="float" office:value="1470.1288" calcext:value-type="float">
            <text:p>1470.128800</text:p>
          </table:table-cell>
          <table:table-cell table:formula="of:=[$T.E123]" office:value-type="float" office:value="7.86" calcext:value-type="float">
            <text:p>7.860000</text:p>
          </table:table-cell>
          <table:table-cell table:number-columns-repeated="16375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  <table:table-cell table:formula="of:=[$UK.F109]/1000000" office:value-type="float" office:value="79.2175251338108" calcext:value-type="float">
            <text:p>79.217525</text:p>
          </table:table-cell>
          <table:table-cell table:formula="of:=[$T.F124]" office:value-type="float" office:value="6.78" calcext:value-type="float">
            <text:p>6.780000</text:p>
          </table:table-cell>
          <table:table-cell table:formula="of:=[$UK.B109]/1000000" office:value-type="float" office:value="1682.3898" calcext:value-type="float">
            <text:p>1682.389800</text:p>
          </table:table-cell>
          <table:table-cell table:formula="of:=[$T.E124]" office:value-type="float" office:value="7.84" calcext:value-type="float">
            <text:p>7.840000</text:p>
          </table:table-cell>
          <table:table-cell table:number-columns-repeated="16375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  <table:table-cell table:formula="of:=[$UK.F110]/1000000" office:value-type="float" office:value="56.5139126347531" calcext:value-type="float">
            <text:p>56.513913</text:p>
          </table:table-cell>
          <table:table-cell table:formula="of:=[$T.F125]" office:value-type="float" office:value="5.44" calcext:value-type="float">
            <text:p>5.440000</text:p>
          </table:table-cell>
          <table:table-cell table:formula="of:=[$UK.B110]/1000000" office:value-type="float" office:value="2164.8722" calcext:value-type="float">
            <text:p>2164.872200</text:p>
          </table:table-cell>
          <table:table-cell table:formula="of:=[$T.E125]" office:value-type="float" office:value="6.09" calcext:value-type="float">
            <text:p>6.090000</text:p>
          </table:table-cell>
          <table:table-cell table:number-columns-repeated="16375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  <table:table-cell table:formula="of:=[$UK.F111]/1000000" office:value-type="float" office:value="51.2033420354316" calcext:value-type="float">
            <text:p>51.203342</text:p>
          </table:table-cell>
          <table:table-cell table:formula="of:=[$T.F126]" office:value-type="float" office:value="5.91" calcext:value-type="float">
            <text:p>5.910000</text:p>
          </table:table-cell>
          <table:table-cell table:formula="of:=[$UK.B111]/1000000" office:value-type="float" office:value="1584.7695" calcext:value-type="float">
            <text:p>1584.769500</text:p>
          </table:table-cell>
          <table:table-cell table:formula="of:=[$T.E126]" office:value-type="float" office:value="6.76" calcext:value-type="float">
            <text:p>6.760000</text:p>
          </table:table-cell>
          <table:table-cell table:number-columns-repeated="16375"/>
        </table:table-row>
      </table:table>
      <table:table table:name="calculations" table:style-name="ta1">
        <office:forms form:automatic-focus="false" form:apply-design-mode="false"/>
        <table:shapes>
          <draw:frame draw:z-index="0" draw:style-name="gr1" draw:text-style-name="P1" svg:width="12.417cm" svg:height="8.997cm" svg:x="15.736cm" svg:y="35.569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.999cm" svg:height="8.999cm" svg:x="32.756cm" svg:y="35.094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6384" table:default-cell-style-name="ce9"/>
        <table:table-row table:style-name="ro2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y_Captive laborer</text:p>
          </table:table-cell>
          <table:table-cell table:style-name="ce7" office:value-type="string" calcext:value-type="string">
            <text:p>Industrial laborer</text:p>
          </table:table-cell>
          <table:table-cell table:style-name="ce7" office:value-type="string" calcext:value-type="string">
            <text:p>Production worker, houry</text:p>
          </table:table-cell>
          <table:table-cell table:style-name="ce7" office:value-type="string" calcext:value-type="string">
            <text:p>Weekly hours</text:p>
          </table:table-cell>
          <table:table-cell table:style-name="ce7" office:value-type="string" calcext:value-type="string">
            <text:p>i_Interest rate</text:p>
          </table:table-cell>
          <table:table-cell table:style-name="ce7" office:value-type="string" calcext:value-type="string">
            <text:p>p_Population growth rate</text:p>
          </table:table-cell>
          <table:table-cell table:style-name="ce7" office:value-type="string" calcext:value-type="string">
            <text:p>P_Enslaved population</text:p>
          </table:table-cell>
          <table:table-cell table:style-name="ce7" office:value-type="string" calcext:value-type="string">
            <text:p>L_Enslaved labor force</text:p>
          </table:table-cell>
          <table:table-cell table:style-name="ce7" office:value-type="string" calcext:value-type="string">
            <text:p>λ_population-to-labor force rate</text:p>
          </table:table-cell>
          <table:table-cell table:style-name="ce7" office:value-type="string" calcext:value-type="string">
            <text:p>v_Average value</text:p>
          </table:table-cell>
          <table:table-cell table:style-name="ce7" office:value-type="string" calcext:value-type="string">
            <text:p>c_Consumption</text:p>
          </table:table-cell>
          <table:table-cell table:style-name="ce7" office:value-type="string" calcext:value-type="string">
            <text:p>CPI</text:p>
          </table:table-cell>
          <table:table-cell table:style-name="ce7" office:value-type="string" calcext:value-type="string">
            <text:p>g_Guarding</text:p>
          </table:table-cell>
          <table:table-cell table:number-columns-repeated="1637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0"/>
          <table:table-cell table:style-name="ce10" table:formula="of:=[.D2]*[.E2]*52" office:value-type="float" office:value="143.728" calcext:value-type="float">
            <text:p>143.7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3" table:formula="of:=[.E3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/>
          <table:table-cell table:style-name="ce10" table:formula="of:=[$M.C2]" office:value-type="float" office:value="893602" calcext:value-type="float">
            <text:p>893,602.0</text:p>
          </table:table-cell>
          <table:table-cell table:style-name="ce10" table:formula="of:=([$W.B3]+[$W.J3])*1000" office:value-type="float" office:value="516700" calcext:value-type="float">
            <text:p>516,700.0</text:p>
          </table:table-cell>
          <table:table-cell table:style-name="ce10" table:formula="of:=[.H2]/[.I2]" office:value-type="float" office:value="1.72944068124637" calcext:value-type="float">
            <text:p>1.7</text:p>
          </table:table-cell>
          <table:table-cell table:style-name="ce16"/>
          <table:table-cell table:style-name="ce13" table:formula="of:=[.L$62]*[.M2]/[.M$62]" office:value-type="float" office:value="43.7123449131514" calcext:value-type="float">
            <text:p>43.7</text:p>
          </table:table-cell>
          <table:table-cell table:style-name="ce10" office:value-type="float" office:value="12.17" calcext:value-type="float">
            <text:p>12.2</text:p>
          </table:table-cell>
          <table:table-cell table:style-name="ce13" table:formula="of:=[.N$62]*[.D2]/[.D$62]" office:value-type="float" office:value="5.1948051948052" calcext:value-type="float">
            <text:p>5.2</text:p>
          </table:table-cell>
          <table:table-cell table:number-columns-repeated="16370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0"/>
          <table:table-cell table:style-name="ce10" table:formula="of:=[.D3]*[.E3]*52" office:value-type="float" office:value="143.728" calcext:value-type="float">
            <text:p>143.7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3" table:formula="of:=[.E4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]-[.H2])/[.H2]*100" office:value-type="float" office:value="2.91766771415264" calcext:value-type="float">
            <text:p>2.9</text:p>
          </table:table-cell>
          <table:table-cell table:style-name="ce15" table:formula="of:=[.H2]+([.H2]*(RATE(([.$A$6]-[.$A$2]);0;[.H$2];-[.H$6])))" office:value-type="float" office:value="919674.337047022" calcext:value-type="float">
            <text:p>919,674.3</text:p>
          </table:table-cell>
          <table:table-cell table:style-name="ce13" table:formula="of:=[.H3]*[.J3]" office:value-type="float" office:value="1589051.61850807" calcext:value-type="float">
            <text:p>1,589,051.6</text:p>
          </table:table-cell>
          <table:table-cell table:style-name="ce14" table:formula="of:=[.J2]+([.J$12]-[.J$2])/(ROW([.J$12])-ROW([.J$2]))" office:value-type="float" office:value="1.72784164404364" calcext:value-type="float">
            <text:p>1.7</text:p>
          </table:table-cell>
          <table:table-cell table:style-name="ce16"/>
          <table:table-cell table:style-name="ce13" table:formula="of:=[.L$62]*[.M3]/[.M$62]" office:value-type="float" office:value="44.2870347394541" calcext:value-type="float">
            <text:p>44.3</text:p>
          </table:table-cell>
          <table:table-cell table:style-name="ce10" office:value-type="float" office:value="12.33" calcext:value-type="float">
            <text:p>12.3</text:p>
          </table:table-cell>
          <table:table-cell table:style-name="ce13" table:formula="of:=[.N$62]*[.D3]/[.D$62]" office:value-type="float" office:value="5.1948051948052" calcext:value-type="float">
            <text:p>5.2</text:p>
          </table:table-cell>
          <table:table-cell table:number-columns-repeated="16370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0"/>
          <table:table-cell table:style-name="ce10" table:formula="of:=[.D4]*[.E4]*52" office:value-type="float" office:value="158.1008" calcext:value-type="float">
            <text:p>158.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3" table:formula="of:=[.E5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]-[.H3])/[.H3]*100" office:value-type="float" office:value="2.91766771415265" calcext:value-type="float">
            <text:p>2.9</text:p>
          </table:table-cell>
          <table:table-cell table:style-name="ce15" table:formula="of:=[.H3]+([.H3]*(RATE(([.$A$6]-[.$A$2]);0;[.H$2];-[.H$6])))" office:value-type="float" office:value="946507.378254391" calcext:value-type="float">
            <text:p>946,507.4</text:p>
          </table:table-cell>
          <table:table-cell table:style-name="ce13" table:formula="of:=[.H4]*[.J4]" office:value-type="float" office:value="1633901.36403201" calcext:value-type="float">
            <text:p>1,633,901.4</text:p>
          </table:table-cell>
          <table:table-cell table:style-name="ce14" table:formula="of:=[.J3]+([.J$12]-[.J$2])/(ROW([.J$12])-ROW([.J$2]))" office:value-type="float" office:value="1.72624260684091" calcext:value-type="float">
            <text:p>1.7</text:p>
          </table:table-cell>
          <table:table-cell table:style-name="ce16"/>
          <table:table-cell table:style-name="ce13" table:formula="of:=[.L$62]*[.M4]/[.M$62]" office:value-type="float" office:value="37.3189205955335" calcext:value-type="float">
            <text:p>37.3</text:p>
          </table:table-cell>
          <table:table-cell table:style-name="ce10" office:value-type="float" office:value="10.39" calcext:value-type="float">
            <text:p>10.4</text:p>
          </table:table-cell>
          <table:table-cell table:style-name="ce13" table:formula="of:=[.N$62]*[.D4]/[.D$62]" office:value-type="float" office:value="5.71428571428571" calcext:value-type="float">
            <text:p>5.7</text:p>
          </table:table-cell>
          <table:table-cell table:number-columns-repeated="16370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0"/>
          <table:table-cell table:style-name="ce10" table:formula="of:=[.D5]*[.E5]*52" office:value-type="float" office:value="158.1008" calcext:value-type="float">
            <text:p>158.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3" table:formula="of:=[.E6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]-[.H4])/[.H4]*100" office:value-type="float" office:value="2.91766771415265" calcext:value-type="float">
            <text:p>2.9</text:p>
          </table:table-cell>
          <table:table-cell table:style-name="ce15" table:formula="of:=[.H4]+([.H4]*(RATE(([.$A$6]-[.$A$2]);0;[.H$2];-[.H$6])))" office:value-type="float" office:value="974123.318441792" calcext:value-type="float">
            <text:p>974,123.3</text:p>
          </table:table-cell>
          <table:table-cell table:style-name="ce13" table:formula="of:=[.H5]*[.J5]" office:value-type="float" office:value="1680015.51718523" calcext:value-type="float">
            <text:p>1,680,015.5</text:p>
          </table:table-cell>
          <table:table-cell table:style-name="ce14" table:formula="of:=[.J4]+([.J$12]-[.J$2])/(ROW([.J$12])-ROW([.J$2]))" office:value-type="float" office:value="1.72464356963817" calcext:value-type="float">
            <text:p>1.7</text:p>
          </table:table-cell>
          <table:table-cell table:style-name="ce16"/>
          <table:table-cell table:style-name="ce13" table:formula="of:=[.L$62]*[.M5]/[.M$62]" office:value-type="float" office:value="39.366253101737" calcext:value-type="float">
            <text:p>39.4</text:p>
          </table:table-cell>
          <table:table-cell table:style-name="ce10" office:value-type="float" office:value="10.96" calcext:value-type="float">
            <text:p>11.0</text:p>
          </table:table-cell>
          <table:table-cell table:style-name="ce13" table:formula="of:=[.N$62]*[.D5]/[.D$62]" office:value-type="float" office:value="5.71428571428571" calcext:value-type="float">
            <text:p>5.7</text:p>
          </table:table-cell>
          <table:table-cell table:number-columns-repeated="16370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0" table:formula="of:=([.K6]*([.F6]-[.G6])/100+[.L6])*[.J6]+[.N6]" office:value-type="float" office:value="103.746302992635" calcext:value-type="float">
            <text:p>103.7</text:p>
          </table:table-cell>
          <table:table-cell table:style-name="ce10" table:formula="of:=[.D6]*[.E6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7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6]-[.H5])/[.H5]*100" office:value-type="float" office:value="2.91766771415262" calcext:value-type="float">
            <text:p>2.9</text:p>
          </table:table-cell>
          <table:table-cell table:style-name="ce10" table:formula="of:=[$'R&amp;S'.B2]" office:value-type="float" office:value="1002545" calcext:value-type="float">
            <text:p>1,002,545.0</text:p>
          </table:table-cell>
          <table:table-cell table:style-name="ce13" table:formula="of:=[.H6]*[.J6]" office:value-type="float" office:value="1727429.68077049" calcext:value-type="float">
            <text:p>1,727,429.7</text:p>
          </table:table-cell>
          <table:table-cell table:style-name="ce14" table:formula="of:=[.J5]+([.J$12]-[.J$2])/(ROW([.J$12])-ROW([.J$2]))" office:value-type="float" office:value="1.72304453243544" calcext:value-type="float">
            <text:p>1.7</text:p>
          </table:table-cell>
          <table:table-cell table:style-name="ce10" table:formula="of:=[$'R&amp;S'.E2]" office:value-type="float" office:value="308" calcext:value-type="float">
            <text:p>308.0</text:p>
          </table:table-cell>
          <table:table-cell table:style-name="ce13" table:formula="of:=[.L$62]*[.M6]/[.M$62]" office:value-type="float" office:value="41.0903225806452" calcext:value-type="float">
            <text:p>41.1</text:p>
          </table:table-cell>
          <table:table-cell table:style-name="ce10" office:value-type="float" office:value="11.44" calcext:value-type="float">
            <text:p>11.4</text:p>
          </table:table-cell>
          <table:table-cell table:style-name="ce13" table:formula="of:=[.N$62]*[.D6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0" table:formula="of:=([.K7]*([.F7]-[.G7])/100+[.L7])*[.J7]+[.N7]" office:value-type="float" office:value="95.766659000319" calcext:value-type="float">
            <text:p>95.8</text:p>
          </table:table-cell>
          <table:table-cell table:style-name="ce10" table:formula="of:=[.D7]*[.E7]*52" office:value-type="float" office:value="168.8804" calcext:value-type="float">
            <text:p>168.9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3" table:formula="of:=[.E8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7]-[.H6])/[.H6]*100" office:value-type="float" office:value="2.9176745183508" calcext:value-type="float">
            <text:p>2.9</text:p>
          </table:table-cell>
          <table:table-cell table:style-name="ce10" table:formula="of:=[$'R&amp;S'.B3]" office:value-type="float" office:value="1031796" calcext:value-type="float">
            <text:p>1,031,796.0</text:p>
          </table:table-cell>
          <table:table-cell table:style-name="ce13" table:formula="of:=[.H7]*[.J7]" office:value-type="float" office:value="1776180.57619913" calcext:value-type="float">
            <text:p>1,776,180.6</text:p>
          </table:table-cell>
          <table:table-cell table:style-name="ce14" table:formula="of:=[.J6]+([.J$12]-[.J$2])/(ROW([.J$12])-ROW([.J$2]))" office:value-type="float" office:value="1.72144549523271" calcext:value-type="float">
            <text:p>1.7</text:p>
          </table:table-cell>
          <table:table-cell table:style-name="ce10" table:formula="of:=[$'R&amp;S'.E3]" office:value-type="float" office:value="222" calcext:value-type="float">
            <text:p>222.0</text:p>
          </table:table-cell>
          <table:table-cell table:style-name="ce13" table:formula="of:=[.L$62]*[.M7]/[.M$62]" office:value-type="float" office:value="40.8029776674938" calcext:value-type="float">
            <text:p>40.8</text:p>
          </table:table-cell>
          <table:table-cell table:style-name="ce10" office:value-type="float" office:value="11.36" calcext:value-type="float">
            <text:p>11.4</text:p>
          </table:table-cell>
          <table:table-cell table:style-name="ce13" table:formula="of:=[.N$62]*[.D7]/[.D$62]" office:value-type="float" office:value="6.1038961038961" calcext:value-type="float">
            <text:p>6.1</text:p>
          </table:table-cell>
          <table:table-cell table:number-columns-repeated="16370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0" table:formula="of:=([.K8]*([.F8]-[.G8])/100+[.L8])*[.J8]+[.N8]" office:value-type="float" office:value="106.822123967732" calcext:value-type="float">
            <text:p>106.8</text:p>
          </table:table-cell>
          <table:table-cell table:style-name="ce10" table:formula="of:=[.D8]*[.E8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9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8]-[.H7])/[.H7]*100" office:value-type="float" office:value="2.91772792296152" calcext:value-type="float">
            <text:p>2.9</text:p>
          </table:table-cell>
          <table:table-cell table:style-name="ce10" table:formula="of:=[$'R&amp;S'.B4]" office:value-type="float" office:value="1061901" calcext:value-type="float">
            <text:p>1,061,901.0</text:p>
          </table:table-cell>
          <table:table-cell table:style-name="ce13" table:formula="of:=[.H8]*[.J8]" office:value-type="float" office:value="1826306.67362849" calcext:value-type="float">
            <text:p>1,826,306.7</text:p>
          </table:table-cell>
          <table:table-cell table:style-name="ce14" table:formula="of:=[.J7]+([.J$12]-[.J$2])/(ROW([.J$12])-ROW([.J$2]))" office:value-type="float" office:value="1.71984645802997" calcext:value-type="float">
            <text:p>1.7</text:p>
          </table:table-cell>
          <table:table-cell table:style-name="ce10" table:formula="of:=[$'R&amp;S'.E4]" office:value-type="float" office:value="317" calcext:value-type="float">
            <text:p>317.0</text:p>
          </table:table-cell>
          <table:table-cell table:style-name="ce13" table:formula="of:=[.L$62]*[.M8]/[.M$62]" office:value-type="float" office:value="42.527047146402" calcext:value-type="float">
            <text:p>42.5</text:p>
          </table:table-cell>
          <table:table-cell table:style-name="ce10" office:value-type="float" office:value="11.84" calcext:value-type="float">
            <text:p>11.8</text:p>
          </table:table-cell>
          <table:table-cell table:style-name="ce13" table:formula="of:=[.N$62]*[.D8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0" table:formula="of:=([.K9]*([.F9]-[.G9])/100+[.L9])*[.J9]+[.N9]" office:value-type="float" office:value="100.072055889788" calcext:value-type="float">
            <text:p>100.1</text:p>
          </table:table-cell>
          <table:table-cell table:style-name="ce10" table:formula="of:=[.D9]*[.E9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10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9]-[.H8])/[.H8]*100" office:value-type="float" office:value="2.9175977798307" calcext:value-type="float">
            <text:p>2.9</text:p>
          </table:table-cell>
          <table:table-cell table:style-name="ce10" table:formula="of:=[$'R&amp;S'.B5]" office:value-type="float" office:value="1092883" calcext:value-type="float">
            <text:p>1,092,883.0</text:p>
          </table:table-cell>
          <table:table-cell table:style-name="ce13" table:formula="of:=[.H9]*[.J9]" office:value-type="float" office:value="1877843.39601594" calcext:value-type="float">
            <text:p>1,877,843.4</text:p>
          </table:table-cell>
          <table:table-cell table:style-name="ce14" table:formula="of:=[.J8]+([.J$12]-[.J$2])/(ROW([.J$12])-ROW([.J$2]))" office:value-type="float" office:value="1.71824742082724" calcext:value-type="float">
            <text:p>1.7</text:p>
          </table:table-cell>
          <table:table-cell table:style-name="ce10" table:formula="of:=[$'R&amp;S'.E5]" office:value-type="float" office:value="286" calcext:value-type="float">
            <text:p>286.0</text:p>
          </table:table-cell>
          <table:table-cell table:style-name="ce13" table:formula="of:=[.L$62]*[.M9]/[.M$62]" office:value-type="float" office:value="40.2282878411911" calcext:value-type="float">
            <text:p>40.2</text:p>
          </table:table-cell>
          <table:table-cell table:style-name="ce10" office:value-type="float" office:value="11.2" calcext:value-type="float">
            <text:p>11.2</text:p>
          </table:table-cell>
          <table:table-cell table:style-name="ce13" table:formula="of:=[.N$62]*[.D9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0" table:formula="of:=([.K10]*([.F10]-[.G10])/100+[.L10])*[.J10]+[.N10]" office:value-type="float" office:value="112.550928573515" calcext:value-type="float">
            <text:p>112.6</text:p>
          </table:table-cell>
          <table:table-cell table:style-name="ce10" table:formula="of:=[.D10]*[.E10]*52" office:value-type="float" office:value="168.8804" calcext:value-type="float">
            <text:p>168.9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3" table:formula="of:=[.E11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0]-[.H9])/[.H9]*100" office:value-type="float" office:value="2.91769567282134" calcext:value-type="float">
            <text:p>2.9</text:p>
          </table:table-cell>
          <table:table-cell table:style-name="ce10" table:formula="of:=[$'R&amp;S'.B6]" office:value-type="float" office:value="1124770" calcext:value-type="float">
            <text:p>1,124,770.0</text:p>
          </table:table-cell>
          <table:table-cell table:style-name="ce13" table:formula="of:=[.H10]*[.J10]" office:value-type="float" office:value="1930834.60244934" calcext:value-type="float">
            <text:p>1,930,834.6</text:p>
          </table:table-cell>
          <table:table-cell table:style-name="ce14" table:formula="of:=[.J9]+([.J$12]-[.J$2])/(ROW([.J$12])-ROW([.J$2]))" office:value-type="float" office:value="1.71664838362451" calcext:value-type="float">
            <text:p>1.7</text:p>
          </table:table-cell>
          <table:table-cell table:style-name="ce10" table:formula="of:=[$'R&amp;S'.E6]" office:value-type="float" office:value="360" calcext:value-type="float">
            <text:p>360.0</text:p>
          </table:table-cell>
          <table:table-cell table:style-name="ce13" table:formula="of:=[.L$62]*[.M10]/[.M$62]" office:value-type="float" office:value="43.7123449131514" calcext:value-type="float">
            <text:p>43.7</text:p>
          </table:table-cell>
          <table:table-cell table:style-name="ce10" office:value-type="float" office:value="12.17" calcext:value-type="float">
            <text:p>12.2</text:p>
          </table:table-cell>
          <table:table-cell table:style-name="ce13" table:formula="of:=[.N$62]*[.D10]/[.D$62]" office:value-type="float" office:value="6.1038961038961" calcext:value-type="float">
            <text:p>6.1</text:p>
          </table:table-cell>
          <table:table-cell table:number-columns-repeated="16370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0" table:formula="of:=([.K11]*([.F11]-[.G11])/100+[.L11])*[.J11]+[.N11]" office:value-type="float" office:value="103.371328375737" calcext:value-type="float">
            <text:p>103.4</text:p>
          </table:table-cell>
          <table:table-cell table:style-name="ce10" table:formula="of:=[.D11]*[.E11]*52" office:value-type="float" office:value="172.4736" calcext:value-type="float">
            <text:p>172.5</text:p>
          </table:table-cell>
          <table:table-cell table:style-name="ce12" office:value-type="float" office:value="0.048" calcext:value-type="float">
            <text:p>0.048</text:p>
          </table:table-cell>
          <table:table-cell table:style-name="ce13" table:formula="of:=[.E12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1]-[.H10])/[.H10]*100" office:value-type="float" office:value="2.91766316669186" calcext:value-type="float">
            <text:p>2.9</text:p>
          </table:table-cell>
          <table:table-cell table:style-name="ce10" table:formula="of:=[$'R&amp;S'.B7]" office:value-type="float" office:value="1157587" calcext:value-type="float">
            <text:p>1,157,587.0</text:p>
          </table:table-cell>
          <table:table-cell table:style-name="ce13" table:formula="of:=[.H11]*[.J11]" office:value-type="float" office:value="1985318.82777634" calcext:value-type="float">
            <text:p>1,985,318.8</text:p>
          </table:table-cell>
          <table:table-cell table:style-name="ce14" table:formula="of:=[.J10]+([.J$12]-[.J$2])/(ROW([.J$12])-ROW([.J$2]))" office:value-type="float" office:value="1.71504934642178" calcext:value-type="float">
            <text:p>1.7</text:p>
          </table:table-cell>
          <table:table-cell table:style-name="ce10" table:formula="of:=[$'R&amp;S'.E7]" office:value-type="float" office:value="272" calcext:value-type="float">
            <text:p>272.0</text:p>
          </table:table-cell>
          <table:table-cell table:style-name="ce13" table:formula="of:=[.L$62]*[.M11]/[.M$62]" office:value-type="float" office:value="42.8143920595534" calcext:value-type="float">
            <text:p>42.8</text:p>
          </table:table-cell>
          <table:table-cell table:style-name="ce10" office:value-type="float" office:value="11.92" calcext:value-type="float">
            <text:p>11.9</text:p>
          </table:table-cell>
          <table:table-cell table:style-name="ce13" table:formula="of:=[.N$62]*[.D11]/[.D$62]" office:value-type="float" office:value="6.23376623376623" calcext:value-type="float">
            <text:p>6.2</text:p>
          </table:table-cell>
          <table:table-cell table:number-columns-repeated="16370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0" table:formula="of:=([.K12]*([.F12]-[.G12])/100+[.L12])*[.J12]+[.N12]" office:value-type="float" office:value="103.456228568115" calcext:value-type="float">
            <text:p>103.5</text:p>
          </table:table-cell>
          <table:table-cell table:style-name="ce10" table:formula="of:=[.D12]*[.E12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13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2]-[.H11])/[.H11]*100" office:value-type="float" office:value="2.91770726519907" calcext:value-type="float">
            <text:p>2.9</text:p>
          </table:table-cell>
          <table:table-cell table:style-name="ce10" table:formula="of:=[$'R&amp;S'.B8]" office:value-type="float" office:value="1191362" calcext:value-type="float">
            <text:p>1,191,362.0</text:p>
          </table:table-cell>
          <table:table-cell table:style-name="ce10" table:formula="of:=([$W.C3]+[$W.K3])*1000" office:value-type="float" office:value="695300" calcext:value-type="float">
            <text:p>695,300.0</text:p>
          </table:table-cell>
          <table:table-cell table:style-name="ce10" table:formula="of:=[.H12]/[.I12]" office:value-type="float" office:value="1.71345030921904" calcext:value-type="float">
            <text:p>1.7</text:p>
          </table:table-cell>
          <table:table-cell table:style-name="ce10" table:formula="of:=[$'R&amp;S'.E8]" office:value-type="float" office:value="277" calcext:value-type="float">
            <text:p>277.0</text:p>
          </table:table-cell>
          <table:table-cell table:style-name="ce13" table:formula="of:=[.L$62]*[.M12]/[.M$62]" office:value-type="float" office:value="42.8143920595534" calcext:value-type="float">
            <text:p>42.8</text:p>
          </table:table-cell>
          <table:table-cell table:style-name="ce10" office:value-type="float" office:value="11.92" calcext:value-type="float">
            <text:p>11.9</text:p>
          </table:table-cell>
          <table:table-cell table:style-name="ce13" table:formula="of:=[.N$62]*[.D12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0" table:formula="of:=([.K13]*([.F13]-[.G13])/100+[.L13])*[.J13]+[.N13]" office:value-type="float" office:value="107.654503640534" calcext:value-type="float">
            <text:p>107.7</text:p>
          </table:table-cell>
          <table:table-cell table:style-name="ce10" table:formula="of:=[.D13]*[.E13]*52" office:value-type="float" office:value="183.2532" calcext:value-type="float">
            <text:p>183.3</text:p>
          </table:table-cell>
          <table:table-cell table:style-name="ce12" office:value-type="float" office:value="0.051" calcext:value-type="float">
            <text:p>0.051</text:p>
          </table:table-cell>
          <table:table-cell table:style-name="ce13" table:formula="of:=[.E14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3]-[.H12])/[.H12]*100" office:value-type="float" office:value="2.58687116090659" calcext:value-type="float">
            <text:p>2.6</text:p>
          </table:table-cell>
          <table:table-cell table:style-name="ce10" table:formula="of:=[$'R&amp;S'.B9]" office:value-type="float" office:value="1222181" calcext:value-type="float">
            <text:p>1,222,181.0</text:p>
          </table:table-cell>
          <table:table-cell table:style-name="ce13" table:formula="of:=[.H13]*[.J13]" office:value-type="float" office:value="2091433.03196381" calcext:value-type="float">
            <text:p>2,091,433.0</text:p>
          </table:table-cell>
          <table:table-cell table:style-name="ce14" table:formula="of:=[.J12]+([.J$22]-[.J$12])/(ROW([.J$22])-ROW([.J$12]))" office:value-type="float" office:value="1.71123019582518" calcext:value-type="float">
            <text:p>1.7</text:p>
          </table:table-cell>
          <table:table-cell table:style-name="ce10" table:formula="of:=[$'R&amp;S'.E9]" office:value-type="float" office:value="246" calcext:value-type="float">
            <text:p>246.0</text:p>
          </table:table-cell>
          <table:table-cell table:style-name="ce13" table:formula="of:=[.L$62]*[.M13]/[.M$62]" office:value-type="float" office:value="45.7237593052109" calcext:value-type="float">
            <text:p>45.7</text:p>
          </table:table-cell>
          <table:table-cell table:style-name="ce10" office:value-type="float" office:value="12.73" calcext:value-type="float">
            <text:p>12.7</text:p>
          </table:table-cell>
          <table:table-cell table:style-name="ce13" table:formula="of:=[.N$62]*[.D13]/[.D$62]" office:value-type="float" office:value="6.62337662337662" calcext:value-type="float">
            <text:p>6.6</text:p>
          </table:table-cell>
          <table:table-cell table:number-columns-repeated="16370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0" table:formula="of:=([.K14]*([.F14]-[.G14])/100+[.L14])*[.J14]+[.N14]" office:value-type="float" office:value="112.335584751593" calcext:value-type="float">
            <text:p>112.3</text:p>
          </table:table-cell>
          <table:table-cell table:style-name="ce10" table:formula="of:=[.D14]*[.E14]*52" office:value-type="float" office:value="186.8464" calcext:value-type="float">
            <text:p>186.8</text:p>
          </table:table-cell>
          <table:table-cell table:style-name="ce12" office:value-type="float" office:value="0.052" calcext:value-type="float">
            <text:p>0.052</text:p>
          </table:table-cell>
          <table:table-cell table:style-name="ce13" table:formula="of:=[.E15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4]-[.H13])/[.H13]*100" office:value-type="float" office:value="2.58693270473031" calcext:value-type="float">
            <text:p>2.6</text:p>
          </table:table-cell>
          <table:table-cell table:style-name="ce10" table:formula="of:=[$'R&amp;S'.B10]" office:value-type="float" office:value="1253798" calcext:value-type="float">
            <text:p>1,253,798.0</text:p>
          </table:table-cell>
          <table:table-cell table:style-name="ce13" table:formula="of:=[.H14]*[.J14]" office:value-type="float" office:value="2142753.42333222" calcext:value-type="float">
            <text:p>2,142,753.4</text:p>
          </table:table-cell>
          <table:table-cell table:style-name="ce14" table:formula="of:=[.J13]+([.J$22]-[.J$12])/(ROW([.J$22])-ROW([.J$12]))" office:value-type="float" office:value="1.70901008243131" calcext:value-type="float">
            <text:p>1.7</text:p>
          </table:table-cell>
          <table:table-cell table:style-name="ce10" table:formula="of:=[$'R&amp;S'.E10]" office:value-type="float" office:value="286" calcext:value-type="float">
            <text:p>286.0</text:p>
          </table:table-cell>
          <table:table-cell table:style-name="ce13" table:formula="of:=[.L$62]*[.M14]/[.M$62]" office:value-type="float" office:value="46.2984491315136" calcext:value-type="float">
            <text:p>46.3</text:p>
          </table:table-cell>
          <table:table-cell table:style-name="ce10" office:value-type="float" office:value="12.89" calcext:value-type="float">
            <text:p>12.9</text:p>
          </table:table-cell>
          <table:table-cell table:style-name="ce13" table:formula="of:=[.N$62]*[.D14]/[.D$62]" office:value-type="float" office:value="6.75324675324675" calcext:value-type="float">
            <text:p>6.8</text:p>
          </table:table-cell>
          <table:table-cell table:number-columns-repeated="16370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0" table:formula="of:=([.K15]*([.F15]-[.G15])/100+[.L15])*[.J15]+[.N15]" office:value-type="float" office:value="127.570865562267" calcext:value-type="float">
            <text:p>127.6</text:p>
          </table:table-cell>
          <table:table-cell table:style-name="ce10" table:formula="of:=[.D15]*[.E15]*52" office:value-type="float" office:value="179.66" calcext:value-type="float">
            <text:p>179.7</text:p>
          </table:table-cell>
          <table:table-cell table:style-name="ce12" office:value-type="float" office:value="0.05" calcext:value-type="float">
            <text:p>0.050</text:p>
          </table:table-cell>
          <table:table-cell table:style-name="ce13" table:formula="of:=[.E16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5]-[.H14])/[.H14]*100" office:value-type="float" office:value="2.5868600843198" calcext:value-type="float">
            <text:p>2.6</text:p>
          </table:table-cell>
          <table:table-cell table:style-name="ce10" table:formula="of:=[$'R&amp;S'.B11]" office:value-type="float" office:value="1286232" calcext:value-type="float">
            <text:p>1,286,232.0</text:p>
          </table:table-cell>
          <table:table-cell table:style-name="ce13" table:formula="of:=[.H15]*[.J15]" office:value-type="float" office:value="2195327.87545498" calcext:value-type="float">
            <text:p>2,195,327.9</text:p>
          </table:table-cell>
          <table:table-cell table:style-name="ce14" table:formula="of:=[.J14]+([.J$22]-[.J$12])/(ROW([.J$22])-ROW([.J$12]))" office:value-type="float" office:value="1.70678996903745" calcext:value-type="float">
            <text:p>1.7</text:p>
          </table:table-cell>
          <table:table-cell table:style-name="ce10" table:formula="of:=[$'R&amp;S'.E11]" office:value-type="float" office:value="284" calcext:value-type="float">
            <text:p>284.0</text:p>
          </table:table-cell>
          <table:table-cell table:style-name="ce13" table:formula="of:=[.L$62]*[.M15]/[.M$62]" office:value-type="float" office:value="55.5653225806452" calcext:value-type="float">
            <text:p>55.6</text:p>
          </table:table-cell>
          <table:table-cell table:style-name="ce10" office:value-type="float" office:value="15.47" calcext:value-type="float">
            <text:p>15.5</text:p>
          </table:table-cell>
          <table:table-cell table:style-name="ce13" table:formula="of:=[.N$62]*[.D15]/[.D$62]" office:value-type="float" office:value="6.49350649350649" calcext:value-type="float">
            <text:p>6.5</text:p>
          </table:table-cell>
          <table:table-cell table:number-columns-repeated="16370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0" table:formula="of:=([.K16]*([.F16]-[.G16])/100+[.L16])*[.J16]+[.N16]" office:value-type="float" office:value="139.217027239476" calcext:value-type="float">
            <text:p>139.2</text:p>
          </table:table-cell>
          <table:table-cell table:style-name="ce10" table:formula="of:=[.D16]*[.E16]*52" office:value-type="float" office:value="183.2532" calcext:value-type="float">
            <text:p>183.3</text:p>
          </table:table-cell>
          <table:table-cell table:style-name="ce12" office:value-type="float" office:value="0.051" calcext:value-type="float">
            <text:p>0.051</text:p>
          </table:table-cell>
          <table:table-cell table:style-name="ce13" table:formula="of:=[.E17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6]-[.H15])/[.H15]*100" office:value-type="float" office:value="2.58693610483956" calcext:value-type="float">
            <text:p>2.6</text:p>
          </table:table-cell>
          <table:table-cell table:style-name="ce10" table:formula="of:=[$'R&amp;S'.B12]" office:value-type="float" office:value="1319506" calcext:value-type="float">
            <text:p>1,319,506.0</text:p>
          </table:table-cell>
          <table:table-cell table:style-name="ce13" table:formula="of:=[.H16]*[.J16]" office:value-type="float" office:value="2249190.15194085" calcext:value-type="float">
            <text:p>2,249,190.2</text:p>
          </table:table-cell>
          <table:table-cell table:style-name="ce14" table:formula="of:=[.J15]+([.J$22]-[.J$12])/(ROW([.J$22])-ROW([.J$12]))" office:value-type="float" office:value="1.70456985564359" calcext:value-type="float">
            <text:p>1.7</text:p>
          </table:table-cell>
          <table:table-cell table:style-name="ce10" table:formula="of:=[$'R&amp;S'.E12]" office:value-type="float" office:value="309" calcext:value-type="float">
            <text:p>309.0</text:p>
          </table:table-cell>
          <table:table-cell table:style-name="ce13" table:formula="of:=[.L$62]*[.M16]/[.M$62]" office:value-type="float" office:value="61.060794044665" calcext:value-type="float">
            <text:p>61.1</text:p>
          </table:table-cell>
          <table:table-cell table:style-name="ce10" office:value-type="float" office:value="17" calcext:value-type="float">
            <text:p>17.0</text:p>
          </table:table-cell>
          <table:table-cell table:style-name="ce13" table:formula="of:=[.N$62]*[.D16]/[.D$62]" office:value-type="float" office:value="6.62337662337662" calcext:value-type="float">
            <text:p>6.6</text:p>
          </table:table-cell>
          <table:table-cell table:number-columns-repeated="16370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0" table:formula="of:=([.K17]*([.F17]-[.G17])/100+[.L17])*[.J17]+[.N17]" office:value-type="float" office:value="122.855735090981" calcext:value-type="float">
            <text:p>122.9</text:p>
          </table:table-cell>
          <table:table-cell table:style-name="ce10" table:formula="of:=[.D17]*[.E17]*52" office:value-type="float" office:value="183.2532" calcext:value-type="float">
            <text:p>183.3</text:p>
          </table:table-cell>
          <table:table-cell table:style-name="ce12" office:value-type="float" office:value="0.051" calcext:value-type="float">
            <text:p>0.051</text:p>
          </table:table-cell>
          <table:table-cell table:style-name="ce13" table:formula="of:=[.E18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7]-[.H16])/[.H16]*100" office:value-type="float" office:value="2.58687721010742" calcext:value-type="float">
            <text:p>2.6</text:p>
          </table:table-cell>
          <table:table-cell table:style-name="ce10" table:formula="of:=[$'R&amp;S'.B13]" office:value-type="float" office:value="1353640" calcext:value-type="float">
            <text:p>1,353,640.0</text:p>
          </table:table-cell>
          <table:table-cell table:style-name="ce13" table:formula="of:=[.H17]*[.J17]" office:value-type="float" office:value="2304368.70509892" calcext:value-type="float">
            <text:p>2,304,368.7</text:p>
          </table:table-cell>
          <table:table-cell table:style-name="ce14" table:formula="of:=[.J16]+([.J$22]-[.J$12])/(ROW([.J$22])-ROW([.J$12]))" office:value-type="float" office:value="1.70234974224972" calcext:value-type="float">
            <text:p>1.7</text:p>
          </table:table-cell>
          <table:table-cell table:style-name="ce10" table:formula="of:=[$'R&amp;S'.E13]" office:value-type="float" office:value="272" calcext:value-type="float">
            <text:p>272.0</text:p>
          </table:table-cell>
          <table:table-cell table:style-name="ce13" table:formula="of:=[.L$62]*[.M17]/[.M$62]" office:value-type="float" office:value="53.5539081885856" calcext:value-type="float">
            <text:p>53.6</text:p>
          </table:table-cell>
          <table:table-cell table:style-name="ce10" office:value-type="float" office:value="14.91" calcext:value-type="float">
            <text:p>14.9</text:p>
          </table:table-cell>
          <table:table-cell table:style-name="ce13" table:formula="of:=[.N$62]*[.D17]/[.D$62]" office:value-type="float" office:value="6.62337662337662" calcext:value-type="float">
            <text:p>6.6</text:p>
          </table:table-cell>
          <table:table-cell table:number-columns-repeated="16370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0" table:formula="of:=([.K18]*([.F18]-[.G18])/100+[.L18])*[.J18]+[.N18]" office:value-type="float" office:value="120.548926514427" calcext:value-type="float">
            <text:p>120.5</text:p>
          </table:table-cell>
          <table:table-cell table:style-name="ce10" table:formula="of:=[.D18]*[.E18]*52" office:value-type="float" office:value="176.0668" calcext:value-type="float">
            <text:p>176.1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3" table:formula="of:=[.E19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8]-[.H17])/[.H17]*100" office:value-type="float" office:value="2.58687686534086" calcext:value-type="float">
            <text:p>2.6</text:p>
          </table:table-cell>
          <table:table-cell table:style-name="ce10" table:formula="of:=[$'R&amp;S'.B14]" office:value-type="float" office:value="1388657" calcext:value-type="float">
            <text:p>1,388,657.0</text:p>
          </table:table-cell>
          <table:table-cell table:style-name="ce13" table:formula="of:=[.H18]*[.J18]" office:value-type="float" office:value="2360896.91001809" calcext:value-type="float">
            <text:p>2,360,896.9</text:p>
          </table:table-cell>
          <table:table-cell table:style-name="ce14" table:formula="of:=[.J17]+([.J$22]-[.J$12])/(ROW([.J$22])-ROW([.J$12]))" office:value-type="float" office:value="1.70012962885586" calcext:value-type="float">
            <text:p>1.7</text:p>
          </table:table-cell>
          <table:table-cell table:style-name="ce10" table:formula="of:=[$'R&amp;S'.E14]" office:value-type="float" office:value="337" calcext:value-type="float">
            <text:p>337.0</text:p>
          </table:table-cell>
          <table:table-cell table:style-name="ce13" table:formula="of:=[.L$62]*[.M18]/[.M$62]" office:value-type="float" office:value="48.9204714640199" calcext:value-type="float">
            <text:p>48.9</text:p>
          </table:table-cell>
          <table:table-cell table:style-name="ce10" office:value-type="float" office:value="13.62" calcext:value-type="float">
            <text:p>13.6</text:p>
          </table:table-cell>
          <table:table-cell table:style-name="ce13" table:formula="of:=[.N$62]*[.D18]/[.D$62]" office:value-type="float" office:value="6.36363636363636" calcext:value-type="float">
            <text:p>6.4</text:p>
          </table:table-cell>
          <table:table-cell table:number-columns-repeated="16370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0" table:formula="of:=([.K19]*([.F19]-[.G19])/100+[.L19])*[.J19]+[.N19]" office:value-type="float" office:value="121.754100796559" calcext:value-type="float">
            <text:p>121.8</text:p>
          </table:table-cell>
          <table:table-cell table:style-name="ce10" table:formula="of:=[.D19]*[.E19]*52" office:value-type="float" office:value="168.8804" calcext:value-type="float">
            <text:p>168.9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3" table:formula="of:=[.E20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19]-[.H18])/[.H18]*100" office:value-type="float" office:value="2.58688790680492" calcext:value-type="float">
            <text:p>2.6</text:p>
          </table:table-cell>
          <table:table-cell table:style-name="ce10" table:formula="of:=[$'R&amp;S'.B15]" office:value-type="float" office:value="1424580" calcext:value-type="float">
            <text:p>1,424,580.0</text:p>
          </table:table-cell>
          <table:table-cell table:style-name="ce13" table:formula="of:=[.H19]*[.J19]" office:value-type="float" office:value="2418807.93753685" calcext:value-type="float">
            <text:p>2,418,807.9</text:p>
          </table:table-cell>
          <table:table-cell table:style-name="ce14" table:formula="of:=[.J18]+([.J$22]-[.J$12])/(ROW([.J$22])-ROW([.J$12]))" office:value-type="float" office:value="1.697909515462" calcext:value-type="float">
            <text:p>1.7</text:p>
          </table:table-cell>
          <table:table-cell table:style-name="ce10" table:formula="of:=[$'R&amp;S'.E15]" office:value-type="float" office:value="403" calcext:value-type="float">
            <text:p>403.0</text:p>
          </table:table-cell>
          <table:table-cell table:style-name="ce13" table:formula="of:=[.L$62]*[.M19]/[.M$62]" office:value-type="float" office:value="46.2984491315136" calcext:value-type="float">
            <text:p>46.3</text:p>
          </table:table-cell>
          <table:table-cell table:style-name="ce10" office:value-type="float" office:value="12.89" calcext:value-type="float">
            <text:p>12.9</text:p>
          </table:table-cell>
          <table:table-cell table:style-name="ce13" table:formula="of:=[.N$62]*[.D19]/[.D$62]" office:value-type="float" office:value="6.1038961038961" calcext:value-type="float">
            <text:p>6.1</text:p>
          </table:table-cell>
          <table:table-cell table:number-columns-repeated="16370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0" table:formula="of:=([.K20]*([.F20]-[.G20])/100+[.L20])*[.J20]+[.N20]" office:value-type="float" office:value="124.984171134492" calcext:value-type="float">
            <text:p>125.0</text:p>
          </table:table-cell>
          <table:table-cell table:style-name="ce10" table:formula="of:=[.D20]*[.E20]*52" office:value-type="float" office:value="168.8804" calcext:value-type="float">
            <text:p>168.9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3" table:formula="of:=[.E21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0]-[.H19])/[.H19]*100" office:value-type="float" office:value="2.58693790450519" calcext:value-type="float">
            <text:p>2.6</text:p>
          </table:table-cell>
          <table:table-cell table:style-name="ce10" table:formula="of:=[$'R&amp;S'.B16]" office:value-type="float" office:value="1461433" calcext:value-type="float">
            <text:p>1,461,433.0</text:p>
          </table:table-cell>
          <table:table-cell table:style-name="ce13" table:formula="of:=[.H20]*[.J20]" office:value-type="float" office:value="2478136.44993264" calcext:value-type="float">
            <text:p>2,478,136.4</text:p>
          </table:table-cell>
          <table:table-cell table:style-name="ce14" table:formula="of:=[.J19]+([.J$22]-[.J$12])/(ROW([.J$22])-ROW([.J$12]))" office:value-type="float" office:value="1.69568940206813" calcext:value-type="float">
            <text:p>1.7</text:p>
          </table:table-cell>
          <table:table-cell table:style-name="ce10" table:formula="of:=[$'R&amp;S'.E16]" office:value-type="float" office:value="477" calcext:value-type="float">
            <text:p>477.0</text:p>
          </table:table-cell>
          <table:table-cell table:style-name="ce13" table:formula="of:=[.L$62]*[.M20]/[.M$62]" office:value-type="float" office:value="44.2870347394541" calcext:value-type="float">
            <text:p>44.3</text:p>
          </table:table-cell>
          <table:table-cell table:style-name="ce10" office:value-type="float" office:value="12.33" calcext:value-type="float">
            <text:p>12.3</text:p>
          </table:table-cell>
          <table:table-cell table:style-name="ce13" table:formula="of:=[.N$62]*[.D20]/[.D$62]" office:value-type="float" office:value="6.1038961038961" calcext:value-type="float">
            <text:p>6.1</text:p>
          </table:table-cell>
          <table:table-cell table:number-columns-repeated="16370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0" table:formula="of:=([.K21]*([.F21]-[.G21])/100+[.L21])*[.J21]+[.N21]" office:value-type="float" office:value="118.152629933795" calcext:value-type="float">
            <text:p>118.2</text:p>
          </table:table-cell>
          <table:table-cell table:style-name="ce10" table:formula="of:=[.D21]*[.E21]*52" office:value-type="float" office:value="161.694" calcext:value-type="float">
            <text:p>161.7</text:p>
          </table:table-cell>
          <table:table-cell table:style-name="ce12" office:value-type="float" office:value="0.045" calcext:value-type="float">
            <text:p>0.045</text:p>
          </table:table-cell>
          <table:table-cell table:style-name="ce13" table:formula="of:=[.E22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1]-[.H20])/[.H20]*100" office:value-type="float" office:value="2.58684455599401" calcext:value-type="float">
            <text:p>2.6</text:p>
          </table:table-cell>
          <table:table-cell table:style-name="ce10" table:formula="of:=[$'R&amp;S'.B17]" office:value-type="float" office:value="1499238" calcext:value-type="float">
            <text:p>1,499,238.0</text:p>
          </table:table-cell>
          <table:table-cell table:style-name="ce13" table:formula="of:=[.H21]*[.J21]" office:value-type="float" office:value="2538913.50941343" calcext:value-type="float">
            <text:p>2,538,913.5</text:p>
          </table:table-cell>
          <table:table-cell table:style-name="ce14" table:formula="of:=[.J20]+([.J$22]-[.J$12])/(ROW([.J$22])-ROW([.J$12]))" office:value-type="float" office:value="1.69346928867427" calcext:value-type="float">
            <text:p>1.7</text:p>
          </table:table-cell>
          <table:table-cell table:style-name="ce10" table:formula="of:=[$'R&amp;S'.E17]" office:value-type="float" office:value="407" calcext:value-type="float">
            <text:p>407.0</text:p>
          </table:table-cell>
          <table:table-cell table:style-name="ce13" table:formula="of:=[.L$62]*[.M21]/[.M$62]" office:value-type="float" office:value="44.2870347394541" calcext:value-type="float">
            <text:p>44.3</text:p>
          </table:table-cell>
          <table:table-cell table:style-name="ce10" office:value-type="float" office:value="12.33" calcext:value-type="float">
            <text:p>12.3</text:p>
          </table:table-cell>
          <table:table-cell table:style-name="ce13" table:formula="of:=[.N$62]*[.D21]/[.D$62]" office:value-type="float" office:value="5.84415584415584" calcext:value-type="float">
            <text:p>5.8</text:p>
          </table:table-cell>
          <table:table-cell table:number-columns-repeated="16370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0" table:formula="of:=([.K22]*([.F22]-[.G22])/100+[.L22])*[.J22]+[.N22]" office:value-type="float" office:value="110.700954557109" calcext:value-type="float">
            <text:p>110.7</text:p>
          </table:table-cell>
          <table:table-cell table:style-name="ce10" table:formula="of:=[.D22]*[.E22]*52" office:value-type="float" office:value="158.1008" calcext:value-type="float">
            <text:p>158.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3" table:formula="of:=[.E23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2]-[.H21])/[.H21]*100" office:value-type="float" office:value="2.58691415238941" calcext:value-type="float">
            <text:p>2.6</text:p>
          </table:table-cell>
          <table:table-cell table:style-name="ce10" table:formula="of:=[$'R&amp;S'.B18]" office:value-type="float" office:value="1538022" calcext:value-type="float">
            <text:p>1,538,022.0</text:p>
          </table:table-cell>
          <table:table-cell table:style-name="ce10" table:formula="of:=([$W.D3]+[$W.L3])*1000" office:value-type="float" office:value="909400" calcext:value-type="float">
            <text:p>909,400.0</text:p>
          </table:table-cell>
          <table:table-cell table:style-name="ce10" table:formula="of:=[.H22]/[.I22]" office:value-type="float" office:value="1.6912491752804" calcext:value-type="float">
            <text:p>1.7</text:p>
          </table:table-cell>
          <table:table-cell table:style-name="ce10" table:formula="of:=[$'R&amp;S'.E18]" office:value-type="float" office:value="393" calcext:value-type="float">
            <text:p>393.0</text:p>
          </table:table-cell>
          <table:table-cell table:style-name="ce13" table:formula="of:=[.L$62]*[.M22]/[.M$62]" office:value-type="float" office:value="40.8029776674938" calcext:value-type="float">
            <text:p>40.8</text:p>
          </table:table-cell>
          <table:table-cell table:style-name="ce10" office:value-type="float" office:value="11.36" calcext:value-type="float">
            <text:p>11.4</text:p>
          </table:table-cell>
          <table:table-cell table:style-name="ce13" table:formula="of:=[.N$62]*[.D22]/[.D$62]" office:value-type="float" office:value="5.71428571428571" calcext:value-type="float">
            <text:p>5.7</text:p>
          </table:table-cell>
          <table:table-cell table:number-columns-repeated="16370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0" table:formula="of:=([.K23]*([.F23]-[.G23])/100+[.L23])*[.J23]+[.N23]" office:value-type="float" office:value="107.984725215545" calcext:value-type="float">
            <text:p>108.0</text:p>
          </table:table-cell>
          <table:table-cell table:style-name="ce10" table:formula="of:=[.D23]*[.E23]*52" office:value-type="float" office:value="179.66" calcext:value-type="float">
            <text:p>179.7</text:p>
          </table:table-cell>
          <table:table-cell table:style-name="ce12" office:value-type="float" office:value="0.05" calcext:value-type="float">
            <text:p>0.050</text:p>
          </table:table-cell>
          <table:table-cell table:style-name="ce13" table:formula="of:=[.E24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3]-[.H22])/[.H22]*100" office:value-type="float" office:value="2.70763357091121" calcext:value-type="float">
            <text:p>2.7</text:p>
          </table:table-cell>
          <table:table-cell table:style-name="ce10" table:formula="of:=[$'R&amp;S'.B19]" office:value-type="float" office:value="1579666" calcext:value-type="float">
            <text:p>1,579,666.0</text:p>
          </table:table-cell>
          <table:table-cell table:style-name="ce13" table:formula="of:=[.H23]*[.J23]" office:value-type="float" office:value="2674106.95037627" calcext:value-type="float">
            <text:p>2,674,107.0</text:p>
          </table:table-cell>
          <table:table-cell table:style-name="ce14" table:formula="of:=[.J22]+([.J$32]-[.J$22])/(ROW([.J$32])-ROW([.J$22]))" office:value-type="float" office:value="1.69283060493564" calcext:value-type="float">
            <text:p>1.7</text:p>
          </table:table-cell>
          <table:table-cell table:style-name="ce10" table:formula="of:=[$'R&amp;S'.E19]" office:value-type="float" office:value="389" calcext:value-type="float">
            <text:p>389.0</text:p>
          </table:table-cell>
          <table:table-cell table:style-name="ce13" table:formula="of:=[.L$62]*[.M23]/[.M$62]" office:value-type="float" office:value="39.366253101737" calcext:value-type="float">
            <text:p>39.4</text:p>
          </table:table-cell>
          <table:table-cell table:style-name="ce10" office:value-type="float" office:value="10.96" calcext:value-type="float">
            <text:p>11.0</text:p>
          </table:table-cell>
          <table:table-cell table:style-name="ce13" table:formula="of:=[.N$62]*[.D23]/[.D$62]" office:value-type="float" office:value="6.49350649350649" calcext:value-type="float">
            <text:p>6.5</text:p>
          </table:table-cell>
          <table:table-cell table:number-columns-repeated="16370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0" table:formula="of:=([.K24]*([.F24]-[.G24])/100+[.L24])*[.J24]+[.N24]" office:value-type="float" office:value="101.47556230854" calcext:value-type="float">
            <text:p>101.5</text:p>
          </table:table-cell>
          <table:table-cell table:style-name="ce10" table:formula="of:=[.D24]*[.E24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25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4]-[.H23])/[.H23]*100" office:value-type="float" office:value="2.70759768204165" calcext:value-type="float">
            <text:p>2.7</text:p>
          </table:table-cell>
          <table:table-cell table:style-name="ce10" table:formula="of:=[$'R&amp;S'.B20]" office:value-type="float" office:value="1622437" calcext:value-type="float">
            <text:p>1,622,437.0</text:p>
          </table:table-cell>
          <table:table-cell table:style-name="ce13" table:formula="of:=[.H24]*[.J24]" office:value-type="float" office:value="2749076.77816552" calcext:value-type="float">
            <text:p>2,749,076.8</text:p>
          </table:table-cell>
          <table:table-cell table:style-name="ce14" table:formula="of:=[.J23]+([.J$32]-[.J$22])/(ROW([.J$32])-ROW([.J$22]))" office:value-type="float" office:value="1.69441203459088" calcext:value-type="float">
            <text:p>1.7</text:p>
          </table:table-cell>
          <table:table-cell table:style-name="ce10" table:formula="of:=[$'R&amp;S'.E20]" office:value-type="float" office:value="294" calcext:value-type="float">
            <text:p>294.0</text:p>
          </table:table-cell>
          <table:table-cell table:style-name="ce13" table:formula="of:=[.L$62]*[.M24]/[.M$62]" office:value-type="float" office:value="40.8029776674938" calcext:value-type="float">
            <text:p>40.8</text:p>
          </table:table-cell>
          <table:table-cell table:style-name="ce10" office:value-type="float" office:value="11.36" calcext:value-type="float">
            <text:p>11.4</text:p>
          </table:table-cell>
          <table:table-cell table:style-name="ce13" table:formula="of:=[.N$62]*[.D24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0" table:formula="of:=([.K25]*([.F25]-[.G25])/100+[.L25])*[.J25]+[.N25]" office:value-type="float" office:value="95.539833018436" calcext:value-type="float">
            <text:p>95.5</text:p>
          </table:table-cell>
          <table:table-cell table:style-name="ce10" table:formula="of:=[.D25]*[.E25]*52" office:value-type="float" office:value="165.2872" calcext:value-type="float">
            <text:p>165.3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3" table:formula="of:=[.E26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5]-[.H24])/[.H24]*100" office:value-type="float" office:value="2.70765521249824" calcext:value-type="float">
            <text:p>2.7</text:p>
          </table:table-cell>
          <table:table-cell table:style-name="ce10" table:formula="of:=[$'R&amp;S'.B21]" office:value-type="float" office:value="1666367" calcext:value-type="float">
            <text:p>1,666,367.0</text:p>
          </table:table-cell>
          <table:table-cell table:style-name="ce13" table:formula="of:=[.H25]*[.J25]" office:value-type="float" office:value="2826147.54103541" calcext:value-type="float">
            <text:p>2,826,147.5</text:p>
          </table:table-cell>
          <table:table-cell table:style-name="ce14" table:formula="of:=[.J24]+([.J$32]-[.J$22])/(ROW([.J$32])-ROW([.J$22]))" office:value-type="float" office:value="1.69599346424612" calcext:value-type="float">
            <text:p>1.7</text:p>
          </table:table-cell>
          <table:table-cell table:style-name="ce10" table:formula="of:=[$'R&amp;S'.E21]" office:value-type="float" office:value="309" calcext:value-type="float">
            <text:p>309.0</text:p>
          </table:table-cell>
          <table:table-cell table:style-name="ce13" table:formula="of:=[.L$62]*[.M25]/[.M$62]" office:value-type="float" office:value="36.4568858560794" calcext:value-type="float">
            <text:p>36.5</text:p>
          </table:table-cell>
          <table:table-cell table:style-name="ce10" office:value-type="float" office:value="10.15" calcext:value-type="float">
            <text:p>10.2</text:p>
          </table:table-cell>
          <table:table-cell table:style-name="ce13" table:formula="of:=[.N$62]*[.D25]/[.D$62]" office:value-type="float" office:value="5.97402597402597" calcext:value-type="float">
            <text:p>6.0</text:p>
          </table:table-cell>
          <table:table-cell table:number-columns-repeated="16370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0" table:formula="of:=([.K26]*([.F26]-[.G26])/100+[.L26])*[.J26]+[.N26]" office:value-type="float" office:value="88.0808650543338" calcext:value-type="float">
            <text:p>88.1</text:p>
          </table:table-cell>
          <table:table-cell table:style-name="ce10" table:formula="of:=[.D26]*[.E26]*52" office:value-type="float" office:value="176.0668" calcext:value-type="float">
            <text:p>176.1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3" table:formula="of:=[.E27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6]-[.H25])/[.H25]*100" office:value-type="float" office:value="2.70756682051433" calcext:value-type="float">
            <text:p>2.7</text:p>
          </table:table-cell>
          <table:table-cell table:style-name="ce10" table:formula="of:=[$'R&amp;S'.B22]" office:value-type="float" office:value="1711485" calcext:value-type="float">
            <text:p>1,711,485.0</text:p>
          </table:table-cell>
          <table:table-cell table:style-name="ce13" table:formula="of:=[.H26]*[.J26]" office:value-type="float" office:value="2905373.96728876" calcext:value-type="float">
            <text:p>2,905,374.0</text:p>
          </table:table-cell>
          <table:table-cell table:style-name="ce14" table:formula="of:=[.J25]+([.J$32]-[.J$22])/(ROW([.J$32])-ROW([.J$22]))" office:value-type="float" office:value="1.69757489390136" calcext:value-type="float">
            <text:p>1.7</text:p>
          </table:table-cell>
          <table:table-cell table:style-name="ce10" table:formula="of:=[$'R&amp;S'.E22]" office:value-type="float" office:value="275" calcext:value-type="float">
            <text:p>275.0</text:p>
          </table:table-cell>
          <table:table-cell table:style-name="ce13" table:formula="of:=[.L$62]*[.M26]/[.M$62]" office:value-type="float" office:value="33.5834367245658" calcext:value-type="float">
            <text:p>33.6</text:p>
          </table:table-cell>
          <table:table-cell table:style-name="ce10" office:value-type="float" office:value="9.35" calcext:value-type="float">
            <text:p>9.4</text:p>
          </table:table-cell>
          <table:table-cell table:style-name="ce13" table:formula="of:=[.N$62]*[.D26]/[.D$62]" office:value-type="float" office:value="6.36363636363636" calcext:value-type="float">
            <text:p>6.4</text:p>
          </table:table-cell>
          <table:table-cell table:number-columns-repeated="16370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0" table:formula="of:=([.K27]*([.F27]-[.G27])/100+[.L27])*[.J27]+[.N27]" office:value-type="float" office:value="89.6713213946005" calcext:value-type="float">
            <text:p>89.7</text:p>
          </table:table-cell>
          <table:table-cell table:style-name="ce10" table:formula="of:=[.D27]*[.E27]*52" office:value-type="float" office:value="172.4736" calcext:value-type="float">
            <text:p>172.5</text:p>
          </table:table-cell>
          <table:table-cell table:style-name="ce12" office:value-type="float" office:value="0.048" calcext:value-type="float">
            <text:p>0.048</text:p>
          </table:table-cell>
          <table:table-cell table:style-name="ce13" table:formula="of:=[.E28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7]-[.H26])/[.H26]*100" office:value-type="float" office:value="2.70764862093445" calcext:value-type="float">
            <text:p>2.7</text:p>
          </table:table-cell>
          <table:table-cell table:style-name="ce10" table:formula="of:=[$'R&amp;S'.B23]" office:value-type="float" office:value="1757826" calcext:value-type="float">
            <text:p>1,757,826.0</text:p>
          </table:table-cell>
          <table:table-cell table:style-name="ce13" table:formula="of:=[.H27]*[.J27]" office:value-type="float" office:value="2986821.16361219" calcext:value-type="float">
            <text:p>2,986,821.2</text:p>
          </table:table-cell>
          <table:table-cell table:style-name="ce14" table:formula="of:=[.J26]+([.J$32]-[.J$22])/(ROW([.J$32])-ROW([.J$22]))" office:value-type="float" office:value="1.69915632355659" calcext:value-type="float">
            <text:p>1.7</text:p>
          </table:table-cell>
          <table:table-cell table:style-name="ce10" table:formula="of:=[$'R&amp;S'.E23]" office:value-type="float" office:value="277" calcext:value-type="float">
            <text:p>277.0</text:p>
          </table:table-cell>
          <table:table-cell table:style-name="ce13" table:formula="of:=[.L$62]*[.M27]/[.M$62]" office:value-type="float" office:value="34.4454714640198" calcext:value-type="float">
            <text:p>34.4</text:p>
          </table:table-cell>
          <table:table-cell table:style-name="ce10" office:value-type="float" office:value="9.59" calcext:value-type="float">
            <text:p>9.6</text:p>
          </table:table-cell>
          <table:table-cell table:style-name="ce13" table:formula="of:=[.N$62]*[.D27]/[.D$62]" office:value-type="float" office:value="6.23376623376623" calcext:value-type="float">
            <text:p>6.2</text:p>
          </table:table-cell>
          <table:table-cell table:number-columns-repeated="16370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0" table:formula="of:=([.K28]*([.F28]-[.G28])/100+[.L28])*[.J28]+[.N28]" office:value-type="float" office:value="89.3287020238816" calcext:value-type="float">
            <text:p>89.3</text:p>
          </table:table-cell>
          <table:table-cell table:style-name="ce10" table:formula="of:=[.D28]*[.E28]*52" office:value-type="float" office:value="183.2532" calcext:value-type="float">
            <text:p>183.3</text:p>
          </table:table-cell>
          <table:table-cell table:style-name="ce12" office:value-type="float" office:value="0.051" calcext:value-type="float">
            <text:p>0.051</text:p>
          </table:table-cell>
          <table:table-cell table:style-name="ce13" table:formula="of:=[.E29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8]-[.H27])/[.H27]*100" office:value-type="float" office:value="2.70760587225357" calcext:value-type="float">
            <text:p>2.7</text:p>
          </table:table-cell>
          <table:table-cell table:style-name="ce10" table:formula="of:=[$'R&amp;S'.B24]" office:value-type="float" office:value="1805421" calcext:value-type="float">
            <text:p>1,805,421.0</text:p>
          </table:table-cell>
          <table:table-cell table:style-name="ce13" table:formula="of:=[.H28]*[.J28]" office:value-type="float" office:value="3070547.65514146" calcext:value-type="float">
            <text:p>3,070,547.7</text:p>
          </table:table-cell>
          <table:table-cell table:style-name="ce14" table:formula="of:=[.J27]+([.J$32]-[.J$22])/(ROW([.J$32])-ROW([.J$22]))" office:value-type="float" office:value="1.70073775321183" calcext:value-type="float">
            <text:p>1.7</text:p>
          </table:table-cell>
          <table:table-cell table:style-name="ce10" table:formula="of:=[$'R&amp;S'.E24]" office:value-type="float" office:value="268" calcext:value-type="float">
            <text:p>268.0</text:p>
          </table:table-cell>
          <table:table-cell table:style-name="ce13" table:formula="of:=[.L$62]*[.M28]/[.M$62]" office:value-type="float" office:value="34.4454714640198" calcext:value-type="float">
            <text:p>34.4</text:p>
          </table:table-cell>
          <table:table-cell table:style-name="ce10" office:value-type="float" office:value="9.59" calcext:value-type="float">
            <text:p>9.6</text:p>
          </table:table-cell>
          <table:table-cell table:style-name="ce13" table:formula="of:=[.N$62]*[.D28]/[.D$62]" office:value-type="float" office:value="6.62337662337662" calcext:value-type="float">
            <text:p>6.6</text:p>
          </table:table-cell>
          <table:table-cell table:number-columns-repeated="16370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0" table:formula="of:=([.K29]*([.F29]-[.G29])/100+[.L29])*[.J29]+[.N29]" office:value-type="float" office:value="87.9629456684821" calcext:value-type="float">
            <text:p>88.0</text:p>
          </table:table-cell>
          <table:table-cell table:style-name="ce10" table:formula="of:=[.D29]*[.E29]*52" office:value-type="float" office:value="179.66" calcext:value-type="float">
            <text:p>179.7</text:p>
          </table:table-cell>
          <table:table-cell table:style-name="ce12" office:value-type="float" office:value="0.05" calcext:value-type="float">
            <text:p>0.050</text:p>
          </table:table-cell>
          <table:table-cell table:style-name="ce13" table:formula="of:=[.E30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29]-[.H28])/[.H28]*100" office:value-type="float" office:value="2.70762331888241" calcext:value-type="float">
            <text:p>2.7</text:p>
          </table:table-cell>
          <table:table-cell table:style-name="ce10" table:formula="of:=[$'R&amp;S'.B25]" office:value-type="float" office:value="1854305" calcext:value-type="float">
            <text:p>1,854,305.0</text:p>
          </table:table-cell>
          <table:table-cell table:style-name="ce13" table:formula="of:=[.H29]*[.J29]" office:value-type="float" office:value="3156618.97238632" calcext:value-type="float">
            <text:p>3,156,619.0</text:p>
          </table:table-cell>
          <table:table-cell table:style-name="ce14" table:formula="of:=[.J28]+([.J$32]-[.J$22])/(ROW([.J$32])-ROW([.J$22]))" office:value-type="float" office:value="1.70231918286707" calcext:value-type="float">
            <text:p>1.7</text:p>
          </table:table-cell>
          <table:table-cell table:style-name="ce10" table:formula="of:=[$'R&amp;S'.E25]" office:value-type="float" office:value="248" calcext:value-type="float">
            <text:p>248.0</text:p>
          </table:table-cell>
          <table:table-cell table:style-name="ce13" table:formula="of:=[.L$62]*[.M29]/[.M$62]" office:value-type="float" office:value="34.7328163771712" calcext:value-type="float">
            <text:p>34.7</text:p>
          </table:table-cell>
          <table:table-cell table:style-name="ce10" office:value-type="float" office:value="9.67" calcext:value-type="float">
            <text:p>9.7</text:p>
          </table:table-cell>
          <table:table-cell table:style-name="ce13" table:formula="of:=[.N$62]*[.D29]/[.D$62]" office:value-type="float" office:value="6.49350649350649" calcext:value-type="float">
            <text:p>6.5</text:p>
          </table:table-cell>
          <table:table-cell table:number-columns-repeated="16370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0" table:formula="of:=([.K30]*([.F30]-[.G30])/100+[.L30])*[.J30]+[.N30]" office:value-type="float" office:value="85.2920362291415" calcext:value-type="float">
            <text:p>85.3</text:p>
          </table:table-cell>
          <table:table-cell table:style-name="ce10" table:formula="of:=[.D30]*[.E30]*52" office:value-type="float" office:value="172.4736" calcext:value-type="float">
            <text:p>172.5</text:p>
          </table:table-cell>
          <table:table-cell table:style-name="ce12" office:value-type="float" office:value="0.048" calcext:value-type="float">
            <text:p>0.048</text:p>
          </table:table-cell>
          <table:table-cell table:style-name="ce13" table:formula="of:=[.E31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0]-[.H29])/[.H29]*100" office:value-type="float" office:value="2.70764518242684" calcext:value-type="float">
            <text:p>2.7</text:p>
          </table:table-cell>
          <table:table-cell table:style-name="ce10" table:formula="of:=[$'R&amp;S'.B26]" office:value-type="float" office:value="1904513" calcext:value-type="float">
            <text:p>1,904,513.0</text:p>
          </table:table-cell>
          <table:table-cell table:style-name="ce13" table:formula="of:=[.H30]*[.J30]" office:value-type="float" office:value="3245100.86725669" calcext:value-type="float">
            <text:p>3,245,100.9</text:p>
          </table:table-cell>
          <table:table-cell table:style-name="ce14" table:formula="of:=[.J29]+([.J$32]-[.J$22])/(ROW([.J$32])-ROW([.J$22]))" office:value-type="float" office:value="1.70390061252231" calcext:value-type="float">
            <text:p>1.7</text:p>
          </table:table-cell>
          <table:table-cell table:style-name="ce10" table:formula="of:=[$'R&amp;S'.E26]" office:value-type="float" office:value="253" calcext:value-type="float">
            <text:p>253.0</text:p>
          </table:table-cell>
          <table:table-cell table:style-name="ce13" table:formula="of:=[.L$62]*[.M30]/[.M$62]" office:value-type="float" office:value="33.008746898263" calcext:value-type="float">
            <text:p>33.0</text:p>
          </table:table-cell>
          <table:table-cell table:style-name="ce10" office:value-type="float" office:value="9.19" calcext:value-type="float">
            <text:p>9.2</text:p>
          </table:table-cell>
          <table:table-cell table:style-name="ce13" table:formula="of:=[.N$62]*[.D30]/[.D$62]" office:value-type="float" office:value="6.23376623376623" calcext:value-type="float">
            <text:p>6.2</text:p>
          </table:table-cell>
          <table:table-cell table:number-columns-repeated="16370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0" table:formula="of:=([.K31]*([.F31]-[.G31])/100+[.L31])*[.J31]+[.N31]" office:value-type="float" office:value="87.7605209485705" calcext:value-type="float">
            <text:p>87.8</text:p>
          </table:table-cell>
          <table:table-cell table:style-name="ce10" table:formula="of:=[.D31]*[.E31]*52" office:value-type="float" office:value="197.626" calcext:value-type="float">
            <text:p>197.6</text:p>
          </table:table-cell>
          <table:table-cell table:style-name="ce12" office:value-type="float" office:value="0.055" calcext:value-type="float">
            <text:p>0.055</text:p>
          </table:table-cell>
          <table:table-cell table:style-name="ce13" table:formula="of:=[.E32]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1]-[.H30])/[.H30]*100" office:value-type="float" office:value="2.70762131841578" calcext:value-type="float">
            <text:p>2.7</text:p>
          </table:table-cell>
          <table:table-cell table:style-name="ce10" table:formula="of:=[$'R&amp;S'.B27]" office:value-type="float" office:value="1956080" calcext:value-type="float">
            <text:p>1,956,080.0</text:p>
          </table:table-cell>
          <table:table-cell table:style-name="ce13" table:formula="of:=[.H31]*[.J31]" office:value-type="float" office:value="3336059.31306265" calcext:value-type="float">
            <text:p>3,336,059.3</text:p>
          </table:table-cell>
          <table:table-cell table:style-name="ce14" table:formula="of:=[.J30]+([.J$32]-[.J$22])/(ROW([.J$32])-ROW([.J$22]))" office:value-type="float" office:value="1.70548204217754" calcext:value-type="float">
            <text:p>1.7</text:p>
          </table:table-cell>
          <table:table-cell table:style-name="ce10" table:formula="of:=[$'R&amp;S'.E27]" office:value-type="float" office:value="281" calcext:value-type="float">
            <text:p>281.0</text:p>
          </table:table-cell>
          <table:table-cell table:style-name="ce13" table:formula="of:=[.L$62]*[.M31]/[.M$62]" office:value-type="float" office:value="32.3981389578164" calcext:value-type="float">
            <text:p>32.4</text:p>
          </table:table-cell>
          <table:table-cell table:style-name="ce10" office:value-type="float" office:value="9.02" calcext:value-type="float">
            <text:p>9.0</text:p>
          </table:table-cell>
          <table:table-cell table:style-name="ce13" table:formula="of:=[.N$62]*[.D31]/[.D$62]" office:value-type="float" office:value="7.14285714285714" calcext:value-type="float">
            <text:p>7.1</text:p>
          </table:table-cell>
          <table:table-cell table:number-columns-repeated="16370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0" table:formula="of:=([.K32]*([.F32]-[.G32])/100+[.L32])*[.J32]+[.N32]" office:value-type="float" office:value="86.8818018000889" calcext:value-type="float">
            <text:p>86.9</text:p>
          </table:table-cell>
          <table:table-cell table:style-name="ce10" table:formula="of:=[.D32]*[.E32]*52" office:value-type="float" office:value="204.8124" calcext:value-type="float">
            <text:p>204.8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0" office:value-type="float" office:value="69.1" calcext:value-type="float">
            <text:p>69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2]-[.H31])/[.H31]*100" office:value-type="float" office:value="2.70760909574251" calcext:value-type="float">
            <text:p>2.7</text:p>
          </table:table-cell>
          <table:table-cell table:style-name="ce10" table:formula="of:=[$'R&amp;S'.B28]" office:value-type="float" office:value="2009043" calcext:value-type="float">
            <text:p>2,009,043.0</text:p>
          </table:table-cell>
          <table:table-cell table:style-name="ce10" table:formula="of:=([$W.E3]+[$W.M3])*1000" office:value-type="float" office:value="1176900" calcext:value-type="float">
            <text:p>1,176,900.0</text:p>
          </table:table-cell>
          <table:table-cell table:style-name="ce10" table:formula="of:=[.H32]/[.I32]" office:value-type="float" office:value="1.70706347183278" calcext:value-type="float">
            <text:p>1.7</text:p>
          </table:table-cell>
          <table:table-cell table:style-name="ce10" table:formula="of:=[$'R&amp;S'.E28]" office:value-type="float" office:value="273" calcext:value-type="float">
            <text:p>273.0</text:p>
          </table:table-cell>
          <table:table-cell table:style-name="ce13" table:formula="of:=[.L$62]*[.M32]/[.M$62]" office:value-type="float" office:value="32.110794044665" calcext:value-type="float">
            <text:p>32.1</text:p>
          </table:table-cell>
          <table:table-cell table:style-name="ce10" office:value-type="float" office:value="8.94" calcext:value-type="float">
            <text:p>8.9</text:p>
          </table:table-cell>
          <table:table-cell table:style-name="ce13" table:formula="of:=[.N$62]*[.D32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0" table:formula="of:=([.K33]*([.F33]-[.G33])/100+[.L33])*[.J33]+[.N33]" office:value-type="float" office:value="89.2464956854668" calcext:value-type="float">
            <text:p>89.2</text:p>
          </table:table-cell>
          <table:table-cell table:style-name="ce10" table:formula="of:=[.D33]*[.E33]*52" office:value-type="float" office:value="200.6368" calcext:value-type="float">
            <text:p>200.6</text:p>
          </table:table-cell>
          <table:table-cell table:style-name="ce12" office:value-type="float" office:value="0.056" calcext:value-type="float">
            <text:p>0.056</text:p>
          </table:table-cell>
          <table:table-cell table:style-name="ce14" table:formula="of:=[.E32]+([.E$42]-[.E$32])/(ROW([.E$42])-ROW([.E$32]))" office:value-type="float" office:value="68.9" calcext:value-type="float">
            <text:p>68.9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3]-[.H32])/[.H32]*100" office:value-type="float" office:value="2.15858993560616" calcext:value-type="float">
            <text:p>2.2</text:p>
          </table:table-cell>
          <table:table-cell table:style-name="ce10" table:formula="of:=[$'R&amp;S'.B29]" office:value-type="float" office:value="2052410" calcext:value-type="float">
            <text:p>2,052,410.0</text:p>
          </table:table-cell>
          <table:table-cell table:style-name="ce13" table:formula="of:=[.H33]*[.J33]" office:value-type="float" office:value="3498451.94797292" calcext:value-type="float">
            <text:p>3,498,451.9</text:p>
          </table:table-cell>
          <table:table-cell table:style-name="ce14" table:formula="of:=[.J32]+([.J$42]-[.J$32])/(ROW([.J$42])-ROW([.J$32]))" office:value-type="float" office:value="1.70455803078962" calcext:value-type="float">
            <text:p>1.7</text:p>
          </table:table-cell>
          <table:table-cell table:style-name="ce10" table:formula="of:=[$'R&amp;S'.E29]" office:value-type="float" office:value="308" calcext:value-type="float">
            <text:p>308.0</text:p>
          </table:table-cell>
          <table:table-cell table:style-name="ce13" table:formula="of:=[.L$62]*[.M33]/[.M$62]" office:value-type="float" office:value="30.0993796526055" calcext:value-type="float">
            <text:p>30.1</text:p>
          </table:table-cell>
          <table:table-cell table:style-name="ce10" office:value-type="float" office:value="8.38" calcext:value-type="float">
            <text:p>8.4</text:p>
          </table:table-cell>
          <table:table-cell table:style-name="ce13" table:formula="of:=[.N$62]*[.D33]/[.D$62]" office:value-type="float" office:value="7.27272727272727" calcext:value-type="float">
            <text:p>7.3</text:p>
          </table:table-cell>
          <table:table-cell table:number-columns-repeated="16370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0" table:formula="of:=([.K34]*([.F34]-[.G34])/100+[.L34])*[.J34]+[.N34]" office:value-type="float" office:value="90.3048068717048" calcext:value-type="float">
            <text:p>90.3</text:p>
          </table:table-cell>
          <table:table-cell table:style-name="ce10" table:formula="of:=[.D34]*[.E34]*52" office:value-type="float" office:value="185.7648" calcext:value-type="float">
            <text:p>185.8</text:p>
          </table:table-cell>
          <table:table-cell table:style-name="ce12" office:value-type="float" office:value="0.052" calcext:value-type="float">
            <text:p>0.052</text:p>
          </table:table-cell>
          <table:table-cell table:style-name="ce14" table:formula="of:=[.E33]+([.E$42]-[.E$32])/(ROW([.E$42])-ROW([.E$32]))" office:value-type="float" office:value="68.7" calcext:value-type="float">
            <text:p>68.7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4]-[.H33])/[.H33]*100" office:value-type="float" office:value="2.15858429845889" calcext:value-type="float">
            <text:p>2.2</text:p>
          </table:table-cell>
          <table:table-cell table:style-name="ce10" table:formula="of:=[$'R&amp;S'.B30]" office:value-type="float" office:value="2096713" calcext:value-type="float">
            <text:p>2,096,713.0</text:p>
          </table:table-cell>
          <table:table-cell table:style-name="ce13" table:formula="of:=[.H34]*[.J34]" office:value-type="float" office:value="3568715.79160505" calcext:value-type="float">
            <text:p>3,568,715.8</text:p>
          </table:table-cell>
          <table:table-cell table:style-name="ce14" table:formula="of:=[.J33]+([.J$42]-[.J$32])/(ROW([.J$42])-ROW([.J$32]))" office:value-type="float" office:value="1.70205258974645" calcext:value-type="float">
            <text:p>1.7</text:p>
          </table:table-cell>
          <table:table-cell table:style-name="ce10" table:formula="of:=[$'R&amp;S'.E30]" office:value-type="float" office:value="330" calcext:value-type="float">
            <text:p>330.0</text:p>
          </table:table-cell>
          <table:table-cell table:style-name="ce13" table:formula="of:=[.L$62]*[.M34]/[.M$62]" office:value-type="float" office:value="29.8120347394541" calcext:value-type="float">
            <text:p>29.8</text:p>
          </table:table-cell>
          <table:table-cell table:style-name="ce10" office:value-type="float" office:value="8.3" calcext:value-type="float">
            <text:p>8.3</text:p>
          </table:table-cell>
          <table:table-cell table:style-name="ce13" table:formula="of:=[.N$62]*[.D34]/[.D$62]" office:value-type="float" office:value="6.75324675324675" calcext:value-type="float">
            <text:p>6.8</text:p>
          </table:table-cell>
          <table:table-cell table:number-columns-repeated="16370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0" table:formula="of:=([.K35]*([.F35]-[.G35])/100+[.L35])*[.J35]+[.N35]" office:value-type="float" office:value="92.733599432391" calcext:value-type="float">
            <text:p>92.7</text:p>
          </table:table-cell>
          <table:table-cell table:style-name="ce10" table:formula="of:=[.D35]*[.E35]*52" office:value-type="float" office:value="203.034" calcext:value-type="float">
            <text:p>203.0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4" table:formula="of:=[.E34]+([.E$42]-[.E$32])/(ROW([.E$42])-ROW([.E$32]))" office:value-type="float" office:value="68.5" calcext:value-type="float">
            <text:p>68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5]-[.H34])/[.H34]*100" office:value-type="float" office:value="2.1585691508566" calcext:value-type="float">
            <text:p>2.2</text:p>
          </table:table-cell>
          <table:table-cell table:style-name="ce10" table:formula="of:=[$'R&amp;S'.B31]" office:value-type="float" office:value="2141972" calcext:value-type="float">
            <text:p>2,141,972.0</text:p>
          </table:table-cell>
          <table:table-cell table:style-name="ce13" table:formula="of:=[.H35]*[.J35]" office:value-type="float" office:value="3640382.40520228" calcext:value-type="float">
            <text:p>3,640,382.4</text:p>
          </table:table-cell>
          <table:table-cell table:style-name="ce14" table:formula="of:=[.J34]+([.J$42]-[.J$32])/(ROW([.J$42])-ROW([.J$32]))" office:value-type="float" office:value="1.69954714870329" calcext:value-type="float">
            <text:p>1.7</text:p>
          </table:table-cell>
          <table:table-cell table:style-name="ce10" table:formula="of:=[$'R&amp;S'.E31]" office:value-type="float" office:value="359" calcext:value-type="float">
            <text:p>359.0</text:p>
          </table:table-cell>
          <table:table-cell table:style-name="ce13" table:formula="of:=[.L$62]*[.M35]/[.M$62]" office:value-type="float" office:value="29.2373449131514" calcext:value-type="float">
            <text:p>29.2</text:p>
          </table:table-cell>
          <table:table-cell table:style-name="ce10" office:value-type="float" office:value="8.14" calcext:value-type="float">
            <text:p>8.1</text:p>
          </table:table-cell>
          <table:table-cell table:style-name="ce13" table:formula="of:=[.N$62]*[.D35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0" table:formula="of:=([.K36]*([.F36]-[.G36])/100+[.L36])*[.J36]+[.N36]" office:value-type="float" office:value="94.8172109087528" calcext:value-type="float">
            <text:p>94.8</text:p>
          </table:table-cell>
          <table:table-cell table:style-name="ce10" table:formula="of:=[.D36]*[.E36]*52" office:value-type="float" office:value="184.6832" calcext:value-type="float">
            <text:p>184.7</text:p>
          </table:table-cell>
          <table:table-cell table:style-name="ce12" office:value-type="float" office:value="0.052" calcext:value-type="float">
            <text:p>0.052</text:p>
          </table:table-cell>
          <table:table-cell table:style-name="ce14" table:formula="of:=[.E35]+([.E$42]-[.E$32])/(ROW([.E$42])-ROW([.E$32]))" office:value-type="float" office:value="68.3" calcext:value-type="float">
            <text:p>68.3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6]-[.H35])/[.H35]*100" office:value-type="float" office:value="2.15857163398961" calcext:value-type="float">
            <text:p>2.2</text:p>
          </table:table-cell>
          <table:table-cell table:style-name="ce10" table:formula="of:=[$'R&amp;S'.B32]" office:value-type="float" office:value="2188208" calcext:value-type="float">
            <text:p>2,188,208.0</text:p>
          </table:table-cell>
          <table:table-cell table:style-name="ce13" table:formula="of:=[.H36]*[.J36]" office:value-type="float" office:value="3713480.24103554" calcext:value-type="float">
            <text:p>3,713,480.2</text:p>
          </table:table-cell>
          <table:table-cell table:style-name="ce14" table:formula="of:=[.J35]+([.J$42]-[.J$32])/(ROW([.J$42])-ROW([.J$32]))" office:value-type="float" office:value="1.69704170766012" calcext:value-type="float">
            <text:p>1.7</text:p>
          </table:table-cell>
          <table:table-cell table:style-name="ce10" table:formula="of:=[$'R&amp;S'.E32]" office:value-type="float" office:value="378" calcext:value-type="float">
            <text:p>378.0</text:p>
          </table:table-cell>
          <table:table-cell table:style-name="ce13" table:formula="of:=[.L$62]*[.M36]/[.M$62]" office:value-type="float" office:value="29.8120347394541" calcext:value-type="float">
            <text:p>29.8</text:p>
          </table:table-cell>
          <table:table-cell table:style-name="ce10" office:value-type="float" office:value="8.3" calcext:value-type="float">
            <text:p>8.3</text:p>
          </table:table-cell>
          <table:table-cell table:style-name="ce13" table:formula="of:=[.N$62]*[.D36]/[.D$62]" office:value-type="float" office:value="6.75324675324675" calcext:value-type="float">
            <text:p>6.8</text:p>
          </table:table-cell>
          <table:table-cell table:number-columns-repeated="16370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0" table:formula="of:=([.K37]*([.F37]-[.G37])/100+[.L37])*[.J37]+[.N37]" office:value-type="float" office:value="100.961014189566" calcext:value-type="float">
            <text:p>101.0</text:p>
          </table:table-cell>
          <table:table-cell table:style-name="ce10" table:formula="of:=[.D37]*[.E37]*52" office:value-type="float" office:value="191.2248" calcext:value-type="float">
            <text:p>191.2</text:p>
          </table:table-cell>
          <table:table-cell table:style-name="ce12" office:value-type="float" office:value="0.054" calcext:value-type="float">
            <text:p>0.054</text:p>
          </table:table-cell>
          <table:table-cell table:style-name="ce14" table:formula="of:=[.E36]+([.E$42]-[.E$32])/(ROW([.E$42])-ROW([.E$32]))" office:value-type="float" office:value="68.1" calcext:value-type="float">
            <text:p>68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7]-[.H36])/[.H36]*100" office:value-type="float" office:value="2.1585699348508" calcext:value-type="float">
            <text:p>2.2</text:p>
          </table:table-cell>
          <table:table-cell table:style-name="ce10" table:formula="of:=[$'R&amp;S'.B33]" office:value-type="float" office:value="2235442" calcext:value-type="float">
            <text:p>2,235,442.0</text:p>
          </table:table-cell>
          <table:table-cell table:style-name="ce13" table:formula="of:=[.H37]*[.J37]" office:value-type="float" office:value="3788037.54091875" calcext:value-type="float">
            <text:p>3,788,037.5</text:p>
          </table:table-cell>
          <table:table-cell table:style-name="ce14" table:formula="of:=[.J36]+([.J$42]-[.J$32])/(ROW([.J$42])-ROW([.J$32]))" office:value-type="float" office:value="1.69453626661696" calcext:value-type="float">
            <text:p>1.7</text:p>
          </table:table-cell>
          <table:table-cell table:style-name="ce10" table:formula="of:=[$'R&amp;S'.E33]" office:value-type="float" office:value="424" calcext:value-type="float">
            <text:p>424.0</text:p>
          </table:table-cell>
          <table:table-cell table:style-name="ce13" table:formula="of:=[.L$62]*[.M37]/[.M$62]" office:value-type="float" office:value="30.6740694789082" calcext:value-type="float">
            <text:p>30.7</text:p>
          </table:table-cell>
          <table:table-cell table:style-name="ce10" office:value-type="float" office:value="8.54" calcext:value-type="float">
            <text:p>8.5</text:p>
          </table:table-cell>
          <table:table-cell table:style-name="ce13" table:formula="of:=[.N$62]*[.D37]/[.D$62]" office:value-type="float" office:value="7.01298701298701" calcext:value-type="float">
            <text:p>7.0</text:p>
          </table:table-cell>
          <table:table-cell table:number-columns-repeated="16370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0" table:formula="of:=([.K38]*([.F38]-[.G38])/100+[.L38])*[.J38]+[.N38]" office:value-type="float" office:value="115.636544376537" calcext:value-type="float">
            <text:p>115.6</text:p>
          </table:table-cell>
          <table:table-cell table:style-name="ce10" table:formula="of:=[.D38]*[.E38]*52" office:value-type="float" office:value="183.6016" calcext:value-type="float">
            <text:p>183.6</text:p>
          </table:table-cell>
          <table:table-cell table:style-name="ce12" office:value-type="float" office:value="0.052" calcext:value-type="float">
            <text:p>0.052</text:p>
          </table:table-cell>
          <table:table-cell table:style-name="ce14" table:formula="of:=[.E37]+([.E$42]-[.E$32])/(ROW([.E$42])-ROW([.E$32]))" office:value-type="float" office:value="67.9" calcext:value-type="float">
            <text:p>67.9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8]-[.H37])/[.H37]*100" office:value-type="float" office:value="2.15858877125866" calcext:value-type="float">
            <text:p>2.2</text:p>
          </table:table-cell>
          <table:table-cell table:style-name="ce10" table:formula="of:=[$'R&amp;S'.B34]" office:value-type="float" office:value="2283696" calcext:value-type="float">
            <text:p>2,283,696.0</text:p>
          </table:table-cell>
          <table:table-cell table:style-name="ce13" table:formula="of:=[.H38]*[.J38]" office:value-type="float" office:value="3864084.02823957" calcext:value-type="float">
            <text:p>3,864,084.0</text:p>
          </table:table-cell>
          <table:table-cell table:style-name="ce14" table:formula="of:=[.J37]+([.J$42]-[.J$32])/(ROW([.J$42])-ROW([.J$32]))" office:value-type="float" office:value="1.69203082557379" calcext:value-type="float">
            <text:p>1.7</text:p>
          </table:table-cell>
          <table:table-cell table:style-name="ce10" table:formula="of:=[$'R&amp;S'.E34]" office:value-type="float" office:value="547" calcext:value-type="float">
            <text:p>547.0</text:p>
          </table:table-cell>
          <table:table-cell table:style-name="ce13" table:formula="of:=[.L$62]*[.M38]/[.M$62]" office:value-type="float" office:value="32.3981389578164" calcext:value-type="float">
            <text:p>32.4</text:p>
          </table:table-cell>
          <table:table-cell table:style-name="ce10" office:value-type="float" office:value="9.02" calcext:value-type="float">
            <text:p>9.0</text:p>
          </table:table-cell>
          <table:table-cell table:style-name="ce13" table:formula="of:=[.N$62]*[.D38]/[.D$62]" office:value-type="float" office:value="6.75324675324675" calcext:value-type="float">
            <text:p>6.8</text:p>
          </table:table-cell>
          <table:table-cell table:number-columns-repeated="16370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0" table:formula="of:=([.K39]*([.F39]-[.G39])/100+[.L39])*[.J39]+[.N39]" office:value-type="float" office:value="126.747292751987" calcext:value-type="float">
            <text:p>126.7</text:p>
          </table:table-cell>
          <table:table-cell table:style-name="ce10" table:formula="of:=[.D39]*[.E39]*52" office:value-type="float" office:value="214.7444" calcext:value-type="float">
            <text:p>214.7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4" table:formula="of:=[.E38]+([.E$42]-[.E$32])/(ROW([.E$42])-ROW([.E$32]))" office:value-type="float" office:value="67.7" calcext:value-type="float">
            <text:p>67.7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39]-[.H38])/[.H38]*100" office:value-type="float" office:value="2.15860604914139" calcext:value-type="float">
            <text:p>2.2</text:p>
          </table:table-cell>
          <table:table-cell table:style-name="ce10" table:formula="of:=[$'R&amp;S'.B35]" office:value-type="float" office:value="2332992" calcext:value-type="float">
            <text:p>2,332,992.0</text:p>
          </table:table-cell>
          <table:table-cell table:style-name="ce13" table:formula="of:=[.H39]*[.J39]" office:value-type="float" office:value="3941649.20590688" calcext:value-type="float">
            <text:p>3,941,649.2</text:p>
          </table:table-cell>
          <table:table-cell table:style-name="ce14" table:formula="of:=[.J38]+([.J$42]-[.J$32])/(ROW([.J$42])-ROW([.J$32]))" office:value-type="float" office:value="1.68952538453063" calcext:value-type="float">
            <text:p>1.7</text:p>
          </table:table-cell>
          <table:table-cell table:style-name="ce10" table:formula="of:=[$'R&amp;S'.E35]" office:value-type="float" office:value="634" calcext:value-type="float">
            <text:p>634.0</text:p>
          </table:table-cell>
          <table:table-cell table:style-name="ce13" table:formula="of:=[.L$62]*[.M39]/[.M$62]" office:value-type="float" office:value="33.2960918114144" calcext:value-type="float">
            <text:p>33.3</text:p>
          </table:table-cell>
          <table:table-cell table:style-name="ce10" office:value-type="float" office:value="9.27" calcext:value-type="float">
            <text:p>9.3</text:p>
          </table:table-cell>
          <table:table-cell table:style-name="ce13" table:formula="of:=[.N$62]*[.D39]/[.D$62]" office:value-type="float" office:value="7.92207792207792" calcext:value-type="float">
            <text:p>7.9</text:p>
          </table:table-cell>
          <table:table-cell table:number-columns-repeated="16370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0" table:formula="of:=([.K40]*([.F40]-[.G40])/100+[.L40])*[.J40]+[.N40]" office:value-type="float" office:value="109.885174094933" calcext:value-type="float">
            <text:p>109.9</text:p>
          </table:table-cell>
          <table:table-cell table:style-name="ce10" table:formula="of:=[.D40]*[.E40]*52" office:value-type="float" office:value="203.58" calcext:value-type="float">
            <text:p>203.6</text:p>
          </table:table-cell>
          <table:table-cell table:style-name="ce12" office:value-type="float" office:value="0.058" calcext:value-type="float">
            <text:p>0.058</text:p>
          </table:table-cell>
          <table:table-cell table:style-name="ce14" table:formula="of:=[.E39]+([.E$42]-[.E$32])/(ROW([.E$42])-ROW([.E$32]))" office:value-type="float" office:value="67.5" calcext:value-type="float">
            <text:p>67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0]-[.H39])/[.H39]*100" office:value-type="float" office:value="2.15855862343291" calcext:value-type="float">
            <text:p>2.2</text:p>
          </table:table-cell>
          <table:table-cell table:style-name="ce10" table:formula="of:=[$'R&amp;S'.B36]" office:value-type="float" office:value="2383351" calcext:value-type="float">
            <text:p>2,383,351.0</text:p>
          </table:table-cell>
          <table:table-cell table:style-name="ce13" table:formula="of:=[.H40]*[.J40]" office:value-type="float" office:value="4020760.6693308" calcext:value-type="float">
            <text:p>4,020,760.7</text:p>
          </table:table-cell>
          <table:table-cell table:style-name="ce14" table:formula="of:=[.J39]+([.J$42]-[.J$32])/(ROW([.J$42])-ROW([.J$32]))" office:value-type="float" office:value="1.68701994348747" calcext:value-type="float">
            <text:p>1.7</text:p>
          </table:table-cell>
          <table:table-cell table:style-name="ce10" table:formula="of:=[$'R&amp;S'.E36]" office:value-type="float" office:value="484" calcext:value-type="float">
            <text:p>484.0</text:p>
          </table:table-cell>
          <table:table-cell table:style-name="ce13" table:formula="of:=[.L$62]*[.M40]/[.M$62]" office:value-type="float" office:value="32.3981389578164" calcext:value-type="float">
            <text:p>32.4</text:p>
          </table:table-cell>
          <table:table-cell table:style-name="ce10" office:value-type="float" office:value="9.02" calcext:value-type="float">
            <text:p>9.0</text:p>
          </table:table-cell>
          <table:table-cell table:style-name="ce13" table:formula="of:=[.N$62]*[.D40]/[.D$62]" office:value-type="float" office:value="7.53246753246753" calcext:value-type="float">
            <text:p>7.5</text:p>
          </table:table-cell>
          <table:table-cell table:number-columns-repeated="16370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0" table:formula="of:=([.K41]*([.F41]-[.G41])/100+[.L41])*[.J41]+[.N41]" office:value-type="float" office:value="105.403268290384" calcext:value-type="float">
            <text:p>105.4</text:p>
          </table:table-cell>
          <table:table-cell table:style-name="ce10" table:formula="of:=[.D41]*[.E41]*52" office:value-type="float" office:value="202.9768" calcext:value-type="float">
            <text:p>203.0</text:p>
          </table:table-cell>
          <table:table-cell table:style-name="ce12" office:value-type="float" office:value="0.058" calcext:value-type="float">
            <text:p>0.058</text:p>
          </table:table-cell>
          <table:table-cell table:style-name="ce14" table:formula="of:=[.E40]+([.E$42]-[.E$32])/(ROW([.E$42])-ROW([.E$32]))" office:value-type="float" office:value="67.3" calcext:value-type="float">
            <text:p>67.3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1]-[.H40])/[.H40]*100" office:value-type="float" office:value="2.15859938380876" calcext:value-type="float">
            <text:p>2.2</text:p>
          </table:table-cell>
          <table:table-cell table:style-name="ce10" table:formula="of:=[$'R&amp;S'.B37]" office:value-type="float" office:value="2434798" calcext:value-type="float">
            <text:p>2,434,798.0</text:p>
          </table:table-cell>
          <table:table-cell table:style-name="ce13" table:formula="of:=[.H41]*[.J41]" office:value-type="float" office:value="4101452.54152238" calcext:value-type="float">
            <text:p>4,101,452.5</text:p>
          </table:table-cell>
          <table:table-cell table:style-name="ce14" table:formula="of:=[.J40]+([.J$42]-[.J$32])/(ROW([.J$42])-ROW([.J$32]))" office:value-type="float" office:value="1.6845145024443" calcext:value-type="float">
            <text:p>1.7</text:p>
          </table:table-cell>
          <table:table-cell table:style-name="ce10" table:formula="of:=[$'R&amp;S'.E37]" office:value-type="float" office:value="440" calcext:value-type="float">
            <text:p>440.0</text:p>
          </table:table-cell>
          <table:table-cell table:style-name="ce13" table:formula="of:=[.L$62]*[.M41]/[.M$62]" office:value-type="float" office:value="32.3981389578164" calcext:value-type="float">
            <text:p>32.4</text:p>
          </table:table-cell>
          <table:table-cell table:style-name="ce10" office:value-type="float" office:value="9.02" calcext:value-type="float">
            <text:p>9.0</text:p>
          </table:table-cell>
          <table:table-cell table:style-name="ce13" table:formula="of:=[.N$62]*[.D41]/[.D$62]" office:value-type="float" office:value="7.53246753246753" calcext:value-type="float">
            <text:p>7.5</text:p>
          </table:table-cell>
          <table:table-cell table:number-columns-repeated="16370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0" table:formula="of:=([.K42]*([.F42]-[.G42])/100+[.L42])*[.J42]+[.N42]" office:value-type="float" office:value="95.0715046125213" calcext:value-type="float">
            <text:p>95.1</text:p>
          </table:table-cell>
          <table:table-cell table:style-name="ce10" table:formula="of:=[.D42]*[.E42]*52" office:value-type="float" office:value="198.8844" calcext:value-type="float">
            <text:p>198.9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0" office:value-type="float" office:value="67.1" calcext:value-type="float">
            <text:p>67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2]-[.H41])/[.H41]*100" office:value-type="float" office:value="2.15857742613556" calcext:value-type="float">
            <text:p>2.2</text:p>
          </table:table-cell>
          <table:table-cell table:style-name="ce10" table:formula="of:=[$'R&amp;S'.B38]" office:value-type="float" office:value="2487355" calcext:value-type="float">
            <text:p>2,487,355.0</text:p>
          </table:table-cell>
          <table:table-cell table:style-name="ce10" table:formula="of:=([$W.F3]+[$W.N3])*1000" office:value-type="float" office:value="1478800" calcext:value-type="float">
            <text:p>1,478,800.0</text:p>
          </table:table-cell>
          <table:table-cell table:style-name="ce10" table:formula="of:=[.H42]/[.I42]" office:value-type="float" office:value="1.68200906140114" calcext:value-type="float">
            <text:p>1.7</text:p>
          </table:table-cell>
          <table:table-cell table:style-name="ce10" table:formula="of:=[$'R&amp;S'.E38]" office:value-type="float" office:value="377" calcext:value-type="float">
            <text:p>377.0</text:p>
          </table:table-cell>
          <table:table-cell table:style-name="ce13" table:formula="of:=[.L$62]*[.M42]/[.M$62]" office:value-type="float" office:value="30.0993796526055" calcext:value-type="float">
            <text:p>30.1</text:p>
          </table:table-cell>
          <table:table-cell table:style-name="ce10" office:value-type="float" office:value="8.38" calcext:value-type="float">
            <text:p>8.4</text:p>
          </table:table-cell>
          <table:table-cell table:style-name="ce13" table:formula="of:=[.N$62]*[.D42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0" table:formula="of:=([.K43]*([.F43]-[.G43])/100+[.L43])*[.J43]+[.N43]" office:value-type="float" office:value="93.5704017244019" calcext:value-type="float">
            <text:p>93.6</text:p>
          </table:table-cell>
          <table:table-cell table:style-name="ce10" table:formula="of:=[.D43]*[.E43]*52" office:value-type="float" office:value="201.89104" calcext:value-type="float">
            <text:p>201.9</text:p>
          </table:table-cell>
          <table:table-cell table:style-name="ce12" office:value-type="float" office:value="0.058" calcext:value-type="float">
            <text:p>0.058</text:p>
          </table:table-cell>
          <table:table-cell table:style-name="ce14" table:formula="of:=[.E42]+([.E$52]-[.E$42])/(ROW([.E$52])-ROW([.E$42]))" office:value-type="float" office:value="66.94" calcext:value-type="float">
            <text:p>66.9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3]-[.H42])/[.H42]*100" office:value-type="float" office:value="2.56513445004834" calcext:value-type="float">
            <text:p>2.6</text:p>
          </table:table-cell>
          <table:table-cell table:style-name="ce10" table:formula="of:=[$'R&amp;S'.B39]" office:value-type="float" office:value="2551159" calcext:value-type="float">
            <text:p>2,551,159.0</text:p>
          </table:table-cell>
          <table:table-cell table:style-name="ce13" table:formula="of:=[.H43]*[.J43]" office:value-type="float" office:value="4277769.5695964" calcext:value-type="float">
            <text:p>4,277,769.6</text:p>
          </table:table-cell>
          <table:table-cell table:style-name="ce14" table:formula="of:=[.J42]+([.J$52]-[.J$42])/(ROW([.J$52])-ROW([.J$42]))" office:value-type="float" office:value="1.67679457438615" calcext:value-type="float">
            <text:p>1.7</text:p>
          </table:table-cell>
          <table:table-cell table:style-name="ce10" table:formula="of:=[$'R&amp;S'.E39]" office:value-type="float" office:value="385" calcext:value-type="float">
            <text:p>385.0</text:p>
          </table:table-cell>
          <table:table-cell table:style-name="ce13" table:formula="of:=[.L$62]*[.M43]/[.M$62]" office:value-type="float" office:value="30.3867245657568" calcext:value-type="float">
            <text:p>30.4</text:p>
          </table:table-cell>
          <table:table-cell table:style-name="ce10" office:value-type="float" office:value="8.46" calcext:value-type="float">
            <text:p>8.5</text:p>
          </table:table-cell>
          <table:table-cell table:style-name="ce13" table:formula="of:=[.N$62]*[.D43]/[.D$62]" office:value-type="float" office:value="7.53246753246753" calcext:value-type="float">
            <text:p>7.5</text:p>
          </table:table-cell>
          <table:table-cell table:number-columns-repeated="16370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0" table:formula="of:=([.K44]*([.F44]-[.G44])/100+[.L44])*[.J44]+[.N44]" office:value-type="float" office:value="84.2697401440628" calcext:value-type="float">
            <text:p>84.3</text:p>
          </table:table-cell>
          <table:table-cell table:style-name="ce10" table:formula="of:=[.D44]*[.E44]*52" office:value-type="float" office:value="222.24384" calcext:value-type="float">
            <text:p>222.2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4" table:formula="of:=[.E43]+([.E$52]-[.E$42])/(ROW([.E$52])-ROW([.E$42]))" office:value-type="float" office:value="66.78" calcext:value-type="float">
            <text:p>66.8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4]-[.H43])/[.H43]*100" office:value-type="float" office:value="2.56510864277766" calcext:value-type="float">
            <text:p>2.6</text:p>
          </table:table-cell>
          <table:table-cell table:style-name="ce10" table:formula="of:=[$'R&amp;S'.B40]" office:value-type="float" office:value="2616599" calcext:value-type="float">
            <text:p>2,616,599.0</text:p>
          </table:table-cell>
          <table:table-cell table:style-name="ce13" table:formula="of:=[.H44]*[.J44]" office:value-type="float" office:value="4373854.7850353" calcext:value-type="float">
            <text:p>4,373,854.8</text:p>
          </table:table-cell>
          <table:table-cell table:style-name="ce14" table:formula="of:=[.J43]+([.J$52]-[.J$42])/(ROW([.J$52])-ROW([.J$42]))" office:value-type="float" office:value="1.67158008737116" calcext:value-type="float">
            <text:p>1.7</text:p>
          </table:table-cell>
          <table:table-cell table:style-name="ce10" table:formula="of:=[$'R&amp;S'.E40]" office:value-type="float" office:value="314" calcext:value-type="float">
            <text:p>314.0</text:p>
          </table:table-cell>
          <table:table-cell table:style-name="ce13" table:formula="of:=[.L$62]*[.M44]/[.M$62]" office:value-type="float" office:value="28.3753101736973" calcext:value-type="float">
            <text:p>28.4</text:p>
          </table:table-cell>
          <table:table-cell table:style-name="ce10" office:value-type="float" office:value="7.9" calcext:value-type="float">
            <text:p>7.9</text:p>
          </table:table-cell>
          <table:table-cell table:style-name="ce13" table:formula="of:=[.N$62]*[.D44]/[.D$62]" office:value-type="float" office:value="8.31168831168831" calcext:value-type="float">
            <text:p>8.3</text:p>
          </table:table-cell>
          <table:table-cell table:number-columns-repeated="16370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0" table:formula="of:=([.K45]*([.F45]-[.G45])/100+[.L45])*[.J45]+[.N45]" office:value-type="float" office:value="75.5452949643" calcext:value-type="float">
            <text:p>75.5</text:p>
          </table:table-cell>
          <table:table-cell table:style-name="ce10" table:formula="of:=[.D45]*[.E45]*52" office:value-type="float" office:value="193.99744" calcext:value-type="float">
            <text:p>194.0</text:p>
          </table:table-cell>
          <table:table-cell table:style-name="ce12" office:value-type="float" office:value="0.056" calcext:value-type="float">
            <text:p>0.056</text:p>
          </table:table-cell>
          <table:table-cell table:style-name="ce14" table:formula="of:=[.E44]+([.E$52]-[.E$42])/(ROW([.E$52])-ROW([.E$42]))" office:value-type="float" office:value="66.62" calcext:value-type="float">
            <text:p>66.6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5]-[.H44])/[.H44]*100" office:value-type="float" office:value="2.56512365861181" calcext:value-type="float">
            <text:p>2.6</text:p>
          </table:table-cell>
          <table:table-cell table:style-name="ce10" table:formula="of:=[$'R&amp;S'.B41]" office:value-type="float" office:value="2683718" calcext:value-type="float">
            <text:p>2,683,718.0</text:p>
          </table:table-cell>
          <table:table-cell table:style-name="ce13" table:formula="of:=[.H45]*[.J45]" office:value-type="float" office:value="4472055.35625668" calcext:value-type="float">
            <text:p>4,472,055.4</text:p>
          </table:table-cell>
          <table:table-cell table:style-name="ce14" table:formula="of:=[.J44]+([.J$52]-[.J$42])/(ROW([.J$52])-ROW([.J$42]))" office:value-type="float" office:value="1.66636560035618" calcext:value-type="float">
            <text:p>1.7</text:p>
          </table:table-cell>
          <table:table-cell table:style-name="ce10" table:formula="of:=[$'R&amp;S'.E41]" office:value-type="float" office:value="280" calcext:value-type="float">
            <text:p>280.0</text:p>
          </table:table-cell>
          <table:table-cell table:style-name="ce13" table:formula="of:=[.L$62]*[.M45]/[.M$62]" office:value-type="float" office:value="25.7532878411911" calcext:value-type="float">
            <text:p>25.8</text:p>
          </table:table-cell>
          <table:table-cell table:style-name="ce10" office:value-type="float" office:value="7.17" calcext:value-type="float">
            <text:p>7.2</text:p>
          </table:table-cell>
          <table:table-cell table:style-name="ce13" table:formula="of:=[.N$62]*[.D45]/[.D$62]" office:value-type="float" office:value="7.27272727272727" calcext:value-type="float">
            <text:p>7.3</text:p>
          </table:table-cell>
          <table:table-cell table:number-columns-repeated="16370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0" table:formula="of:=([.K46]*([.F46]-[.G46])/100+[.L46])*[.J46]+[.N46]" office:value-type="float" office:value="75.5776661841419" calcext:value-type="float">
            <text:p>75.6</text:p>
          </table:table-cell>
          <table:table-cell table:style-name="ce10" table:formula="of:=[.D46]*[.E46]*52" office:value-type="float" office:value="196.98744" calcext:value-type="float">
            <text:p>197.0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4" table:formula="of:=[.E45]+([.E$52]-[.E$42])/(ROW([.E$52])-ROW([.E$42]))" office:value-type="float" office:value="66.46" calcext:value-type="float">
            <text:p>66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6]-[.H45])/[.H45]*100" office:value-type="float" office:value="2.56513538307676" calcext:value-type="float">
            <text:p>2.6</text:p>
          </table:table-cell>
          <table:table-cell table:style-name="ce10" table:formula="of:=[$'R&amp;S'.B42]" office:value-type="float" office:value="2752559" calcext:value-type="float">
            <text:p>2,752,559.0</text:p>
          </table:table-cell>
          <table:table-cell table:style-name="ce13" table:formula="of:=[.H46]*[.J46]" office:value-type="float" office:value="4572416.44738731" calcext:value-type="float">
            <text:p>4,572,416.4</text:p>
          </table:table-cell>
          <table:table-cell table:style-name="ce14" table:formula="of:=[.J45]+([.J$52]-[.J$42])/(ROW([.J$52])-ROW([.J$42]))" office:value-type="float" office:value="1.66115111334119" calcext:value-type="float">
            <text:p>1.7</text:p>
          </table:table-cell>
          <table:table-cell table:style-name="ce10" table:formula="of:=[$'R&amp;S'.E42]" office:value-type="float" office:value="276" calcext:value-type="float">
            <text:p>276.0</text:p>
          </table:table-cell>
          <table:table-cell table:style-name="ce13" table:formula="of:=[.L$62]*[.M46]/[.M$62]" office:value-type="float" office:value="26.0406327543424" calcext:value-type="float">
            <text:p>26.0</text:p>
          </table:table-cell>
          <table:table-cell table:style-name="ce10" office:value-type="float" office:value="7.25" calcext:value-type="float">
            <text:p>7.3</text:p>
          </table:table-cell>
          <table:table-cell table:style-name="ce13" table:formula="of:=[.N$62]*[.D46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0" table:formula="of:=([.K47]*([.F47]-[.G47])/100+[.L47])*[.J47]+[.N47]" office:value-type="float" office:value="81.7793186261635" calcext:value-type="float">
            <text:p>81.8</text:p>
          </table:table-cell>
          <table:table-cell table:style-name="ce10" table:formula="of:=[.D47]*[.E47]*52" office:value-type="float" office:value="196.5132" calcext:value-type="float">
            <text:p>196.5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4" table:formula="of:=[.E46]+([.E$52]-[.E$42])/(ROW([.E$52])-ROW([.E$42]))" office:value-type="float" office:value="66.3" calcext:value-type="float">
            <text:p>66.3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7]-[.H46])/[.H46]*100" office:value-type="float" office:value="2.56514029308727" calcext:value-type="float">
            <text:p>2.6</text:p>
          </table:table-cell>
          <table:table-cell table:style-name="ce10" table:formula="of:=[$'R&amp;S'.B43]" office:value-type="float" office:value="2823166" calcext:value-type="float">
            <text:p>2,823,166.0</text:p>
          </table:table-cell>
          <table:table-cell table:style-name="ce13" table:formula="of:=[.H47]*[.J47]" office:value-type="float" office:value="4674983.98159884" calcext:value-type="float">
            <text:p>4,674,984.0</text:p>
          </table:table-cell>
          <table:table-cell table:style-name="ce14" table:formula="of:=[.J46]+([.J$52]-[.J$42])/(ROW([.J$52])-ROW([.J$42]))" office:value-type="float" office:value="1.6559366263262" calcext:value-type="float">
            <text:p>1.7</text:p>
          </table:table-cell>
          <table:table-cell table:style-name="ce10" table:formula="of:=[$'R&amp;S'.E43]" office:value-type="float" office:value="342" calcext:value-type="float">
            <text:p>342.0</text:p>
          </table:table-cell>
          <table:table-cell table:style-name="ce13" table:formula="of:=[.L$62]*[.M47]/[.M$62]" office:value-type="float" office:value="26.3279776674938" calcext:value-type="float">
            <text:p>26.3</text:p>
          </table:table-cell>
          <table:table-cell table:style-name="ce10" office:value-type="float" office:value="7.33" calcext:value-type="float">
            <text:p>7.3</text:p>
          </table:table-cell>
          <table:table-cell table:style-name="ce13" table:formula="of:=[.N$62]*[.D47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0" table:formula="of:=([.K48]*([.F48]-[.G48])/100+[.L48])*[.J48]+[.N48]" office:value-type="float" office:value="83.4551110569552" calcext:value-type="float">
            <text:p>83.5</text:p>
          </table:table-cell>
          <table:table-cell table:style-name="ce10" table:formula="of:=[.D48]*[.E48]*52" office:value-type="float" office:value="196.03896" calcext:value-type="float">
            <text:p>196.0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4" table:formula="of:=[.E47]+([.E$52]-[.E$42])/(ROW([.E$52])-ROW([.E$42]))" office:value-type="float" office:value="66.14" calcext:value-type="float">
            <text:p>66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8]-[.H47])/[.H47]*100" office:value-type="float" office:value="2.5650988996042" calcext:value-type="float">
            <text:p>2.6</text:p>
          </table:table-cell>
          <table:table-cell table:style-name="ce10" table:formula="of:=[$'R&amp;S'.B44]" office:value-type="float" office:value="2895583" calcext:value-type="float">
            <text:p>2,895,583.0</text:p>
          </table:table-cell>
          <table:table-cell table:style-name="ce13" table:formula="of:=[.H48]*[.J48]" office:value-type="float" office:value="4779802.96431319" calcext:value-type="float">
            <text:p>4,779,803.0</text:p>
          </table:table-cell>
          <table:table-cell table:style-name="ce14" table:formula="of:=[.J47]+([.J$52]-[.J$42])/(ROW([.J$52])-ROW([.J$42]))" office:value-type="float" office:value="1.65072213931122" calcext:value-type="float">
            <text:p>1.7</text:p>
          </table:table-cell>
          <table:table-cell table:style-name="ce10" table:formula="of:=[$'R&amp;S'.E44]" office:value-type="float" office:value="358" calcext:value-type="float">
            <text:p>358.0</text:p>
          </table:table-cell>
          <table:table-cell table:style-name="ce13" table:formula="of:=[.L$62]*[.M48]/[.M$62]" office:value-type="float" office:value="26.6153225806452" calcext:value-type="float">
            <text:p>26.6</text:p>
          </table:table-cell>
          <table:table-cell table:style-name="ce10" office:value-type="float" office:value="7.41" calcext:value-type="float">
            <text:p>7.4</text:p>
          </table:table-cell>
          <table:table-cell table:style-name="ce13" table:formula="of:=[.N$62]*[.D48]/[.D$62]" office:value-type="float" office:value="7.4025974025974" calcext:value-type="float">
            <text:p>7.4</text:p>
          </table:table-cell>
          <table:table-cell table:number-columns-repeated="16370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0" table:formula="of:=([.K49]*([.F49]-[.G49])/100+[.L49])*[.J49]+[.N49]" office:value-type="float" office:value="89.2492998247871" calcext:value-type="float">
            <text:p>89.2</text:p>
          </table:table-cell>
          <table:table-cell table:style-name="ce10" table:formula="of:=[.D49]*[.E49]*52" office:value-type="float" office:value="209.28856" calcext:value-type="float">
            <text:p>209.3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4" table:formula="of:=[.E48]+([.E$52]-[.E$42])/(ROW([.E$52])-ROW([.E$42]))" office:value-type="float" office:value="65.98" calcext:value-type="float">
            <text:p>66.0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49]-[.H48])/[.H48]*100" office:value-type="float" office:value="2.56514836563138" calcext:value-type="float">
            <text:p>2.6</text:p>
          </table:table-cell>
          <table:table-cell table:style-name="ce10" table:formula="of:=[$'R&amp;S'.B45]" office:value-type="float" office:value="2969859" calcext:value-type="float">
            <text:p>2,969,859.0</text:p>
          </table:table-cell>
          <table:table-cell table:style-name="ce13" table:formula="of:=[.H49]*[.J49]" office:value-type="float" office:value="4886925.71074083" calcext:value-type="float">
            <text:p>4,886,925.7</text:p>
          </table:table-cell>
          <table:table-cell table:style-name="ce14" table:formula="of:=[.J48]+([.J$52]-[.J$42])/(ROW([.J$52])-ROW([.J$42]))" office:value-type="float" office:value="1.64550765229623" calcext:value-type="float">
            <text:p>1.6</text:p>
          </table:table-cell>
          <table:table-cell table:style-name="ce10" table:formula="of:=[$'R&amp;S'.E45]" office:value-type="float" office:value="382" calcext:value-type="float">
            <text:p>382.0</text:p>
          </table:table-cell>
          <table:table-cell table:style-name="ce13" table:formula="of:=[.L$62]*[.M49]/[.M$62]" office:value-type="float" office:value="28.6626550868486" calcext:value-type="float">
            <text:p>28.7</text:p>
          </table:table-cell>
          <table:table-cell table:style-name="ce10" office:value-type="float" office:value="7.98" calcext:value-type="float">
            <text:p>8.0</text:p>
          </table:table-cell>
          <table:table-cell table:style-name="ce13" table:formula="of:=[.N$62]*[.D49]/[.D$62]" office:value-type="float" office:value="7.92207792207792" calcext:value-type="float">
            <text:p>7.9</text:p>
          </table:table-cell>
          <table:table-cell table:number-columns-repeated="16370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0" table:formula="of:=([.K50]*([.F50]-[.G50])/100+[.L50])*[.J50]+[.N50]" office:value-type="float" office:value="90.3306914779445" calcext:value-type="float">
            <text:p>90.3</text:p>
          </table:table-cell>
          <table:table-cell table:style-name="ce10" table:formula="of:=[.D50]*[.E50]*52" office:value-type="float" office:value="222.4716" calcext:value-type="float">
            <text:p>222.5</text:p>
          </table:table-cell>
          <table:table-cell table:style-name="ce12" office:value-type="float" office:value="0.065" calcext:value-type="float">
            <text:p>0.065</text:p>
          </table:table-cell>
          <table:table-cell table:style-name="ce14" table:formula="of:=[.E49]+([.E$52]-[.E$42])/(ROW([.E$52])-ROW([.E$42]))" office:value-type="float" office:value="65.82" calcext:value-type="float">
            <text:p>65.8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0]-[.H49])/[.H49]*100" office:value-type="float" office:value="2.56510494269257" calcext:value-type="float">
            <text:p>2.6</text:p>
          </table:table-cell>
          <table:table-cell table:style-name="ce10" table:formula="of:=[$'R&amp;S'.B46]" office:value-type="float" office:value="3046039" calcext:value-type="float">
            <text:p>3,046,039.0</text:p>
          </table:table-cell>
          <table:table-cell table:style-name="ce13" table:formula="of:=[.H50]*[.J50]" office:value-type="float" office:value="4996396.95288012" calcext:value-type="float">
            <text:p>4,996,397.0</text:p>
          </table:table-cell>
          <table:table-cell table:style-name="ce14" table:formula="of:=[.J49]+([.J$52]-[.J$42])/(ROW([.J$52])-ROW([.J$42]))" office:value-type="float" office:value="1.64029316528124" calcext:value-type="float">
            <text:p>1.6</text:p>
          </table:table-cell>
          <table:table-cell table:style-name="ce10" table:formula="of:=[$'R&amp;S'.E46]" office:value-type="float" office:value="413" calcext:value-type="float">
            <text:p>413.0</text:p>
          </table:table-cell>
          <table:table-cell table:style-name="ce13" table:formula="of:=[.L$62]*[.M50]/[.M$62]" office:value-type="float" office:value="27.4773573200993" calcext:value-type="float">
            <text:p>27.5</text:p>
          </table:table-cell>
          <table:table-cell table:style-name="ce10" office:value-type="float" office:value="7.65" calcext:value-type="float">
            <text:p>7.7</text:p>
          </table:table-cell>
          <table:table-cell table:style-name="ce13" table:formula="of:=[.N$62]*[.D50]/[.D$62]" office:value-type="float" office:value="8.44155844155844" calcext:value-type="float">
            <text:p>8.4</text:p>
          </table:table-cell>
          <table:table-cell table:number-columns-repeated="16370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0" table:formula="of:=([.K51]*([.F51]-[.G51])/100+[.L51])*[.J51]+[.N51]" office:value-type="float" office:value="86.0904586243984" calcext:value-type="float">
            <text:p>86.1</text:p>
          </table:table-cell>
          <table:table-cell table:style-name="ce10" table:formula="of:=[.D51]*[.E51]*52" office:value-type="float" office:value="215.10216" calcext:value-type="float">
            <text:p>215.1</text:p>
          </table:table-cell>
          <table:table-cell table:style-name="ce12" office:value-type="float" office:value="0.063" calcext:value-type="float">
            <text:p>0.063</text:p>
          </table:table-cell>
          <table:table-cell table:style-name="ce14" table:formula="of:=[.E50]+([.E$52]-[.E$42])/(ROW([.E$52])-ROW([.E$42]))" office:value-type="float" office:value="65.66" calcext:value-type="float">
            <text:p>65.7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1]-[.H50])/[.H50]*100" office:value-type="float" office:value="2.56513458954399" calcext:value-type="float">
            <text:p>2.6</text:p>
          </table:table-cell>
          <table:table-cell table:style-name="ce10" table:formula="of:=[$'R&amp;S'.B47]" office:value-type="float" office:value="3124174" calcext:value-type="float">
            <text:p>3,124,174.0</text:p>
          </table:table-cell>
          <table:table-cell table:style-name="ce13" table:formula="of:=[.H51]*[.J51]" office:value-type="float" office:value="5108270.29459381" calcext:value-type="float">
            <text:p>5,108,270.3</text:p>
          </table:table-cell>
          <table:table-cell table:style-name="ce14" table:formula="of:=[.J50]+([.J$52]-[.J$42])/(ROW([.J$52])-ROW([.J$42]))" office:value-type="float" office:value="1.63507867826626" calcext:value-type="float">
            <text:p>1.6</text:p>
          </table:table-cell>
          <table:table-cell table:style-name="ce10" table:formula="of:=[$'R&amp;S'.E47]" office:value-type="float" office:value="387" calcext:value-type="float">
            <text:p>387.0</text:p>
          </table:table-cell>
          <table:table-cell table:style-name="ce13" table:formula="of:=[.L$62]*[.M51]/[.M$62]" office:value-type="float" office:value="26.6153225806452" calcext:value-type="float">
            <text:p>26.6</text:p>
          </table:table-cell>
          <table:table-cell table:style-name="ce10" office:value-type="float" office:value="7.41" calcext:value-type="float">
            <text:p>7.4</text:p>
          </table:table-cell>
          <table:table-cell table:style-name="ce13" table:formula="of:=[.N$62]*[.D51]/[.D$62]" office:value-type="float" office:value="8.18181818181818" calcext:value-type="float">
            <text:p>8.2</text:p>
          </table:table-cell>
          <table:table-cell table:number-columns-repeated="16370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0" table:formula="of:=([.K52]*([.F52]-[.G52])/100+[.L52])*[.J52]+[.N52]" office:value-type="float" office:value="85.6331669845928" calcext:value-type="float">
            <text:p>85.6</text:p>
          </table:table-cell>
          <table:table-cell table:style-name="ce10" table:formula="of:=[.D52]*[.E52]*52" office:value-type="float" office:value="207.766" calcext:value-type="float">
            <text:p>207.8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0" office:value-type="float" office:value="65.5" calcext:value-type="float">
            <text:p>65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2]-[.H51])/[.H51]*100" office:value-type="float" office:value="2.56512601410805" calcext:value-type="float">
            <text:p>2.6</text:p>
          </table:table-cell>
          <table:table-cell table:style-name="ce10" table:formula="of:=[$'R&amp;S'.B48]" office:value-type="float" office:value="3204313" calcext:value-type="float">
            <text:p>3,204,313.0</text:p>
          </table:table-cell>
          <table:table-cell table:style-name="ce10" table:formula="of:=([$W.G3]+[$W.O3])*1000" office:value-type="float" office:value="1966000" calcext:value-type="float">
            <text:p>1,966,000.0</text:p>
          </table:table-cell>
          <table:table-cell table:style-name="ce10" table:formula="of:=[.H52]/[.I52]" office:value-type="float" office:value="1.62986419125127" calcext:value-type="float">
            <text:p>1.6</text:p>
          </table:table-cell>
          <table:table-cell table:style-name="ce10" table:formula="of:=[$'R&amp;S'.E48]" office:value-type="float" office:value="377" calcext:value-type="float">
            <text:p>377.0</text:p>
          </table:table-cell>
          <table:table-cell table:style-name="ce13" table:formula="of:=[.L$62]*[.M52]/[.M$62]" office:value-type="float" office:value="27.1900124069479" calcext:value-type="float">
            <text:p>27.2</text:p>
          </table:table-cell>
          <table:table-cell table:style-name="ce10" office:value-type="float" office:value="7.57" calcext:value-type="float">
            <text:p>7.6</text:p>
          </table:table-cell>
          <table:table-cell table:style-name="ce13" table:formula="of:=[.N$62]*[.D52]/[.D$62]" office:value-type="float" office:value="7.92207792207792" calcext:value-type="float">
            <text:p>7.9</text:p>
          </table:table-cell>
          <table:table-cell table:number-columns-repeated="16370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0" table:formula="of:=([.K53]*([.F53]-[.G53])/100+[.L53])*[.J53]+[.N53]" office:value-type="float" office:value="93.7385777323874" calcext:value-type="float">
            <text:p>93.7</text:p>
          </table:table-cell>
          <table:table-cell table:style-name="ce10" table:formula="of:=[.D53]*[.E53]*52" office:value-type="float" office:value="216.8192" calcext:value-type="float">
            <text:p>216.8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4" table:formula="of:=[.E52]+([.E$62]-[.E$52])/(ROW([.E$62])-ROW([.E$52]))" office:value-type="float" office:value="65.15" calcext:value-type="float">
            <text:p>65.2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3]-[.H52])/[.H52]*100" office:value-type="float" office:value="2.12394981389146" calcext:value-type="float">
            <text:p>2.1</text:p>
          </table:table-cell>
          <table:table-cell table:style-name="ce10" table:formula="of:=[$'R&amp;S'.B49]" office:value-type="float" office:value="3272371" calcext:value-type="float">
            <text:p>3,272,371.0</text:p>
          </table:table-cell>
          <table:table-cell table:style-name="ce13" table:formula="of:=[.H53]*[.J53]" office:value-type="float" office:value="5327783.05918747" calcext:value-type="float">
            <text:p>5,327,783.1</text:p>
          </table:table-cell>
          <table:table-cell table:style-name="ce14" table:formula="of:=[.J52]+([.J$62]-[.J$52])/(ROW([.J$62])-ROW([.J$52]))" office:value-type="float" office:value="1.62811095049659" calcext:value-type="float">
            <text:p>1.6</text:p>
          </table:table-cell>
          <table:table-cell table:style-name="ce10" table:formula="of:=[$'R&amp;S'.E49]" office:value-type="float" office:value="440" calcext:value-type="float">
            <text:p>440.0</text:p>
          </table:table-cell>
          <table:table-cell table:style-name="ce13" table:formula="of:=[.L$62]*[.M53]/[.M$62]" office:value-type="float" office:value="26.6153225806452" calcext:value-type="float">
            <text:p>26.6</text:p>
          </table:table-cell>
          <table:table-cell table:style-name="ce10" office:value-type="float" office:value="7.41" calcext:value-type="float">
            <text:p>7.4</text:p>
          </table:table-cell>
          <table:table-cell table:style-name="ce13" table:formula="of:=[.N$62]*[.D53]/[.D$62]" office:value-type="float" office:value="8.31168831168831" calcext:value-type="float">
            <text:p>8.3</text:p>
          </table:table-cell>
          <table:table-cell table:number-columns-repeated="16370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0" table:formula="of:=([.K54]*([.F54]-[.G54])/100+[.L54])*[.J54]+[.N54]" office:value-type="float" office:value="97.4664100323932" calcext:value-type="float">
            <text:p>97.5</text:p>
          </table:table-cell>
          <table:table-cell table:style-name="ce10" table:formula="of:=[.D54]*[.E54]*52" office:value-type="float" office:value="225.7632" calcext:value-type="float">
            <text:p>225.8</text:p>
          </table:table-cell>
          <table:table-cell table:style-name="ce12" office:value-type="float" office:value="0.067" calcext:value-type="float">
            <text:p>0.067</text:p>
          </table:table-cell>
          <table:table-cell table:style-name="ce14" table:formula="of:=[.E53]+([.E$62]-[.E$52])/(ROW([.E$62])-ROW([.E$52]))" office:value-type="float" office:value="64.8" calcext:value-type="float">
            <text:p>64.8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4]-[.H53])/[.H53]*100" office:value-type="float" office:value="2.1239034327098" calcext:value-type="float">
            <text:p>2.1</text:p>
          </table:table-cell>
          <table:table-cell table:style-name="ce10" table:formula="of:=[$'R&amp;S'.B50]" office:value-type="float" office:value="3341873" calcext:value-type="float">
            <text:p>3,341,873.0</text:p>
          </table:table-cell>
          <table:table-cell table:style-name="ce13" table:formula="of:=[.H54]*[.J54]" office:value-type="float" office:value="5435080.9185283" calcext:value-type="float">
            <text:p>5,435,080.9</text:p>
          </table:table-cell>
          <table:table-cell table:style-name="ce14" table:formula="of:=[.J53]+([.J$62]-[.J$52])/(ROW([.J$62])-ROW([.J$52]))" office:value-type="float" office:value="1.6263577097419" calcext:value-type="float">
            <text:p>1.6</text:p>
          </table:table-cell>
          <table:table-cell table:style-name="ce10" table:formula="of:=[$'R&amp;S'.E50]" office:value-type="float" office:value="471" calcext:value-type="float">
            <text:p>471.0</text:p>
          </table:table-cell>
          <table:table-cell table:style-name="ce13" table:formula="of:=[.L$62]*[.M54]/[.M$62]" office:value-type="float" office:value="26.9026674937965" calcext:value-type="float">
            <text:p>26.9</text:p>
          </table:table-cell>
          <table:table-cell table:style-name="ce10" office:value-type="float" office:value="7.49" calcext:value-type="float">
            <text:p>7.5</text:p>
          </table:table-cell>
          <table:table-cell table:style-name="ce13" table:formula="of:=[.N$62]*[.D54]/[.D$62]" office:value-type="float" office:value="8.7012987012987" calcext:value-type="float">
            <text:p>8.7</text:p>
          </table:table-cell>
          <table:table-cell table:number-columns-repeated="16370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0" table:formula="of:=([.K55]*([.F55]-[.G55])/100+[.L55])*[.J55]+[.N55]" office:value-type="float" office:value="106.473636009291" calcext:value-type="float">
            <text:p>106.5</text:p>
          </table:table-cell>
          <table:table-cell table:style-name="ce10" table:formula="of:=[.D55]*[.E55]*52" office:value-type="float" office:value="227.8952" calcext:value-type="float">
            <text:p>227.9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4" table:formula="of:=[.E54]+([.E$62]-[.E$52])/(ROW([.E$62])-ROW([.E$52]))" office:value-type="float" office:value="64.45" calcext:value-type="float">
            <text:p>64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5]-[.H54])/[.H54]*100" office:value-type="float" office:value="2.12395863038482" calcext:value-type="float">
            <text:p>2.1</text:p>
          </table:table-cell>
          <table:table-cell table:style-name="ce10" table:formula="of:=[$'R&amp;S'.B51]" office:value-type="float" office:value="3412853" calcext:value-type="float">
            <text:p>3,412,853.0</text:p>
          </table:table-cell>
          <table:table-cell table:style-name="ce13" table:formula="of:=[.H55]*[.J55]" office:value-type="float" office:value="5544536.23579644" calcext:value-type="float">
            <text:p>5,544,536.2</text:p>
          </table:table-cell>
          <table:table-cell table:style-name="ce14" table:formula="of:=[.J54]+([.J$62]-[.J$52])/(ROW([.J$62])-ROW([.J$52]))" office:value-type="float" office:value="1.62460446898722" calcext:value-type="float">
            <text:p>1.6</text:p>
          </table:table-cell>
          <table:table-cell table:style-name="ce10" table:formula="of:=[$'R&amp;S'.E51]" office:value-type="float" office:value="565" calcext:value-type="float">
            <text:p>565.0</text:p>
          </table:table-cell>
          <table:table-cell table:style-name="ce13" table:formula="of:=[.L$62]*[.M55]/[.M$62]" office:value-type="float" office:value="26.9026674937965" calcext:value-type="float">
            <text:p>26.9</text:p>
          </table:table-cell>
          <table:table-cell table:style-name="ce10" office:value-type="float" office:value="7.49" calcext:value-type="float">
            <text:p>7.5</text:p>
          </table:table-cell>
          <table:table-cell table:style-name="ce13" table:formula="of:=[.N$62]*[.D55]/[.D$62]" office:value-type="float" office:value="8.83116883116883" calcext:value-type="float">
            <text:p>8.8</text:p>
          </table:table-cell>
          <table:table-cell table:number-columns-repeated="16370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0" table:formula="of:=([.K56]*([.F56]-[.G56])/100+[.L56])*[.J56]+[.N56]" office:value-type="float" office:value="113.590488270323" calcext:value-type="float">
            <text:p>113.6</text:p>
          </table:table-cell>
          <table:table-cell table:style-name="ce10" table:formula="of:=[.D56]*[.E56]*52" office:value-type="float" office:value="226.6576" calcext:value-type="float">
            <text:p>226.7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4" table:formula="of:=[.E55]+([.E$62]-[.E$52])/(ROW([.E$62])-ROW([.E$52]))" office:value-type="float" office:value="64.1" calcext:value-type="float">
            <text:p>64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6]-[.H55])/[.H55]*100" office:value-type="float" office:value="2.12391216381133" calcext:value-type="float">
            <text:p>2.1</text:p>
          </table:table-cell>
          <table:table-cell table:style-name="ce10" table:formula="of:=[$'R&amp;S'.B52]" office:value-type="float" office:value="3485339" calcext:value-type="float">
            <text:p>3,485,339.0</text:p>
          </table:table-cell>
          <table:table-cell table:style-name="ce13" table:formula="of:=[.H56]*[.J56]" office:value-type="float" office:value="5656186.67695675" calcext:value-type="float">
            <text:p>5,656,186.7</text:p>
          </table:table-cell>
          <table:table-cell table:style-name="ce14" table:formula="of:=[.J55]+([.J$62]-[.J$52])/(ROW([.J$62])-ROW([.J$52]))" office:value-type="float" office:value="1.62285122823253" calcext:value-type="float">
            <text:p>1.6</text:p>
          </table:table-cell>
          <table:table-cell table:style-name="ce10" table:formula="of:=[$'R&amp;S'.E52]" office:value-type="float" office:value="601" calcext:value-type="float">
            <text:p>601.0</text:p>
          </table:table-cell>
          <table:table-cell table:style-name="ce13" table:formula="of:=[.L$62]*[.M56]/[.M$62]" office:value-type="float" office:value="29.2373449131514" calcext:value-type="float">
            <text:p>29.2</text:p>
          </table:table-cell>
          <table:table-cell table:style-name="ce10" office:value-type="float" office:value="8.14" calcext:value-type="float">
            <text:p>8.1</text:p>
          </table:table-cell>
          <table:table-cell table:style-name="ce13" table:formula="of:=[.N$62]*[.D56]/[.D$62]" office:value-type="float" office:value="8.83116883116883" calcext:value-type="float">
            <text:p>8.8</text:p>
          </table:table-cell>
          <table:table-cell table:number-columns-repeated="16370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0" table:formula="of:=([.K57]*([.F57]-[.G57])/100+[.L57])*[.J57]+[.N57]" office:value-type="float" office:value="114.779089871729" calcext:value-type="float">
            <text:p>114.8</text:p>
          </table:table-cell>
          <table:table-cell table:style-name="ce10" table:formula="of:=[.D57]*[.E57]*52" office:value-type="float" office:value="225.42" calcext:value-type="float">
            <text:p>225.4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4" table:formula="of:=[.E56]+([.E$62]-[.E$52])/(ROW([.E$62])-ROW([.E$52]))" office:value-type="float" office:value="63.75" calcext:value-type="float">
            <text:p>63.8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7]-[.H56])/[.H56]*100" office:value-type="float" office:value="2.12395408308919" calcext:value-type="float">
            <text:p>2.1</text:p>
          </table:table-cell>
          <table:table-cell table:style-name="ce10" table:formula="of:=[$'R&amp;S'.B53]" office:value-type="float" office:value="3559366" calcext:value-type="float">
            <text:p>3,559,366.0</text:p>
          </table:table-cell>
          <table:table-cell table:style-name="ce13" table:formula="of:=[.H57]*[.J57]" office:value-type="float" office:value="5770081.05929709" calcext:value-type="float">
            <text:p>5,770,081.1</text:p>
          </table:table-cell>
          <table:table-cell table:style-name="ce14" table:formula="of:=[.J56]+([.J$62]-[.J$52])/(ROW([.J$62])-ROW([.J$52]))" office:value-type="float" office:value="1.62109798747785" calcext:value-type="float">
            <text:p>1.6</text:p>
          </table:table-cell>
          <table:table-cell table:style-name="ce10" table:formula="of:=[$'R&amp;S'.E53]" office:value-type="float" office:value="600" calcext:value-type="float">
            <text:p>600.0</text:p>
          </table:table-cell>
          <table:table-cell table:style-name="ce13" table:formula="of:=[.L$62]*[.M57]/[.M$62]" office:value-type="float" office:value="30.0993796526055" calcext:value-type="float">
            <text:p>30.1</text:p>
          </table:table-cell>
          <table:table-cell table:style-name="ce10" office:value-type="float" office:value="8.38" calcext:value-type="float">
            <text:p>8.4</text:p>
          </table:table-cell>
          <table:table-cell table:style-name="ce13" table:formula="of:=[.N$62]*[.D57]/[.D$62]" office:value-type="float" office:value="8.83116883116883" calcext:value-type="float">
            <text:p>8.8</text:p>
          </table:table-cell>
          <table:table-cell table:number-columns-repeated="16370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0" table:formula="of:=([.K58]*([.F58]-[.G58])/100+[.L58])*[.J58]+[.N58]" office:value-type="float" office:value="118.933293562045" calcext:value-type="float">
            <text:p>118.9</text:p>
          </table:table-cell>
          <table:table-cell table:style-name="ce10" table:formula="of:=[.D58]*[.E58]*52" office:value-type="float" office:value="220.8856" calcext:value-type="float">
            <text:p>220.9</text:p>
          </table:table-cell>
          <table:table-cell table:style-name="ce12" office:value-type="float" office:value="0.067" calcext:value-type="float">
            <text:p>0.067</text:p>
          </table:table-cell>
          <table:table-cell table:style-name="ce14" table:formula="of:=[.E57]+([.E$62]-[.E$52])/(ROW([.E$62])-ROW([.E$52]))" office:value-type="float" office:value="63.4" calcext:value-type="float">
            <text:p>63.4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8]-[.H57])/[.H57]*100" office:value-type="float" office:value="2.12388947919377" calcext:value-type="float">
            <text:p>2.1</text:p>
          </table:table-cell>
          <table:table-cell table:style-name="ce10" table:formula="of:=[$'R&amp;S'.B54]" office:value-type="float" office:value="3634963" calcext:value-type="float">
            <text:p>3,634,963.0</text:p>
          </table:table-cell>
          <table:table-cell table:style-name="ce13" table:formula="of:=[.H58]*[.J58]" office:value-type="float" office:value="5886258.23858308" calcext:value-type="float">
            <text:p>5,886,258.2</text:p>
          </table:table-cell>
          <table:table-cell table:style-name="ce14" table:formula="of:=[.J57]+([.J$62]-[.J$52])/(ROW([.J$62])-ROW([.J$52]))" office:value-type="float" office:value="1.61934474672317" calcext:value-type="float">
            <text:p>1.6</text:p>
          </table:table-cell>
          <table:table-cell table:style-name="ce10" table:formula="of:=[$'R&amp;S'.E54]" office:value-type="float" office:value="656" calcext:value-type="float">
            <text:p>656.0</text:p>
          </table:table-cell>
          <table:table-cell table:style-name="ce13" table:formula="of:=[.L$62]*[.M58]/[.M$62]" office:value-type="float" office:value="29.5246898263027" calcext:value-type="float">
            <text:p>29.5</text:p>
          </table:table-cell>
          <table:table-cell table:style-name="ce10" office:value-type="float" office:value="8.22" calcext:value-type="float">
            <text:p>8.2</text:p>
          </table:table-cell>
          <table:table-cell table:style-name="ce13" table:formula="of:=[.N$62]*[.D58]/[.D$62]" office:value-type="float" office:value="8.7012987012987" calcext:value-type="float">
            <text:p>8.7</text:p>
          </table:table-cell>
          <table:table-cell table:number-columns-repeated="16370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0" table:formula="of:=([.K59]*([.F59]-[.G59])/100+[.L59])*[.J59]+[.N59]" office:value-type="float" office:value="118.566114827086" calcext:value-type="float">
            <text:p>118.6</text:p>
          </table:table-cell>
          <table:table-cell table:style-name="ce10" table:formula="of:=[.D59]*[.E59]*52" office:value-type="float" office:value="226.2234" calcext:value-type="float">
            <text:p>226.2</text:p>
          </table:table-cell>
          <table:table-cell table:style-name="ce12" office:value-type="float" office:value="0.069" calcext:value-type="float">
            <text:p>0.069</text:p>
          </table:table-cell>
          <table:table-cell table:style-name="ce14" table:formula="of:=[.E58]+([.E$62]-[.E$52])/(ROW([.E$62])-ROW([.E$52]))" office:value-type="float" office:value="63.05" calcext:value-type="float">
            <text:p>63.1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59]-[.H58])/[.H58]*100" office:value-type="float" office:value="2.12398310519254" calcext:value-type="float">
            <text:p>2.1</text:p>
          </table:table-cell>
          <table:table-cell table:style-name="ce10" table:formula="of:=[$'R&amp;S'.B55]" office:value-type="float" office:value="3712169" calcext:value-type="float">
            <text:p>3,712,169.0</text:p>
          </table:table-cell>
          <table:table-cell table:style-name="ce13" table:formula="of:=[.H59]*[.J59]" office:value-type="float" office:value="6004773.04311951" calcext:value-type="float">
            <text:p>6,004,773.0</text:p>
          </table:table-cell>
          <table:table-cell table:style-name="ce14" table:formula="of:=[.J58]+([.J$62]-[.J$52])/(ROW([.J$62])-ROW([.J$52]))" office:value-type="float" office:value="1.61759150596848" calcext:value-type="float">
            <text:p>1.6</text:p>
          </table:table-cell>
          <table:table-cell table:style-name="ce10" table:formula="of:=[$'R&amp;S'.E55]" office:value-type="float" office:value="636" calcext:value-type="float">
            <text:p>636.0</text:p>
          </table:table-cell>
          <table:table-cell table:style-name="ce13" table:formula="of:=[.L$62]*[.M59]/[.M$62]" office:value-type="float" office:value="30.3867245657568" calcext:value-type="float">
            <text:p>30.4</text:p>
          </table:table-cell>
          <table:table-cell table:style-name="ce10" office:value-type="float" office:value="8.46" calcext:value-type="float">
            <text:p>8.5</text:p>
          </table:table-cell>
          <table:table-cell table:style-name="ce13" table:formula="of:=[.N$62]*[.D59]/[.D$62]" office:value-type="float" office:value="8.96103896103896" calcext:value-type="float">
            <text:p>9.0</text:p>
          </table:table-cell>
          <table:table-cell table:number-columns-repeated="16370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0" table:formula="of:=([.K60]*([.F60]-[.G60])/100+[.L60])*[.J60]+[.N60]" office:value-type="float" office:value="117.295761376563" calcext:value-type="float">
            <text:p>117.3</text:p>
          </table:table-cell>
          <table:table-cell table:style-name="ce10" table:formula="of:=[.D60]*[.E60]*52" office:value-type="float" office:value="244.53" calcext:value-type="float">
            <text:p>244.5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4" table:formula="of:=[.E59]+([.E$62]-[.E$52])/(ROW([.E$62])-ROW([.E$52]))" office:value-type="float" office:value="62.7" calcext:value-type="float">
            <text:p>62.7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60]-[.H59])/[.H59]*100" office:value-type="float" office:value="2.12393347393397" calcext:value-type="float">
            <text:p>2.1</text:p>
          </table:table-cell>
          <table:table-cell table:style-name="ce10" table:formula="of:=[$'R&amp;S'.B56]" office:value-type="float" office:value="3791013" calcext:value-type="float">
            <text:p>3,791,013.0</text:p>
          </table:table-cell>
          <table:table-cell table:style-name="ce13" table:formula="of:=[.H60]*[.J60]" office:value-type="float" office:value="6125663.86932295" calcext:value-type="float">
            <text:p>6,125,663.9</text:p>
          </table:table-cell>
          <table:table-cell table:style-name="ce14" table:formula="of:=[.J59]+([.J$62]-[.J$52])/(ROW([.J$62])-ROW([.J$52]))" office:value-type="float" office:value="1.6158382652138" calcext:value-type="float">
            <text:p>1.6</text:p>
          </table:table-cell>
          <table:table-cell table:style-name="ce10" table:formula="of:=[$'R&amp;S'.E56]" office:value-type="float" office:value="645" calcext:value-type="float">
            <text:p>645.0</text:p>
          </table:table-cell>
          <table:table-cell table:style-name="ce13" table:formula="of:=[.L$62]*[.M60]/[.M$62]" office:value-type="float" office:value="28.6626550868486" calcext:value-type="float">
            <text:p>28.7</text:p>
          </table:table-cell>
          <table:table-cell table:style-name="ce10" office:value-type="float" office:value="7.98" calcext:value-type="float">
            <text:p>8.0</text:p>
          </table:table-cell>
          <table:table-cell table:style-name="ce13" table:formula="of:=[.N$62]*[.D60]/[.D$62]" office:value-type="float" office:value="9.74025974025974" calcext:value-type="float">
            <text:p>9.7</text:p>
          </table:table-cell>
          <table:table-cell table:number-columns-repeated="16370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0" table:formula="of:=([.K61]*([.F61]-[.G61])/100+[.L61])*[.J61]+[.N61]" office:value-type="float" office:value="132.568706511513" calcext:value-type="float">
            <text:p>132.6</text:p>
          </table:table-cell>
          <table:table-cell table:style-name="ce10" table:formula="of:=[.D61]*[.E61]*52" office:value-type="float" office:value="246.4072" calcext:value-type="float">
            <text:p>246.4</text:p>
          </table:table-cell>
          <table:table-cell table:style-name="ce12" office:value-type="float" office:value="0.076" calcext:value-type="float">
            <text:p>0.076</text:p>
          </table:table-cell>
          <table:table-cell table:style-name="ce14" table:formula="of:=[.E60]+([.E$62]-[.E$52])/(ROW([.E$62])-ROW([.E$52]))" office:value-type="float" office:value="62.35" calcext:value-type="float">
            <text:p>62.4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61]-[.H60])/[.H60]*100" office:value-type="float" office:value="2.12391780244489" calcext:value-type="float">
            <text:p>2.1</text:p>
          </table:table-cell>
          <table:table-cell table:style-name="ce10" table:formula="of:=[$'R&amp;S'.B57]" office:value-type="float" office:value="3871531" calcext:value-type="float">
            <text:p>3,871,531.0</text:p>
          </table:table-cell>
          <table:table-cell table:style-name="ce13" table:formula="of:=[.H61]*[.J61]" office:value-type="float" office:value="6248980.20882921" calcext:value-type="float">
            <text:p>6,248,980.2</text:p>
          </table:table-cell>
          <table:table-cell table:style-name="ce14" table:formula="of:=[.J60]+([.J$62]-[.J$52])/(ROW([.J$62])-ROW([.J$52]))" office:value-type="float" office:value="1.61408502445911" calcext:value-type="float">
            <text:p>1.6</text:p>
          </table:table-cell>
          <table:table-cell table:style-name="ce10" table:formula="of:=[$'R&amp;S'.E57]" office:value-type="float" office:value="801" calcext:value-type="float">
            <text:p>801.0</text:p>
          </table:table-cell>
          <table:table-cell table:style-name="ce13" table:formula="of:=[.L$62]*[.M61]/[.M$62]" office:value-type="float" office:value="28.95" calcext:value-type="float">
            <text:p>29.0</text:p>
          </table:table-cell>
          <table:table-cell table:style-name="ce10" office:value-type="float" office:value="8.06" calcext:value-type="float">
            <text:p>8.1</text:p>
          </table:table-cell>
          <table:table-cell table:style-name="ce13" table:formula="of:=[.N$62]*[.D61]/[.D$62]" office:value-type="float" office:value="9.87012987012987" calcext:value-type="float">
            <text:p>9.9</text:p>
          </table:table-cell>
          <table:table-cell table:number-columns-repeated="16370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0" table:formula="of:=([.K62]*([.F62]-[.G62])/100+[.L62])*[.J62]+[.N62]" office:value-type="float" office:value="130.38595526858" calcext:value-type="float">
            <text:p>130.4</text:p>
          </table:table-cell>
          <table:table-cell table:style-name="ce10" table:formula="of:=[.D62]*[.E62]*52" office:value-type="float" office:value="248.248" calcext:value-type="float">
            <text:p>248.2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10" office:value-type="float" office:value="62" calcext:value-type="float">
            <text:p>62.0</text:p>
          </table:table-cell>
          <table:table-cell table:style-name="ce10" office:value-type="float" office:value="8" calcext:value-type="float">
            <text:p>8.0</text:p>
          </table:table-cell>
          <table:table-cell table:style-name="ce10" table:formula="of:=([.H62]-[.H61])/[.H61]*100" office:value-type="float" office:value="2.12394011568033" calcext:value-type="float">
            <text:p>2.1</text:p>
          </table:table-cell>
          <table:table-cell table:style-name="ce10" table:formula="of:=[$'R&amp;S'.B58]" office:value-type="float" office:value="3953760" calcext:value-type="float">
            <text:p>3,953,760.0</text:p>
          </table:table-cell>
          <table:table-cell table:style-name="ce10" table:formula="of:=([$W.H3]+[$W.P3])*1000" office:value-type="float" office:value="2452200" calcext:value-type="float">
            <text:p>2,452,200.0</text:p>
          </table:table-cell>
          <table:table-cell table:style-name="ce10" table:formula="of:=[.H62]/[.I62]" office:value-type="float" office:value="1.61233178370443" calcext:value-type="float">
            <text:p>1.6</text:p>
          </table:table-cell>
          <table:table-cell table:style-name="ce10" table:formula="of:=[$'R&amp;S'.E58]" office:value-type="float" office:value="778" calcext:value-type="float">
            <text:p>778.0</text:p>
          </table:table-cell>
          <table:table-cell table:style-name="ce10" office:value-type="float" office:value="28.95" calcext:value-type="float">
            <text:p>29.0</text:p>
          </table:table-cell>
          <table:table-cell table:style-name="ce10" office:value-type="float" office:value="8.06" calcext:value-type="float">
            <text:p>8.1</text:p>
          </table:table-cell>
          <table:table-cell table:style-name="ce10" office:value-type="float" office:value="10" calcext:value-type="float">
            <text:p>10.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C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8"/>
        <table:table-column table:style-name="co1" table:number-columns-repeated="9" table:default-cell-style-name="Default"/>
        <table:table-column table:style-name="co1" table:default-cell-style-name="ce29"/>
        <table:table-column table:style-name="co1" table:number-columns-repeated="16372" table:default-cell-style-name="Default"/>
        <table:table-row table:style-name="ro2">
          <table:table-cell table:style-name="ce2" office:value-type="string" calcext:value-type="string">
            <text:p>Year</text:p>
          </table:table-cell>
          <table:table-cell table:style-name="ce18" office:value-type="string" calcext:value-type="string">
            <text:p>Running bales</text:p>
          </table:table-cell>
          <table:table-cell table:style-name="ce2" office:value-type="string" calcext:value-type="string">
            <text:p>Equivalent 500-pound bales</text:p>
          </table:table-cell>
          <table:table-cell table:style-name="ce2" office:value-type="string" calcext:value-type="string">
            <text:p>Average net weight of bale</text:p>
          </table:table-cell>
          <table:table-cell table:style-name="ce2" office:value-type="string" calcext:value-type="string">
            <text:p>Lint</text:p>
          </table:table-cell>
          <table:table-cell table:style-name="ce2" office:value-type="string" calcext:value-type="string">
            <text:p>Cents per pound</text:p>
          </table:table-cell>
          <table:table-cell table:style-name="ce2" table:number-columns-repeated="16378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667" calcext:value-type="float">
            <text:p>6,667</text:p>
          </table:table-cell>
          <table:table-cell office:value-type="float" office:value="3138" calcext:value-type="float">
            <text:p>3138</text:p>
          </table:table-cell>
          <table:table-cell office:value-type="float" office:value="225" calcext:value-type="float">
            <text:p>225</text:p>
          </table:table-cell>
          <table:table-cell table:formula="of:=[.B2]*[.D2]" office:value-type="float" office:value="1500075" calcext:value-type="float">
            <text:p>1500075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8889" calcext:value-type="float">
            <text:p>8,889</text:p>
          </table:table-cell>
          <table:table-cell office:value-type="float" office:value="4184" calcext:value-type="float">
            <text:p>4184</text:p>
          </table:table-cell>
          <table:table-cell office:value-type="float" office:value="225" calcext:value-type="float">
            <text:p>225</text:p>
          </table:table-cell>
          <table:table-cell table:formula="of:=[.B3]*[.D3]" office:value-type="float" office:value="2000025" calcext:value-type="float">
            <text:p>2000025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333" calcext:value-type="float">
            <text:p>13,333</text:p>
          </table:table-cell>
          <table:table-cell office:value-type="float" office:value="6276" calcext:value-type="float">
            <text:p>6276</text:p>
          </table:table-cell>
          <table:table-cell office:value-type="float" office:value="225" calcext:value-type="float">
            <text:p>225</text:p>
          </table:table-cell>
          <table:table-cell table:formula="of:=[.B4]*[.D4]" office:value-type="float" office:value="2999925" calcext:value-type="float">
            <text:p>29999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Default"/>
          <table:table-cell table:number-columns-repeated="1637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2222" calcext:value-type="float">
            <text:p>22,222</text:p>
          </table:table-cell>
          <table:table-cell office:value-type="float" office:value="10460" calcext:value-type="float">
            <text:p>10460</text:p>
          </table:table-cell>
          <table:table-cell office:value-type="float" office:value="225" calcext:value-type="float">
            <text:p>225</text:p>
          </table:table-cell>
          <table:table-cell table:formula="of:=[.B5]*[.D5]" office:value-type="float" office:value="4999950" calcext:value-type="float">
            <text:p>4999950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5556" calcext:value-type="float">
            <text:p>35,556</text:p>
          </table:table-cell>
          <table:table-cell office:value-type="float" office:value="16736" calcext:value-type="float">
            <text:p>16736</text:p>
          </table:table-cell>
          <table:table-cell office:value-type="float" office:value="225" calcext:value-type="float">
            <text:p>225</text:p>
          </table:table-cell>
          <table:table-cell table:formula="of:=[.B6]*[.D6]" office:value-type="float" office:value="8000100" calcext:value-type="float">
            <text:p>8000100</text:p>
          </table:table-cell>
          <table:table-cell office:value-type="float" office:value="36.5" calcext:value-type="float">
            <text:p>36.5</text:p>
          </table:table-cell>
          <table:table-cell table:number-columns-repeated="1637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5556" calcext:value-type="float">
            <text:p>35,556</text:p>
          </table:table-cell>
          <table:table-cell office:value-type="float" office:value="16736" calcext:value-type="float">
            <text:p>16736</text:p>
          </table:table-cell>
          <table:table-cell office:value-type="float" office:value="225" calcext:value-type="float">
            <text:p>225</text:p>
          </table:table-cell>
          <table:table-cell table:formula="of:=[.B7]*[.D7]" office:value-type="float" office:value="8000100" calcext:value-type="float">
            <text:p>8000100</text:p>
          </table:table-cell>
          <table:table-cell office:value-type="float" office:value="36.4" calcext:value-type="float">
            <text:p>36.4</text:p>
          </table:table-cell>
          <table:table-cell table:number-columns-repeated="16378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44444" calcext:value-type="float">
            <text:p>44,444</text:p>
          </table:table-cell>
          <table:table-cell office:value-type="float" office:value="20921" calcext:value-type="float">
            <text:p>20921</text:p>
          </table:table-cell>
          <table:table-cell office:value-type="float" office:value="225" calcext:value-type="float">
            <text:p>225</text:p>
          </table:table-cell>
          <table:table-cell table:formula="of:=[.B8]*[.D8]" office:value-type="float" office:value="9999900" calcext:value-type="float">
            <text:p>9999900</text:p>
          </table:table-cell>
          <table:table-cell office:value-type="float" office:value="34" calcext:value-type="float">
            <text:p>34</text:p>
          </table:table-cell>
          <table:table-cell table:number-columns-repeated="1637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8889" calcext:value-type="float">
            <text:p>48,889</text:p>
          </table:table-cell>
          <table:table-cell office:value-type="float" office:value="23013" calcext:value-type="float">
            <text:p>23013</text:p>
          </table:table-cell>
          <table:table-cell office:value-type="float" office:value="225" calcext:value-type="float">
            <text:p>225</text:p>
          </table:table-cell>
          <table:table-cell table:formula="of:=[.B9]*[.D9]" office:value-type="float" office:value="11000025" calcext:value-type="float">
            <text:p>11000025</text:p>
          </table:table-cell>
          <table:table-cell office:value-type="float" office:value="39" calcext:value-type="float">
            <text:p>39</text:p>
          </table:table-cell>
          <table:table-cell table:number-columns-repeated="1637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6667" calcext:value-type="float">
            <text:p>66,667</text:p>
          </table:table-cell>
          <table:table-cell office:value-type="float" office:value="31381" calcext:value-type="float">
            <text:p>31381</text:p>
          </table:table-cell>
          <table:table-cell office:value-type="float" office:value="225" calcext:value-type="float">
            <text:p>225</text:p>
          </table:table-cell>
          <table:table-cell table:formula="of:=[.B10]*[.D10]" office:value-type="float" office:value="15000075" calcext:value-type="float">
            <text:p>15000075</text:p>
          </table:table-cell>
          <table:table-cell office:value-type="float" office:value="44" calcext:value-type="float">
            <text:p>44</text:p>
          </table:table-cell>
          <table:table-cell table:number-columns-repeated="1637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88889" calcext:value-type="float">
            <text:p>88,889</text:p>
          </table:table-cell>
          <table:table-cell office:value-type="float" office:value="41841" calcext:value-type="float">
            <text:p>41841</text:p>
          </table:table-cell>
          <table:table-cell office:value-type="float" office:value="225" calcext:value-type="float">
            <text:p>225</text:p>
          </table:table-cell>
          <table:table-cell table:formula="of:=[.B11]*[.D11]" office:value-type="float" office:value="20000025" calcext:value-type="float">
            <text:p>20000025</text:p>
          </table:table-cell>
          <table:table-cell office:value-type="float" office:value="28" calcext:value-type="float">
            <text:p>28</text:p>
          </table:table-cell>
          <table:table-cell table:number-columns-repeated="1637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3509" calcext:value-type="float">
            <text:p>153,509</text:p>
          </table:table-cell>
          <table:table-cell office:value-type="float" office:value="73222" calcext:value-type="float">
            <text:p>73222</text:p>
          </table:table-cell>
          <table:table-cell office:value-type="float" office:value="228" calcext:value-type="float">
            <text:p>228</text:p>
          </table:table-cell>
          <table:table-cell table:formula="of:=[.B12]*[.D12]" office:value-type="float" office:value="35000052" calcext:value-type="float">
            <text:p>35000052</text:p>
          </table:table-cell>
          <table:table-cell office:value-type="float" office:value="44" calcext:value-type="float">
            <text:p>44</text:p>
          </table:table-cell>
          <table:table-cell table:number-columns-repeated="1637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0526" calcext:value-type="float">
            <text:p>210,526</text:p>
          </table:table-cell>
          <table:table-cell office:value-type="float" office:value="100418" calcext:value-type="float">
            <text:p>100418</text:p>
          </table:table-cell>
          <table:table-cell office:value-type="float" office:value="228" calcext:value-type="float">
            <text:p>228</text:p>
          </table:table-cell>
          <table:table-cell table:formula="of:=[.B13]*[.D13]" office:value-type="float" office:value="47999928" calcext:value-type="float">
            <text:p>47999928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31092" calcext:value-type="float">
            <text:p>231,092</text:p>
          </table:table-cell>
          <table:table-cell office:value-type="float" office:value="115063" calcext:value-type="float">
            <text:p>115063</text:p>
          </table:table-cell>
          <table:table-cell office:value-type="float" office:value="238" calcext:value-type="float">
            <text:p>238</text:p>
          </table:table-cell>
          <table:table-cell table:formula="of:=[.B14]*[.D14]" office:value-type="float" office:value="54999896" calcext:value-type="float">
            <text:p>54999896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22222" calcext:value-type="float">
            <text:p>222,222</text:p>
          </table:table-cell>
          <table:table-cell office:value-type="float" office:value="125523" calcext:value-type="float">
            <text:p>125523</text:p>
          </table:table-cell>
          <table:table-cell office:value-type="float" office:value="270" calcext:value-type="float">
            <text:p>270</text:p>
          </table:table-cell>
          <table:table-cell table:formula="of:=[.B15]*[.D15]" office:value-type="float" office:value="59999940" calcext:value-type="float">
            <text:p>59999940</text:p>
          </table:table-cell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61044" calcext:value-type="float">
            <text:p>261,044</text:p>
          </table:table-cell>
          <table:table-cell office:value-type="float" office:value="135983" calcext:value-type="float">
            <text:p>135983</text:p>
          </table:table-cell>
          <table:table-cell office:value-type="float" office:value="249" calcext:value-type="float">
            <text:p>249</text:p>
          </table:table-cell>
          <table:table-cell table:formula="of:=[.B16]*[.D16]" office:value-type="float" office:value="64999956" calcext:value-type="float">
            <text:p>64999956</text:p>
          </table:table-cell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04348" calcext:value-type="float">
            <text:p>304,348</text:p>
          </table:table-cell>
          <table:table-cell office:value-type="float" office:value="146444" calcext:value-type="float">
            <text:p>146444</text:p>
          </table:table-cell>
          <table:table-cell office:value-type="float" office:value="230" calcext:value-type="float">
            <text:p>230</text:p>
          </table:table-cell>
          <table:table-cell table:formula="of:=[.B17]*[.D17]" office:value-type="float" office:value="70000040" calcext:value-type="float">
            <text:p>70000040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5714" calcext:value-type="float">
            <text:p>285,714</text:p>
          </table:table-cell>
          <table:table-cell office:value-type="float" office:value="167364" calcext:value-type="float">
            <text:p>167364</text:p>
          </table:table-cell>
          <table:table-cell office:value-type="float" office:value="280" calcext:value-type="float">
            <text:p>280</text:p>
          </table:table-cell>
          <table:table-cell table:formula="of:=[.B18]*[.D18]" office:value-type="float" office:value="79999920" calcext:value-type="float">
            <text:p>79999920</text:p>
          </table:table-cell>
          <table:table-cell office:value-type="float" office:value="21.5" calcext:value-type="float">
            <text:p>21.5</text:p>
          </table:table-cell>
          <table:table-cell table:number-columns-repeated="1637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89855" calcext:value-type="float">
            <text:p>289,855</text:p>
          </table:table-cell>
          <table:table-cell office:value-type="float" office:value="167364" calcext:value-type="float">
            <text:p>167364</text:p>
          </table:table-cell>
          <table:table-cell office:value-type="float" office:value="276" calcext:value-type="float">
            <text:p>276</text:p>
          </table:table-cell>
          <table:table-cell table:formula="of:=[.B19]*[.D19]" office:value-type="float" office:value="79999980" calcext:value-type="float">
            <text:p>79999980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34821" calcext:value-type="float">
            <text:p>334,821</text:p>
          </table:table-cell>
          <table:table-cell office:value-type="float" office:value="156904" calcext:value-type="float">
            <text:p>156904</text:p>
          </table:table-cell>
          <table:table-cell office:value-type="float" office:value="224" calcext:value-type="float">
            <text:p>224</text:p>
          </table:table-cell>
          <table:table-cell table:formula="of:=[.B20]*[.D20]" office:value-type="float" office:value="74999904" calcext:value-type="float">
            <text:p>74999904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28000" calcext:value-type="float">
            <text:p>328,000</text:p>
          </table:table-cell>
          <table:table-cell office:value-type="float" office:value="171548" calcext:value-type="float">
            <text:p>171548</text:p>
          </table:table-cell>
          <table:table-cell office:value-type="float" office:value="250" calcext:value-type="float">
            <text:p>250</text:p>
          </table:table-cell>
          <table:table-cell table:formula="of:=[.B21]*[.D21]" office:value-type="float" office:value="82000000" calcext:value-type="float">
            <text:p>82000000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6195" calcext:value-type="float">
            <text:p>286,195</text:p>
          </table:table-cell>
          <table:table-cell office:value-type="float" office:value="177824" calcext:value-type="float">
            <text:p>177824</text:p>
          </table:table-cell>
          <table:table-cell office:value-type="float" office:value="297" calcext:value-type="float">
            <text:p>297</text:p>
          </table:table-cell>
          <table:table-cell table:formula="of:=[.B22]*[.D22]" office:value-type="float" office:value="84999915" calcext:value-type="float">
            <text:p>84999915</text:p>
          </table:table-cell>
          <table:table-cell office:value-type="float" office:value="15.5" calcext:value-type="float">
            <text:p>15.5</text:p>
          </table:table-cell>
          <table:table-cell table:number-columns-repeated="1637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25203" calcext:value-type="float">
            <text:p>325,203</text:p>
          </table:table-cell>
          <table:table-cell office:value-type="float" office:value="167364" calcext:value-type="float">
            <text:p>167364</text:p>
          </table:table-cell>
          <table:table-cell office:value-type="float" office:value="246" calcext:value-type="float">
            <text:p>246</text:p>
          </table:table-cell>
          <table:table-cell table:formula="of:=[.B23]*[.D23]" office:value-type="float" office:value="79999938" calcext:value-type="float">
            <text:p>79999938</text:p>
          </table:table-cell>
          <table:table-cell office:value-type="float" office:value="10.5" calcext:value-type="float">
            <text:p>10.5</text:p>
          </table:table-cell>
          <table:table-cell table:number-columns-repeated="6"/>
          <table:table-cell table:style-name="ce47"/>
          <table:table-cell table:number-columns-repeated="16371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04878" calcext:value-type="float">
            <text:p>304,878</text:p>
          </table:table-cell>
          <table:table-cell office:value-type="float" office:value="156904" calcext:value-type="float">
            <text:p>156904</text:p>
          </table:table-cell>
          <table:table-cell office:value-type="float" office:value="246" calcext:value-type="float">
            <text:p>246</text:p>
          </table:table-cell>
          <table:table-cell table:formula="of:=[.B24]*[.D24]" office:value-type="float" office:value="74999988" calcext:value-type="float">
            <text:p>74999988</text:p>
          </table:table-cell>
          <table:table-cell office:value-type="float" office:value="12.5" calcext:value-type="float">
            <text:p>12.5</text:p>
          </table:table-cell>
          <table:table-cell table:number-columns-repeated="1637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04878" calcext:value-type="float">
            <text:p>304,878</text:p>
          </table:table-cell>
          <table:table-cell office:value-type="float" office:value="156904" calcext:value-type="float">
            <text:p>156904</text:p>
          </table:table-cell>
          <table:table-cell office:value-type="float" office:value="246" calcext:value-type="float">
            <text:p>246</text:p>
          </table:table-cell>
          <table:table-cell table:formula="of:=[.B25]*[.D25]" office:value-type="float" office:value="74999988" calcext:value-type="float">
            <text:p>74999988</text:p>
          </table:table-cell>
          <table:table-cell office:value-type="float" office:value="15.5" calcext:value-type="float">
            <text:p>15.5</text:p>
          </table:table-cell>
          <table:table-cell table:number-columns-repeated="16378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54545" calcext:value-type="float">
            <text:p>254,545</text:p>
          </table:table-cell>
          <table:table-cell office:value-type="float" office:value="146444" calcext:value-type="float">
            <text:p>146444</text:p>
          </table:table-cell>
          <table:table-cell office:value-type="float" office:value="275" calcext:value-type="float">
            <text:p>275</text:p>
          </table:table-cell>
          <table:table-cell table:formula="of:=[.B26]*[.D26]" office:value-type="float" office:value="69999875" calcext:value-type="float">
            <text:p>69999875</text:p>
          </table:table-cell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69004" calcext:value-type="float">
            <text:p>369,004</text:p>
          </table:table-cell>
          <table:table-cell office:value-type="float" office:value="209205" calcext:value-type="float">
            <text:p>209205</text:p>
          </table:table-cell>
          <table:table-cell office:value-type="float" office:value="271" calcext:value-type="float">
            <text:p>271</text:p>
          </table:table-cell>
          <table:table-cell table:formula="of:=[.B27]*[.D27]" office:value-type="float" office:value="100000084" calcext:value-type="float">
            <text:p>100000084</text:p>
          </table:table-cell>
          <table:table-cell office:value-type="float" office:value="29" calcext:value-type="float">
            <text:p>29</text:p>
          </table:table-cell>
          <table:table-cell table:number-columns-repeated="16378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39716" calcext:value-type="float">
            <text:p>439,716</text:p>
          </table:table-cell>
          <table:table-cell office:value-type="float" office:value="259414" calcext:value-type="float">
            <text:p>259414</text:p>
          </table:table-cell>
          <table:table-cell office:value-type="float" office:value="282" calcext:value-type="float">
            <text:p>282</text:p>
          </table:table-cell>
          <table:table-cell table:formula="of:=[.B28]*[.D28]" office:value-type="float" office:value="123999912" calcext:value-type="float">
            <text:p>123999912</text:p>
          </table:table-cell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46429" calcext:value-type="float">
            <text:p>446,429</text:p>
          </table:table-cell>
          <table:table-cell office:value-type="float" office:value="261506" calcext:value-type="float">
            <text:p>261506</text:p>
          </table:table-cell>
          <table:table-cell office:value-type="float" office:value="280" calcext:value-type="float">
            <text:p>280</text:p>
          </table:table-cell>
          <table:table-cell table:formula="of:=[.B29]*[.D29]" office:value-type="float" office:value="125000120" calcext:value-type="float">
            <text:p>125000120</text:p>
          </table:table-cell>
          <table:table-cell office:value-type="float" office:value="34" calcext:value-type="float">
            <text:p>34</text:p>
          </table:table-cell>
          <table:table-cell table:number-columns-repeated="16378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65950" calcext:value-type="float">
            <text:p>465,950</text:p>
          </table:table-cell>
          <table:table-cell office:value-type="float" office:value="271967" calcext:value-type="float">
            <text:p>271967</text:p>
          </table:table-cell>
          <table:table-cell office:value-type="float" office:value="279" calcext:value-type="float">
            <text:p>279</text:p>
          </table:table-cell>
          <table:table-cell table:formula="of:=[.B30]*[.D30]" office:value-type="float" office:value="130000050" calcext:value-type="float">
            <text:p>130000050</text:p>
          </table:table-cell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32576" calcext:value-type="float">
            <text:p>632,576</text:p>
          </table:table-cell>
          <table:table-cell office:value-type="float" office:value="349372" calcext:value-type="float">
            <text:p>349372</text:p>
          </table:table-cell>
          <table:table-cell office:value-type="float" office:value="264" calcext:value-type="float">
            <text:p>264</text:p>
          </table:table-cell>
          <table:table-cell table:formula="of:=[.B31]*[.D31]" office:value-type="float" office:value="167000064" calcext:value-type="float">
            <text:p>167000064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75540" calcext:value-type="float">
            <text:p>575,540</text:p>
          </table:table-cell>
          <table:table-cell office:value-type="float" office:value="334728" calcext:value-type="float">
            <text:p>334728</text:p>
          </table:table-cell>
          <table:table-cell office:value-type="float" office:value="278" calcext:value-type="float">
            <text:p>278</text:p>
          </table:table-cell>
          <table:table-cell table:formula="of:=[.B32]*[.D32]" office:value-type="float" office:value="160000120" calcext:value-type="float">
            <text:p>160000120</text:p>
          </table:table-cell>
          <table:table-cell office:value-type="float" office:value="14.3" calcext:value-type="float">
            <text:p>14.3</text:p>
          </table:table-cell>
          <table:table-cell table:number-columns-repeated="1637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36042" calcext:value-type="float">
            <text:p>636,042</text:p>
          </table:table-cell>
          <table:table-cell office:value-type="float" office:value="376569" calcext:value-type="float">
            <text:p>376569</text:p>
          </table:table-cell>
          <table:table-cell office:value-type="float" office:value="283" calcext:value-type="float">
            <text:p>283</text:p>
          </table:table-cell>
          <table:table-cell table:formula="of:=[.B33]*[.D33]" office:value-type="float" office:value="179999886" calcext:value-type="float">
            <text:p>179999886</text:p>
          </table:table-cell>
          <table:table-cell office:value-type="float" office:value="14.3" calcext:value-type="float">
            <text:p>14.3</text:p>
          </table:table-cell>
          <table:table-cell table:number-columns-repeated="16378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04698" calcext:value-type="float">
            <text:p>704,698</text:p>
          </table:table-cell>
          <table:table-cell office:value-type="float" office:value="439331" calcext:value-type="float">
            <text:p>439331</text:p>
          </table:table-cell>
          <table:table-cell office:value-type="float" office:value="298" calcext:value-type="float">
            <text:p>298</text:p>
          </table:table-cell>
          <table:table-cell table:formula="of:=[.B34]*[.D34]" office:value-type="float" office:value="210000004" calcext:value-type="float">
            <text:p>210000004</text:p>
          </table:table-cell>
          <table:table-cell office:value-type="float" office:value="11.4" calcext:value-type="float">
            <text:p>11.4</text:p>
          </table:table-cell>
          <table:table-cell table:number-columns-repeated="1637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56028" calcext:value-type="float">
            <text:p>656,028</text:p>
          </table:table-cell>
          <table:table-cell office:value-type="float" office:value="387029" calcext:value-type="float">
            <text:p>387029</text:p>
          </table:table-cell>
          <table:table-cell office:value-type="float" office:value="282" calcext:value-type="float">
            <text:p>282</text:p>
          </table:table-cell>
          <table:table-cell table:formula="of:=[.B35]*[.D35]" office:value-type="float" office:value="184999896" calcext:value-type="float">
            <text:p>184999896</text:p>
          </table:table-cell>
          <table:table-cell office:value-type="float" office:value="14.7" calcext:value-type="float">
            <text:p>14.7</text:p>
          </table:table-cell>
          <table:table-cell table:number-columns-repeated="16378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51748" calcext:value-type="float">
            <text:p>751,748</text:p>
          </table:table-cell>
          <table:table-cell office:value-type="float" office:value="449791" calcext:value-type="float">
            <text:p>449791</text:p>
          </table:table-cell>
          <table:table-cell office:value-type="float" office:value="286" calcext:value-type="float">
            <text:p>286</text:p>
          </table:table-cell>
          <table:table-cell table:formula="of:=[.B36]*[.D36]" office:value-type="float" office:value="214999928" calcext:value-type="float">
            <text:p>214999928</text:p>
          </table:table-cell>
          <table:table-cell office:value-type="float" office:value="18.6" calcext:value-type="float">
            <text:p>18.6</text:p>
          </table:table-cell>
          <table:table-cell table:number-columns-repeated="1637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17308" calcext:value-type="float">
            <text:p>817,308</text:p>
          </table:table-cell>
          <table:table-cell office:value-type="float" office:value="533473" calcext:value-type="float">
            <text:p>533473</text:p>
          </table:table-cell>
          <table:table-cell office:value-type="float" office:value="312" calcext:value-type="float">
            <text:p>312</text:p>
          </table:table-cell>
          <table:table-cell table:formula="of:=[.B37]*[.D37]" office:value-type="float" office:value="255000096" calcext:value-type="float">
            <text:p>255000096</text:p>
          </table:table-cell>
          <table:table-cell office:value-type="float" office:value="12.2" calcext:value-type="float">
            <text:p>12.2</text:p>
          </table:table-cell>
          <table:table-cell table:number-columns-repeated="16378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057402" calcext:value-type="float">
            <text:p>1,057,402</text:p>
          </table:table-cell>
          <table:table-cell office:value-type="float" office:value="732218" calcext:value-type="float">
            <text:p>732218</text:p>
          </table:table-cell>
          <table:table-cell office:value-type="float" office:value="331" calcext:value-type="float">
            <text:p>331</text:p>
          </table:table-cell>
          <table:table-cell table:formula="of:=[.B38]*[.D38]" office:value-type="float" office:value="350000062" calcext:value-type="float">
            <text:p>350000062</text:p>
          </table:table-cell>
          <table:table-cell office:value-type="float" office:value="9.3" calcext:value-type="float">
            <text:p>9.3</text:p>
          </table:table-cell>
          <table:table-cell table:number-columns-repeated="1637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05970" calcext:value-type="float">
            <text:p>805,970</text:p>
          </table:table-cell>
          <table:table-cell office:value-type="float" office:value="564854" calcext:value-type="float">
            <text:p>564854</text:p>
          </table:table-cell>
          <table:table-cell office:value-type="float" office:value="335" calcext:value-type="float">
            <text:p>335</text:p>
          </table:table-cell>
          <table:table-cell table:formula="of:=[.B39]*[.D39]" office:value-type="float" office:value="269999950" calcext:value-type="float">
            <text:p>269999950</text:p>
          </table:table-cell>
          <table:table-cell office:value-type="float" office:value="10.3" calcext:value-type="float">
            <text:p>10.3</text:p>
          </table:table-cell>
          <table:table-cell table:number-columns-repeated="16378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53079" calcext:value-type="float">
            <text:p>953,079</text:p>
          </table:table-cell>
          <table:table-cell office:value-type="float" office:value="679916" calcext:value-type="float">
            <text:p>679916</text:p>
          </table:table-cell>
          <table:table-cell office:value-type="float" office:value="341" calcext:value-type="float">
            <text:p>341</text:p>
          </table:table-cell>
          <table:table-cell table:formula="of:=[.B40]*[.D40]" office:value-type="float" office:value="324999939" calcext:value-type="float">
            <text:p>324999939</text:p>
          </table:table-cell>
          <table:table-cell office:value-type="float" office:value="9.9" calcext:value-type="float">
            <text:p>9.9</text:p>
          </table:table-cell>
          <table:table-cell table:number-columns-repeated="1637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76696" calcext:value-type="float">
            <text:p>1,076,696</text:p>
          </table:table-cell>
          <table:table-cell office:value-type="float" office:value="763598" calcext:value-type="float">
            <text:p>763598</text:p>
          </table:table-cell>
          <table:table-cell office:value-type="float" office:value="339" calcext:value-type="float">
            <text:p>339</text:p>
          </table:table-cell>
          <table:table-cell table:formula="of:=[.B41]*[.D41]" office:value-type="float" office:value="364999944" calcext:value-type="float">
            <text:p>364999944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26393" calcext:value-type="float">
            <text:p>1,026,393</text:p>
          </table:table-cell>
          <table:table-cell office:value-type="float" office:value="732218" calcext:value-type="float">
            <text:p>732218</text:p>
          </table:table-cell>
          <table:table-cell office:value-type="float" office:value="341" calcext:value-type="float">
            <text:p>341</text:p>
          </table:table-cell>
          <table:table-cell table:formula="of:=[.B42]*[.D42]" office:value-type="float" office:value="350000013" calcext:value-type="float">
            <text:p>350000013</text:p>
          </table:table-cell>
          <table:table-cell office:value-type="float" office:value="9.7" calcext:value-type="float">
            <text:p>9.7</text:p>
          </table:table-cell>
          <table:table-cell table:number-columns-repeated="1637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069444" calcext:value-type="float">
            <text:p>1,069,444</text:p>
          </table:table-cell>
          <table:table-cell office:value-type="float" office:value="805439" calcext:value-type="float">
            <text:p>805439</text:p>
          </table:table-cell>
          <table:table-cell office:value-type="float" office:value="360" calcext:value-type="float">
            <text:p>360</text:p>
          </table:table-cell>
          <table:table-cell table:formula="of:=[.B43]*[.D43]" office:value-type="float" office:value="384999840" calcext:value-type="float">
            <text:p>384999840</text:p>
          </table:table-cell>
          <table:table-cell office:value-type="float" office:value="9.4" calcext:value-type="float">
            <text:p>9.4</text:p>
          </table:table-cell>
          <table:table-cell table:number-columns-repeated="16378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114286" calcext:value-type="float">
            <text:p>1,114,286</text:p>
          </table:table-cell>
          <table:table-cell office:value-type="float" office:value="815900" calcext:value-type="float">
            <text:p>815900</text:p>
          </table:table-cell>
          <table:table-cell office:value-type="float" office:value="350" calcext:value-type="float">
            <text:p>350</text:p>
          </table:table-cell>
          <table:table-cell table:formula="of:=[.B44]*[.D44]" office:value-type="float" office:value="390000100" calcext:value-type="float">
            <text:p>390000100</text:p>
          </table:table-cell>
          <table:table-cell office:value-type="float" office:value="12.3" calcext:value-type="float">
            <text:p>12.3</text:p>
          </table:table-cell>
          <table:table-cell table:number-columns-repeated="1637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225895" calcext:value-type="float">
            <text:p>1,225,895</text:p>
          </table:table-cell>
          <table:table-cell office:value-type="float" office:value="930962" calcext:value-type="float">
            <text:p>930962</text:p>
          </table:table-cell>
          <table:table-cell office:value-type="float" office:value="363" calcext:value-type="float">
            <text:p>363</text:p>
          </table:table-cell>
          <table:table-cell table:formula="of:=[.B45]*[.D45]" office:value-type="float" office:value="444999885" calcext:value-type="float">
            <text:p>444999885</text:p>
          </table:table-cell>
          <table:table-cell office:value-type="float" office:value="12.9" calcext:value-type="float">
            <text:p>12.9</text:p>
          </table:table-cell>
          <table:table-cell table:number-columns-repeated="16378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253406" calcext:value-type="float">
            <text:p>1,253,406</text:p>
          </table:table-cell>
          <table:table-cell office:value-type="float" office:value="962343" calcext:value-type="float">
            <text:p>962343</text:p>
          </table:table-cell>
          <table:table-cell office:value-type="float" office:value="367" calcext:value-type="float">
            <text:p>367</text:p>
          </table:table-cell>
          <table:table-cell table:formula="of:=[.B46]*[.D46]" office:value-type="float" office:value="460000002" calcext:value-type="float">
            <text:p>460000002</text:p>
          </table:table-cell>
          <table:table-cell office:value-type="float" office:value="17.4" calcext:value-type="float">
            <text:p>17.4</text:p>
          </table:table-cell>
          <table:table-cell table:number-columns-repeated="1637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360725" calcext:value-type="float">
            <text:p>1,360,725</text:p>
          </table:table-cell>
          <table:table-cell office:value-type="float" office:value="1061821" calcext:value-type="float">
            <text:p>1061821</text:p>
          </table:table-cell>
          <table:table-cell office:value-type="float" office:value="373" calcext:value-type="float">
            <text:p>373</text:p>
          </table:table-cell>
          <table:table-cell table:formula="of:=[.B47]*[.D47]" office:value-type="float" office:value="507550425" calcext:value-type="float">
            <text:p>507550425</text:p>
          </table:table-cell>
          <table:table-cell office:value-type="float" office:value="16.5" calcext:value-type="float">
            <text:p>16.5</text:p>
          </table:table-cell>
          <table:table-cell table:number-columns-repeated="16378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423930" calcext:value-type="float">
            <text:p>1,423,930</text:p>
          </table:table-cell>
          <table:table-cell office:value-type="float" office:value="1129016" calcext:value-type="float">
            <text:p>1129016</text:p>
          </table:table-cell>
          <table:table-cell office:value-type="float" office:value="379" calcext:value-type="float">
            <text:p>379</text:p>
          </table:table-cell>
          <table:table-cell table:formula="of:=[.B48]*[.D48]" office:value-type="float" office:value="539669470" calcext:value-type="float">
            <text:p>539669470</text:p>
          </table:table-cell>
          <table:table-cell office:value-type="float" office:value="13.2" calcext:value-type="float">
            <text:p>13.2</text:p>
          </table:table-cell>
          <table:table-cell table:number-columns-repeated="1637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01497" calcext:value-type="float">
            <text:p>1,801,497</text:p>
          </table:table-cell>
          <table:table-cell office:value-type="float" office:value="1428384" calcext:value-type="float">
            <text:p>1428384</text:p>
          </table:table-cell>
          <table:table-cell office:value-type="float" office:value="379" calcext:value-type="float">
            <text:p>379</text:p>
          </table:table-cell>
          <table:table-cell table:formula="of:=[.B49]*[.D49]" office:value-type="float" office:value="682767363" calcext:value-type="float">
            <text:p>682767363</text:p>
          </table:table-cell>
          <table:table-cell office:value-type="float" office:value="10.1" calcext:value-type="float">
            <text:p>10.1</text:p>
          </table:table-cell>
          <table:table-cell table:number-columns-repeated="16378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360532" calcext:value-type="float">
            <text:p>1,360,532</text:p>
          </table:table-cell>
          <table:table-cell office:value-type="float" office:value="1092980" calcext:value-type="float">
            <text:p>1092980</text:p>
          </table:table-cell>
          <table:table-cell office:value-type="float" office:value="384" calcext:value-type="float">
            <text:p>384</text:p>
          </table:table-cell>
          <table:table-cell table:formula="of:=[.B50]*[.D50]" office:value-type="float" office:value="522444288" calcext:value-type="float">
            <text:p>522444288</text:p>
          </table:table-cell>
          <table:table-cell office:value-type="float" office:value="13.4" calcext:value-type="float">
            <text:p>13.4</text:p>
          </table:table-cell>
          <table:table-cell table:number-columns-repeated="1637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063915" calcext:value-type="float">
            <text:p>2,063,915</text:p>
          </table:table-cell>
          <table:table-cell office:value-type="float" office:value="1653722" calcext:value-type="float">
            <text:p>1653722</text:p>
          </table:table-cell>
          <table:table-cell office:value-type="float" office:value="383" calcext:value-type="float">
            <text:p>383</text:p>
          </table:table-cell>
          <table:table-cell table:formula="of:=[.B51]*[.D51]" office:value-type="float" office:value="790479445" calcext:value-type="float">
            <text:p>790479445</text:p>
          </table:table-cell>
          <table:table-cell office:value-type="float" office:value="8.9" calcext:value-type="float">
            <text:p>8.9</text:p>
          </table:table-cell>
          <table:table-cell table:number-columns-repeated="1637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34954" calcext:value-type="float">
            <text:p>1,634,954</text:p>
          </table:table-cell>
          <table:table-cell office:value-type="float" office:value="1347640" calcext:value-type="float">
            <text:p>1347640</text:p>
          </table:table-cell>
          <table:table-cell office:value-type="float" office:value="397" calcext:value-type="float">
            <text:p>397</text:p>
          </table:table-cell>
          <table:table-cell table:formula="of:=[.B52]*[.D52]" office:value-type="float" office:value="649076738" calcext:value-type="float">
            <text:p>649076738</text:p>
          </table:table-cell>
          <table:table-cell office:value-type="float" office:value="9.5" calcext:value-type="float">
            <text:p>9.5</text:p>
          </table:table-cell>
          <table:table-cell table:number-columns-repeated="1637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683574" calcext:value-type="float">
            <text:p>1,683,574</text:p>
          </table:table-cell>
          <table:table-cell office:value-type="float" office:value="1398282" calcext:value-type="float">
            <text:p>1398282</text:p>
          </table:table-cell>
          <table:table-cell office:value-type="float" office:value="397" calcext:value-type="float">
            <text:p>397</text:p>
          </table:table-cell>
          <table:table-cell table:formula="of:=[.B53]*[.D53]" office:value-type="float" office:value="668378878" calcext:value-type="float">
            <text:p>668378878</text:p>
          </table:table-cell>
          <table:table-cell office:value-type="float" office:value="7.8" calcext:value-type="float">
            <text:p>7.8</text:p>
          </table:table-cell>
          <table:table-cell table:number-columns-repeated="16378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378875" calcext:value-type="float">
            <text:p>2,378,875</text:p>
          </table:table-cell>
          <table:table-cell office:value-type="float" office:value="2035481" calcext:value-type="float">
            <text:p>2035481</text:p>
          </table:table-cell>
          <table:table-cell office:value-type="float" office:value="409" calcext:value-type="float">
            <text:p>409</text:p>
          </table:table-cell>
          <table:table-cell table:formula="of:=[.B54]*[.D54]" office:value-type="float" office:value="972959875" calcext:value-type="float">
            <text:p>972959875</text:p>
          </table:table-cell>
          <table:table-cell office:value-type="float" office:value="7.2" calcext:value-type="float">
            <text:p>7.2</text:p>
          </table:table-cell>
          <table:table-cell table:number-columns-repeated="1637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030409" calcext:value-type="float">
            <text:p>2,030,409</text:p>
          </table:table-cell>
          <table:table-cell office:value-type="float" office:value="1750060" calcext:value-type="float">
            <text:p>1750060</text:p>
          </table:table-cell>
          <table:table-cell office:value-type="float" office:value="412" calcext:value-type="float">
            <text:p>412</text:p>
          </table:table-cell>
          <table:table-cell table:formula="of:=[.B55]*[.D55]" office:value-type="float" office:value="836528508" calcext:value-type="float">
            <text:p>836528508</text:p>
          </table:table-cell>
          <table:table-cell office:value-type="float" office:value="7.7" calcext:value-type="float">
            <text:p>7.7</text:p>
          </table:table-cell>
          <table:table-cell table:number-columns-repeated="16378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394503" calcext:value-type="float">
            <text:p>2,394,503</text:p>
          </table:table-cell>
          <table:table-cell office:value-type="float" office:value="2078910" calcext:value-type="float">
            <text:p>2078910</text:p>
          </table:table-cell>
          <table:table-cell office:value-type="float" office:value="417" calcext:value-type="float">
            <text:p>417</text:p>
          </table:table-cell>
          <table:table-cell table:formula="of:=[.B56]*[.D56]" office:value-type="float" office:value="998507751" calcext:value-type="float">
            <text:p>998507751</text:p>
          </table:table-cell>
          <table:table-cell office:value-type="float" office:value="5.6" calcext:value-type="float">
            <text:p>5.6</text:p>
          </table:table-cell>
          <table:table-cell table:number-columns-repeated="1637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100537" calcext:value-type="float">
            <text:p>2,100,537</text:p>
          </table:table-cell>
          <table:table-cell office:value-type="float" office:value="1806110" calcext:value-type="float">
            <text:p>1806110</text:p>
          </table:table-cell>
          <table:table-cell office:value-type="float" office:value="411" calcext:value-type="float">
            <text:p>411</text:p>
          </table:table-cell>
          <table:table-cell table:formula="of:=[.B57]*[.D57]" office:value-type="float" office:value="863320707" calcext:value-type="float">
            <text:p>863320707</text:p>
          </table:table-cell>
          <table:table-cell office:value-type="float" office:value="7.9" calcext:value-type="float">
            <text:p>7.9</text:p>
          </table:table-cell>
          <table:table-cell table:number-columns-repeated="16378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778651" calcext:value-type="float">
            <text:p>1,778,651</text:p>
          </table:table-cell>
          <table:table-cell office:value-type="float" office:value="1603433" calcext:value-type="float">
            <text:p>1603433</text:p>
          </table:table-cell>
          <table:table-cell office:value-type="float" office:value="431" calcext:value-type="float">
            <text:p>431</text:p>
          </table:table-cell>
          <table:table-cell table:formula="of:=[.B58]*[.D58]" office:value-type="float" office:value="766598581" calcext:value-type="float">
            <text:p>766598581</text:p>
          </table:table-cell>
          <table:table-cell office:value-type="float" office:value="11.2" calcext:value-type="float">
            <text:p>11.2</text:p>
          </table:table-cell>
          <table:table-cell table:number-columns-repeated="1637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439786" calcext:value-type="float">
            <text:p>2,439,786</text:p>
          </table:table-cell>
          <table:table-cell office:value-type="float" office:value="2128703" calcext:value-type="float">
            <text:p>2128703</text:p>
          </table:table-cell>
          <table:table-cell office:value-type="float" office:value="417" calcext:value-type="float">
            <text:p>417</text:p>
          </table:table-cell>
          <table:table-cell table:formula="of:=[.B59]*[.D59]" office:value-type="float" office:value="1017390762" calcext:value-type="float">
            <text:p>1017390762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866938" calcext:value-type="float">
            <text:p>2,866,938</text:p>
          </table:table-cell>
          <table:table-cell office:value-type="float" office:value="2615031" calcext:value-type="float">
            <text:p>2615031</text:p>
          </table:table-cell>
          <table:table-cell office:value-type="float" office:value="436" calcext:value-type="float">
            <text:p>436</text:p>
          </table:table-cell>
          <table:table-cell table:formula="of:=[.B60]*[.D60]" office:value-type="float" office:value="1249984968" calcext:value-type="float">
            <text:p>1249984968</text:p>
          </table:table-cell>
          <table:table-cell office:value-type="float" office:value="7.5" calcext:value-type="float">
            <text:p>7.5</text:p>
          </table:table-cell>
          <table:table-cell table:number-columns-repeated="1637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469093" calcext:value-type="float">
            <text:p>2,469,093</text:p>
          </table:table-cell>
          <table:table-cell office:value-type="float" office:value="1975274" calcext:value-type="float">
            <text:p>1975274</text:p>
          </table:table-cell>
          <table:table-cell office:value-type="float" office:value="429" calcext:value-type="float">
            <text:p>429</text:p>
          </table:table-cell>
          <table:table-cell table:formula="of:=[.B61]*[.D61]" office:value-type="float" office:value="1059240897" calcext:value-type="float">
            <text:p>1059240897</text:p>
          </table:table-cell>
          <table:table-cell office:value-type="float" office:value="12.3" calcext:value-type="float">
            <text:p>12.3</text:p>
          </table:table-cell>
          <table:table-cell table:number-columns-repeated="16378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156442" calcext:value-type="float">
            <text:p>2,156,442</text:p>
          </table:table-cell>
          <table:table-cell office:value-type="float" office:value="2136082" calcext:value-type="float">
            <text:p>2136082</text:p>
          </table:table-cell>
          <table:table-cell office:value-type="float" office:value="416" calcext:value-type="float">
            <text:p>416</text:p>
          </table:table-cell>
          <table:table-cell table:formula="of:=[.B62]*[.D62]" office:value-type="float" office:value="897079872" calcext:value-type="float">
            <text:p>897079872</text:p>
          </table:table-cell>
          <table:table-cell office:value-type="float" office:value="12.1" calcext:value-type="float">
            <text:p>12.1</text:p>
          </table:table-cell>
          <table:table-cell table:number-columns-repeated="1637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126310" calcext:value-type="float">
            <text:p>3,126,310</text:p>
          </table:table-cell>
          <table:table-cell office:value-type="float" office:value="2997280" calcext:value-type="float">
            <text:p>2997280</text:p>
          </table:table-cell>
          <table:table-cell office:value-type="float" office:value="438" calcext:value-type="float">
            <text:p>438</text:p>
          </table:table-cell>
          <table:table-cell table:formula="of:=[.B63]*[.D63]" office:value-type="float" office:value="1369323780" calcext:value-type="float">
            <text:p>1369323780</text:p>
          </table:table-cell>
          <table:table-cell office:value-type="float" office:value="9.5" calcext:value-type="float">
            <text:p>9.5</text:p>
          </table:table-cell>
          <table:table-cell table:number-columns-repeated="16378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416214" calcext:value-type="float">
            <text:p>3,416,214</text:p>
          </table:table-cell>
          <table:table-cell office:value-type="float" office:value="3130338" calcext:value-type="float">
            <text:p>3130338</text:p>
          </table:table-cell>
          <table:table-cell office:value-type="float" office:value="438" calcext:value-type="float">
            <text:p>438</text:p>
          </table:table-cell>
          <table:table-cell table:formula="of:=[.B64]*[.D64]" office:value-type="float" office:value="1496301732" calcext:value-type="float">
            <text:p>1496301732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074979" calcext:value-type="float">
            <text:p>3,074,979</text:p>
          </table:table-cell>
          <table:table-cell office:value-type="float" office:value="2766194" calcext:value-type="float">
            <text:p>2766194</text:p>
          </table:table-cell>
          <table:table-cell office:value-type="float" office:value="430" calcext:value-type="float">
            <text:p>430</text:p>
          </table:table-cell>
          <table:table-cell table:formula="of:=[.B65]*[.D65]" office:value-type="float" office:value="1322240970" calcext:value-type="float">
            <text:p>1322240970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982634" calcext:value-type="float">
            <text:p>2,982,634</text:p>
          </table:table-cell>
          <table:table-cell office:value-type="float" office:value="2708082" calcext:value-type="float">
            <text:p>2708082</text:p>
          </table:table-cell>
          <table:table-cell office:value-type="float" office:value="434" calcext:value-type="float">
            <text:p>434</text:p>
          </table:table-cell>
          <table:table-cell table:formula="of:=[.B66]*[.D66]" office:value-type="float" office:value="1294463156" calcext:value-type="float">
            <text:p>1294463156</text:p>
          </table:table-cell>
          <table:table-cell office:value-type="float" office:value="10.4" calcext:value-type="float">
            <text:p>10.4</text:p>
          </table:table-cell>
          <table:table-cell table:number-columns-repeated="1637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665557" calcext:value-type="float">
            <text:p>3,665,557</text:p>
          </table:table-cell>
          <table:table-cell office:value-type="float" office:value="3220782" calcext:value-type="float">
            <text:p>3220782</text:p>
          </table:table-cell>
          <table:table-cell office:value-type="float" office:value="420" calcext:value-type="float">
            <text:p>420</text:p>
          </table:table-cell>
          <table:table-cell table:formula="of:=[.B67]*[.D67]" office:value-type="float" office:value="1539533940" calcext:value-type="float">
            <text:p>1539533940</text:p>
          </table:table-cell>
          <table:table-cell office:value-type="float" office:value="10.3" calcext:value-type="float">
            <text:p>10.3</text:p>
          </table:table-cell>
          <table:table-cell table:number-columns-repeated="16378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093737" calcext:value-type="float">
            <text:p>3,093,737</text:p>
          </table:table-cell>
          <table:table-cell office:value-type="float" office:value="2873680" calcext:value-type="float">
            <text:p>2873680</text:p>
          </table:table-cell>
          <table:table-cell office:value-type="float" office:value="444" calcext:value-type="float">
            <text:p>444</text:p>
          </table:table-cell>
          <table:table-cell table:formula="of:=[.B68]*[.D68]" office:value-type="float" office:value="1373619228" calcext:value-type="float">
            <text:p>1373619228</text:p>
          </table:table-cell>
          <table:table-cell office:value-type="float" office:value="13.5" calcext:value-type="float">
            <text:p>13.5</text:p>
          </table:table-cell>
          <table:table-cell table:number-columns-repeated="1637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257339" calcext:value-type="float">
            <text:p>3,257,339</text:p>
          </table:table-cell>
          <table:table-cell office:value-type="float" office:value="3012016" calcext:value-type="float">
            <text:p>3012016</text:p>
          </table:table-cell>
          <table:table-cell office:value-type="float" office:value="442" calcext:value-type="float">
            <text:p>442</text:p>
          </table:table-cell>
          <table:table-cell table:formula="of:=[.B69]*[.D69]" office:value-type="float" office:value="1439743838" calcext:value-type="float">
            <text:p>1439743838</text:p>
          </table:table-cell>
          <table:table-cell office:value-type="float" office:value="12.2" calcext:value-type="float">
            <text:p>12.2</text:p>
          </table:table-cell>
          <table:table-cell table:number-columns-repeated="16378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018914" calcext:value-type="float">
            <text:p>4,018,914</text:p>
          </table:table-cell>
          <table:table-cell office:value-type="float" office:value="3758273" calcext:value-type="float">
            <text:p>3758273</text:p>
          </table:table-cell>
          <table:table-cell office:value-type="float" office:value="447" calcext:value-type="float">
            <text:p>447</text:p>
          </table:table-cell>
          <table:table-cell table:formula="of:=[.B70]*[.D70]" office:value-type="float" office:value="1796454558" calcext:value-type="float">
            <text:p>1796454558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table:style-name="ce47"/>
          <table:table-cell table:number-columns-repeated="16375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387052" calcext:value-type="float">
            <text:p>5,387,052</text:p>
          </table:table-cell>
          <table:table-cell office:value-type="float" office:value="4309642" calcext:value-type="float">
            <text:p>4309642</text:p>
          </table:table-cell>
          <table:table-cell office:value-type="float" office:value="477" calcext:value-type="float">
            <text:p>477</text:p>
          </table:table-cell>
          <table:table-cell table:formula="of:=[.B71]*[.D71]" office:value-type="float" office:value="2569623804" calcext:value-type="float">
            <text:p>2569623804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849469" calcext:value-type="float">
            <text:p>3,849,469</text:p>
          </table:table-cell>
          <table:table-cell office:value-type="float" office:value="3841416" calcext:value-type="float">
            <text:p>3841416</text:p>
          </table:table-cell>
          <table:table-cell office:value-type="float" office:value="461" calcext:value-type="float">
            <text:p>461</text:p>
          </table:table-cell>
          <table:table-cell table:formula="of:=[.B72]*[.D72]" office:value-type="float" office:value="1774605209" calcext:value-type="float">
            <text:p>1774605209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500000" calcext:value-type="float">
            <text:p>4,500,000</text:p>
          </table:table-cell>
          <table:table-cell office:value-type="float" office:value="4490586" calcext:value-type="float">
            <text:p>4490586</text:p>
          </table:table-cell>
          <table:table-cell office:value-type="float" office:value="477" calcext:value-type="float">
            <text:p>477</text:p>
          </table:table-cell>
          <table:table-cell table:formula="of:=[.B73]*[.D73]" office:value-type="float" office:value="2146500000" calcext:value-type="float">
            <text:p>2146500000</text:p>
          </table:table-cell>
          <table:table-cell office:value-type="float" office:value="31.3" calcext:value-type="float">
            <text:p>31.3</text:p>
          </table:table-cell>
          <table:table-cell table:number-columns-repeated="16378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600000" calcext:value-type="float">
            <text:p>1,600,000</text:p>
          </table:table-cell>
          <table:table-cell office:value-type="float" office:value="1596653" calcext:value-type="float">
            <text:p>1596653</text:p>
          </table:table-cell>
          <table:table-cell office:value-type="float" office:value="477" calcext:value-type="float">
            <text:p>477</text:p>
          </table:table-cell>
          <table:table-cell table:formula="of:=[.B74]*[.D74]" office:value-type="float" office:value="763200000" calcext:value-type="float">
            <text:p>763200000</text:p>
          </table:table-cell>
          <table:table-cell office:value-type="float" office:value="67.2" calcext:value-type="float">
            <text:p>67.2</text:p>
          </table:table-cell>
          <table:table-cell table:number-columns-repeated="1637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50000" calcext:value-type="float">
            <text:p>450,000</text:p>
          </table:table-cell>
          <table:table-cell office:value-type="float" office:value="449059" calcext:value-type="float">
            <text:p>449059</text:p>
          </table:table-cell>
          <table:table-cell office:value-type="float" office:value="477" calcext:value-type="float">
            <text:p>477</text:p>
          </table:table-cell>
          <table:table-cell table:formula="of:=[.B75]*[.D75]" office:value-type="float" office:value="214650000" calcext:value-type="float">
            <text:p>214650000</text:p>
          </table:table-cell>
          <table:table-cell office:value-type="float" office:value="101.5" calcext:value-type="float">
            <text:p>101.5</text:p>
          </table:table-cell>
          <table:table-cell table:number-columns-repeated="16378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299372" calcext:value-type="float">
            <text:p>299372</text:p>
          </table:table-cell>
          <table:table-cell office:value-type="float" office:value="477" calcext:value-type="float">
            <text:p>477</text:p>
          </table:table-cell>
          <table:table-cell table:formula="of:=[.B76]*[.D76]" office:value-type="float" office:value="143100000" calcext:value-type="float">
            <text:p>143100000</text:p>
          </table:table-cell>
          <table:table-cell office:value-type="float" office:value="83.4" calcext:value-type="float">
            <text:p>83.4</text:p>
          </table:table-cell>
          <table:table-cell table:number-columns-repeated="1637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269316" calcext:value-type="float">
            <text:p>2,269,316</text:p>
          </table:table-cell>
          <table:table-cell office:value-type="float" office:value="2093058" calcext:value-type="float">
            <text:p>2093058</text:p>
          </table:table-cell>
          <table:table-cell office:value-type="float" office:value="441" calcext:value-type="float">
            <text:p>441</text:p>
          </table:table-cell>
          <table:table-cell table:formula="of:=[.B77]*[.D77]" office:value-type="float" office:value="1000768356" calcext:value-type="float">
            <text:p>1000768356</text:p>
          </table:table-cell>
          <table:table-cell office:value-type="float" office:value="43.2" calcext:value-type="float">
            <text:p>43.2</text:p>
          </table:table-cell>
          <table:table-cell table:number-columns-repeated="16378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097254" calcext:value-type="float">
            <text:p>2,097,254</text:p>
          </table:table-cell>
          <table:table-cell office:value-type="float" office:value="1948077" calcext:value-type="float">
            <text:p>1948077</text:p>
          </table:table-cell>
          <table:table-cell office:value-type="float" office:value="444" calcext:value-type="float">
            <text:p>444</text:p>
          </table:table-cell>
          <table:table-cell table:formula="of:=[.B78]*[.D78]" office:value-type="float" office:value="931180776" calcext:value-type="float">
            <text:p>931180776</text:p>
          </table:table-cell>
          <table:table-cell office:value-type="float" office:value="31.6" calcext:value-type="float">
            <text:p>31.6</text:p>
          </table:table-cell>
          <table:table-cell table:number-columns-repeated="1637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519554" calcext:value-type="float">
            <text:p>2,519,554</text:p>
          </table:table-cell>
          <table:table-cell office:value-type="float" office:value="2345610" calcext:value-type="float">
            <text:p>2345610</text:p>
          </table:table-cell>
          <table:table-cell office:value-type="float" office:value="445" calcext:value-type="float">
            <text:p>445</text:p>
          </table:table-cell>
          <table:table-cell table:formula="of:=[.B79]*[.D79]" office:value-type="float" office:value="1121201530" calcext:value-type="float">
            <text:p>1121201530</text:p>
          </table:table-cell>
          <table:table-cell office:value-type="float" office:value="24.9" calcext:value-type="float">
            <text:p>24.9</text:p>
          </table:table-cell>
          <table:table-cell table:number-columns-repeated="16378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366467" calcext:value-type="float">
            <text:p>2,366,467</text:p>
          </table:table-cell>
          <table:table-cell office:value-type="float" office:value="2198141" calcext:value-type="float">
            <text:p>2198141</text:p>
          </table:table-cell>
          <table:table-cell office:value-type="float" office:value="444" calcext:value-type="float">
            <text:p>444</text:p>
          </table:table-cell>
          <table:table-cell table:formula="of:=[.B80]*[.D80]" office:value-type="float" office:value="1050711348" calcext:value-type="float">
            <text:p>1050711348</text:p>
          </table:table-cell>
          <table:table-cell office:value-type="float" office:value="29" calcext:value-type="float">
            <text:p>29</text:p>
          </table:table-cell>
          <table:table-cell table:number-columns-repeated="1637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011996" calcext:value-type="float">
            <text:p>3,011,996</text:p>
          </table:table-cell>
          <table:table-cell office:value-type="float" office:value="2409597" calcext:value-type="float">
            <text:p>2409597</text:p>
          </table:table-cell>
          <table:table-cell office:value-type="float" office:value="440" calcext:value-type="float">
            <text:p>440</text:p>
          </table:table-cell>
          <table:table-cell table:formula="of:=[.B81]*[.D81]" office:value-type="float" office:value="1325278240" calcext:value-type="float">
            <text:p>1325278240</text:p>
          </table:table-cell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352317" calcext:value-type="float">
            <text:p>4,352,317</text:p>
          </table:table-cell>
          <table:table-cell office:value-type="float" office:value="4024527" calcext:value-type="float">
            <text:p>4024527</text:p>
          </table:table-cell>
          <table:table-cell office:value-type="float" office:value="442" calcext:value-type="float">
            <text:p>442</text:p>
          </table:table-cell>
          <table:table-cell table:formula="of:=[.B82]*[.D82]" office:value-type="float" office:value="1923724114" calcext:value-type="float">
            <text:p>1923724114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74351" calcext:value-type="float">
            <text:p>2,974,351</text:p>
          </table:table-cell>
          <table:table-cell office:value-type="float" office:value="2750564" calcext:value-type="float">
            <text:p>2750564</text:p>
          </table:table-cell>
          <table:table-cell office:value-type="float" office:value="444" calcext:value-type="float">
            <text:p>444</text:p>
          </table:table-cell>
          <table:table-cell table:formula="of:=[.B83]*[.D83]" office:value-type="float" office:value="1320611844" calcext:value-type="float">
            <text:p>132061184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style-name="ce47"/>
          <table:table-cell/>
          <table:table-cell table:style-name="ce47"/>
          <table:table-cell table:number-columns-repeated="1637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930508" calcext:value-type="float">
            <text:p>3,930,508</text:p>
          </table:table-cell>
          <table:table-cell office:value-type="float" office:value="3650932" calcext:value-type="float">
            <text:p>3650932</text:p>
          </table:table-cell>
          <table:table-cell office:value-type="float" office:value="444" calcext:value-type="float">
            <text:p>444</text:p>
          </table:table-cell>
          <table:table-cell table:formula="of:=[.B84]*[.D84]" office:value-type="float" office:value="1745145552" calcext:value-type="float">
            <text:p>1745145552</text:p>
          </table:table-cell>
          <table:table-cell office:value-type="float" office:value="18.2" calcext:value-type="float">
            <text:p>18.2</text:p>
          </table:table-cell>
          <table:table-cell table:number-columns-repeated="1637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170388" calcext:value-type="float">
            <text:p>4,170,388</text:p>
          </table:table-cell>
          <table:table-cell office:value-type="float" office:value="3873750" calcext:value-type="float">
            <text:p>3873750</text:p>
          </table:table-cell>
          <table:table-cell office:value-type="float" office:value="444" calcext:value-type="float">
            <text:p>444</text:p>
          </table:table-cell>
          <table:table-cell table:formula="of:=[.B85]*[.D85]" office:value-type="float" office:value="1851652272" calcext:value-type="float">
            <text:p>1851652272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832991" calcext:value-type="float">
            <text:p>3,832,991</text:p>
          </table:table-cell>
          <table:table-cell office:value-type="float" office:value="3528276" calcext:value-type="float">
            <text:p>3528276</text:p>
          </table:table-cell>
          <table:table-cell office:value-type="float" office:value="440" calcext:value-type="float">
            <text:p>440</text:p>
          </table:table-cell>
          <table:table-cell table:formula="of:=[.B86]*[.D86]" office:value-type="float" office:value="1686516040" calcext:value-type="float">
            <text:p>1686516040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632313" calcext:value-type="float">
            <text:p>4,632,313</text:p>
          </table:table-cell>
          <table:table-cell office:value-type="float" office:value="4302818" calcext:value-type="float">
            <text:p>4302818</text:p>
          </table:table-cell>
          <table:table-cell office:value-type="float" office:value="444" calcext:value-type="float">
            <text:p>444</text:p>
          </table:table-cell>
          <table:table-cell table:formula="of:=[.B87]*[.D87]" office:value-type="float" office:value="2056746972" calcext:value-type="float">
            <text:p>2056746972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474069" calcext:value-type="float">
            <text:p>4,474,069</text:p>
          </table:table-cell>
          <table:table-cell office:value-type="float" office:value="4118390" calcext:value-type="float">
            <text:p>4118390</text:p>
          </table:table-cell>
          <table:table-cell office:value-type="float" office:value="440" calcext:value-type="float">
            <text:p>440</text:p>
          </table:table-cell>
          <table:table-cell table:formula="of:=[.B88]*[.D88]" office:value-type="float" office:value="1968590360" calcext:value-type="float">
            <text:p>1968590360</text:p>
          </table:table-cell>
          <table:table-cell office:value-type="float" office:value="11.7" calcext:value-type="float">
            <text:p>11.7</text:p>
          </table:table-cell>
          <table:table-cell table:number-columns-repeated="1637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773865" calcext:value-type="float">
            <text:p>4,773,865</text:p>
          </table:table-cell>
          <table:table-cell office:value-type="float" office:value="4494224" calcext:value-type="float">
            <text:p>4494224</text:p>
          </table:table-cell>
          <table:table-cell office:value-type="float" office:value="447" calcext:value-type="float">
            <text:p>447</text:p>
          </table:table-cell>
          <table:table-cell table:formula="of:=[.B89]*[.D89]" office:value-type="float" office:value="2133917655" calcext:value-type="float">
            <text:p>2133917655</text:p>
          </table:table-cell>
          <table:table-cell office:value-type="float" office:value="11.3" calcext:value-type="float">
            <text:p>11.3</text:p>
          </table:table-cell>
          <table:table-cell table:number-columns-repeated="16378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5074155" calcext:value-type="float">
            <text:p>5,074,155</text:p>
          </table:table-cell>
          <table:table-cell office:value-type="float" office:value="4745078" calcext:value-type="float">
            <text:p>4745078</text:p>
          </table:table-cell>
          <table:table-cell office:value-type="float" office:value="450" calcext:value-type="float">
            <text:p>450</text:p>
          </table:table-cell>
          <table:table-cell table:formula="of:=[.B90]*[.D90]" office:value-type="float" office:value="2283369750" calcext:value-type="float">
            <text:p>2283369750</text:p>
          </table:table-cell>
          <table:table-cell office:value-type="float" office:value="10.8" calcext:value-type="float">
            <text:p>10.8</text:p>
          </table:table-cell>
          <table:table-cell table:number-columns-repeated="1637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755359" calcext:value-type="float">
            <text:p>5,755,359</text:p>
          </table:table-cell>
          <table:table-cell office:value-type="float" office:value="5466387" calcext:value-type="float">
            <text:p>5466387</text:p>
          </table:table-cell>
          <table:table-cell office:value-type="float" office:value="454" calcext:value-type="float">
            <text:p>454</text:p>
          </table:table-cell>
          <table:table-cell table:formula="of:=[.B91]*[.D91]" office:value-type="float" office:value="2612932986" calcext:value-type="float">
            <text:p>2612932986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605750" calcext:value-type="float">
            <text:p>6,605,750</text:p>
          </table:table-cell>
          <table:table-cell office:value-type="float" office:value="6356988" calcext:value-type="float">
            <text:p>6356988</text:p>
          </table:table-cell>
          <table:table-cell office:value-type="float" office:value="460" calcext:value-type="float">
            <text:p>460</text:p>
          </table:table-cell>
          <table:table-cell table:formula="of:=[.B92]*[.D92]" office:value-type="float" office:value="3038645000" calcext:value-type="float">
            <text:p>3038645000</text:p>
          </table:table-cell>
          <table:table-cell office:value-type="float" office:value="11.3" calcext:value-type="float">
            <text:p>11.3</text:p>
          </table:table-cell>
          <table:table-cell table:number-columns-repeated="1637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456048" calcext:value-type="float">
            <text:p>5,456,048</text:p>
          </table:table-cell>
          <table:table-cell office:value-type="float" office:value="5136442" calcext:value-type="float">
            <text:p>5136442</text:p>
          </table:table-cell>
          <table:table-cell office:value-type="float" office:value="450" calcext:value-type="float">
            <text:p>450</text:p>
          </table:table-cell>
          <table:table-cell table:formula="of:=[.B93]*[.D93]" office:value-type="float" office:value="2455221600" calcext:value-type="float">
            <text:p>2455221600</text:p>
          </table:table-cell>
          <table:table-cell office:value-type="float" office:value="12.2" calcext:value-type="float">
            <text:p>12.2</text:p>
          </table:table-cell>
          <table:table-cell table:number-columns-repeated="1637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949756" calcext:value-type="float">
            <text:p>6,949,756</text:p>
          </table:table-cell>
          <table:table-cell office:value-type="float" office:value="6833412" calcext:value-type="float">
            <text:p>6833412</text:p>
          </table:table-cell>
          <table:table-cell office:value-type="float" office:value="470" calcext:value-type="float">
            <text:p>470</text:p>
          </table:table-cell>
          <table:table-cell table:formula="of:=[.B94]*[.D94]" office:value-type="float" office:value="3266385320" calcext:value-type="float">
            <text:p>3266385320</text:p>
          </table:table-cell>
          <table:table-cell office:value-type="float" office:value="10.6" calcext:value-type="float">
            <text:p>10.6</text:p>
          </table:table-cell>
          <table:table-cell table:number-columns-repeated="1637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713200" calcext:value-type="float">
            <text:p>5,713,200</text:p>
          </table:table-cell>
          <table:table-cell office:value-type="float" office:value="5521963" calcext:value-type="float">
            <text:p>5521963</text:p>
          </table:table-cell>
          <table:table-cell office:value-type="float" office:value="462" calcext:value-type="float">
            <text:p>462</text:p>
          </table:table-cell>
          <table:table-cell table:formula="of:=[.B95]*[.D95]" office:value-type="float" office:value="2639498400" calcext:value-type="float">
            <text:p>2639498400</text:p>
          </table:table-cell>
          <table:table-cell office:value-type="float" office:value="10.6" calcext:value-type="float">
            <text:p>10.6</text:p>
          </table:table-cell>
          <table:table-cell table:number-columns-repeated="9"/>
          <table:table-cell table:style-name="ce47"/>
          <table:table-cell table:number-columns-repeated="16368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882000" calcext:value-type="float">
            <text:p>5,882,000</text:p>
          </table:table-cell>
          <table:table-cell office:value-type="float" office:value="5477448" calcext:value-type="float">
            <text:p>5477448</text:p>
          </table:table-cell>
          <table:table-cell office:value-type="float" office:value="460" calcext:value-type="float">
            <text:p>460</text:p>
          </table:table-cell>
          <table:table-cell table:formula="of:=[.B96]*[.D96]" office:value-type="float" office:value="2705720000" calcext:value-type="float">
            <text:p>2705720000</text:p>
          </table:table-cell>
          <table:table-cell office:value-type="float" office:value="10.5" calcext:value-type="float">
            <text:p>10.5</text:p>
          </table:table-cell>
          <table:table-cell table:number-columns-repeated="1637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575691" calcext:value-type="float">
            <text:p>6,575,691</text:p>
          </table:table-cell>
          <table:table-cell office:value-type="float" office:value="6369341" calcext:value-type="float">
            <text:p>6369341</text:p>
          </table:table-cell>
          <table:table-cell office:value-type="float" office:value="463" calcext:value-type="float">
            <text:p>463</text:p>
          </table:table-cell>
          <table:table-cell table:formula="of:=[.B97]*[.D97]" office:value-type="float" office:value="3044544933" calcext:value-type="float">
            <text:p>3044544933</text:p>
          </table:table-cell>
          <table:table-cell office:value-type="float" office:value="9.4" calcext:value-type="float">
            <text:p>9.4</text:p>
          </table:table-cell>
          <table:table-cell table:number-columns-repeated="16378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505087" calcext:value-type="float">
            <text:p>6,505,087</text:p>
          </table:table-cell>
          <table:table-cell office:value-type="float" office:value="6314561" calcext:value-type="float">
            <text:p>6314561</text:p>
          </table:table-cell>
          <table:table-cell office:value-type="float" office:value="467" calcext:value-type="float">
            <text:p>467</text:p>
          </table:table-cell>
          <table:table-cell table:formula="of:=[.B98]*[.D98]" office:value-type="float" office:value="3037875629" calcext:value-type="float">
            <text:p>3037875629</text:p>
          </table:table-cell>
          <table:table-cell office:value-type="float" office:value="10.3" calcext:value-type="float">
            <text:p>10.3</text:p>
          </table:table-cell>
          <table:table-cell table:number-columns-repeated="1637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7049833" calcext:value-type="float">
            <text:p>7,049,833</text:p>
          </table:table-cell>
          <table:table-cell office:value-type="float" office:value="6884061" calcext:value-type="float">
            <text:p>6884061</text:p>
          </table:table-cell>
          <table:table-cell office:value-type="float" office:value="467" calcext:value-type="float">
            <text:p>467</text:p>
          </table:table-cell>
          <table:table-cell table:formula="of:=[.B99]*[.D99]" office:value-type="float" office:value="3292272011" calcext:value-type="float">
            <text:p>3292272011</text:p>
          </table:table-cell>
          <table:table-cell office:value-type="float" office:value="10.3" calcext:value-type="float">
            <text:p>10.3</text:p>
          </table:table-cell>
          <table:table-cell table:number-columns-repeated="16378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938290" calcext:value-type="float">
            <text:p>6,938,290</text:p>
          </table:table-cell>
          <table:table-cell office:value-type="float" office:value="6923775" calcext:value-type="float">
            <text:p>6923775</text:p>
          </table:table-cell>
          <table:table-cell office:value-type="float" office:value="477" calcext:value-type="float">
            <text:p>477</text:p>
          </table:table-cell>
          <table:table-cell table:formula="of:=[.B100]*[.D100]" office:value-type="float" office:value="3309564330" calcext:value-type="float">
            <text:p>3309564330</text:p>
          </table:table-cell>
          <table:table-cell office:value-type="float" office:value="10.7" calcext:value-type="float">
            <text:p>10.7</text:p>
          </table:table-cell>
          <table:table-cell table:number-columns-repeated="1637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7472511" calcext:value-type="float">
            <text:p>7,472,511</text:p>
          </table:table-cell>
          <table:table-cell office:value-type="float" office:value="7472511" calcext:value-type="float">
            <text:p>7472511</text:p>
          </table:table-cell>
          <table:table-cell office:value-type="float" office:value="478" calcext:value-type="float">
            <text:p>478</text:p>
          </table:table-cell>
          <table:table-cell table:formula="of:=[.B101]*[.D101]" office:value-type="float" office:value="3571860258" calcext:value-type="float">
            <text:p>3571860258</text:p>
          </table:table-cell>
          <table:table-cell office:value-type="float" office:value="11.5" calcext:value-type="float">
            <text:p>11.5</text:p>
          </table:table-cell>
          <table:table-cell table:number-columns-repeated="1637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652597" calcext:value-type="float">
            <text:p>8,652,597</text:p>
          </table:table-cell>
          <table:table-cell office:value-type="float" office:value="8562089" calcext:value-type="float">
            <text:p>8562089</text:p>
          </table:table-cell>
          <table:table-cell office:value-type="float" office:value="473" calcext:value-type="float">
            <text:p>473</text:p>
          </table:table-cell>
          <table:table-cell table:formula="of:=[.B102]*[.D102]" office:value-type="float" office:value="4092678381" calcext:value-type="float">
            <text:p>4092678381</text:p>
          </table:table-cell>
          <table:table-cell office:value-type="float" office:value="8.6" calcext:value-type="float">
            <text:p>8.6</text:p>
          </table:table-cell>
          <table:table-cell table:number-columns-repeated="1637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9035379" calcext:value-type="float">
            <text:p>9,035,379</text:p>
          </table:table-cell>
          <table:table-cell office:value-type="float" office:value="8940867" calcext:value-type="float">
            <text:p>8940867</text:p>
          </table:table-cell>
          <table:table-cell office:value-type="float" office:value="475" calcext:value-type="float">
            <text:p>475</text:p>
          </table:table-cell>
          <table:table-cell table:formula="of:=[.B103]*[.D103]" office:value-type="float" office:value="4291805025" calcext:value-type="float">
            <text:p>4291805025</text:p>
          </table:table-cell>
          <table:table-cell office:value-type="float" office:value="7.3" calcext:value-type="float">
            <text:p>7.3</text:p>
          </table:table-cell>
          <table:table-cell table:number-columns-repeated="1637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700365" calcext:value-type="float">
            <text:p>6,700,365</text:p>
          </table:table-cell>
          <table:table-cell office:value-type="float" office:value="6658313" calcext:value-type="float">
            <text:p>6658313</text:p>
          </table:table-cell>
          <table:table-cell office:value-type="float" office:value="474" calcext:value-type="float">
            <text:p>474</text:p>
          </table:table-cell>
          <table:table-cell table:formula="of:=[.B104]*[.D104]" office:value-type="float" office:value="3175973010" calcext:value-type="float">
            <text:p>3175973010</text:p>
          </table:table-cell>
          <table:table-cell office:value-type="float" office:value="8.4" calcext:value-type="float">
            <text:p>8.4</text:p>
          </table:table-cell>
          <table:table-cell table:number-columns-repeated="1637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7493000" calcext:value-type="float">
            <text:p>7,493,000</text:p>
          </table:table-cell>
          <table:table-cell office:value-type="float" office:value="7433056" calcext:value-type="float">
            <text:p>7433056</text:p>
          </table:table-cell>
          <table:table-cell office:value-type="float" office:value="474" calcext:value-type="float">
            <text:p>474</text:p>
          </table:table-cell>
          <table:table-cell table:formula="of:=[.B105]*[.D105]" office:value-type="float" office:value="3551682000" calcext:value-type="float">
            <text:p>3551682000</text:p>
          </table:table-cell>
          <table:table-cell office:value-type="float" office:value="7.5" calcext:value-type="float">
            <text:p>7.5</text:p>
          </table:table-cell>
          <table:table-cell table:number-columns-repeated="16378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9901251" calcext:value-type="float">
            <text:p>9,901,251</text:p>
          </table:table-cell>
          <table:table-cell office:value-type="float" office:value="10025534" calcext:value-type="float">
            <text:p>10025534</text:p>
          </table:table-cell>
          <table:table-cell office:value-type="float" office:value="477" calcext:value-type="float">
            <text:p>477</text:p>
          </table:table-cell>
          <table:table-cell table:formula="of:=[.B106]*[.D106]" office:value-type="float" office:value="4722896727" calcext:value-type="float">
            <text:p>4722896727</text:p>
          </table:table-cell>
          <table:table-cell office:value-type="float" office:value="5.9" calcext:value-type="float">
            <text:p>5.9</text:p>
          </table:table-cell>
          <table:table-cell table:number-columns-repeated="1637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161094" calcext:value-type="float">
            <text:p>7,161,094</text:p>
          </table:table-cell>
          <table:table-cell office:value-type="float" office:value="7146772" calcext:value-type="float">
            <text:p>7146772</text:p>
          </table:table-cell>
          <table:table-cell office:value-type="float" office:value="477" calcext:value-type="float">
            <text:p>477</text:p>
          </table:table-cell>
          <table:table-cell table:formula="of:=[.B107]*[.D107]" office:value-type="float" office:value="3415841838" calcext:value-type="float">
            <text:p>3415841838</text:p>
          </table:table-cell>
          <table:table-cell office:value-type="float" office:value="8.2" calcext:value-type="float">
            <text:p>8.2</text:p>
          </table:table-cell>
          <table:table-cell table:number-columns-repeated="16378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532705" calcext:value-type="float">
            <text:p>8,532,705</text:p>
          </table:table-cell>
          <table:table-cell office:value-type="float" office:value="8515640" calcext:value-type="float">
            <text:p>8515640</text:p>
          </table:table-cell>
          <table:table-cell office:value-type="float" office:value="477" calcext:value-type="float">
            <text:p>477</text:p>
          </table:table-cell>
          <table:table-cell table:formula="of:=[.B108]*[.D108]" office:value-type="float" office:value="4070100285" calcext:value-type="float">
            <text:p>4070100285</text:p>
          </table:table-cell>
          <table:table-cell office:value-type="float" office:value="7.3" calcext:value-type="float">
            <text:p>7.3</text:p>
          </table:table-cell>
          <table:table-cell table:number-columns-repeated="1637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897857" calcext:value-type="float">
            <text:p>10,897,857</text:p>
          </table:table-cell>
          <table:table-cell office:value-type="float" office:value="10985040" calcext:value-type="float">
            <text:p>10985040</text:p>
          </table:table-cell>
          <table:table-cell office:value-type="float" office:value="482" calcext:value-type="float">
            <text:p>482</text:p>
          </table:table-cell>
          <table:table-cell table:formula="of:=[.B109]*[.D109]" office:value-type="float" office:value="5252767074" calcext:value-type="float">
            <text:p>5252767074</text:p>
          </table:table-cell>
          <table:table-cell office:value-type="float" office:value="5.6" calcext:value-type="float">
            <text:p>5.6</text:p>
          </table:table-cell>
          <table:table-cell table:number-columns-repeated="1637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1189205" calcext:value-type="float">
            <text:p>11,189,205</text:p>
          </table:table-cell>
          <table:table-cell office:value-type="float" office:value="11459368" calcext:value-type="float">
            <text:p>11459368</text:p>
          </table:table-cell>
          <table:table-cell office:value-type="float" office:value="489" calcext:value-type="float">
            <text:p>489</text:p>
          </table:table-cell>
          <table:table-cell table:formula="of:=[.B110]*[.D110]" office:value-type="float" office:value="5471521245" calcext:value-type="float">
            <text:p>5471521245</text:p>
          </table:table-cell>
          <table:table-cell office:value-type="float" office:value="4.9" calcext:value-type="float">
            <text:p>4.9</text:p>
          </table:table-cell>
          <table:table-cell table:number-columns-repeated="1637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507786" calcext:value-type="float">
            <text:p>9,507,786</text:p>
          </table:table-cell>
          <table:table-cell office:value-type="float" office:value="9459935" calcext:value-type="float">
            <text:p>9459935</text:p>
          </table:table-cell>
          <table:table-cell office:value-type="float" office:value="478" calcext:value-type="float">
            <text:p>478</text:p>
          </table:table-cell>
          <table:table-cell table:formula="of:=[.B111]*[.D111]" office:value-type="float" office:value="4544721708" calcext:value-type="float">
            <text:p>4544721708</text:p>
          </table:table-cell>
          <table:table-cell office:value-type="float" office:value="7.6" calcext:value-type="float">
            <text:p>7.6</text:p>
          </table:table-cell>
          <table:table-cell table:number-columns-repeated="1637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Default" office:value-type="float" office:value="10245602" calcext:value-type="float">
            <text:p>10245602</text:p>
          </table:table-cell>
          <table:table-cell office:value-type="float" office:value="10266527" calcext:value-type="float">
            <text:p>10266527</text:p>
          </table:table-cell>
          <table:table-cell office:value-type="float" office:value="481" calcext:value-type="float">
            <text:p>481</text:p>
          </table:table-cell>
          <table:table-cell table:formula="of:=[.B112]*[.D112]" office:value-type="float" office:value="4928134562" calcext:value-type="float">
            <text:p>4928134562</text:p>
          </table:table-cell>
          <table:table-cell office:value-type="float" office:value="9.3" calcext:value-type="float">
            <text:p>9.3</text:p>
          </table:table-cell>
          <table:table-cell table:number-columns-repeated="16378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Default" office:value-type="float" office:value="10784473" calcext:value-type="float">
            <text:p>10784473</text:p>
          </table:table-cell>
          <table:table-cell office:value-type="float" office:value="10827168" calcext:value-type="float">
            <text:p>10827168</text:p>
          </table:table-cell>
          <table:table-cell office:value-type="float" office:value="480" calcext:value-type="float">
            <text:p>480</text:p>
          </table:table-cell>
          <table:table-cell table:formula="of:=[.B113]*[.D113]" office:value-type="float" office:value="5176547040" calcext:value-type="float">
            <text:p>5176547040</text:p>
          </table:table-cell>
          <table:table-cell office:value-type="float" office:value="8.1" calcext:value-type="float">
            <text:p>8.1</text:p>
          </table:table-cell>
          <table:table-cell table:number-columns-repeated="16378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Default" office:value-type="float" office:value="10764546" calcext:value-type="float">
            <text:p>10764546</text:p>
          </table:table-cell>
          <table:table-cell office:value-type="float" office:value="10945615" calcext:value-type="float">
            <text:p>10945615</text:p>
          </table:table-cell>
          <table:table-cell office:value-type="float" office:value="480" calcext:value-type="float">
            <text:p>480</text:p>
          </table:table-cell>
          <table:table-cell table:formula="of:=[.B114]*[.D114]" office:value-type="float" office:value="5166982080" calcext:value-type="float">
            <text:p>5166982080</text:p>
          </table:table-cell>
          <table:table-cell office:value-type="float" office:value="8.2" calcext:value-type="float">
            <text:p>8.2</text:p>
          </table:table-cell>
          <table:table-cell table:number-columns-repeated="16378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Default" office:value-type="float" office:value="10015721" calcext:value-type="float">
            <text:p>10015721</text:p>
          </table:table-cell>
          <table:table-cell office:value-type="float" office:value="10045615" calcext:value-type="float">
            <text:p>10045615</text:p>
          </table:table-cell>
          <table:table-cell office:value-type="float" office:value="478" calcext:value-type="float">
            <text:p>478</text:p>
          </table:table-cell>
          <table:table-cell table:formula="of:=[.B115]*[.D115]" office:value-type="float" office:value="4787514638" calcext:value-type="float">
            <text:p>4787514638</text:p>
          </table:table-cell>
          <table:table-cell office:value-type="float" office:value="12.2" calcext:value-type="float">
            <text:p>12.2</text:p>
          </table:table-cell>
          <table:table-cell table:number-columns-repeated="16378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Default" office:value-type="float" office:value="13697310" calcext:value-type="float">
            <text:p>13697310</text:p>
          </table:table-cell>
          <table:table-cell office:value-type="float" office:value="13679554" calcext:value-type="float">
            <text:p>13679554</text:p>
          </table:table-cell>
          <table:table-cell office:value-type="float" office:value="478" calcext:value-type="float">
            <text:p>478</text:p>
          </table:table-cell>
          <table:table-cell table:formula="of:=[.B116]*[.D116]" office:value-type="float" office:value="6547314180" calcext:value-type="float">
            <text:p>6547314180</text:p>
          </table:table-cell>
          <table:table-cell office:value-type="float" office:value="8.7" calcext:value-type="float">
            <text:p>8.7</text:p>
          </table:table-cell>
          <table:table-cell table:number-columns-repeated="16378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Default" office:value-type="float" office:value="10725602" calcext:value-type="float">
            <text:p>10725602</text:p>
          </table:table-cell>
          <table:table-cell office:value-type="float" office:value="10804856" calcext:value-type="float">
            <text:p>10804856</text:p>
          </table:table-cell>
          <table:table-cell office:value-type="float" office:value="480" calcext:value-type="float">
            <text:p>480</text:p>
          </table:table-cell>
          <table:table-cell table:formula="of:=[.B117]*[.D117]" office:value-type="float" office:value="5148288960" calcext:value-type="float">
            <text:p>5148288960</text:p>
          </table:table-cell>
          <table:table-cell office:value-type="float" office:value="10.9" calcext:value-type="float">
            <text:p>10.9</text:p>
          </table:table-cell>
          <table:table-cell table:number-columns-repeated="16378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Default" office:value-type="float" office:value="13305265" calcext:value-type="float">
            <text:p>13305265</text:p>
          </table:table-cell>
          <table:table-cell office:value-type="float" office:value="13355461" calcext:value-type="float">
            <text:p>13355461</text:p>
          </table:table-cell>
          <table:table-cell office:value-type="float" office:value="480" calcext:value-type="float">
            <text:p>480</text:p>
          </table:table-cell>
          <table:table-cell table:formula="of:=[.B118]*[.D118]" office:value-type="float" office:value="6386527200" calcext:value-type="float">
            <text:p>6386527200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Default" office:value-type="float" office:value="11325882" calcext:value-type="float">
            <text:p>11325882</text:p>
          </table:table-cell>
          <table:table-cell office:value-type="float" office:value="11375461" calcext:value-type="float">
            <text:p>11375461</text:p>
          </table:table-cell>
          <table:table-cell office:value-type="float" office:value="482" calcext:value-type="float">
            <text:p>482</text:p>
          </table:table-cell>
          <table:table-cell table:formula="of:=[.B119]*[.D119]" office:value-type="float" office:value="5459075124" calcext:value-type="float">
            <text:p>5459075124</text:p>
          </table:table-cell>
          <table:table-cell office:value-type="float" office:value="11.5" calcext:value-type="float">
            <text:p>11.5</text:p>
          </table:table-cell>
          <table:table-cell table:number-columns-repeated="16378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Default" office:value-type="float" office:value="13432131" calcext:value-type="float">
            <text:p>13432131</text:p>
          </table:table-cell>
          <table:table-cell office:value-type="float" office:value="13587306" calcext:value-type="float">
            <text:p>13587306</text:p>
          </table:table-cell>
          <table:table-cell office:value-type="float" office:value="484" calcext:value-type="float">
            <text:p>484</text:p>
          </table:table-cell>
          <table:table-cell table:formula="of:=[.B120]*[.D120]" office:value-type="float" office:value="6501151404" calcext:value-type="float">
            <text:p>6501151404</text:p>
          </table:table-cell>
          <table:table-cell office:value-type="float" office:value="9.2" calcext:value-type="float">
            <text:p>9.2</text:p>
          </table:table-cell>
          <table:table-cell table:number-columns-repeated="16378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47"/>
          <table:table-cell table:number-columns-repeated="16368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</table:table>
      <table:table table:name="M" table:style-name="ta1">
        <office:forms form:automatic-focus="false" form:apply-design-mode="false"/>
        <table:table-column table:style-name="co3" table:default-cell-style-name="ce25"/>
        <table:table-column table:style-name="co4" table:number-columns-repeated="8" table:default-cell-style-name="ce25"/>
        <table:table-column table:style-name="co1" table:number-columns-repeated="16375" table:default-cell-style-name="ce9"/>
        <table:table-row table:style-name="ro1">
          <table:table-cell table:style-name="ce23" office:value-type="string" calcext:value-type="string">
            <text:p>Year</text:p>
          </table:table-cell>
          <table:table-cell table:style-name="ce23" office:value-type="string" calcext:value-type="string">
            <text:p>1790</text:p>
          </table:table-cell>
          <table:table-cell table:style-name="ce23" office:value-type="string" calcext:value-type="string">
            <text:p>1800</text:p>
          </table:table-cell>
          <table:table-cell table:style-name="ce23" office:value-type="string" calcext:value-type="string">
            <text:p>1810</text:p>
          </table:table-cell>
          <table:table-cell table:style-name="ce23" office:value-type="string" calcext:value-type="string">
            <text:p>1820</text:p>
          </table:table-cell>
          <table:table-cell table:style-name="ce23" office:value-type="string" calcext:value-type="string">
            <text:p>1830</text:p>
          </table:table-cell>
          <table:table-cell table:style-name="ce23" office:value-type="string" calcext:value-type="string">
            <text:p>1840</text:p>
          </table:table-cell>
          <table:table-cell table:style-name="ce23" office:value-type="string" calcext:value-type="string">
            <text:p>1850</text:p>
          </table:table-cell>
          <table:table-cell table:style-name="ce23" office:value-type="string" calcext:value-type="string">
            <text:p>1860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6" table:formula="of:=[.B20]+[.B24]+[.B30]+[.B34]+[.B3]+[.B39]" office:value-type="float" office:value="697624" calcext:value-type="float">
            <text:p>697,624</text:p>
          </table:table-cell>
          <table:table-cell table:style-name="ce26" table:formula="of:=[.C20]+[.C24]+[.C30]+[.C34]+[.C3]+[.C39]" office:value-type="float" office:value="893602" calcext:value-type="float">
            <text:p>893,602</text:p>
          </table:table-cell>
          <table:table-cell table:style-name="ce26" table:formula="of:=[.D20]+[.D24]+[.D30]+[.D34]+[.D3]+[.D39]" office:value-type="float" office:value="1191362" calcext:value-type="float">
            <text:p>1,191,362</text:p>
          </table:table-cell>
          <table:table-cell table:style-name="ce26" table:formula="of:=[.E20]+[.E24]+[.E30]+[.E34]+[.E3]+[.E39]" office:value-type="float" office:value="1538022" calcext:value-type="float">
            <text:p>1,538,022</text:p>
          </table:table-cell>
          <table:table-cell table:style-name="ce26" table:formula="of:=[.F20]+[.F24]+[.F30]+[.F34]+[.F3]+[.F39]" office:value-type="float" office:value="2009043" calcext:value-type="float">
            <text:p>2,009,043</text:p>
          </table:table-cell>
          <table:table-cell table:style-name="ce26" table:formula="of:=[.G20]+[.G24]+[.G30]+[.G34]+[.G3]+[.G39]" office:value-type="float" office:value="2487355" calcext:value-type="float">
            <text:p>2,487,355</text:p>
          </table:table-cell>
          <table:table-cell table:style-name="ce26" table:formula="of:=[.H20]+[.H24]+[.H30]+[.H34]+[.H3]+[.H39]" office:value-type="float" office:value="3204287" calcext:value-type="float">
            <text:p>3,204,287</text:p>
          </table:table-cell>
          <table:table-cell table:style-name="ce26" table:formula="of:=[.I20]+[.I24]+[.I30]+[.I34]+[.I3]+[.I39]" office:value-type="float" office:value="3953766" calcext:value-type="float">
            <text:p>3,953,76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North</text:p>
          </table:table-cell>
          <table:table-cell table:style-name="ce26" table:formula="of:=SUM([.B4:.B19])" office:value-type="float" office:value="40086" calcext:value-type="float">
            <text:p>40,086</text:p>
          </table:table-cell>
          <table:table-cell table:style-name="ce26" table:formula="of:=SUM([.C4:.C19])" office:value-type="float" office:value="36505" calcext:value-type="float">
            <text:p>36,505</text:p>
          </table:table-cell>
          <table:table-cell table:style-name="ce26" table:formula="of:=SUM([.D4:.D19])" office:value-type="float" office:value="30521" calcext:value-type="float">
            <text:p>30,521</text:p>
          </table:table-cell>
          <table:table-cell table:style-name="ce26" table:formula="of:=SUM([.E4:.E19])" office:value-type="float" office:value="29330" calcext:value-type="float">
            <text:p>29,330</text:p>
          </table:table-cell>
          <table:table-cell table:style-name="ce26" table:formula="of:=SUM([.F4:.F19])" office:value-type="float" office:value="28659" calcext:value-type="float">
            <text:p>28,659</text:p>
          </table:table-cell>
          <table:table-cell table:style-name="ce26" table:formula="of:=SUM([.G4:.G19])" office:value-type="float" office:value="59369" calcext:value-type="float">
            <text:p>59,369</text:p>
          </table:table-cell>
          <table:table-cell table:style-name="ce26" table:formula="of:=SUM([.H4:.H19])" office:value-type="float" office:value="87658" calcext:value-type="float">
            <text:p>87,658</text:p>
          </table:table-cell>
          <table:table-cell table:style-name="ce26" table:formula="of:=SUM([.I4:.I19])" office:value-type="float" office:value="114951" calcext:value-type="float">
            <text:p>114,951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Main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New Hampshire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Massachusetts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Rhode Island</text:p>
          </table:table-cell>
          <table:table-cell table:style-name="ce27" office:value-type="float" office:value="958" calcext:value-type="float">
            <text:p>958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Connecticut</text:p>
          </table:table-cell>
          <table:table-cell table:style-name="ce27" office:value-type="float" office:value="2648" calcext:value-type="float">
            <text:p>2,648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New York</text:p>
          </table:table-cell>
          <table:table-cell table:style-name="ce27" office:value-type="float" office:value="21193" calcext:value-type="float">
            <text:p>21,193</text:p>
          </table:table-cell>
          <table:table-cell table:style-name="ce27" office:value-type="float" office:value="20903" calcext:value-type="float">
            <text:p>20,903</text:p>
          </table:table-cell>
          <table:table-cell table:style-name="ce27" office:value-type="float" office:value="15017" calcext:value-type="float">
            <text:p>15,017</text:p>
          </table:table-cell>
          <table:table-cell table:style-name="ce27" office:value-type="float" office:value="10088" calcext:value-type="float">
            <text:p>10,088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New Jersey</text:p>
          </table:table-cell>
          <table:table-cell table:style-name="ce27" office:value-type="float" office:value="11423" calcext:value-type="float">
            <text:p>11,423</text:p>
          </table:table-cell>
          <table:table-cell table:style-name="ce27" office:value-type="float" office:value="12422" calcext:value-type="float">
            <text:p>12,422</text:p>
          </table:table-cell>
          <table:table-cell table:style-name="ce27" office:value-type="float" office:value="10851" calcext:value-type="float">
            <text:p>10,851</text:p>
          </table:table-cell>
          <table:table-cell table:style-name="ce27" office:value-type="float" office:value="7557" calcext:value-type="float">
            <text:p>7,557</text:p>
          </table:table-cell>
          <table:table-cell table:style-name="ce27" office:value-type="float" office:value="2254" calcext:value-type="float">
            <text:p>2,254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Pennsylvania</text:p>
          </table:table-cell>
          <table:table-cell table:style-name="ce27" office:value-type="float" office:value="3707" calcext:value-type="float">
            <text:p>3,707</text:p>
          </table:table-cell>
          <table:table-cell table:style-name="ce27" office:value-type="float" office:value="1706" calcext:value-type="float">
            <text:p>1,706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Ohio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Indian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Illinois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331" calcext:value-type="float">
            <text:p>33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Michigan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Wisconsin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Iowa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Missour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011" calcext:value-type="float">
            <text:p>3,011</text:p>
          </table:table-cell>
          <table:table-cell table:style-name="ce27" office:value-type="float" office:value="10222" calcext:value-type="float">
            <text:p>10,222</text:p>
          </table:table-cell>
          <table:table-cell table:style-name="ce27" office:value-type="float" office:value="25091" calcext:value-type="float">
            <text:p>25,091</text:p>
          </table:table-cell>
          <table:table-cell table:style-name="ce27" office:value-type="float" office:value="58240" calcext:value-type="float">
            <text:p>58,240</text:p>
          </table:table-cell>
          <table:table-cell table:style-name="ce27" office:value-type="float" office:value="87422" calcext:value-type="float">
            <text:p>87,422</text:p>
          </table:table-cell>
          <table:table-cell table:style-name="ce27" office:value-type="float" office:value="114931" calcext:value-type="float">
            <text:p>114,931</text:p>
          </table:table-cell>
          <table:table-cell table:number-columns-repeated="16375"/>
        </table:table-row>
        <table:table-row table:style-name="ro3">
          <table:table-cell table:style-name="ce23" office:value-type="string" calcext:value-type="string">
            <text:p>Kansas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Middle Atlantic</text:p>
          </table:table-cell>
          <table:table-cell table:style-name="ce26" table:formula="of:=SUM([.B21:.B23])" office:value-type="float" office:value="111923" calcext:value-type="float">
            <text:p>111,923</text:p>
          </table:table-cell>
          <table:table-cell table:style-name="ce26" table:formula="of:=SUM([.C21:.C23])" office:value-type="float" office:value="115032" calcext:value-type="float">
            <text:p>115,032</text:p>
          </table:table-cell>
          <table:table-cell table:style-name="ce26" table:formula="of:=SUM([.D21:.D23])" office:value-type="float" office:value="121074" calcext:value-type="float">
            <text:p>121,074</text:p>
          </table:table-cell>
          <table:table-cell table:style-name="ce26" table:formula="of:=SUM([.E21:.E23])" office:value-type="float" office:value="118283" calcext:value-type="float">
            <text:p>118,283</text:p>
          </table:table-cell>
          <table:table-cell table:style-name="ce26" table:formula="of:=SUM([.F21:.F23])" office:value-type="float" office:value="112405" calcext:value-type="float">
            <text:p>112,405</text:p>
          </table:table-cell>
          <table:table-cell table:style-name="ce26" table:formula="of:=SUM([.G21:.G23])" office:value-type="float" office:value="97036" calcext:value-type="float">
            <text:p>97,036</text:p>
          </table:table-cell>
          <table:table-cell table:style-name="ce26" table:formula="of:=SUM([.H21:.H23])" office:value-type="float" office:value="96345" calcext:value-type="float">
            <text:p>96,345</text:p>
          </table:table-cell>
          <table:table-cell table:style-name="ce26" table:formula="of:=SUM([.I21:.I23])" office:value-type="float" office:value="92172" calcext:value-type="float">
            <text:p>92,172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Delaware</text:p>
          </table:table-cell>
          <table:table-cell table:style-name="ce26" office:value-type="float" office:value="8887" calcext:value-type="float">
            <text:p>8,887</text:p>
          </table:table-cell>
          <table:table-cell table:style-name="ce26" office:value-type="float" office:value="6153" calcext:value-type="float">
            <text:p>6,153</text:p>
          </table:table-cell>
          <table:table-cell table:style-name="ce26" office:value-type="float" office:value="4177" calcext:value-type="float">
            <text:p>4,177</text:p>
          </table:table-cell>
          <table:table-cell table:style-name="ce26" office:value-type="float" office:value="4509" calcext:value-type="float">
            <text:p>4,509</text:p>
          </table:table-cell>
          <table:table-cell table:style-name="ce26" office:value-type="float" office:value="3292" calcext:value-type="float">
            <text:p>3,292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1798" calcext:value-type="float">
            <text:p>1,798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Maryland</text:p>
          </table:table-cell>
          <table:table-cell table:style-name="ce26" office:value-type="float" office:value="103036" calcext:value-type="float">
            <text:p>103,036</text:p>
          </table:table-cell>
          <table:table-cell table:style-name="ce26" office:value-type="float" office:value="105635" calcext:value-type="float">
            <text:p>105,635</text:p>
          </table:table-cell>
          <table:table-cell table:style-name="ce26" office:value-type="float" office:value="111502" calcext:value-type="float">
            <text:p>111,502</text:p>
          </table:table-cell>
          <table:table-cell table:style-name="ce26" office:value-type="float" office:value="107397" calcext:value-type="float">
            <text:p>107,397</text:p>
          </table:table-cell>
          <table:table-cell table:style-name="ce26" office:value-type="float" office:value="102994" calcext:value-type="float">
            <text:p>102,994</text:p>
          </table:table-cell>
          <table:table-cell table:style-name="ce26" office:value-type="float" office:value="89737" calcext:value-type="float">
            <text:p>89,737</text:p>
          </table:table-cell>
          <table:table-cell table:style-name="ce26" office:value-type="float" office:value="90368" calcext:value-type="float">
            <text:p>90,368</text:p>
          </table:table-cell>
          <table:table-cell table:style-name="ce26" office:value-type="float" office:value="87189" calcext:value-type="float">
            <text:p>87,189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District of Columb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244" calcext:value-type="float">
            <text:p>3,244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6377" calcext:value-type="float">
            <text:p>6,377</text:p>
          </table:table-cell>
          <table:table-cell table:style-name="ce26" office:value-type="float" office:value="6119" calcext:value-type="float">
            <text:p>6,119</text:p>
          </table:table-cell>
          <table:table-cell table:style-name="ce26" office:value-type="float" office:value="4694" calcext:value-type="float">
            <text:p>4,694</text:p>
          </table:table-cell>
          <table:table-cell table:style-name="ce26" office:value-type="float" office:value="3687" calcext:value-type="float">
            <text:p>3,687</text:p>
          </table:table-cell>
          <table:table-cell table:style-name="ce26" office:value-type="float" office:value="3185" calcext:value-type="float">
            <text:p>3,185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South Atlantic</text:p>
          </table:table-cell>
          <table:table-cell table:style-name="ce26" table:formula="of:=SUM([.B25:.B29])" office:value-type="float" office:value="529768" calcext:value-type="float">
            <text:p>529,768</text:p>
          </table:table-cell>
          <table:table-cell table:style-name="ce26" table:formula="of:=SUM([.C25:.C29])" office:value-type="float" office:value="684649" calcext:value-type="float">
            <text:p>684,649</text:p>
          </table:table-cell>
          <table:table-cell table:style-name="ce26" table:formula="of:=SUM([.D25:.D29])" office:value-type="float" office:value="862923" calcext:value-type="float">
            <text:p>862,923</text:p>
          </table:table-cell>
          <table:table-cell table:style-name="ce26" table:formula="of:=SUM([.E25:.E29])" office:value-type="float" office:value="1038196" calcext:value-type="float">
            <text:p>1,038,196</text:p>
          </table:table-cell>
          <table:table-cell table:style-name="ce26" table:formula="of:=SUM([.F25:.F29])" office:value-type="float" office:value="1263791" calcext:value-type="float">
            <text:p>1,263,791</text:p>
          </table:table-cell>
          <table:table-cell table:style-name="ce26" table:formula="of:=SUM([.G25:.G29])" office:value-type="float" office:value="1328503" calcext:value-type="float">
            <text:p>1,328,503</text:p>
          </table:table-cell>
          <table:table-cell table:style-name="ce26" table:formula="of:=SUM([.H25:.H29])" office:value-type="float" office:value="1567052" calcext:value-type="float">
            <text:p>1,567,052</text:p>
          </table:table-cell>
          <table:table-cell table:style-name="ce26" table:formula="of:=SUM([.I25:.I29])" office:value-type="float" office:value="1748273" calcext:value-type="float">
            <text:p>1,748,273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Virginia</text:p>
          </table:table-cell>
          <table:table-cell table:style-name="ce26" office:value-type="float" office:value="292627" calcext:value-type="float">
            <text:p>292,627</text:p>
          </table:table-cell>
          <table:table-cell table:style-name="ce26" office:value-type="float" office:value="345796" calcext:value-type="float">
            <text:p>345,796</text:p>
          </table:table-cell>
          <table:table-cell table:style-name="ce26" office:value-type="float" office:value="392516" calcext:value-type="float">
            <text:p>392,516</text:p>
          </table:table-cell>
          <table:table-cell table:style-name="ce26" office:value-type="float" office:value="425148" calcext:value-type="float">
            <text:p>425,148</text:p>
          </table:table-cell>
          <table:table-cell table:style-name="ce26" office:value-type="float" office:value="469757" calcext:value-type="float">
            <text:p>469,757</text:p>
          </table:table-cell>
          <table:table-cell table:style-name="ce26" office:value-type="float" office:value="448987" calcext:value-type="float">
            <text:p>448,987</text:p>
          </table:table-cell>
          <table:table-cell table:style-name="ce26" office:value-type="float" office:value="472528" calcext:value-type="float">
            <text:p>472,528</text:p>
          </table:table-cell>
          <table:table-cell table:style-name="ce26" office:value-type="float" office:value="490865" calcext:value-type="float">
            <text:p>490,865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North Carolina</text:p>
          </table:table-cell>
          <table:table-cell table:style-name="ce26" office:value-type="float" office:value="100783" calcext:value-type="float">
            <text:p>100,783</text:p>
          </table:table-cell>
          <table:table-cell table:style-name="ce26" office:value-type="float" office:value="133296" calcext:value-type="float">
            <text:p>133,296</text:p>
          </table:table-cell>
          <table:table-cell table:style-name="ce26" office:value-type="float" office:value="168824" calcext:value-type="float">
            <text:p>168,824</text:p>
          </table:table-cell>
          <table:table-cell table:style-name="ce26" office:value-type="float" office:value="204917" calcext:value-type="float">
            <text:p>204,917</text:p>
          </table:table-cell>
          <table:table-cell table:style-name="ce26" office:value-type="float" office:value="245601" calcext:value-type="float">
            <text:p>245,601</text:p>
          </table:table-cell>
          <table:table-cell table:style-name="ce26" office:value-type="float" office:value="245817" calcext:value-type="float">
            <text:p>245,817</text:p>
          </table:table-cell>
          <table:table-cell table:style-name="ce26" office:value-type="float" office:value="288548" calcext:value-type="float">
            <text:p>288,548</text:p>
          </table:table-cell>
          <table:table-cell table:style-name="ce26" office:value-type="float" office:value="331059" calcext:value-type="float">
            <text:p>331,059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South Carolina</text:p>
          </table:table-cell>
          <table:table-cell table:style-name="ce26" office:value-type="float" office:value="107094" calcext:value-type="float">
            <text:p>107,094</text:p>
          </table:table-cell>
          <table:table-cell table:style-name="ce26" office:value-type="float" office:value="146151" calcext:value-type="float">
            <text:p>146,151</text:p>
          </table:table-cell>
          <table:table-cell table:style-name="ce26" office:value-type="float" office:value="196365" calcext:value-type="float">
            <text:p>196,365</text:p>
          </table:table-cell>
          <table:table-cell table:style-name="ce26" office:value-type="float" office:value="258475" calcext:value-type="float">
            <text:p>258,475</text:p>
          </table:table-cell>
          <table:table-cell table:style-name="ce26" office:value-type="float" office:value="315401" calcext:value-type="float">
            <text:p>315,401</text:p>
          </table:table-cell>
          <table:table-cell table:style-name="ce26" office:value-type="float" office:value="327038" calcext:value-type="float">
            <text:p>327,038</text:p>
          </table:table-cell>
          <table:table-cell table:style-name="ce26" office:value-type="float" office:value="384984" calcext:value-type="float">
            <text:p>384,984</text:p>
          </table:table-cell>
          <table:table-cell table:style-name="ce26" office:value-type="float" office:value="402406" calcext:value-type="float">
            <text:p>402,40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Georgia</text:p>
          </table:table-cell>
          <table:table-cell table:style-name="ce26" office:value-type="float" office:value="29264" calcext:value-type="float">
            <text:p>29,264</text:p>
          </table:table-cell>
          <table:table-cell table:style-name="ce26" office:value-type="float" office:value="59406" calcext:value-type="float">
            <text:p>59,406</text:p>
          </table:table-cell>
          <table:table-cell table:style-name="ce26" office:value-type="float" office:value="105218" calcext:value-type="float">
            <text:p>105,218</text:p>
          </table:table-cell>
          <table:table-cell table:style-name="ce26" office:value-type="float" office:value="149656" calcext:value-type="float">
            <text:p>149,656</text:p>
          </table:table-cell>
          <table:table-cell table:style-name="ce26" office:value-type="float" office:value="217531" calcext:value-type="float">
            <text:p>217,531</text:p>
          </table:table-cell>
          <table:table-cell table:style-name="ce26" office:value-type="float" office:value="280944" calcext:value-type="float">
            <text:p>280,944</text:p>
          </table:table-cell>
          <table:table-cell table:style-name="ce26" office:value-type="float" office:value="381682" calcext:value-type="float">
            <text:p>381,682</text:p>
          </table:table-cell>
          <table:table-cell table:style-name="ce26" office:value-type="float" office:value="462198" calcext:value-type="float">
            <text:p>462,198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Florid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5501" calcext:value-type="float">
            <text:p>15,501</text:p>
          </table:table-cell>
          <table:table-cell table:style-name="ce26" office:value-type="float" office:value="25717" calcext:value-type="float">
            <text:p>25,717</text:p>
          </table:table-cell>
          <table:table-cell table:style-name="ce26" office:value-type="float" office:value="39310" calcext:value-type="float">
            <text:p>39,310</text:p>
          </table:table-cell>
          <table:table-cell table:style-name="ce26" office:value-type="float" office:value="61745" calcext:value-type="float">
            <text:p>61,745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Upper</text:p>
          </table:table-cell>
          <table:table-cell table:style-name="ce26" table:formula="of:=SUM([.B31:.B33])" office:value-type="float" office:value="15847" calcext:value-type="float">
            <text:p>15,847</text:p>
          </table:table-cell>
          <table:table-cell table:style-name="ce26" table:formula="of:=SUM([.C31:.C33])" office:value-type="float" office:value="53927" calcext:value-type="float">
            <text:p>53,927</text:p>
          </table:table-cell>
          <table:table-cell table:style-name="ce26" table:formula="of:=SUM([.D31:.D33])" office:value-type="float" office:value="125096" calcext:value-type="float">
            <text:p>125,096</text:p>
          </table:table-cell>
          <table:table-cell table:style-name="ce26" table:formula="of:=SUM([.E31:.E33])" office:value-type="float" office:value="208456" calcext:value-type="float">
            <text:p>208,456</text:p>
          </table:table-cell>
          <table:table-cell table:style-name="ce26" table:formula="of:=SUM([.F31:.F33])" office:value-type="float" office:value="311392" calcext:value-type="float">
            <text:p>311,392</text:p>
          </table:table-cell>
          <table:table-cell table:style-name="ce26" table:formula="of:=SUM([.G31:.G33])" office:value-type="float" office:value="385252" calcext:value-type="float">
            <text:p>385,252</text:p>
          </table:table-cell>
          <table:table-cell table:style-name="ce26" table:formula="of:=SUM([.H31:.H33])" office:value-type="float" office:value="497540" calcext:value-type="float">
            <text:p>497,540</text:p>
          </table:table-cell>
          <table:table-cell table:style-name="ce26" table:formula="of:=SUM([.I31:.I33])" office:value-type="float" office:value="612317" calcext:value-type="float">
            <text:p>612,317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Kentucky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26" office:value-type="float" office:value="40343" calcext:value-type="float">
            <text:p>40,343</text:p>
          </table:table-cell>
          <table:table-cell table:style-name="ce26" office:value-type="float" office:value="80561" calcext:value-type="float">
            <text:p>80,561</text:p>
          </table:table-cell>
          <table:table-cell table:style-name="ce26" office:value-type="float" office:value="126732" calcext:value-type="float">
            <text:p>126,732</text:p>
          </table:table-cell>
          <table:table-cell table:style-name="ce26" office:value-type="float" office:value="165213" calcext:value-type="float">
            <text:p>165,213</text:p>
          </table:table-cell>
          <table:table-cell table:style-name="ce26" office:value-type="float" office:value="182258" calcext:value-type="float">
            <text:p>182,258</text:p>
          </table:table-cell>
          <table:table-cell table:style-name="ce26" office:value-type="float" office:value="210981" calcext:value-type="float">
            <text:p>210,981</text:p>
          </table:table-cell>
          <table:table-cell table:style-name="ce26" office:value-type="float" office:value="225483" calcext:value-type="float">
            <text:p>225,483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Tennessee</text:p>
          </table:table-cell>
          <table:table-cell table:style-name="ce26" office:value-type="float" office:value="3417" calcext:value-type="float">
            <text:p>3,417</text:p>
          </table:table-cell>
          <table:table-cell table:style-name="ce26" office:value-type="float" office:value="13584" calcext:value-type="float">
            <text:p>13,584</text:p>
          </table:table-cell>
          <table:table-cell table:style-name="ce26" office:value-type="float" office:value="44535" calcext:value-type="float">
            <text:p>44,535</text:p>
          </table:table-cell>
          <table:table-cell table:style-name="ce26" office:value-type="float" office:value="80107" calcext:value-type="float">
            <text:p>80,107</text:p>
          </table:table-cell>
          <table:table-cell table:style-name="ce26" office:value-type="float" office:value="141603" calcext:value-type="float">
            <text:p>141,603</text:p>
          </table:table-cell>
          <table:table-cell table:style-name="ce26" office:value-type="float" office:value="183059" calcext:value-type="float">
            <text:p>183,059</text:p>
          </table:table-cell>
          <table:table-cell table:style-name="ce26" office:value-type="float" office:value="239459" calcext:value-type="float">
            <text:p>239,459</text:p>
          </table:table-cell>
          <table:table-cell table:style-name="ce26" office:value-type="float" office:value="275719" calcext:value-type="float">
            <text:p>275,719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Arkansas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617" calcext:value-type="float">
            <text:p>1,617</text:p>
          </table:table-cell>
          <table:table-cell table:style-name="ce26" office:value-type="float" office:value="4576" calcext:value-type="float">
            <text:p>4,576</text:p>
          </table:table-cell>
          <table:table-cell table:style-name="ce26" office:value-type="float" office:value="19935" calcext:value-type="float">
            <text:p>19,935</text:p>
          </table:table-cell>
          <table:table-cell table:style-name="ce26" office:value-type="float" office:value="47100" calcext:value-type="float">
            <text:p>47,100</text:p>
          </table:table-cell>
          <table:table-cell table:style-name="ce26" office:value-type="float" office:value="111115" calcext:value-type="float">
            <text:p>111,115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Central</text:p>
          </table:table-cell>
          <table:table-cell table:style-name="ce26" table:formula="of:=SUM([.B35:.B38])" office:value-type="float" office:value="0" calcext:value-type="float">
            <text:p>0</text:p>
          </table:table-cell>
          <table:table-cell table:style-name="ce26" table:formula="of:=SUM([.C35:.C38])" office:value-type="float" office:value="3489" calcext:value-type="float">
            <text:p>3,489</text:p>
          </table:table-cell>
          <table:table-cell table:style-name="ce26" table:formula="of:=SUM([.D35:.D38])" office:value-type="float" office:value="51748" calcext:value-type="float">
            <text:p>51,748</text:p>
          </table:table-cell>
          <table:table-cell table:style-name="ce26" table:formula="of:=SUM([.E35:.E38])" office:value-type="float" office:value="143757" calcext:value-type="float">
            <text:p>143,757</text:p>
          </table:table-cell>
          <table:table-cell table:style-name="ce26" table:formula="of:=SUM([.F35:.F38])" office:value-type="float" office:value="292796" calcext:value-type="float">
            <text:p>292,796</text:p>
          </table:table-cell>
          <table:table-cell table:style-name="ce26" table:formula="of:=SUM([.G35:.G38])" office:value-type="float" office:value="617195" calcext:value-type="float">
            <text:p>617,195</text:p>
          </table:table-cell>
          <table:table-cell table:style-name="ce26" table:formula="of:=SUM([.H35:.H38])" office:value-type="float" office:value="955692" calcext:value-type="float">
            <text:p>955,692</text:p>
          </table:table-cell>
          <table:table-cell table:style-name="ce26" table:formula="of:=SUM([.I35:.I38])" office:value-type="float" office:value="1386003" calcext:value-type="float">
            <text:p>1,386,003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Alabama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41879" calcext:value-type="float">
            <text:p>41,879</text:p>
          </table:table-cell>
          <table:table-cell table:style-name="ce26" office:value-type="float" office:value="117549" calcext:value-type="float">
            <text:p>117,549</text:p>
          </table:table-cell>
          <table:table-cell table:style-name="ce26" office:value-type="float" office:value="253532" calcext:value-type="float">
            <text:p>253,532</text:p>
          </table:table-cell>
          <table:table-cell table:style-name="ce26" office:value-type="float" office:value="342844" calcext:value-type="float">
            <text:p>342,844</text:p>
          </table:table-cell>
          <table:table-cell table:style-name="ce26" office:value-type="float" office:value="435080" calcext:value-type="float">
            <text:p>435,080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Mississippi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89" calcext:value-type="float">
            <text:p>3,489</text:p>
          </table:table-cell>
          <table:table-cell table:style-name="ce26" office:value-type="float" office:value="17088" calcext:value-type="float">
            <text:p>17,088</text:p>
          </table:table-cell>
          <table:table-cell table:style-name="ce26" office:value-type="float" office:value="32814" calcext:value-type="float">
            <text:p>32,814</text:p>
          </table:table-cell>
          <table:table-cell table:style-name="ce26" office:value-type="float" office:value="65659" calcext:value-type="float">
            <text:p>65,659</text:p>
          </table:table-cell>
          <table:table-cell table:style-name="ce26" office:value-type="float" office:value="195211" calcext:value-type="float">
            <text:p>195,211</text:p>
          </table:table-cell>
          <table:table-cell table:style-name="ce26" office:value-type="float" office:value="309878" calcext:value-type="float">
            <text:p>309,878</text:p>
          </table:table-cell>
          <table:table-cell table:style-name="ce26" office:value-type="float" office:value="436631" calcext:value-type="float">
            <text:p>436,631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Louisiana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34660" calcext:value-type="float">
            <text:p>34,660</text:p>
          </table:table-cell>
          <table:table-cell table:style-name="ce26" office:value-type="float" office:value="69064" calcext:value-type="float">
            <text:p>69,064</text:p>
          </table:table-cell>
          <table:table-cell table:style-name="ce26" office:value-type="float" office:value="109588" calcext:value-type="float">
            <text:p>109,588</text:p>
          </table:table-cell>
          <table:table-cell table:style-name="ce26" office:value-type="float" office:value="168452" calcext:value-type="float">
            <text:p>168,452</text:p>
          </table:table-cell>
          <table:table-cell table:style-name="ce26" office:value-type="float" office:value="244809" calcext:value-type="float">
            <text:p>244,809</text:p>
          </table:table-cell>
          <table:table-cell table:style-name="ce26" office:value-type="float" office:value="331726" calcext:value-type="float">
            <text:p>331,72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Texas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58161" calcext:value-type="float">
            <text:p>58,161</text:p>
          </table:table-cell>
          <table:table-cell table:style-name="ce26" office:value-type="float" office:value="182566" calcext:value-type="float">
            <text:p>182,566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West</text:p>
          </table:table-cell>
          <table:table-cell table:style-name="ce30" table:number-columns-repeated="3"/>
          <table:table-cell table:style-name="ce31" table:number-columns-repeated="4"/>
          <table:table-cell table:style-name="ce31" table:formula="of:=[.I40]"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tah</text:p>
          </table:table-cell>
          <table:table-cell table:style-name="ce31" table:number-columns-repeated="7"/>
          <table:table-cell table:style-name="ce31" office:value-type="float" office:value="50" calcext:value-type="float">
            <text:p>50</text:p>
          </table:table-cell>
          <table:table-cell table:number-columns-repeated="16375"/>
        </table:table-row>
        <table:table-row table:style-name="ro1" table:number-rows-repeated="42">
          <table:table-cell table:number-columns-repeated="4"/>
          <table:table-cell table:style-name="ce31" table:number-columns-repeated="5"/>
          <table:table-cell table:number-columns-repeated="16375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&amp;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4">
          <table:table-cell office:value-type="string" calcext:value-type="string">
            <text:p>Year</text:p>
          </table:table-cell>
          <table:table-cell office:value-type="string" calcext:value-type="string">
            <text:p>Slave</text:p>
            <text:p>Population</text:p>
          </table:table-cell>
          <table:table-cell office:value-type="string" calcext:value-type="string">
            <text:p>Price of</text:p>
            <text:p>Prime Male</text:p>
            <text:p>in New</text:p>
            <text:p>Orleans</text:p>
          </table:table-cell>
          <table:table-cell office:value-type="string" calcext:value-type="string">
            <text:p>Index of</text:p>
            <text:p>Relative</text:p>
            <text:p>Value</text:p>
          </table:table-cell>
          <table:table-cell office:value-type="string" calcext:value-type="string">
            <text:p>Price of</text:p>
            <text:p>Average</text:p>
            <text:p>Slave</text:p>
          </table:table-cell>
          <table:table-cell office:value-type="string" calcext:value-type="string">
            <text:p>3-Year</text:p>
            <text:p>Moving</text:p>
            <text:p>Average</text:p>
          </table:table-cell>
          <table:table-cell office:value-type="string" calcext:value-type="string">
            <text:p>Value of</text:p>
            <text:p>Slaves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02545" calcext:value-type="float">
            <text:p>1002545</text:p>
          </table:table-cell>
          <table:table-cell office:value-type="float" office:value="700" calcext:value-type="float">
            <text:p>700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31796" calcext:value-type="float">
            <text:p>1031796</text:p>
          </table:table-cell>
          <table:table-cell office:value-type="float" office:value="504" calcext:value-type="float">
            <text:p>504</text:p>
          </table:table-cell>
          <table:table-cell office:value-type="float" office:value="44.1" calcext:value-type="float">
            <text:p>44.1</text:p>
          </table:table-cell>
          <table:table-cell office:value-type="float" office:value="222" calcext:value-type="float">
            <text:p>222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061901" calcext:value-type="float">
            <text:p>1061901</text:p>
          </table:table-cell>
          <table:table-cell office:value-type="float" office:value="719" calcext:value-type="float">
            <text:p>719</text:p>
          </table:table-cell>
          <table:table-cell office:value-type="float" office:value="44.1" calcext:value-type="float">
            <text:p>44.1</text:p>
          </table:table-cell>
          <table:table-cell office:value-type="float" office:value="317" calcext:value-type="float">
            <text:p>317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092883" calcext:value-type="float">
            <text:p>1092883</text:p>
          </table:table-cell>
          <table:table-cell office:value-type="float" office:value="647" calcext:value-type="float">
            <text:p>647</text:p>
          </table:table-cell>
          <table:table-cell office:value-type="float" office:value="44.2" calcext:value-type="float">
            <text:p>44.2</text:p>
          </table:table-cell>
          <table:table-cell office:value-type="float" office:value="286" calcext:value-type="float">
            <text:p>286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124770" calcext:value-type="float">
            <text:p>1124770</text:p>
          </table:table-cell>
          <table:table-cell office:value-type="float" office:value="813" calcext:value-type="float">
            <text:p>813</text:p>
          </table:table-cell>
          <table:table-cell office:value-type="float" office:value="44.2" calcext:value-type="float">
            <text:p>44.2</text:p>
          </table:table-cell>
          <table:table-cell office:value-type="float" office:value="360" calcext:value-type="float">
            <text:p>360</text:p>
          </table:table-cell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157587" calcext:value-type="float">
            <text:p>1157587</text:p>
          </table:table-cell>
          <table:table-cell office:value-type="float" office:value="615" calcext:value-type="float">
            <text:p>615</text:p>
          </table:table-cell>
          <table:table-cell office:value-type="float" office:value="44.3" calcext:value-type="float">
            <text:p>44.3</text:p>
          </table:table-cell>
          <table:table-cell office:value-type="float" office:value="272" calcext:value-type="float">
            <text:p>272</text:p>
          </table:table-cell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191362" calcext:value-type="float">
            <text:p>1191362</text:p>
          </table:table-cell>
          <table:table-cell office:value-type="float" office:value="624" calcext:value-type="float">
            <text:p>624</text:p>
          </table:table-cell>
          <table:table-cell office:value-type="float" office:value="44.3" calcext:value-type="float">
            <text:p>44.3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222181" calcext:value-type="float">
            <text:p>1222181</text:p>
          </table:table-cell>
          <table:table-cell office:value-type="float" office:value="555" calcext:value-type="float">
            <text:p>555</text:p>
          </table:table-cell>
          <table:table-cell office:value-type="float" office:value="44.4" calcext:value-type="float">
            <text:p>44.4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253798" calcext:value-type="float">
            <text:p>1253798</text:p>
          </table:table-cell>
          <table:table-cell office:value-type="float" office:value="643" calcext:value-type="float">
            <text:p>643</text:p>
          </table:table-cell>
          <table:table-cell office:value-type="float" office:value="44.5" calcext:value-type="float">
            <text:p>44.5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286232" calcext:value-type="float">
            <text:p>1286232</text:p>
          </table:table-cell>
          <table:table-cell office:value-type="float" office:value="638" calcext:value-type="float">
            <text:p>638</text:p>
          </table:table-cell>
          <table:table-cell office:value-type="float" office:value="44.5" calcext:value-type="float">
            <text:p>44.5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319506" calcext:value-type="float">
            <text:p>1319506</text:p>
          </table:table-cell>
          <table:table-cell office:value-type="float" office:value="694" calcext:value-type="float">
            <text:p>694</text:p>
          </table:table-cell>
          <table:table-cell office:value-type="float" office:value="44.6" calcext:value-type="float">
            <text:p>44.6</text:p>
          </table:table-cell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353640" calcext:value-type="float">
            <text:p>1353640</text:p>
          </table:table-cell>
          <table:table-cell office:value-type="float" office:value="610" calcext:value-type="float">
            <text:p>610</text:p>
          </table:table-cell>
          <table:table-cell office:value-type="float" office:value="44.6" calcext:value-type="float">
            <text:p>44.6</text:p>
          </table:table-cell>
          <table:table-cell office:value-type="float" office:value="272" calcext:value-type="float">
            <text:p>272</text:p>
          </table:table-cell>
          <table:table-cell office:value-type="float" office:value="306" calcext:value-type="float">
            <text:p>30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388657" calcext:value-type="float">
            <text:p>1388657</text:p>
          </table:table-cell>
          <table:table-cell office:value-type="float" office:value="753" calcext:value-type="float">
            <text:p>753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424580" calcext:value-type="float">
            <text:p>1424580</text:p>
          </table:table-cell>
          <table:table-cell office:value-type="float" office:value="900" calcext:value-type="float">
            <text:p>900</text:p>
          </table:table-cell>
          <table:table-cell office:value-type="float" office:value="44.7" calcext:value-type="float">
            <text:p>44.7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461433" calcext:value-type="float">
            <text:p>1461433</text:p>
          </table:table-cell>
          <table:table-cell office:value-type="float" office:value="1065" calcext:value-type="float">
            <text:p>1065</text:p>
          </table:table-cell>
          <table:table-cell office:value-type="float" office:value="44.8" calcext:value-type="float">
            <text:p>44.8</text:p>
          </table:table-cell>
          <table:table-cell office:value-type="float" office:value="477" calcext:value-type="float">
            <text:p>477</text:p>
          </table:table-cell>
          <table:table-cell office:value-type="float" office:value="429" calcext:value-type="float">
            <text:p>42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499238" calcext:value-type="float">
            <text:p>1499238</text:p>
          </table:table-cell>
          <table:table-cell office:value-type="float" office:value="908" calcext:value-type="float">
            <text:p>908</text:p>
          </table:table-cell>
          <table:table-cell office:value-type="float" office:value="44.9" calcext:value-type="float">
            <text:p>44.9</text:p>
          </table:table-cell>
          <table:table-cell office:value-type="float" office:value="407" calcext:value-type="float">
            <text:p>407</text:p>
          </table:table-cell>
          <table:table-cell office:value-type="float" office:value="426" calcext:value-type="float">
            <text:p>42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38022" calcext:value-type="float">
            <text:p>1538022</text:p>
          </table:table-cell>
          <table:table-cell office:value-type="float" office:value="875" calcext:value-type="float">
            <text:p>875</text:p>
          </table:table-cell>
          <table:table-cell office:value-type="float" office:value="44.9" calcext:value-type="float">
            <text:p>44.9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579666" calcext:value-type="float">
            <text:p>1579666</text:p>
          </table:table-cell>
          <table:table-cell office:value-type="float" office:value="864" calcext:value-type="float">
            <text:p>864</text:p>
          </table:table-cell>
          <table:table-cell office:value-type="float" office:value="45" calcext:value-type="float">
            <text:p>45</text:p>
          </table:table-cell>
          <table:table-cell office:value-type="float" office:value="389" calcext:value-type="float">
            <text:p>389</text:p>
          </table:table-cell>
          <table:table-cell office:value-type="float" office:value="359" calcext:value-type="float">
            <text:p>35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622437" calcext:value-type="float">
            <text:p>1622437</text:p>
          </table:table-cell>
          <table:table-cell office:value-type="float" office:value="650" calcext:value-type="float">
            <text:p>650</text:p>
          </table:table-cell>
          <table:table-cell office:value-type="float" office:value="45.2" calcext:value-type="float">
            <text:p>45.2</text:p>
          </table:table-cell>
          <table:table-cell office:value-type="float" office:value="294" calcext:value-type="float">
            <text:p>294</text:p>
          </table:table-cell>
          <table:table-cell office:value-type="float" office:value="331" calcext:value-type="float">
            <text:p>3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666367" calcext:value-type="float">
            <text:p>1666367</text:p>
          </table:table-cell>
          <table:table-cell office:value-type="float" office:value="683" calcext:value-type="float">
            <text:p>683</text:p>
          </table:table-cell>
          <table:table-cell office:value-type="float" office:value="45.3" calcext:value-type="float">
            <text:p>45.3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711485" calcext:value-type="float">
            <text:p>1711485</text:p>
          </table:table-cell>
          <table:table-cell office:value-type="float" office:value="606" calcext:value-type="float">
            <text:p>606</text:p>
          </table:table-cell>
          <table:table-cell office:value-type="float" office:value="45.4" calcext:value-type="float">
            <text:p>45.4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757826" calcext:value-type="float">
            <text:p>1757826</text:p>
          </table:table-cell>
          <table:table-cell office:value-type="float" office:value="608" calcext:value-type="float">
            <text:p>608</text:p>
          </table:table-cell>
          <table:table-cell office:value-type="float" office:value="45.5" calcext:value-type="float">
            <text:p>45.5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805421" calcext:value-type="float">
            <text:p>1805421</text:p>
          </table:table-cell>
          <table:table-cell office:value-type="float" office:value="588" calcext:value-type="float">
            <text:p>588</text:p>
          </table:table-cell>
          <table:table-cell office:value-type="float" office:value="45.7" calcext:value-type="float">
            <text:p>45.7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854305" calcext:value-type="float">
            <text:p>1854305</text:p>
          </table:table-cell>
          <table:table-cell office:value-type="float" office:value="542" calcext:value-type="float">
            <text:p>542</text:p>
          </table:table-cell>
          <table:table-cell office:value-type="float" office:value="45.8" calcext:value-type="float">
            <text:p>45.8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904513" calcext:value-type="float">
            <text:p>1904513</text:p>
          </table:table-cell>
          <table:table-cell office:value-type="float" office:value="551" calcext:value-type="float">
            <text:p>551</text:p>
          </table:table-cell>
          <table:table-cell office:value-type="float" office:value="45.9" calcext:value-type="float">
            <text:p>45.9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956080" calcext:value-type="float">
            <text:p>1956080</text:p>
          </table:table-cell>
          <table:table-cell office:value-type="float" office:value="611" calcext:value-type="float">
            <text:p>611</text:p>
          </table:table-cell>
          <table:table-cell office:value-type="float" office:value="46" calcext:value-type="float">
            <text:p>46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09043" calcext:value-type="float">
            <text:p>2009043</text:p>
          </table:table-cell>
          <table:table-cell office:value-type="float" office:value="591" calcext:value-type="float">
            <text:p>591</text:p>
          </table:table-cell>
          <table:table-cell office:value-type="float" office:value="46.2" calcext:value-type="float">
            <text:p>46.2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052410" calcext:value-type="float">
            <text:p>2052410</text:p>
          </table:table-cell>
          <table:table-cell office:value-type="float" office:value="663" calcext:value-type="float">
            <text:p>663</text:p>
          </table:table-cell>
          <table:table-cell office:value-type="float" office:value="46.4" calcext:value-type="float">
            <text:p>46.4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096713" calcext:value-type="float">
            <text:p>2096713</text:p>
          </table:table-cell>
          <table:table-cell office:value-type="float" office:value="707" calcext:value-type="float">
            <text:p>707</text:p>
          </table:table-cell>
          <table:table-cell office:value-type="float" office:value="46.7" calcext:value-type="float">
            <text:p>46.7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141972" calcext:value-type="float">
            <text:p>2141972</text:p>
          </table:table-cell>
          <table:table-cell office:value-type="float" office:value="765" calcext:value-type="float">
            <text:p>765</text:p>
          </table:table-cell>
          <table:table-cell office:value-type="float" office:value="46.9" calcext:value-type="float">
            <text:p>46.9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188208" calcext:value-type="float">
            <text:p>2188208</text:p>
          </table:table-cell>
          <table:table-cell office:value-type="float" office:value="800" calcext:value-type="float">
            <text:p>800</text:p>
          </table:table-cell>
          <table:table-cell office:value-type="float" office:value="47.2" calcext:value-type="float">
            <text:p>47.2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235442" calcext:value-type="float">
            <text:p>2235442</text:p>
          </table:table-cell>
          <table:table-cell office:value-type="float" office:value="893" calcext:value-type="float">
            <text:p>893</text:p>
          </table:table-cell>
          <table:table-cell office:value-type="float" office:value="47.5" calcext:value-type="float">
            <text:p>47.5</text:p>
          </table:table-cell>
          <table:table-cell office:value-type="float" office:value="424" calcext:value-type="float">
            <text:p>424</text:p>
          </table:table-cell>
          <table:table-cell office:value-type="float" office:value="449" calcext:value-type="float">
            <text:p>44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283696" calcext:value-type="float">
            <text:p>2283696</text:p>
          </table:table-cell>
          <table:table-cell office:value-type="float" office:value="1146" calcext:value-type="float">
            <text:p>1146</text:p>
          </table:table-cell>
          <table:table-cell office:value-type="float" office:value="47.7" calcext:value-type="float">
            <text:p>47.7</text:p>
          </table:table-cell>
          <table:table-cell office:value-type="float" office:value="547" calcext:value-type="float">
            <text:p>547</text:p>
          </table:table-cell>
          <table:table-cell office:value-type="float" office:value="535" calcext:value-type="float">
            <text:p>53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332992" calcext:value-type="float">
            <text:p>2332992</text:p>
          </table:table-cell>
          <table:table-cell office:value-type="float" office:value="1322" calcext:value-type="float">
            <text:p>1322</text:p>
          </table:table-cell>
          <table:table-cell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555" calcext:value-type="float">
            <text:p>55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383351" calcext:value-type="float">
            <text:p>2383351</text:p>
          </table:table-cell>
          <table:table-cell office:value-type="float" office:value="1002" calcext:value-type="float">
            <text:p>1002</text:p>
          </table:table-cell>
          <table:table-cell office:value-type="float" office:value="48.3" calcext:value-type="float">
            <text:p>48.3</text:p>
          </table:table-cell>
          <table:table-cell office:value-type="float" office:value="484" calcext:value-type="float">
            <text:p>484</text:p>
          </table:table-cell>
          <table:table-cell office:value-type="float" office:value="519" calcext:value-type="float">
            <text:p>51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434798" calcext:value-type="float">
            <text:p>2434798</text:p>
          </table:table-cell>
          <table:table-cell office:value-type="float" office:value="906" calcext:value-type="float">
            <text:p>906</text:p>
          </table:table-cell>
          <table:table-cell office:value-type="float" office:value="48.5" calcext:value-type="float">
            <text:p>48.5</text:p>
          </table:table-cell>
          <table:table-cell office:value-type="float" office:value="440" calcext:value-type="float">
            <text:p>440</text:p>
          </table:table-cell>
          <table:table-cell office:value-type="float" office:value="433" calcext:value-type="float">
            <text:p>43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487355" calcext:value-type="float">
            <text:p>2487355</text:p>
          </table:table-cell>
          <table:table-cell office:value-type="float" office:value="773" calcext:value-type="float">
            <text:p>773</text:p>
          </table:table-cell>
          <table:table-cell office:value-type="float" office:value="48.8" calcext:value-type="float">
            <text:p>48.8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551159" calcext:value-type="float">
            <text:p>2551159</text:p>
          </table:table-cell>
          <table:table-cell office:value-type="float" office:value="788" calcext:value-type="float">
            <text:p>788</text:p>
          </table:table-cell>
          <table:table-cell office:value-type="float" office:value="48.9" calcext:value-type="float">
            <text:p>48.9</text:p>
          </table:table-cell>
          <table:table-cell office:value-type="float" office:value="385" calcext:value-type="float">
            <text:p>385</text:p>
          </table:table-cell>
          <table:table-cell office:value-type="float" office:value="359" calcext:value-type="float">
            <text:p>359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616599" calcext:value-type="float">
            <text:p>2616599</text:p>
          </table:table-cell>
          <table:table-cell office:value-type="float" office:value="640" calcext:value-type="float">
            <text:p>640</text:p>
          </table:table-cell>
          <table:table-cell office:value-type="float" office:value="49" calcext:value-type="float">
            <text:p>49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683718" calcext:value-type="float">
            <text:p>2683718</text:p>
          </table:table-cell>
          <table:table-cell office:value-type="float" office:value="569" calcext:value-type="float">
            <text:p>569</text:p>
          </table:table-cell>
          <table:table-cell office:value-type="float" office:value="49.1" calcext:value-type="float">
            <text:p>49.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752559" calcext:value-type="float">
            <text:p>2752559</text:p>
          </table:table-cell>
          <table:table-cell office:value-type="float" office:value="561" calcext:value-type="float">
            <text:p>561</text:p>
          </table:table-cell>
          <table:table-cell office:value-type="float" office:value="49.2" calcext:value-type="float">
            <text:p>49.2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823166" calcext:value-type="float">
            <text:p>2823166</text:p>
          </table:table-cell>
          <table:table-cell office:value-type="float" office:value="692" calcext:value-type="float">
            <text:p>692</text:p>
          </table:table-cell>
          <table:table-cell office:value-type="float" office:value="49.4" calcext:value-type="float">
            <text:p>49.4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895583" calcext:value-type="float">
            <text:p>2895583</text:p>
          </table:table-cell>
          <table:table-cell office:value-type="float" office:value="723" calcext:value-type="float">
            <text:p>723</text:p>
          </table:table-cell>
          <table:table-cell office:value-type="float" office:value="49.5" calcext:value-type="float">
            <text:p>49.5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969859" calcext:value-type="float">
            <text:p>2969859</text:p>
          </table:table-cell>
          <table:table-cell office:value-type="float" office:value="771" calcext:value-type="float">
            <text:p>771</text:p>
          </table:table-cell>
          <table:table-cell office:value-type="float" office:value="49.6" calcext:value-type="float">
            <text:p>49.6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046039" calcext:value-type="float">
            <text:p>3046039</text:p>
          </table:table-cell>
          <table:table-cell office:value-type="float" office:value="830" calcext:value-type="float">
            <text:p>830</text:p>
          </table:table-cell>
          <table:table-cell office:value-type="float" office:value="49.7" calcext:value-type="float">
            <text:p>49.7</text:p>
          </table:table-cell>
          <table:table-cell office:value-type="float" office:value="413" calcext:value-type="float">
            <text:p>413</text:p>
          </table:table-cell>
          <table:table-cell office:value-type="float" office:value="394" calcext:value-type="float">
            <text:p>39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124174" calcext:value-type="float">
            <text:p>3124174</text:p>
          </table:table-cell>
          <table:table-cell office:value-type="float" office:value="776" calcext:value-type="float">
            <text:p>776</text:p>
          </table:table-cell>
          <table:table-cell office:value-type="float" office:value="49.8" calcext:value-type="float">
            <text:p>49.8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04313" calcext:value-type="float">
            <text:p>3204313</text:p>
          </table:table-cell>
          <table:table-cell office:value-type="float" office:value="756" calcext:value-type="float">
            <text:p>756</text:p>
          </table:table-cell>
          <table:table-cell office:value-type="float" office:value="49.9" calcext:value-type="float">
            <text:p>49.9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272371" calcext:value-type="float">
            <text:p>3272371</text:p>
          </table:table-cell>
          <table:table-cell office:value-type="float" office:value="878" calcext:value-type="float">
            <text:p>878</text:p>
          </table:table-cell>
          <table:table-cell office:value-type="float" office:value="50.1" calcext:value-type="float">
            <text:p>50.1</text:p>
          </table:table-cell>
          <table:table-cell office:value-type="float" office:value="440" calcext:value-type="float">
            <text:p>440</text:p>
          </table:table-cell>
          <table:table-cell office:value-type="float" office:value="429" calcext:value-type="float">
            <text:p>429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341873" calcext:value-type="float">
            <text:p>3341873</text:p>
          </table:table-cell>
          <table:table-cell office:value-type="float" office:value="937" calcext:value-type="float">
            <text:p>937</text:p>
          </table:table-cell>
          <table:table-cell office:value-type="float" office:value="50.2" calcext:value-type="float">
            <text:p>50.2</text:p>
          </table:table-cell>
          <table:table-cell office:value-type="float" office:value="471" calcext:value-type="float">
            <text:p>471</text:p>
          </table:table-cell>
          <table:table-cell office:value-type="float" office:value="492" calcext:value-type="float">
            <text:p>49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412853" calcext:value-type="float">
            <text:p>3412853</text:p>
          </table:table-cell>
          <table:table-cell office:value-type="float" office:value="1122" calcext:value-type="float">
            <text:p>1122</text:p>
          </table:table-cell>
          <table:table-cell office:value-type="float" office:value="50.4" calcext:value-type="float">
            <text:p>50.4</text:p>
          </table:table-cell>
          <table:table-cell office:value-type="float" office:value="565" calcext:value-type="float">
            <text:p>565</text:p>
          </table:table-cell>
          <table:table-cell office:value-type="float" office:value="545" calcext:value-type="float">
            <text:p>54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485339" calcext:value-type="float">
            <text:p>3485339</text:p>
          </table:table-cell>
          <table:table-cell office:value-type="float" office:value="1189" calcext:value-type="float">
            <text:p>1189</text:p>
          </table:table-cell>
          <table:table-cell office:value-type="float" office:value="50.5" calcext:value-type="float">
            <text:p>50.5</text:p>
          </table:table-cell>
          <table:table-cell office:value-type="float" office:value="601" calcext:value-type="float">
            <text:p>601</text:p>
          </table:table-cell>
          <table:table-cell office:value-type="float" office:value="589" calcext:value-type="float">
            <text:p>58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559366" calcext:value-type="float">
            <text:p>3559366</text:p>
          </table:table-cell>
          <table:table-cell office:value-type="float" office:value="1185" calcext:value-type="float">
            <text:p>1185</text:p>
          </table:table-cell>
          <table:table-cell office:value-type="float" office:value="50.7" calcext:value-type="float">
            <text:p>50.7</text:p>
          </table:table-cell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634963" calcext:value-type="float">
            <text:p>3634963</text:p>
          </table:table-cell>
          <table:table-cell office:value-type="float" office:value="1291" calcext:value-type="float">
            <text:p>1291</text:p>
          </table:table-cell>
          <table:table-cell office:value-type="float" office:value="50.8" calcext:value-type="float">
            <text:p>50.8</text:p>
          </table:table-cell>
          <table:table-cell office:value-type="float" office:value="656" calcext:value-type="float">
            <text:p>656</text:p>
          </table:table-cell>
          <table:table-cell office:value-type="float" office:value="631" calcext:value-type="float">
            <text:p>631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712169" calcext:value-type="float">
            <text:p>3712169</text:p>
          </table:table-cell>
          <table:table-cell office:value-type="float" office:value="1249" calcext:value-type="float">
            <text:p>1249</text:p>
          </table:table-cell>
          <table:table-cell office:value-type="float" office:value="51" calcext:value-type="float">
            <text:p>51</text:p>
          </table:table-cell>
          <table:table-cell office:value-type="float" office:value="636" calcext:value-type="float">
            <text:p>636</text:p>
          </table:table-cell>
          <table:table-cell office:value-type="float" office:value="646" calcext:value-type="float">
            <text:p>646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791013" calcext:value-type="float">
            <text:p>3791013</text:p>
          </table:table-cell>
          <table:table-cell office:value-type="float" office:value="1262" calcext:value-type="float">
            <text:p>1262</text:p>
          </table:table-cell>
          <table:table-cell office:value-type="float" office:value="51.1" calcext:value-type="float">
            <text:p>51.1</text:p>
          </table:table-cell>
          <table:table-cell office:value-type="float" office:value="645" calcext:value-type="float">
            <text:p>645</text:p>
          </table:table-cell>
          <table:table-cell office:value-type="float" office:value="694" calcext:value-type="float">
            <text:p>694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871531" calcext:value-type="float">
            <text:p>3871531</text:p>
          </table:table-cell>
          <table:table-cell office:value-type="float" office:value="1564" calcext:value-type="float">
            <text:p>1564</text:p>
          </table:table-cell>
          <table:table-cell office:value-type="float" office:value="51.2" calcext:value-type="float">
            <text:p>51.2</text:p>
          </table:table-cell>
          <table:table-cell office:value-type="float" office:value="801" calcext:value-type="float">
            <text:p>801</text:p>
          </table:table-cell>
          <table:table-cell office:value-type="float" office:value="741" calcext:value-type="float">
            <text:p>741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953760" calcext:value-type="float">
            <text:p>3953760</text:p>
          </table:table-cell>
          <table:table-cell office:value-type="float" office:value="1513" calcext:value-type="float">
            <text:p>1513</text:p>
          </table:table-cell>
          <table:table-cell office:value-type="float" office:value="51.4" calcext:value-type="float">
            <text:p>51.4</text:p>
          </table:table-cell>
          <table:table-cell office:value-type="float" office:value="778" calcext:value-type="float">
            <text:p>778</text:p>
          </table:table-cell>
          <table:table-cell office:value-type="float" office:value="774" calcext:value-type="float">
            <text:p>774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037735" calcext:value-type="float">
            <text:p>4037735</text:p>
          </table:table-cell>
          <table:table-cell office:value-type="float" office:value="1440" calcext:value-type="float">
            <text:p>1440</text:p>
          </table:table-cell>
          <table:table-cell office:value-type="float" office:value="51.5" calcext:value-type="float">
            <text:p>51.5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(1)</text:p>
          </table:table-cell>
          <table:table-cell table:style-name="ce47" office:value-type="string" calcext:value-type="string">
            <text:p>(2)</text:p>
          </table:table-cell>
          <table:table-cell table:style-name="ce47" office:value-type="string" calcext:value-type="string">
            <text:p>(3)</text:p>
          </table:table-cell>
          <table:table-cell table:style-name="ce47" office:value-type="string" calcext:value-type="string">
            <text:p>(4)</text:p>
          </table:table-cell>
          <table:table-cell table:style-name="ce47" office:value-type="string" calcext:value-type="string">
            <text:p>(5)</text:p>
          </table:table-cell>
          <table:table-cell table:style-name="ce47" office:value-type="string" calcext:value-type="string">
            <text:p>(6)</text:p>
          </table:table-cell>
        </table:table-row>
      </table:table>
      <table:table table:name="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2"/>
        <table:table-column table:style-name="co1" table:number-columns-repeated="19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office:value-type="string" calcext:value-type="string">
            <text:p>West Indian, Surinam &amp; Berbice</text:p>
          </table:table-cell>
          <table:table-cell table:number-columns-repeated="2"/>
          <table:table-cell office:value-type="string" calcext:value-type="string">
            <text:p>Sea Island</text:p>
          </table:table-cell>
          <table:table-cell table:number-columns-repeated="2"/>
          <table:table-cell office:value-type="string" calcext:value-type="string">
            <text:p>Brazil, Pernambuco</text:p>
          </table:table-cell>
          <table:table-cell table:number-columns-repeated="2"/>
          <table:table-cell office:value-type="string" calcext:value-type="string">
            <text:p>Bowed Georgia</text:p>
          </table:table-cell>
          <table:table-cell table:number-columns-repeated="2"/>
          <table:table-cell office:value-type="string" calcext:value-type="string">
            <text:p>Bengal and Surat</text:p>
          </table:table-cell>
          <table:table-cell table:number-columns-repeated="2"/>
          <table:table-cell office:value-type="string" calcext:value-type="string">
            <text:p>Egyp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Indian, Surinam &amp; Berbice</text:p>
          </table:table-cell>
          <table:table-cell office:value-type="string" calcext:value-type="string">
            <text:p>Sea Island</text:p>
          </table:table-cell>
          <table:table-cell table:style-name="Default" office:value-type="string" calcext:value-type="string">
            <text:p>Brazil, Pernambuco</text:p>
          </table:table-cell>
          <table:table-cell table:style-name="Default" office:value-type="string" calcext:value-type="string">
            <text:p>Bowed Georgia</text:p>
          </table:table-cell>
          <table:table-cell table:style-name="Default" office:value-type="string" calcext:value-type="string">
            <text:p>Bengal and Surat</text:p>
          </table:table-cell>
          <table:table-cell office:value-type="string" calcext:value-type="string">
            <text:p>Egyptia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42" table:formula="of:=AVERAGE([T.I3:.J3])" office:value-type="float" office:value="16.5" calcext:value-type="float">
            <text:p>16.50</text:p>
          </table:table-cell>
          <table:table-cell/>
          <table:table-cell table:formula="of:=AVERAGE([T.O3:.P3])" office:value-type="float" office:value="20.5" calcext:value-type="float">
            <text:p>20.50</text:p>
          </table:table-cell>
          <table:table-cell table:style-name="Default"/>
          <table:table-cell table:formula="of:=AVERAGE([T.U3:.V3])" office:value-type="float" office:value="9" calcext:value-type="float">
            <text:p>9.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42" table:formula="of:=AVERAGE([T.I4:.J4])" office:value-type="float" office:value="21.5" calcext:value-type="float">
            <text:p>21.50</text:p>
          </table:table-cell>
          <table:table-cell/>
          <table:table-cell table:formula="of:=AVERAGE([T.O4:.P4])" office:value-type="float" office:value="24.5" calcext:value-type="float">
            <text:p>24.50</text:p>
          </table:table-cell>
          <table:table-cell table:style-name="Default"/>
          <table:table-cell table:formula="of:=AVERAGE([T.U4:.V4])" office:value-type="float" office:value="11.5" calcext:value-type="float">
            <text:p>11.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42" table:formula="of:=AVERAGE([T.I5:.J5])" office:value-type="float" office:value="25" calcext:value-type="float">
            <text:p>25.00</text:p>
          </table:table-cell>
          <table:table-cell/>
          <table:table-cell table:formula="of:=AVERAGE([T.O5:.P5])" office:value-type="float" office:value="26" calcext:value-type="float">
            <text:p>26.00</text:p>
          </table:table-cell>
          <table:table-cell table:style-name="Default"/>
          <table:table-cell table:formula="of:=AVERAGE([T.U5:.V5])" office:value-type="float" office:value="13" calcext:value-type="float">
            <text:p>13.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42" table:formula="of:=AVERAGE([T.I6:.J6])" office:value-type="float" office:value="19.5" calcext:value-type="float">
            <text:p>19.50</text:p>
          </table:table-cell>
          <table:table-cell/>
          <table:table-cell table:formula="of:=AVERAGE([T.O6:.P6])" office:value-type="float" office:value="24" calcext:value-type="float">
            <text:p>24.00</text:p>
          </table:table-cell>
          <table:table-cell table:formula="of:=AVERAGE([T.R6:.S6])" office:value-type="float" office:value="17.5" calcext:value-type="float">
            <text:p>17.50</text:p>
          </table:table-cell>
          <table:table-cell table:formula="of:=AVERAGE([T.U6:.V6])" office:value-type="float" office:value="13" calcext:value-type="float">
            <text:p>13.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42" table:formula="of:=AVERAGE([T.I7:.J7])" office:value-type="float" office:value="19.5" calcext:value-type="float">
            <text:p>19.50</text:p>
          </table:table-cell>
          <table:table-cell/>
          <table:table-cell table:formula="of:=AVERAGE([T.O7:.P7])" office:value-type="float" office:value="21.5" calcext:value-type="float">
            <text:p>21.50</text:p>
          </table:table-cell>
          <table:table-cell table:formula="of:=AVERAGE([T.R7:.S7])" office:value-type="float" office:value="15" calcext:value-type="float">
            <text:p>15.00</text:p>
          </table:table-cell>
          <table:table-cell table:formula="of:=AVERAGE([T.U7:.V7])" office:value-type="float" office:value="10" calcext:value-type="float">
            <text:p>10.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42" table:formula="of:=AVERAGE([T.I8:.J8])" office:value-type="float" office:value="22.5" calcext:value-type="float">
            <text:p>22.50</text:p>
          </table:table-cell>
          <table:table-cell/>
          <table:table-cell table:formula="of:=AVERAGE([T.O8:.P8])" office:value-type="float" office:value="25.5" calcext:value-type="float">
            <text:p>25.50</text:p>
          </table:table-cell>
          <table:table-cell table:formula="of:=AVERAGE([T.R8:.S8])" office:value-type="float" office:value="21" calcext:value-type="float">
            <text:p>21.00</text:p>
          </table:table-cell>
          <table:table-cell table:formula="of:=AVERAGE([T.U8:.V8])" office:value-type="float" office:value="16.5" calcext:value-type="float">
            <text:p>16.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42" table:formula="of:=AVERAGE([T.I9:.J9])" office:value-type="float" office:value="24.5" calcext:value-type="float">
            <text:p>24.50</text:p>
          </table:table-cell>
          <table:table-cell/>
          <table:table-cell table:formula="of:=AVERAGE([T.O9:.P9])" office:value-type="float" office:value="26" calcext:value-type="float">
            <text:p>26.00</text:p>
          </table:table-cell>
          <table:table-cell table:formula="of:=AVERAGE([T.R9:.S9])" office:value-type="float" office:value="20.5" calcext:value-type="float">
            <text:p>20.50</text:p>
          </table:table-cell>
          <table:table-cell table:formula="of:=AVERAGE([T.U9:.V9])" office:value-type="float" office:value="16.5" calcext:value-type="float">
            <text:p>16.5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42" table:formula="of:=AVERAGE([T.I10:.J10])" office:value-type="float" office:value="28.5" calcext:value-type="float">
            <text:p>28.50</text:p>
          </table:table-cell>
          <table:table-cell/>
          <table:table-cell table:formula="of:=AVERAGE([T.O10:.P10])" office:value-type="float" office:value="32" calcext:value-type="float">
            <text:p>32.00</text:p>
          </table:table-cell>
          <table:table-cell table:formula="of:=AVERAGE([T.R10:.S10])" office:value-type="float" office:value="24.5" calcext:value-type="float">
            <text:p>24.50</text:p>
          </table:table-cell>
          <table:table-cell table:formula="of:=AVERAGE([T.U10:.V10])" office:value-type="float" office:value="16.5" calcext:value-type="float">
            <text:p>16.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42" table:formula="of:=AVERAGE([T.I11:.J11])" office:value-type="float" office:value="32.5" calcext:value-type="float">
            <text:p>32.50</text:p>
          </table:table-cell>
          <table:table-cell/>
          <table:table-cell table:formula="of:=AVERAGE([T.O11:.P11])" office:value-type="float" office:value="39" calcext:value-type="float">
            <text:p>39.00</text:p>
          </table:table-cell>
          <table:table-cell table:formula="of:=AVERAGE([T.R11:.S11])" office:value-type="float" office:value="33.5" calcext:value-type="float">
            <text:p>33.50</text:p>
          </table:table-cell>
          <table:table-cell table:formula="of:=AVERAGE([T.U11:.V11])" office:value-type="float" office:value="23" calcext:value-type="float">
            <text:p>23.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42" table:formula="of:=AVERAGE([T.I12:.J12])" office:value-type="float" office:value="36.5" calcext:value-type="float">
            <text:p>36.50</text:p>
          </table:table-cell>
          <table:table-cell table:style-name="ce42" table:formula="of:=AVERAGE([T.L12:.M12])" office:value-type="float" office:value="52.5" calcext:value-type="float">
            <text:p>52.50</text:p>
          </table:table-cell>
          <table:table-cell table:formula="of:=AVERAGE([T.O12:.P12])" office:value-type="float" office:value="42.5" calcext:value-type="float">
            <text:p>42.50</text:p>
          </table:table-cell>
          <table:table-cell table:formula="of:=AVERAGE([T.R12:.S12])" office:value-type="float" office:value="29.5" calcext:value-type="float">
            <text:p>29.50</text:p>
          </table:table-cell>
          <table:table-cell table:formula="of:=AVERAGE([T.U12:.V12])" office:value-type="float" office:value="19.5" calcext:value-type="float">
            <text:p>19.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42" table:formula="of:=AVERAGE([T.I13:.J13])" office:value-type="float" office:value="29" calcext:value-type="float">
            <text:p>29.00</text:p>
          </table:table-cell>
          <table:table-cell/>
          <table:table-cell table:formula="of:=AVERAGE([T.O13:.P13])" office:value-type="float" office:value="35" calcext:value-type="float">
            <text:p>35.00</text:p>
          </table:table-cell>
          <table:table-cell table:formula="of:=AVERAGE([T.R13:.S13])" office:value-type="float" office:value="26" calcext:value-type="float">
            <text:p>26.00</text:p>
          </table:table-cell>
          <table:table-cell table:formula="of:=AVERAGE([T.U13:.V13])" office:value-type="float" office:value="14" calcext:value-type="float">
            <text:p>14.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42" table:formula="of:=AVERAGE([T.I14:.J14])" office:value-type="float" office:value="28.5" calcext:value-type="float">
            <text:p>28.50</text:p>
          </table:table-cell>
          <table:table-cell/>
          <table:table-cell table:formula="of:=AVERAGE([T.O14:.P14])" office:value-type="float" office:value="34" calcext:value-type="float">
            <text:p>34.00</text:p>
          </table:table-cell>
          <table:table-cell table:formula="of:=AVERAGE([T.R14:.S14])" office:value-type="float" office:value="22.5" calcext:value-type="float">
            <text:p>22.50</text:p>
          </table:table-cell>
          <table:table-cell table:formula="of:=AVERAGE([T.U14:.V14])" office:value-type="float" office:value="16" calcext:value-type="float">
            <text:p>16.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42" table:formula="of:=AVERAGE([T.I15:.J15])" office:value-type="float" office:value="24" calcext:value-type="float">
            <text:p>24.00</text:p>
          </table:table-cell>
          <table:table-cell/>
          <table:table-cell table:formula="of:=AVERAGE([T.O15:.P15])" office:value-type="float" office:value="29.5" calcext:value-type="float">
            <text:p>29.50</text:p>
          </table:table-cell>
          <table:table-cell table:formula="of:=AVERAGE([T.R15:.S15])" office:value-type="float" office:value="23" calcext:value-type="float">
            <text:p>23.00</text:p>
          </table:table-cell>
          <table:table-cell table:formula="of:=AVERAGE([T.U15:.V15])" office:value-type="float" office:value="14" calcext:value-type="float">
            <text:p>14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42" table:formula="of:=AVERAGE([T.I16:.J16])" office:value-type="float" office:value="20.5" calcext:value-type="float">
            <text:p>20.50</text:p>
          </table:table-cell>
          <table:table-cell/>
          <table:table-cell table:formula="of:=AVERAGE([T.O16:.P16])" office:value-type="float" office:value="26.5" calcext:value-type="float">
            <text:p>26.50</text:p>
          </table:table-cell>
          <table:table-cell table:formula="of:=AVERAGE([T.R16:.S16])" office:value-type="float" office:value="11.5" calcext:value-type="float">
            <text:p>11.50</text:p>
          </table:table-cell>
          <table:table-cell table:formula="of:=AVERAGE([T.U16:.V16])" office:value-type="float" office:value="11.5" calcext:value-type="float">
            <text:p>11.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42" table:formula="of:=AVERAGE([T.I17:.J17])" office:value-type="float" office:value="20" calcext:value-type="float">
            <text:p>20.00</text:p>
          </table:table-cell>
          <table:table-cell/>
          <table:table-cell table:formula="of:=AVERAGE([T.O17:.P17])" office:value-type="float" office:value="25.5" calcext:value-type="float">
            <text:p>25.50</text:p>
          </table:table-cell>
          <table:table-cell table:formula="of:=AVERAGE([T.R17:.S17])" office:value-type="float" office:value="14" calcext:value-type="float">
            <text:p>14.00</text:p>
          </table:table-cell>
          <table:table-cell table:formula="of:=AVERAGE([T.U17:.V17])" office:value-type="float" office:value="11.5" calcext:value-type="float">
            <text:p>11.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42" table:formula="of:=AVERAGE([T.I18:.J18])" office:value-type="float" office:value="22.5" calcext:value-type="float">
            <text:p>22.50</text:p>
          </table:table-cell>
          <table:table-cell table:style-name="ce42" table:formula="of:=AVERAGE([T.L18:.M18])" office:value-type="float" office:value="35.5" calcext:value-type="float">
            <text:p>35.50</text:p>
          </table:table-cell>
          <table:table-cell table:formula="of:=AVERAGE([T.O18:.P18])" office:value-type="float" office:value="26.5" calcext:value-type="float">
            <text:p>26.50</text:p>
          </table:table-cell>
          <table:table-cell table:formula="of:=AVERAGE([T.R18:.S18])" office:value-type="float" office:value="17.5" calcext:value-type="float">
            <text:p>17.50</text:p>
          </table:table-cell>
          <table:table-cell table:formula="of:=AVERAGE([T.U18:.V18])" office:value-type="float" office:value="14.5" calcext:value-type="float">
            <text:p>14.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42" table:formula="of:=AVERAGE([T.I19:.J19])" office:value-type="float" office:value="20" calcext:value-type="float">
            <text:p>20.00</text:p>
          </table:table-cell>
          <table:table-cell table:style-name="ce42" table:formula="of:=AVERAGE([T.L19:.M19])" office:value-type="float" office:value="33.5" calcext:value-type="float">
            <text:p>33.50</text:p>
          </table:table-cell>
          <table:table-cell table:formula="of:=AVERAGE([T.O19:.P19])" office:value-type="float" office:value="26.25" calcext:value-type="float">
            <text:p>26.25</text:p>
          </table:table-cell>
          <table:table-cell table:formula="of:=AVERAGE([T.R19:.S19])" office:value-type="float" office:value="18.25" calcext:value-type="float">
            <text:p>18.25</text:p>
          </table:table-cell>
          <table:table-cell table:formula="of:=AVERAGE([T.U19:.V19])" office:value-type="float" office:value="14.5" calcext:value-type="float">
            <text:p>14.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42" table:formula="of:=AVERAGE([T.I20:.J20])" office:value-type="float" office:value="18" calcext:value-type="float">
            <text:p>18.00</text:p>
          </table:table-cell>
          <table:table-cell table:style-name="ce42" table:formula="of:=AVERAGE([T.L20:.M20])" office:value-type="float" office:value="29" calcext:value-type="float">
            <text:p>29.00</text:p>
          </table:table-cell>
          <table:table-cell table:formula="of:=AVERAGE([T.O20:.P20])" office:value-type="float" office:value="25.5" calcext:value-type="float">
            <text:p>25.50</text:p>
          </table:table-cell>
          <table:table-cell table:formula="of:=AVERAGE([T.R20:.S20])" office:value-type="float" office:value="17.25" calcext:value-type="float">
            <text:p>17.25</text:p>
          </table:table-cell>
          <table:table-cell table:formula="of:=AVERAGE([T.U20:.V20])" office:value-type="float" office:value="13" calcext:value-type="float">
            <text:p>13.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42" table:formula="of:=AVERAGE([T.I21:.J21])" office:value-type="float" office:value="23.5" calcext:value-type="float">
            <text:p>23.50</text:p>
          </table:table-cell>
          <table:table-cell table:style-name="ce42" table:formula="of:=AVERAGE([T.L21:.M21])" office:value-type="float" office:value="43" calcext:value-type="float">
            <text:p>43.00</text:p>
          </table:table-cell>
          <table:table-cell table:formula="of:=AVERAGE([T.O21:.P21])" office:value-type="float" office:value="33.75" calcext:value-type="float">
            <text:p>33.75</text:p>
          </table:table-cell>
          <table:table-cell table:formula="of:=AVERAGE([T.R21:.S21])" office:value-type="float" office:value="25.75" calcext:value-type="float">
            <text:p>25.75</text:p>
          </table:table-cell>
          <table:table-cell table:formula="of:=AVERAGE([T.U21:.V21])" office:value-type="float" office:value="19.75" calcext:value-type="float">
            <text:p>19.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42" table:formula="of:=AVERAGE([T.I22:.J22])" office:value-type="float" office:value="25" calcext:value-type="float">
            <text:p>25.00</text:p>
          </table:table-cell>
          <table:table-cell table:style-name="ce42" table:formula="of:=AVERAGE([T.L22:.M22])" office:value-type="float" office:value="48.5" calcext:value-type="float">
            <text:p>48.50</text:p>
          </table:table-cell>
          <table:table-cell table:formula="of:=AVERAGE([T.O22:.P22])" office:value-type="float" office:value="30.25" calcext:value-type="float">
            <text:p>30.25</text:p>
          </table:table-cell>
          <table:table-cell table:formula="of:=AVERAGE([T.R22:.S22])" office:value-type="float" office:value="24" calcext:value-type="float">
            <text:p>24.00</text:p>
          </table:table-cell>
          <table:table-cell table:formula="of:=AVERAGE([T.U22:.V22])" office:value-type="float" office:value="18.5" calcext:value-type="float">
            <text:p>18.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42" table:formula="of:=AVERAGE([T.I23:.J23])" office:value-type="float" office:value="22" calcext:value-type="float">
            <text:p>22.00</text:p>
          </table:table-cell>
          <table:table-cell table:style-name="ce42" table:formula="of:=AVERAGE([T.L23:.M23])" office:value-type="float" office:value="29.5" calcext:value-type="float">
            <text:p>29.50</text:p>
          </table:table-cell>
          <table:table-cell table:formula="of:=AVERAGE([T.O23:.P23])" office:value-type="float" office:value="26" calcext:value-type="float">
            <text:p>26.00</text:p>
          </table:table-cell>
          <table:table-cell table:formula="of:=AVERAGE([T.R23:.S23])" office:value-type="float" office:value="18.5" calcext:value-type="float">
            <text:p>18.50</text:p>
          </table:table-cell>
          <table:table-cell table:formula="of:=AVERAGE([T.U23:.V23])" office:value-type="float" office:value="15.75" calcext:value-type="float">
            <text:p>15.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42" table:formula="of:=AVERAGE([T.I24:.J24])" office:value-type="float" office:value="15" calcext:value-type="float">
            <text:p>15.00</text:p>
          </table:table-cell>
          <table:table-cell table:style-name="ce42" table:formula="of:=AVERAGE([T.L24:.M24])" office:value-type="float" office:value="26" calcext:value-type="float">
            <text:p>26.00</text:p>
          </table:table-cell>
          <table:table-cell table:formula="of:=AVERAGE([T.O24:.P24])" office:value-type="float" office:value="20.75" calcext:value-type="float">
            <text:p>20.75</text:p>
          </table:table-cell>
          <table:table-cell table:formula="of:=AVERAGE([T.R24:.S24])" office:value-type="float" office:value="14.125" calcext:value-type="float">
            <text:p>14.13</text:p>
          </table:table-cell>
          <table:table-cell table:formula="of:=AVERAGE([T.U24:.V24]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42" table:formula="of:=AVERAGE([T.I25:.J25])" office:value-type="float" office:value="14.5" calcext:value-type="float">
            <text:p>14.50</text:p>
          </table:table-cell>
          <table:table-cell table:style-name="ce42" table:formula="of:=AVERAGE([T.L25:.M25])" office:value-type="float" office:value="32.5" calcext:value-type="float">
            <text:p>32.50</text:p>
          </table:table-cell>
          <table:table-cell table:formula="of:=AVERAGE([T.O25:.P25])" office:value-type="float" office:value="23.25" calcext:value-type="float">
            <text:p>23.25</text:p>
          </table:table-cell>
          <table:table-cell table:formula="of:=AVERAGE([T.R25:.S25])" office:value-type="float" office:value="18.25" calcext:value-type="float">
            <text:p>18.25</text:p>
          </table:table-cell>
          <table:table-cell table:formula="of:=AVERAGE([T.U25:.V25])" office:value-type="float" office:value="14" calcext:value-type="float">
            <text:p>14.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42" table:formula="of:=AVERAGE([T.I26:.J26])" office:value-type="float" office:value="21" calcext:value-type="float">
            <text:p>21.00</text:p>
          </table:table-cell>
          <table:table-cell table:style-name="ce42" table:formula="of:=AVERAGE([T.L26:.M26])" office:value-type="float" office:value="42.5" calcext:value-type="float">
            <text:p>42.50</text:p>
          </table:table-cell>
          <table:table-cell table:formula="of:=AVERAGE([T.O26:.P26])" office:value-type="float" office:value="29" calcext:value-type="float">
            <text:p>29.00</text:p>
          </table:table-cell>
          <table:table-cell table:formula="of:=AVERAGE([T.R26:.S26])" office:value-type="float" office:value="25.5" calcext:value-type="float">
            <text:p>25.50</text:p>
          </table:table-cell>
          <table:table-cell table:formula="of:=AVERAGE([T.U26:.V26])" office:value-type="float" office:value="17.75" calcext:value-type="float">
            <text:p>17.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42" table:formula="of:=AVERAGE([T.I27:.J27])" office:value-type="float" office:value="28" calcext:value-type="float">
            <text:p>28.00</text:p>
          </table:table-cell>
          <table:table-cell table:style-name="ce42" table:formula="of:=AVERAGE([T.L27:.M27])" office:value-type="float" office:value="57" calcext:value-type="float">
            <text:p>57.00</text:p>
          </table:table-cell>
          <table:table-cell table:formula="of:=AVERAGE([T.O27:.P27])" office:value-type="float" office:value="34.75" calcext:value-type="float">
            <text:p>34.75</text:p>
          </table:table-cell>
          <table:table-cell table:formula="of:=AVERAGE([T.R27:.S27])" office:value-type="float" office:value="30" calcext:value-type="float">
            <text:p>30.00</text:p>
          </table:table-cell>
          <table:table-cell table:formula="of:=AVERAGE([T.U27:.V27])" office:value-type="float" office:value="21.5" calcext:value-type="float">
            <text:p>21.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42" table:formula="of:=AVERAGE([T.I28:.J28])" office:value-type="float" office:value="25" calcext:value-type="float">
            <text:p>25.00</text:p>
          </table:table-cell>
          <table:table-cell table:style-name="ce42" table:formula="of:=AVERAGE([T.L28:.M28])" office:value-type="float" office:value="45" calcext:value-type="float">
            <text:p>45.00</text:p>
          </table:table-cell>
          <table:table-cell table:formula="of:=AVERAGE([T.O28:.P28])" office:value-type="float" office:value="31.25" calcext:value-type="float">
            <text:p>31.25</text:p>
          </table:table-cell>
          <table:table-cell table:formula="of:=AVERAGE([T.R28:.S28])" office:value-type="float" office:value="21.75" calcext:value-type="float">
            <text:p>21.75</text:p>
          </table:table-cell>
          <table:table-cell table:formula="of:=AVERAGE([T.U28:.V28])" office:value-type="float" office:value="17.75" calcext:value-type="float">
            <text:p>17.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42" table:formula="of:=AVERAGE([T.I29:.J29])" office:value-type="float" office:value="20" calcext:value-type="float">
            <text:p>20.00</text:p>
          </table:table-cell>
          <table:table-cell table:style-name="ce42" table:formula="of:=AVERAGE([T.L29:.M29])" office:value-type="float" office:value="30.5" calcext:value-type="float">
            <text:p>30.50</text:p>
          </table:table-cell>
          <table:table-cell table:formula="of:=AVERAGE([T.O29:.P29])" office:value-type="float" office:value="26.5" calcext:value-type="float">
            <text:p>26.50</text:p>
          </table:table-cell>
          <table:table-cell table:formula="of:=AVERAGE([T.R29:.S29])" office:value-type="float" office:value="18" calcext:value-type="float">
            <text:p>18.00</text:p>
          </table:table-cell>
          <table:table-cell table:formula="of:=AVERAGE([T.U29:.V29])" office:value-type="float" office:value="16.25" calcext:value-type="float">
            <text:p>16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42" table:formula="of:=AVERAGE([T.I30:.J30])" office:value-type="float" office:value="21.5" calcext:value-type="float">
            <text:p>21.50</text:p>
          </table:table-cell>
          <table:table-cell table:style-name="ce42" table:formula="of:=AVERAGE([T.L30:.M30])" office:value-type="float" office:value="29" calcext:value-type="float">
            <text:p>29.00</text:p>
          </table:table-cell>
          <table:table-cell table:formula="of:=AVERAGE([T.O30:.P30])" office:value-type="float" office:value="24.875" calcext:value-type="float">
            <text:p>24.88</text:p>
          </table:table-cell>
          <table:table-cell table:formula="of:=AVERAGE([T.R30:.S30])" office:value-type="float" office:value="19.75" calcext:value-type="float">
            <text:p>19.75</text:p>
          </table:table-cell>
          <table:table-cell table:formula="of:=AVERAGE([T.U30:.V30])" office:value-type="float" office:value="17.25" calcext:value-type="float">
            <text:p>17.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42" table:formula="of:=AVERAGE([T.I31:.J31])" office:value-type="float" office:value="20.5" calcext:value-type="float">
            <text:p>20.50</text:p>
          </table:table-cell>
          <table:table-cell table:style-name="ce42" table:formula="of:=AVERAGE([T.L31:.M31])" office:value-type="float" office:value="39.5" calcext:value-type="float">
            <text:p>39.50</text:p>
          </table:table-cell>
          <table:table-cell table:formula="of:=AVERAGE([T.O31:.P31])" office:value-type="float" office:value="24.5" calcext:value-type="float">
            <text:p>24.50</text:p>
          </table:table-cell>
          <table:table-cell table:formula="of:=AVERAGE([T.R31:.S31])" office:value-type="float" office:value="19.25" calcext:value-type="float">
            <text:p>19.25</text:p>
          </table:table-cell>
          <table:table-cell table:formula="of:=AVERAGE([T.U31:.V31])" office:value-type="float" office:value="13.75" calcext:value-type="float">
            <text:p>13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42" table:formula="of:=AVERAGE([T.I32:.J32])" office:value-type="float" office:value="14.5" calcext:value-type="float">
            <text:p>14.50</text:p>
          </table:table-cell>
          <table:table-cell table:style-name="ce42" table:formula="of:=AVERAGE([T.L32:.M32])" office:value-type="float" office:value="34.5" calcext:value-type="float">
            <text:p>34.50</text:p>
          </table:table-cell>
          <table:table-cell table:formula="of:=AVERAGE([T.O32:.P32])" office:value-type="float" office:value="19.75" calcext:value-type="float">
            <text:p>19.75</text:p>
          </table:table-cell>
          <table:table-cell table:formula="of:=AVERAGE([T.R32:.S32])" office:value-type="float" office:value="14.875" calcext:value-type="float">
            <text:p>14.88</text:p>
          </table:table-cell>
          <table:table-cell table:formula="of:=AVERAGE([T.U32:.V32])" office:value-type="float" office:value="10.125" calcext:value-type="float">
            <text:p>10.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.75" calcext:value-type="float">
            <text:p>19.7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42" table:formula="of:=AVERAGE([T.I33:.J33])" office:value-type="float" office:value="13.5" calcext:value-type="float">
            <text:p>13.50</text:p>
          </table:table-cell>
          <table:table-cell table:style-name="ce42" table:formula="of:=AVERAGE([T.L33:.M33])" office:value-type="float" office:value="25.5" calcext:value-type="float">
            <text:p>25.50</text:p>
          </table:table-cell>
          <table:table-cell table:formula="of:=AVERAGE([T.O33:.P33])" office:value-type="float" office:value="14.875" calcext:value-type="float">
            <text:p>14.88</text:p>
          </table:table-cell>
          <table:table-cell table:formula="of:=AVERAGE([T.R33:.S33])" office:value-type="float" office:value="10.875" calcext:value-type="float">
            <text:p>10.88</text:p>
          </table:table-cell>
          <table:table-cell table:formula="of:=AVERAGE([T.U33:.V33])" office:value-type="float" office:value="9.375" calcext:value-type="float">
            <text:p>9.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8.25" calcext:value-type="float">
            <text:p>18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42" table:formula="of:=AVERAGE([T.I34:.J34])" office:value-type="float" office:value="10.25" calcext:value-type="float">
            <text:p>10.25</text:p>
          </table:table-cell>
          <table:table-cell table:style-name="ce42" table:formula="of:=AVERAGE([T.L34:.M34])" office:value-type="float" office:value="21.25" calcext:value-type="float">
            <text:p>21.25</text:p>
          </table:table-cell>
          <table:table-cell table:formula="of:=AVERAGE([T.O34:.P34])" office:value-type="float" office:value="12.875" calcext:value-type="float">
            <text:p>12.88</text:p>
          </table:table-cell>
          <table:table-cell table:formula="of:=AVERAGE([T.R34:.S34])" office:value-type="float" office:value="9.25" calcext:value-type="float">
            <text:p>9.25</text:p>
          </table:table-cell>
          <table:table-cell table:formula="of:=AVERAGE([T.U34:.V34])" office:value-type="float" office:value="7.875" calcext:value-type="float">
            <text:p>7.88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42" table:formula="of:=AVERAGE([T.I35:.J35])" office:value-type="float" office:value="10.25" calcext:value-type="float">
            <text:p>10.25</text:p>
          </table:table-cell>
          <table:table-cell table:style-name="ce42" table:formula="of:=AVERAGE([T.L35:.M35])" office:value-type="float" office:value="19" calcext:value-type="float">
            <text:p>19.00</text:p>
          </table:table-cell>
          <table:table-cell table:formula="of:=AVERAGE([T.O35:.P35])" office:value-type="float" office:value="11" calcext:value-type="float">
            <text:p>11.00</text:p>
          </table:table-cell>
          <table:table-cell table:formula="of:=AVERAGE([T.R35:.S35])" office:value-type="float" office:value="8.375" calcext:value-type="float">
            <text:p>8.38</text:p>
          </table:table-cell>
          <table:table-cell table:formula="of:=AVERAGE([T.U35:.V35])" office:value-type="float" office:value="7" calcext:value-type="float">
            <text:p>7.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42" table:formula="of:=AVERAGE([T.I36:.J36])" office:value-type="float" office:value="11" calcext:value-type="float">
            <text:p>11.00</text:p>
          </table:table-cell>
          <table:table-cell table:style-name="ce42" table:formula="of:=AVERAGE([T.L36:.M36])" office:value-type="float" office:value="17.625" calcext:value-type="float">
            <text:p>17.63</text:p>
          </table:table-cell>
          <table:table-cell table:formula="of:=AVERAGE([T.O36:.P36])" office:value-type="float" office:value="12.25" calcext:value-type="float">
            <text:p>12.25</text:p>
          </table:table-cell>
          <table:table-cell table:formula="of:=AVERAGE([T.R36:.S36])" office:value-type="float" office:value="8.5" calcext:value-type="float">
            <text:p>8.50</text:p>
          </table:table-cell>
          <table:table-cell table:formula="of:=AVERAGE([T.U36:.V36])" office:value-type="float" office:value="6.875" calcext:value-type="float">
            <text:p>6.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10.75" calcext:value-type="float">
            <text:p>10.7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42" table:formula="of:=AVERAGE([T.I37:.J37])" office:value-type="float" office:value="9.75" calcext:value-type="float">
            <text:p>9.75</text:p>
          </table:table-cell>
          <table:table-cell table:style-name="ce42" table:formula="of:=AVERAGE([T.L37:.M37])" office:value-type="float" office:value="19.25" calcext:value-type="float">
            <text:p>19.25</text:p>
          </table:table-cell>
          <table:table-cell table:formula="of:=AVERAGE([T.O37:.P37])" office:value-type="float" office:value="11.5" calcext:value-type="float">
            <text:p>11.50</text:p>
          </table:table-cell>
          <table:table-cell table:formula="of:=AVERAGE([T.R37:.S37])" office:value-type="float" office:value="8.75" calcext:value-type="float">
            <text:p>8.75</text:p>
          </table:table-cell>
          <table:table-cell table:formula="of:=AVERAGE([T.U37:.V37])" office:value-type="float" office:value="6.75" calcext:value-type="float">
            <text:p>6.75</text:p>
          </table:table-cell>
          <table:table-cell table:style-name="ce42" table:formula="of:=AVERAGE([T.X37:.Y37])" office:value-type="float" office:value="10.875" calcext:value-type="float">
            <text:p>10.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42" table:formula="of:=AVERAGE([T.I38:.J38])" office:value-type="float" office:value="17" calcext:value-type="float">
            <text:p>17.00</text:p>
          </table:table-cell>
          <table:table-cell table:style-name="ce42" table:formula="of:=AVERAGE([T.L38:.M38])" office:value-type="float" office:value="28.5" calcext:value-type="float">
            <text:p>28.50</text:p>
          </table:table-cell>
          <table:table-cell table:formula="of:=AVERAGE([T.O38:.P38])" office:value-type="float" office:value="17.375" calcext:value-type="float">
            <text:p>17.38</text:p>
          </table:table-cell>
          <table:table-cell table:formula="of:=AVERAGE([T.R38:.S38])" office:value-type="float" office:value="12.75" calcext:value-type="float">
            <text:p>12.75</text:p>
          </table:table-cell>
          <table:table-cell table:formula="of:=AVERAGE([T.U38:.V38])" office:value-type="float" office:value="10.75" calcext:value-type="float">
            <text:p>10.75</text:p>
          </table:table-cell>
          <table:table-cell table:style-name="ce42" table:formula="of:=AVERAGE([T.X38:.Y38])" office:value-type="float" office:value="17.375" calcext:value-type="float">
            <text:p>17.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42" table:formula="of:=AVERAGE([T.I39:.J39])" office:value-type="float" office:value="9.875" calcext:value-type="float">
            <text:p>9.88</text:p>
          </table:table-cell>
          <table:table-cell table:style-name="ce42" table:formula="of:=AVERAGE([T.L39:.M39])" office:value-type="float" office:value="20" calcext:value-type="float">
            <text:p>20.00</text:p>
          </table:table-cell>
          <table:table-cell table:formula="of:=AVERAGE([T.O39:.P39])" office:value-type="float" office:value="10.75" calcext:value-type="float">
            <text:p>10.75</text:p>
          </table:table-cell>
          <table:table-cell table:formula="of:=AVERAGE([T.R39:.S39])" office:value-type="float" office:value="7" calcext:value-type="float">
            <text:p>7.00</text:p>
          </table:table-cell>
          <table:table-cell table:formula="of:=AVERAGE([T.U39:.V39])" office:value-type="float" office:value="5.75" calcext:value-type="float">
            <text:p>5.75</text:p>
          </table:table-cell>
          <table:table-cell table:style-name="ce42" table:formula="of:=AVERAGE([T.X39:.Y39])" office:value-type="float" office:value="8.75" calcext:value-type="float">
            <text:p>8.7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42" table:formula="of:=AVERAGE([T.I40:.J40])" office:value-type="float" office:value="8.875" calcext:value-type="float">
            <text:p>8.88</text:p>
          </table:table-cell>
          <table:table-cell table:style-name="ce42" table:formula="of:=AVERAGE([T.L40:.M40])" office:value-type="float" office:value="14.875" calcext:value-type="float">
            <text:p>14.88</text:p>
          </table:table-cell>
          <table:table-cell table:formula="of:=AVERAGE([T.O40:.P40])" office:value-type="float" office:value="9.5" calcext:value-type="float">
            <text:p>9.50</text:p>
          </table:table-cell>
          <table:table-cell table:formula="of:=AVERAGE([T.R40:.S40])" office:value-type="float" office:value="6.3125" calcext:value-type="float">
            <text:p>6.31</text:p>
          </table:table-cell>
          <table:table-cell table:formula="of:=AVERAGE([T.U40:.V40])" office:value-type="float" office:value="5.1875" calcext:value-type="float">
            <text:p>5.19</text:p>
          </table:table-cell>
          <table:table-cell table:style-name="ce42" table:formula="of:=AVERAGE([T.X40:.Y40])" office:value-type="float" office:value="7.625" calcext:value-type="float">
            <text:p>7.63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4+7/8" office:value-type="float" office:value="4.875" calcext:value-type="float">
            <text:p>4.875</text:p>
          </table:table-cell>
          <table:table-cell office:value-type="float" office:value="7.75" calcext:value-type="float">
            <text:p>7.75</text:p>
          </table:table-cell>
          <table:table-cell/>
          <table:table-cell table:formula="of:=3+7/8" office:value-type="float" office:value="3.875" calcext:value-type="float">
            <text:p>3.87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42" table:formula="of:=AVERAGE([T.I41:.J41])" office:value-type="float" office:value="8.125" calcext:value-type="float">
            <text:p>8.13</text:p>
          </table:table-cell>
          <table:table-cell table:style-name="ce42" table:formula="of:=AVERAGE([T.L41:.M41])" office:value-type="float" office:value="16" calcext:value-type="float">
            <text:p>16.00</text:p>
          </table:table-cell>
          <table:table-cell table:formula="of:=AVERAGE([T.O41:.P41])" office:value-type="float" office:value="8.375" calcext:value-type="float">
            <text:p>8.38</text:p>
          </table:table-cell>
          <table:table-cell table:formula="of:=AVERAGE([T.R41:.S41])" office:value-type="float" office:value="6.1875" calcext:value-type="float">
            <text:p>6.19</text:p>
          </table:table-cell>
          <table:table-cell table:formula="of:=AVERAGE([T.U41:.V41])" office:value-type="float" office:value="4.5" calcext:value-type="float">
            <text:p>4.50</text:p>
          </table:table-cell>
          <table:table-cell table:style-name="ce42" table:formula="of:=AVERAGE([T.X41:.Y41])" office:value-type="float" office:value="7.875" calcext:value-type="float">
            <text:p>7.88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5" calcext:value-type="float">
            <text:p>5</text:p>
          </table:table-cell>
          <table:table-cell table:formula="of:=7+3/8" office:value-type="float" office:value="7.375" calcext:value-type="float">
            <text:p>7.3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42" table:formula="of:=AVERAGE([T.I42:.J42])" office:value-type="float" office:value="7.125" calcext:value-type="float">
            <text:p>7.13</text:p>
          </table:table-cell>
          <table:table-cell table:style-name="ce42" table:formula="of:=AVERAGE([T.L42:.M42])" office:value-type="float" office:value="15" calcext:value-type="float">
            <text:p>15.00</text:p>
          </table:table-cell>
          <table:table-cell table:formula="of:=AVERAGE([T.O42:.P42])" office:value-type="float" office:value="7.4375" calcext:value-type="float">
            <text:p>7.44</text:p>
          </table:table-cell>
          <table:table-cell table:formula="of:=AVERAGE([T.R42:.S42])" office:value-type="float" office:value="5.8125" calcext:value-type="float">
            <text:p>5.81</text:p>
          </table:table-cell>
          <table:table-cell table:formula="of:=AVERAGE([T.U42:.V42])" office:value-type="float" office:value="4.1875" calcext:value-type="float">
            <text:p>4.19</text:p>
          </table:table-cell>
          <table:table-cell table:style-name="ce42" table:formula="of:=AVERAGE([T.X42:.Y42])" office:value-type="float" office:value="7.1875" calcext:value-type="float">
            <text:p>7.19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6+3/8" office:value-type="float" office:value="6.375" calcext:value-type="float">
            <text:p>6.375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+5/8" office:value-type="float" office:value="4.625" calcext:value-type="float">
            <text:p>4.6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875" calcext:value-type="float">
            <text:p>2.87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5+7/8" office:value-type="float" office:value="5.875" calcext:value-type="float">
            <text:p>5.87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42" table:formula="of:=AVERAGE([T.I43:.J43])" office:value-type="float" office:value="7.75" calcext:value-type="float">
            <text:p>7.75</text:p>
          </table:table-cell>
          <table:table-cell table:style-name="ce42" table:formula="of:=AVERAGE([T.L43:.M43])" office:value-type="float" office:value="15.625" calcext:value-type="float">
            <text:p>15.63</text:p>
          </table:table-cell>
          <table:table-cell table:formula="of:=AVERAGE([T.O43:.P43])" office:value-type="float" office:value="8.375" calcext:value-type="float">
            <text:p>8.38</text:p>
          </table:table-cell>
          <table:table-cell table:formula="of:=AVERAGE([T.R43:.S43])" office:value-type="float" office:value="6.75" calcext:value-type="float">
            <text:p>6.75</text:p>
          </table:table-cell>
          <table:table-cell table:formula="of:=AVERAGE([T.U43:.V43])" office:value-type="float" office:value="4.5" calcext:value-type="float">
            <text:p>4.50</text:p>
          </table:table-cell>
          <table:table-cell table:style-name="ce42" table:formula="of:=AVERAGE([T.X43:.Y43])" office:value-type="float" office:value="8.25" calcext:value-type="float">
            <text:p>8.2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.625" calcext:value-type="float">
            <text:p>5.625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42" table:formula="of:=AVERAGE([T.I44:.J44])" office:value-type="float" office:value="8" calcext:value-type="float">
            <text:p>8.00</text:p>
          </table:table-cell>
          <table:table-cell table:style-name="ce42" table:formula="of:=AVERAGE([T.L44:.M44])" office:value-type="float" office:value="13.75" calcext:value-type="float">
            <text:p>13.75</text:p>
          </table:table-cell>
          <table:table-cell table:formula="of:=AVERAGE([T.O44:.P44])" office:value-type="float" office:value="7.75" calcext:value-type="float">
            <text:p>7.75</text:p>
          </table:table-cell>
          <table:table-cell table:formula="of:=AVERAGE([T.R44:.S44])" office:value-type="float" office:value="6" calcext:value-type="float">
            <text:p>6.00</text:p>
          </table:table-cell>
          <table:table-cell table:formula="of:=AVERAGE([T.U44:.V44])" office:value-type="float" office:value="4.625" calcext:value-type="float">
            <text:p>4.63</text:p>
          </table:table-cell>
          <table:table-cell table:style-name="ce42" table:formula="of:=AVERAGE([T.X44:.Y44])" office:value-type="float" office:value="8.25" calcext:value-type="float">
            <text:p>8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42" table:formula="of:=AVERAGE([T.I45:.J45])" office:value-type="float" office:value="8" calcext:value-type="float">
            <text:p>8.00</text:p>
          </table:table-cell>
          <table:table-cell table:style-name="ce42" table:formula="of:=AVERAGE([T.L45:.M45])" office:value-type="float" office:value="13.75" calcext:value-type="float">
            <text:p>13.75</text:p>
          </table:table-cell>
          <table:table-cell table:formula="of:=AVERAGE([T.O45:.P45])" office:value-type="float" office:value="8.9375" calcext:value-type="float">
            <text:p>8.94</text:p>
          </table:table-cell>
          <table:table-cell table:formula="of:=AVERAGE([T.R45:.S45])" office:value-type="float" office:value="6.5" calcext:value-type="float">
            <text:p>6.50</text:p>
          </table:table-cell>
          <table:table-cell table:formula="of:=AVERAGE([T.U45:.V45])" office:value-type="float" office:value="4.5" calcext:value-type="float">
            <text:p>4.50</text:p>
          </table:table-cell>
          <table:table-cell table:style-name="ce42" table:formula="of:=AVERAGE([T.X45:.Y45])" office:value-type="float" office:value="8.25" calcext:value-type="float">
            <text:p>8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7+3/8" office:value-type="float" office:value="7.375" calcext:value-type="float">
            <text:p>7.37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42" table:formula="of:=AVERAGE([T.I46:.J46])" office:value-type="float" office:value="10.25" calcext:value-type="float">
            <text:p>10.25</text:p>
          </table:table-cell>
          <table:table-cell table:style-name="ce42" table:formula="of:=AVERAGE([T.L46:.M46])" office:value-type="float" office:value="16.25" calcext:value-type="float">
            <text:p>16.25</text:p>
          </table:table-cell>
          <table:table-cell table:formula="of:=AVERAGE([T.O46:.P46])" office:value-type="float" office:value="11.375" calcext:value-type="float">
            <text:p>11.38</text:p>
          </table:table-cell>
          <table:table-cell table:formula="of:=AVERAGE([T.R46:.S46])" office:value-type="float" office:value="9.5" calcext:value-type="float">
            <text:p>9.50</text:p>
          </table:table-cell>
          <table:table-cell table:formula="of:=AVERAGE([T.U46:.V46])" office:value-type="float" office:value="6.5" calcext:value-type="float">
            <text:p>6.5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42" table:formula="of:=AVERAGE([T.I47:.J47])" office:value-type="float" office:value="9.5" calcext:value-type="float">
            <text:p>9.50</text:p>
          </table:table-cell>
          <table:table-cell table:style-name="ce42" table:formula="of:=AVERAGE([T.L47:.M47])" office:value-type="float" office:value="16.5" calcext:value-type="float">
            <text:p>16.50</text:p>
          </table:table-cell>
          <table:table-cell table:formula="of:=AVERAGE([T.O47:.P47])" office:value-type="float" office:value="12.5" calcext:value-type="float">
            <text:p>12.50</text:p>
          </table:table-cell>
          <table:table-cell table:formula="of:=AVERAGE([T.R47:.S47])" office:value-type="float" office:value="9.125" calcext:value-type="float">
            <text:p>9.13</text:p>
          </table:table-cell>
          <table:table-cell table:formula="of:=AVERAGE([T.U47:.V47])" office:value-type="float" office:value="6.9375" calcext:value-type="float">
            <text:p>6.9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8+3/8" office:value-type="float" office:value="8.375" calcext:value-type="float">
            <text:p>8.375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42" table:formula="of:=AVERAGE([T.I48:.J48])" office:value-type="float" office:value="12.5" calcext:value-type="float">
            <text:p>12.50</text:p>
          </table:table-cell>
          <table:table-cell/>
          <table:table-cell table:formula="of:=AVERAGE([T.O48:.P48])" office:value-type="float" office:value="14.125" calcext:value-type="float">
            <text:p>14.13</text:p>
          </table:table-cell>
          <table:table-cell table:formula="of:=AVERAGE([T.R48:.S48])" office:value-type="float" office:value="9.6875" calcext:value-type="float">
            <text:p>9.69</text:p>
          </table:table-cell>
          <table:table-cell table:formula="of:=AVERAGE([T.U48:.V48])" office:value-type="float" office:value="7.5625" calcext:value-type="float">
            <text:p>7.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 office:value-type="float" office:value="17.75" calcext:value-type="float">
            <text:p>17.75</text:p>
          </table:table-cell>
          <table:table-cell/>
          <table:table-cell office:value-type="float" office:value="6.875" calcext:value-type="float">
            <text:p>6.87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6.125" calcext:value-type="float">
            <text:p>6.1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42" table:formula="of:=AVERAGE([T.I49:.J49])" office:value-type="float" office:value="12.5" calcext:value-type="float">
            <text:p>12.50</text:p>
          </table:table-cell>
          <table:table-cell/>
          <table:table-cell table:formula="of:=AVERAGE([T.O49:.P49])" office:value-type="float" office:value="12.375" calcext:value-type="float">
            <text:p>12.38</text:p>
          </table:table-cell>
          <table:table-cell table:formula="of:=AVERAGE([T.R49:.S49])" office:value-type="float" office:value="9.5625" calcext:value-type="float">
            <text:p>9.56</text:p>
          </table:table-cell>
          <table:table-cell table:formula="of:=AVERAGE([T.U49:.V49])" office:value-type="float" office:value="6" calcext:value-type="float">
            <text:p>6.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 office:value-type="float" office:value="14.25" calcext:value-type="float">
            <text:p>14.25</text:p>
          </table:table-cell>
          <table:table-cell/>
          <table:table-cell table:formula="of:=7+1/8" office:value-type="float" office:value="7.125" calcext:value-type="float">
            <text:p>7.1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42" table:formula="of:=AVERAGE([T.I50:.J50])" office:value-type="float" office:value="7.625" calcext:value-type="float">
            <text:p>7.63</text:p>
          </table:table-cell>
          <table:table-cell table:style-name="ce42" table:formula="of:=AVERAGE([T.L50:.M50])" office:value-type="float" office:value="19" calcext:value-type="float">
            <text:p>19.00</text:p>
          </table:table-cell>
          <table:table-cell table:formula="of:=AVERAGE([T.O50:.P50])" office:value-type="float" office:value="9.75" calcext:value-type="float">
            <text:p>9.75</text:p>
          </table:table-cell>
          <table:table-cell table:formula="of:=AVERAGE([T.R50:.S50])" office:value-type="float" office:value="7.6875" calcext:value-type="float">
            <text:p>7.69</text:p>
          </table:table-cell>
          <table:table-cell table:formula="of:=AVERAGE([T.U50:.V50])" office:value-type="float" office:value="4.875" calcext:value-type="float">
            <text:p>4.88</text:p>
          </table:table-cell>
          <table:table-cell table:style-name="ce42" table:formula="of:=AVERAGE([T.X50:.Y50])" office:value-type="float" office:value="11" calcext:value-type="float">
            <text:p>11.0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375" calcext:value-type="float">
            <text:p>4.3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42" table:formula="of:=AVERAGE([T.I51:.J51])" office:value-type="float" office:value="9" calcext:value-type="float">
            <text:p>9.00</text:p>
          </table:table-cell>
          <table:table-cell table:style-name="ce42" table:formula="of:=AVERAGE([T.L51:.M51])" office:value-type="float" office:value="23" calcext:value-type="float">
            <text:p>23.00</text:p>
          </table:table-cell>
          <table:table-cell table:formula="of:=AVERAGE([T.O51:.P51])" office:value-type="float" office:value="9.25" calcext:value-type="float">
            <text:p>9.25</text:p>
          </table:table-cell>
          <table:table-cell table:formula="of:=AVERAGE([T.R51:.S51])" office:value-type="float" office:value="7.125" calcext:value-type="float">
            <text:p>7.13</text:p>
          </table:table-cell>
          <table:table-cell table:formula="of:=AVERAGE([T.U51:.V51])" office:value-type="float" office:value="5.125" calcext:value-type="float">
            <text:p>5.13</text:p>
          </table:table-cell>
          <table:table-cell table:style-name="ce42" table:formula="of:=AVERAGE([T.X51:.Y51])" office:value-type="float" office:value="15" calcext:value-type="float">
            <text:p>15.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42" table:formula="of:=AVERAGE([T.I52:.J52])" office:value-type="float" office:value="7.875" calcext:value-type="float">
            <text:p>7.88</text:p>
          </table:table-cell>
          <table:table-cell table:style-name="ce42" table:formula="of:=AVERAGE([T.L52:.M52])" office:value-type="float" office:value="21" calcext:value-type="float">
            <text:p>21.00</text:p>
          </table:table-cell>
          <table:table-cell table:formula="of:=AVERAGE([T.O52:.P52])" office:value-type="float" office:value="10" calcext:value-type="float">
            <text:p>10.00</text:p>
          </table:table-cell>
          <table:table-cell table:formula="of:=AVERAGE([T.R52:.S52])" office:value-type="float" office:value="8" calcext:value-type="float">
            <text:p>8.00</text:p>
          </table:table-cell>
          <table:table-cell table:formula="of:=AVERAGE([T.U52:.V52])" office:value-type="float" office:value="5.625" calcext:value-type="float">
            <text:p>5.63</text:p>
          </table:table-cell>
          <table:table-cell table:style-name="ce42" table:formula="of:=AVERAGE([T.X52:.Y52])" office:value-type="float" office:value="11.625" calcext:value-type="float">
            <text:p>11.6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42" table:formula="of:=AVERAGE([T.I53:.J53])" office:value-type="float" office:value="6.75" calcext:value-type="float">
            <text:p>6.75</text:p>
          </table:table-cell>
          <table:table-cell table:style-name="ce42" table:formula="of:=AVERAGE([T.L53:.M53])" office:value-type="float" office:value="21.75" calcext:value-type="float">
            <text:p>21.75</text:p>
          </table:table-cell>
          <table:table-cell table:formula="of:=AVERAGE([T.O53:.P53])" office:value-type="float" office:value="9.25" calcext:value-type="float">
            <text:p>9.25</text:p>
          </table:table-cell>
          <table:table-cell table:formula="of:=AVERAGE([T.R53:.S53])" office:value-type="float" office:value="5.6875" calcext:value-type="float">
            <text:p>5.69</text:p>
          </table:table-cell>
          <table:table-cell table:formula="of:=AVERAGE([T.U53:.V53])" office:value-type="float" office:value="4.75" calcext:value-type="float">
            <text:p>4.75</text:p>
          </table:table-cell>
          <table:table-cell table:style-name="ce42" table:formula="of:=AVERAGE([T.X53:.Y53])" office:value-type="float" office:value="10.75" calcext:value-type="float">
            <text:p>10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4.375" calcext:value-type="float">
            <text:p>4.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42" table:formula="of:=AVERAGE([T.I54:.J54])" office:value-type="float" office:value="5.75" calcext:value-type="float">
            <text:p>5.75</text:p>
          </table:table-cell>
          <table:table-cell table:style-name="ce42" table:formula="of:=AVERAGE([T.L54:.M54])" office:value-type="float" office:value="16.75" calcext:value-type="float">
            <text:p>16.75</text:p>
          </table:table-cell>
          <table:table-cell table:formula="of:=AVERAGE([T.O54:.P54])" office:value-type="float" office:value="8.625" calcext:value-type="float">
            <text:p>8.63</text:p>
          </table:table-cell>
          <table:table-cell table:formula="of:=AVERAGE([T.R54:.S54])" office:value-type="float" office:value="5.9375" calcext:value-type="float">
            <text:p>5.94</text:p>
          </table:table-cell>
          <table:table-cell table:formula="of:=AVERAGE([T.U54:.V54])" office:value-type="float" office:value="4.625" calcext:value-type="float">
            <text:p>4.63</text:p>
          </table:table-cell>
          <table:table-cell table:style-name="ce42" table:formula="of:=AVERAGE([T.X54:.Y54])" office:value-type="float" office:value="8.375" calcext:value-type="float">
            <text:p>8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75" calcext:value-type="float">
            <text:p>9.75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7+5/8" office:value-type="float" office:value="7.625" calcext:value-type="float">
            <text:p>7.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42" table:formula="of:=AVERAGE([T.I55:.J55])" office:value-type="float" office:value="5.125" calcext:value-type="float">
            <text:p>5.13</text:p>
          </table:table-cell>
          <table:table-cell table:style-name="ce42" table:formula="of:=AVERAGE([T.L55:.M55])" office:value-type="float" office:value="14.75" calcext:value-type="float">
            <text:p>14.75</text:p>
          </table:table-cell>
          <table:table-cell table:formula="of:=AVERAGE([T.O55:.P55])" office:value-type="float" office:value="7.4375" calcext:value-type="float">
            <text:p>7.44</text:p>
          </table:table-cell>
          <table:table-cell table:formula="of:=AVERAGE([T.R55:.S55])" office:value-type="float" office:value="5.5" calcext:value-type="float">
            <text:p>5.50</text:p>
          </table:table-cell>
          <table:table-cell table:formula="of:=AVERAGE([T.U55:.V55])" office:value-type="float" office:value="3.875" calcext:value-type="float">
            <text:p>3.88</text:p>
          </table:table-cell>
          <table:table-cell table:style-name="ce42" table:formula="of:=AVERAGE([T.X55:.Y55])" office:value-type="float" office:value="7.625" calcext:value-type="float">
            <text:p>7.63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6+3/8" office:value-type="float" office:value="6.375" calcext:value-type="float">
            <text:p>6.375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42" table:formula="of:=AVERAGE([T.I56:.J56])" office:value-type="float" office:value="5.5" calcext:value-type="float">
            <text:p>5.50</text:p>
          </table:table-cell>
          <table:table-cell table:style-name="ce42" table:formula="of:=AVERAGE([T.L56:.M56])" office:value-type="float" office:value="15.75" calcext:value-type="float">
            <text:p>15.75</text:p>
          </table:table-cell>
          <table:table-cell table:formula="of:=AVERAGE([T.O56:.P56])" office:value-type="float" office:value="6.5" calcext:value-type="float">
            <text:p>6.50</text:p>
          </table:table-cell>
          <table:table-cell table:formula="of:=AVERAGE([T.R56:.S56])" office:value-type="float" office:value="4.9375" calcext:value-type="float">
            <text:p>4.94</text:p>
          </table:table-cell>
          <table:table-cell table:formula="of:=AVERAGE([T.U56:.V56])" office:value-type="float" office:value="3.5625" calcext:value-type="float">
            <text:p>3.56</text:p>
          </table:table-cell>
          <table:table-cell table:style-name="ce42" table:formula="of:=AVERAGE([T.X56:.Y56])" office:value-type="float" office:value="7" calcext:value-type="float">
            <text:p>7.0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3.625" calcext:value-type="float">
            <text:p>3.625</text:p>
          </table:table-cell>
          <table:table-cell office:value-type="float" office:value="6.25" calcext:value-type="float">
            <text:p>6.25</text:p>
          </table:table-cell>
          <table:table-cell/>
          <table:table-cell table:formula="of:=2+5/8" office:value-type="float" office:value="2.625" calcext:value-type="float">
            <text:p>2.62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42" table:formula="of:=AVERAGE([T.I57:.J57])" office:value-type="float" office:value="4.625" calcext:value-type="float">
            <text:p>4.63</text:p>
          </table:table-cell>
          <table:table-cell table:style-name="ce42" table:formula="of:=AVERAGE([T.L57:.M57])" office:value-type="float" office:value="14.875" calcext:value-type="float">
            <text:p>14.88</text:p>
          </table:table-cell>
          <table:table-cell table:formula="of:=AVERAGE([T.O57:.P57])" office:value-type="float" office:value="6.1875" calcext:value-type="float">
            <text:p>6.19</text:p>
          </table:table-cell>
          <table:table-cell table:formula="of:=AVERAGE([T.R57:.S57])" office:value-type="float" office:value="5.1875" calcext:value-type="float">
            <text:p>5.19</text:p>
          </table:table-cell>
          <table:table-cell table:formula="of:=AVERAGE([T.U57:.V57])" office:value-type="float" office:value="3.625" calcext:value-type="float">
            <text:p>3.63</text:p>
          </table:table-cell>
          <table:table-cell table:style-name="ce42" table:formula="of:=AVERAGE([T.X57:.Y57])" office:value-type="float" office:value="6.5" calcext:value-type="float">
            <text:p>6.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4+7/8" office:value-type="float" office:value="4.875" calcext:value-type="float">
            <text:p>4.87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3.625" calcext:value-type="float">
            <text:p>3.625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42" table:formula="of:=AVERAGE([T.I58:.J58])" office:value-type="float" office:value="4.5" calcext:value-type="float">
            <text:p>4.50</text:p>
          </table:table-cell>
          <table:table-cell table:style-name="ce42" table:formula="of:=AVERAGE([T.L58:.M58])" office:value-type="float" office:value="13.25" calcext:value-type="float">
            <text:p>13.25</text:p>
          </table:table-cell>
          <table:table-cell table:formula="of:=AVERAGE([T.O58:.P58])" office:value-type="float" office:value="6.5625" calcext:value-type="float">
            <text:p>6.56</text:p>
          </table:table-cell>
          <table:table-cell table:formula="of:=AVERAGE([T.R58:.S58])" office:value-type="float" office:value="4.375" calcext:value-type="float">
            <text:p>4.38</text:p>
          </table:table-cell>
          <table:table-cell table:formula="of:=AVERAGE([T.U58:.V58])" office:value-type="float" office:value="3" calcext:value-type="float">
            <text:p>3.00</text:p>
          </table:table-cell>
          <table:table-cell table:style-name="ce42" table:formula="of:=AVERAGE([T.X58:.Y58])" office:value-type="float" office:value="7.75" calcext:value-type="float">
            <text:p>7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.125" calcext:value-type="float">
            <text:p>5.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/>
          <table:table-cell table:style-name="ce42" table:formula="of:=AVERAGE([T.L59:.M59])" office:value-type="float" office:value="17.75" calcext:value-type="float">
            <text:p>17.75</text:p>
          </table:table-cell>
          <table:table-cell table:formula="of:=AVERAGE([T.O59:.P59])" office:value-type="float" office:value="6.875" calcext:value-type="float">
            <text:p>6.88</text:p>
          </table:table-cell>
          <table:table-cell table:formula="of:=AVERAGE([T.R59:.S59])" office:value-type="float" office:value="5.3125" calcext:value-type="float">
            <text:p>5.31</text:p>
          </table:table-cell>
          <table:table-cell table:formula="of:=AVERAGE([T.U59:.V59])" office:value-type="float" office:value="3.625" calcext:value-type="float">
            <text:p>3.63</text:p>
          </table:table-cell>
          <table:table-cell table:style-name="ce42" table:formula="of:=AVERAGE([T.X59:.Y59])" office:value-type="float" office:value="8" calcext:value-type="float">
            <text:p>8.00</text:p>
          </table:table-cell>
          <table:table-cell table:number-columns-repeated="4"/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2"/>
          <table:table-cell table:formula="of:=AVERAGE([T.O60:.P60])" office:value-type="float" office:value="7.75" calcext:value-type="float">
            <text:p>7.75</text:p>
          </table:table-cell>
          <table:table-cell table:formula="of:=AVERAGE([T.R60:.S60])" office:value-type="float" office:value="6.0625" calcext:value-type="float">
            <text:p>6.06</text:p>
          </table:table-cell>
          <table:table-cell table:formula="of:=AVERAGE([T.U60:.V60])" office:value-type="float" office:value="4.25" calcext:value-type="float">
            <text:p>4.2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4.125" calcext:value-type="float">
            <text:p>4.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/>
          <table:table-cell table:formula="of:=AVERAGE([T.O61:.P61])" office:value-type="float" office:value="5.8125" calcext:value-type="float">
            <text:p>5.81</text:p>
          </table:table-cell>
          <table:table-cell table:formula="of:=AVERAGE([T.R61:.S61])" office:value-type="float" office:value="4.375" calcext:value-type="float">
            <text:p>4.38</text:p>
          </table:table-cell>
          <table:table-cell table:formula="of:=AVERAGE([T.U61:.V61])" office:value-type="float" office:value="3.25" calcext:value-type="float">
            <text:p>3.25</text:p>
          </table:table-cell>
          <table:table-cell table:number-columns-repeated="8"/>
          <table:table-cell table:formula="of:=4+5/8" office:value-type="float" office:value="4.625" calcext:value-type="float">
            <text:p>4.6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/>
          <table:table-cell table:formula="of:=AVERAGE([T.O62:.P62])" office:value-type="float" office:value="6.4375" calcext:value-type="float">
            <text:p>6.44</text:p>
          </table:table-cell>
          <table:table-cell table:formula="of:=AVERAGE([T.R62:.S62])" office:value-type="float" office:value="5.25" calcext:value-type="float">
            <text:p>5.25</text:p>
          </table:table-cell>
          <table:table-cell table:formula="of:=AVERAGE([T.U62:.V62])" office:value-type="float" office:value="3.9375" calcext:value-type="float">
            <text:p>3.94</text:p>
          </table:table-cell>
          <table:table-cell table:number-columns-repeated="8"/>
          <table:table-cell office:value-type="float" office:value="5.75" calcext:value-type="float">
            <text:p>5.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float" office:value="3.375" calcext:value-type="float">
            <text:p>3.375</text:p>
          </table:table-cell>
          <table:table-cell office:value-type="float" office:value="7.125" calcext:value-type="float">
            <text:p>7.125</text:p>
          </table:table-cell>
          <table:table-cell/>
          <table:table-cell table:formula="of:=2+7/8" office:value-type="float" office:value="2.875" calcext:value-type="float">
            <text:p>2.8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/>
          <table:table-cell table:formula="of:=AVERAGE([T.O63:.P63])" office:value-type="float" office:value="7.875" calcext:value-type="float">
            <text:p>7.88</text:p>
          </table:table-cell>
          <table:table-cell table:formula="of:=AVERAGE([T.R63:.S63])" office:value-type="float" office:value="7.0625" calcext:value-type="float">
            <text:p>7.06</text:p>
          </table:table-cell>
          <table:table-cell table:formula="of:=AVERAGE([T.U63:.V63])" office:value-type="float" office:value="5.125" calcext:value-type="float">
            <text:p>5.13</text:p>
          </table:table-cell>
          <table:table-cell table:number-columns-repeated="8"/>
          <table:table-cell office:value-type="float" office:value="6.25" calcext:value-type="float">
            <text:p>6.2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.375" calcext:value-type="float">
            <text:p>5.375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/>
          <table:table-cell table:formula="of:=AVERAGE([T.O64:.P64])" office:value-type="float" office:value="7.0625" calcext:value-type="float">
            <text:p>7.06</text:p>
          </table:table-cell>
          <table:table-cell table:formula="of:=AVERAGE([T.R64:.S64])" office:value-type="float" office:value="6.125" calcext:value-type="float">
            <text:p>6.13</text:p>
          </table:table-cell>
          <table:table-cell table:formula="of:=AVERAGE([T.U64:.V64])" office:value-type="float" office:value="4.375" calcext:value-type="float">
            <text:p>4.38</text:p>
          </table:table-cell>
          <table:table-cell table:number-columns-repeated="8"/>
          <table:table-cell office:value-type="float" office:value="5.125" calcext:value-type="float">
            <text:p>5.1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625" calcext:value-type="float">
            <text:p>3.625</text:p>
          </table:table-cell>
          <table:table-cell office:value-type="float" office:value="8.625" calcext:value-type="float">
            <text:p>8.62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/>
          <table:table-cell table:formula="of:=AVERAGE([T.O65:.P65])" office:value-type="float" office:value="6.8125" calcext:value-type="float">
            <text:p>6.81</text:p>
          </table:table-cell>
          <table:table-cell table:formula="of:=AVERAGE([T.R65:.S65])" office:value-type="float" office:value="5.3125" calcext:value-type="float">
            <text:p>5.31</text:p>
          </table:table-cell>
          <table:table-cell table:formula="of:=AVERAGE([T.U65:.V65])" office:value-type="float" office:value="3.875" calcext:value-type="float">
            <text:p>3.88</text:p>
          </table:table-cell>
          <table:table-cell table:number-columns-repeated="8"/>
          <table:table-cell table:formula="of:=5+3/8" office:value-type="float" office:value="5.375" calcext:value-type="float">
            <text:p>5.37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3.625" calcext:value-type="float">
            <text:p>3.6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/>
          <table:table-cell table:formula="of:=AVERAGE([T.O66:.P66])" office:value-type="float" office:value="7.125" calcext:value-type="float">
            <text:p>7.13</text:p>
          </table:table-cell>
          <table:table-cell table:formula="of:=AVERAGE([T.R66:.S66])" office:value-type="float" office:value="5.875" calcext:value-type="float">
            <text:p>5.88</text:p>
          </table:table-cell>
          <table:table-cell table:formula="of:=AVERAGE([T.U66:.V66])" office:value-type="float" office:value="3.75" calcext:value-type="float">
            <text:p>3.75</text:p>
          </table:table-cell>
          <table:table-cell table:number-columns-repeated="8"/>
          <table:table-cell office:value-type="float" office:value="6.125" calcext:value-type="float">
            <text:p>6.125</text:p>
          </table:table-cell>
          <table:table-cell office:value-type="float" office:value="8.125" calcext:value-type="float">
            <text:p>8.1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2"/>
          <table:table-cell table:formula="of:=AVERAGE([T.O67:.P67])" office:value-type="float" office:value="7.125" calcext:value-type="float">
            <text:p>7.13</text:p>
          </table:table-cell>
          <table:table-cell table:formula="of:=AVERAGE([T.R67:.S67])" office:value-type="float" office:value="5.4375" calcext:value-type="float">
            <text:p>5.44</text:p>
          </table:table-cell>
          <table:table-cell table:formula="of:=AVERAGE([T.U67:.V67])" office:value-type="float" office:value="3.5" calcext:value-type="float">
            <text:p>3.5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3+7/8" office:value-type="float" office:value="3.875" calcext:value-type="float">
            <text:p>3.8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/>
          <table:table-cell table:formula="of:=AVERAGE([T.O68:.P68])" office:value-type="float" office:value="7" calcext:value-type="float">
            <text:p>7.00</text:p>
          </table:table-cell>
          <table:table-cell table:formula="of:=AVERAGE([T.R68:.S68])" office:value-type="float" office:value="5.6875" calcext:value-type="float">
            <text:p>5.69</text:p>
          </table:table-cell>
          <table:table-cell table:formula="of:=AVERAGE([T.U68:.V68])" office:value-type="float" office:value="4" calcext:value-type="float">
            <text:p>4.00</text:p>
          </table:table-cell>
          <table:table-cell table:number-columns-repeated="8"/>
          <table:table-cell office:value-type="float" office:value="5.75" calcext:value-type="float">
            <text:p>5.75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3+7/8" office:value-type="float" office:value="3.875" calcext:value-type="float">
            <text:p>3.87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2"/>
          <table:table-cell table:formula="of:=AVERAGE([T.O69:.P69])" office:value-type="float" office:value="7.125" calcext:value-type="float">
            <text:p>7.13</text:p>
          </table:table-cell>
          <table:table-cell table:formula="of:=AVERAGE([T.R69:.S69])" office:value-type="float" office:value="6.25" calcext:value-type="float">
            <text:p>6.25</text:p>
          </table:table-cell>
          <table:table-cell table:formula="of:=AVERAGE([T.U69:.V69])" office:value-type="float" office:value="4.375" calcext:value-type="float">
            <text:p>4.38</text:p>
          </table:table-cell>
          <table:table-cell table:number-columns-repeated="8"/>
          <table:table-cell office:value-type="float" office:value="5.75" calcext:value-type="float">
            <text:p>5.75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2"/>
          <table:table-cell table:formula="of:=AVERAGE([T.O70:.P70])" office:value-type="float" office:value="8.8125" calcext:value-type="float">
            <text:p>8.81</text:p>
          </table:table-cell>
          <table:table-cell table:formula="of:=AVERAGE([T.R70:.S70])" office:value-type="float" office:value="6.5625" calcext:value-type="float">
            <text:p>6.56</text:p>
          </table:table-cell>
          <table:table-cell table:formula="of:=AVERAGE([T.U70:.V70])" office:value-type="float" office:value="5.625" calcext:value-type="float">
            <text:p>5.63</text:p>
          </table:table-cell>
          <table:table-cell table:number-columns-repeated="8"/>
          <table:table-cell office:value-type="float" office:value="6.125" calcext:value-type="float">
            <text:p>6.12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9+7/8" office:value-type="float" office:value="9.875" calcext:value-type="float">
            <text:p>9.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2"/>
          <table:table-cell table:style-name="Default" office:value-type="float" office:value="8.12" calcext:value-type="float">
            <text:p>8.12</text:p>
          </table:table-cell>
          <table:table-cell table:style-name="Default" office:value-type="float" office:value="6.87" calcext:value-type="float">
            <text:p>6.87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9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/>
          <table:table-cell table:style-name="Default" office:value-type="float" office:value="8.25" calcext:value-type="float">
            <text:p>8.25</text:p>
          </table:table-cell>
          <table:table-cell table:style-name="Default" office:value-type="float" office:value="6.75" calcext:value-type="float">
            <text:p>6.7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/>
          <table:table-cell table:style-name="Default" office:value-type="float" office:value="8.19" calcext:value-type="float">
            <text:p>8.19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/>
          <table:table-cell table:style-name="Default" office:value-type="float" office:value="9.75" calcext:value-type="float">
            <text:p>9.75</text:p>
          </table:table-cell>
          <table:table-cell table:style-name="Default" office:value-type="float" office:value="8.66" calcext:value-type="float">
            <text:p>8.66</text:p>
          </table:table-cell>
          <table:table-cell table:style-name="Default" office:value-type="float" office:value="6.31" calcext:value-type="float">
            <text:p>6.31</text:p>
          </table:table-cell>
          <table:table-cell table:number-columns-repeated="19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/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17.25" calcext:value-type="float">
            <text:p>17.25</text:p>
          </table:table-cell>
          <table:table-cell table:style-name="Default" office:value-type="float" office:value="12.87" calcext:value-type="float">
            <text:p>12.87</text:p>
          </table:table-cell>
          <table:table-cell table:number-columns-repeated="19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2"/>
          <table:table-cell table:style-name="Default" office:value-type="float" office:value="24.25" calcext:value-type="float">
            <text:p>24.25</text:p>
          </table:table-cell>
          <table:table-cell table:style-name="Default" office:value-type="float" office:value="23.25" calcext:value-type="float">
            <text:p>23.25</text:p>
          </table:table-cell>
          <table:table-cell table:style-name="Default" office:value-type="float" office:value="19.25" calcext:value-type="float">
            <text:p>19.25</text:p>
          </table:table-cell>
          <table:table-cell table:style-name="ce42" table:formula="of:=AVERAGE([T.X76:.Y76])" office:value-type="float" office:value="25" calcext:value-type="float">
            <text:p>25.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/>
          <table:table-cell table:style-name="Default" office:value-type="float" office:value="28.75" calcext:value-type="float">
            <text:p>28.75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21.5" calcext:value-type="float">
            <text:p>21.5</text:p>
          </table:table-cell>
          <table:table-cell table:style-name="ce42" table:formula="of:=AVERAGE([T.X77:.Y77])" office:value-type="float" office:value="26.875" calcext:value-type="float">
            <text:p>26.88</text:p>
          </table:table-cell>
          <table:table-cell table:number-columns-repeated="16"/>
          <table:table-cell office:value-type="float" office:value="22.5" calcext:value-type="float">
            <text:p>22.5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2"/>
          <table:table-cell table:style-name="Default" office:value-type="float" office:value="19.25" calcext:value-type="float">
            <text:p>19.2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.5" calcext:value-type="float">
            <text:p>14.5</text:p>
          </table:table-cell>
          <table:table-cell table:style-name="ce42" table:formula="of:=AVERAGE([T.X78:.Y78])" office:value-type="float" office:value="22.125" calcext:value-type="float">
            <text:p>22.13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/>
          <table:table-cell table:style-name="Default" office:value-type="float" office:value="17.12" calcext:value-type="float">
            <text:p>17.12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2" calcext:value-type="float">
            <text:p>12</text:p>
          </table:table-cell>
          <table:table-cell table:style-name="ce42" table:formula="of:=AVERAGE([T.X79:.Y79])" office:value-type="float" office:value="20" calcext:value-type="float">
            <text:p>20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2"/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10.87" calcext:value-type="float">
            <text:p>10.87</text:p>
          </table:table-cell>
          <table:table-cell table:style-name="Default" office:value-type="float" office:value="8.75" calcext:value-type="float">
            <text:p>8.75</text:p>
          </table:table-cell>
          <table:table-cell table:style-name="ce42" table:formula="of:=AVERAGE([T.X80:.Y80])" office:value-type="float" office:value="12.375" calcext:value-type="float">
            <text:p>12.38</text:p>
          </table:table-cell>
          <table:table-cell table:number-columns-repeated="16"/>
          <table:table-cell office:value-type="float" office:value="7.75" calcext:value-type="float">
            <text:p>7.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/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2"/>
          <table:table-cell table:number-columns-repeated="18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2"/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2.12" calcext:value-type="float">
            <text:p>12.12</text:p>
          </table:table-cell>
          <table:table-cell table:style-name="Default" office:value-type="float" office:value="9.75" calcext:value-type="float">
            <text:p>9.75</text:p>
          </table:table-cell>
          <table:table-cell table:number-columns-repeated="19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/>
          <table:table-cell table:style-name="Default" office:value-type="float" office:value="11.37" calcext:value-type="float">
            <text:p>11.37</text:p>
          </table:table-cell>
          <table:table-cell table:style-name="Default" office:value-type="float" office:value="9.94" calcext:value-type="float">
            <text:p>9.94</text:p>
          </table:table-cell>
          <table:table-cell table:style-name="Default" office:value-type="float" office:value="8.12" calcext:value-type="float">
            <text:p>8.12</text:p>
          </table:table-cell>
          <table:table-cell table:number-columns-repeated="19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2"/>
          <table:table-cell table:style-name="Default" office:value-type="float" office:value="9.56" calcext:value-type="float">
            <text:p>9.56</text:p>
          </table:table-cell>
          <table:table-cell table:style-name="Default" office:value-type="float" office:value="8.56" calcext:value-type="float">
            <text:p>8.56</text:p>
          </table:table-cell>
          <table:table-cell table:style-name="Default" office:value-type="float" office:value="5.81" calcext:value-type="float">
            <text:p>5.81</text:p>
          </table:table-cell>
          <table:table-cell table:number-columns-repeated="19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/>
          <table:table-cell table:style-name="Default" office:value-type="float" office:value="10.37" calcext:value-type="float">
            <text:p>10.37</text:p>
          </table:table-cell>
          <table:table-cell table:style-name="Default" office:value-type="float" office:value="10.56" calcext:value-type="float">
            <text:p>10.56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19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/>
          <table:table-cell table:style-name="Default" office:value-type="float" office:value="9.37" calcext:value-type="float">
            <text:p>9.3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19" calcext:value-type="float">
            <text:p>6.19</text:p>
          </table:table-cell>
          <table:table-cell table:number-columns-repeated="19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/>
          <table:table-cell table:style-name="Default" office:value-type="float" office:value="8.25" calcext:value-type="float">
            <text:p>8.2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31" calcext:value-type="float">
            <text:p>5.31</text:p>
          </table:table-cell>
          <table:table-cell table:number-columns-repeated="19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2"/>
          <table:table-cell table:style-name="Default" office:value-type="float" office:value="7.94" calcext:value-type="float">
            <text:p>7.94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/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19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/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6.31" calcext:value-type="float">
            <text:p>6.31</text:p>
          </table:table-cell>
          <table:table-cell table:style-name="Default" office:value-type="float" office:value="5.19" calcext:value-type="float">
            <text:p>5.19</text:p>
          </table:table-cell>
          <table:table-cell table:number-columns-repeated="19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2"/>
          <table:table-cell table:style-name="Default" office:value-type="float" office:value="6.67" calcext:value-type="float">
            <text:p>6.67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4.94" calcext:value-type="float">
            <text:p>4.94</text:p>
          </table:table-cell>
          <table:table-cell table:number-columns-repeated="19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2"/>
          <table:table-cell table:style-name="Default" office:value-type="float" office:value="6.81" calcext:value-type="float">
            <text:p>6.81</text:p>
          </table:table-cell>
          <table:table-cell table:style-name="Default" office:value-type="float" office:value="6.31" calcext:value-type="float">
            <text:p>6.3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/>
          <table:table-cell table:style-name="Default" office:value-type="float" office:value="6.56" calcext:value-type="float">
            <text:p>6.56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5.25" calcext:value-type="float">
            <text:p>5.25</text:p>
          </table:table-cell>
          <table:table-cell table:number-columns-repeated="19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/>
          <table:table-cell table:style-name="Default" office:value-type="float" office:value="6.56" calcext:value-type="float">
            <text:p>6.56</text:p>
          </table:table-cell>
          <table:table-cell table:style-name="Default" office:value-type="float" office:value="6.44" calcext:value-type="float">
            <text:p>6.44</text:p>
          </table:table-cell>
          <table:table-cell table:style-name="Default" office:value-type="float" office:value="4.37" calcext:value-type="float">
            <text:p>4.37</text:p>
          </table:table-cell>
          <table:table-cell table:number-columns-repeated="19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2"/>
          <table:table-cell table:style-name="Default" office:value-type="float" office:value="7.06" calcext:value-type="float">
            <text:p>7.06</text:p>
          </table:table-cell>
          <table:table-cell table:style-name="Default" office:value-type="float" office:value="6.62" calcext:value-type="float">
            <text:p>6.62</text:p>
          </table:table-cell>
          <table:table-cell table:style-name="Default" office:value-type="float" office:value="4.31" calcext:value-type="float">
            <text:p>4.31</text:p>
          </table:table-cell>
          <table:table-cell table:number-columns-repeated="19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2"/>
          <table:table-cell table:style-name="Default" office:value-type="float" office:value="5.94" calcext:value-type="float">
            <text:p>5.94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3.87" calcext:value-type="float">
            <text:p>3.87</text:p>
          </table:table-cell>
          <table:table-cell table:number-columns-repeated="19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/>
          <table:table-cell table:style-name="Default" office:value-type="float" office:value="6.19" calcext:value-type="float">
            <text:p>6.1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94" calcext:value-type="float">
            <text:p>3.94</text:p>
          </table:table-cell>
          <table:table-cell table:number-columns-repeated="19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/>
          <table:table-cell table:style-name="Default"/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4.25" calcext:value-type="float">
            <text:p>4.2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/>
          <table:table-cell table:style-name="Default"/>
          <table:table-cell table:style-name="Default" office:value-type="float" office:value="5.12" calcext:value-type="float">
            <text:p>5.12</text:p>
          </table:table-cell>
          <table:table-cell table:style-name="Default" office:value-type="float" office:value="3.56" calcext:value-type="float">
            <text:p>3.56</text:p>
          </table:table-cell>
          <table:table-cell office:value-type="float" office:value="6.44" calcext:value-type="float">
            <text:p>6.44</text:p>
          </table:table-cell>
          <table:table-cell table:number-columns-repeated="18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  <table:table-cell table:style-name="Default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.56" calcext:value-type="float">
            <text:p>3.5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/>
          <table:table-cell table:style-name="Default"/>
          <table:table-cell table:style-name="Default" office:value-type="float" office:value="5.56" calcext:value-type="float">
            <text:p>5.56</text:p>
          </table:table-cell>
          <table:table-cell table:style-name="Default" office:value-type="float" office:value="3.87" calcext:value-type="float">
            <text:p>3.87</text:p>
          </table:table-cell>
          <table:table-cell office:value-type="float" office:value="6.75" calcext:value-type="float">
            <text:p>6.75</text:p>
          </table:table-cell>
          <table:table-cell table:number-columns-repeated="18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/>
          <table:table-cell table:style-name="Default"/>
          <table:table-cell table:style-name="Default" office:value-type="float" office:value="5.94" calcext:value-type="float">
            <text:p>5.94</text:p>
          </table:table-cell>
          <table:table-cell table:style-name="Default" office:value-type="float" office:value="4.19" calcext:value-type="float">
            <text:p>4.19</text:p>
          </table:table-cell>
          <table:table-cell office:value-type="float" office:value="7.44" calcext:value-type="float">
            <text:p>7.44</text:p>
          </table:table-cell>
          <table:table-cell table:number-columns-repeated="18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19" calcext:value-type="float">
            <text:p>4.19</text:p>
          </table:table-cell>
          <table:table-cell office:value-type="float" office:value="6.94" calcext:value-type="float">
            <text:p>6.94</text:p>
          </table:table-cell>
          <table:table-cell table:number-columns-repeated="18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2"/>
          <table:table-cell table:style-name="Default"/>
          <table:table-cell table:style-name="Default" office:value-type="float" office:value="4.68" calcext:value-type="float">
            <text:p>4.68</text:p>
          </table:table-cell>
          <table:table-cell table:style-name="Default" office:value-type="float" office:value="3.44" calcext:value-type="float">
            <text:p>3.44</text:p>
          </table:table-cell>
          <table:table-cell office:value-type="float" office:value="5.87" calcext:value-type="float">
            <text:p>5.87</text:p>
          </table:table-cell>
          <table:table-cell table:number-columns-repeated="18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/>
          <table:table-cell table:style-name="Default"/>
          <table:table-cell table:style-name="Default" office:value-type="float" office:value="4.19" calcext:value-type="float">
            <text:p>4.19</text:p>
          </table:table-cell>
          <table:table-cell table:style-name="Default" office:value-type="float" office:value="3.06" calcext:value-type="float">
            <text:p>3.06</text:p>
          </table:table-cell>
          <table:table-cell office:value-type="float" office:value="4.81" calcext:value-type="float">
            <text:p>4.81</text:p>
          </table:table-cell>
          <table:table-cell table:number-columns-repeated="18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2"/>
          <table:table-cell table:style-name="Default"/>
          <table:table-cell table:style-name="Default" office:value-type="float" office:value="4.62" calcext:value-type="float">
            <text:p>4.62</text:p>
          </table:table-cell>
          <table:table-cell table:style-name="Default" office:value-type="float" office:value="3.56" calcext:value-type="float">
            <text:p>3.56</text:p>
          </table:table-cell>
          <table:table-cell office:value-type="float" office:value="5.25" calcext:value-type="float">
            <text:p>5.25</text:p>
          </table:table-cell>
          <table:table-cell table:number-columns-repeated="18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/>
          <table:table-cell table:style-name="Default"/>
          <table:table-cell table:style-name="Default" office:value-type="float" office:value="3.81" calcext:value-type="float">
            <text:p>3.81</text:p>
          </table:table-cell>
          <table:table-cell table:style-name="Default" office:value-type="float" office:value="2.62" calcext:value-type="float">
            <text:p>2.62</text:p>
          </table:table-cell>
          <table:table-cell office:value-type="float" office:value="4.75" calcext:value-type="float">
            <text:p>4.75</text:p>
          </table:table-cell>
          <table:table-cell table:number-columns-repeated="18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2"/>
          <table:table-cell table:style-name="Default"/>
          <table:table-cell table:style-name="Default" office:value-type="float" office:value="3.84" calcext:value-type="float">
            <text:p>3.84</text:p>
          </table:table-cell>
          <table:table-cell table:style-name="Default" office:value-type="float" office:value="2.68" calcext:value-type="float">
            <text:p>2.68</text:p>
          </table:table-cell>
          <table:table-cell office:value-type="float" office:value="5.81" calcext:value-type="float">
            <text:p>5.81</text:p>
          </table:table-cell>
          <table:table-cell table:number-columns-repeated="18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/>
          <table:table-cell table:style-name="Default"/>
          <table:table-cell table:style-name="Default" office:value-type="float" office:value="4.34" calcext:value-type="float">
            <text:p>4.34</text:p>
          </table:table-cell>
          <table:table-cell table:style-name="Default" office:value-type="float" office:value="3.09" calcext:value-type="float">
            <text:p>3.09</text:p>
          </table:table-cell>
          <table:table-cell office:value-type="float" office:value="6.06" calcext:value-type="float">
            <text:p>6.06</text:p>
          </table:table-cell>
          <table:table-cell table:number-columns-repeated="18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2"/>
          <table:table-cell table:style-name="Default"/>
          <table:table-cell table:style-name="Default" office:value-type="float" office:value="3.91" calcext:value-type="float">
            <text:p>3.91</text:p>
          </table:table-cell>
          <table:table-cell table:style-name="Default" office:value-type="float" office:value="3.34" calcext:value-type="float">
            <text:p>3.34</text:p>
          </table:table-cell>
          <table:table-cell office:value-type="float" office:value="4.44" calcext:value-type="float">
            <text:p>4.44</text:p>
          </table:table-cell>
          <table:table-cell table:number-columns-repeated="18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/>
          <table:table-cell table:style-name="Default"/>
          <table:table-cell table:style-name="Default" office:value-type="float" office:value="3.31" calcext:value-type="float">
            <text:p>3.31</text:p>
          </table:table-cell>
          <table:table-cell table:style-name="Default" office:value-type="float" office:value="2.87" calcext:value-type="float">
            <text:p>2.87</text:p>
          </table:table-cell>
          <table:table-cell office:value-type="float" office:value="5.44" calcext:value-type="float">
            <text:p>5.44</text:p>
          </table:table-cell>
          <table:table-cell table:number-columns-repeated="18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/>
          <table:table-cell table:style-name="Default"/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3.03" calcext:value-type="float">
            <text:p>3.03</text:p>
          </table:table-cell>
          <table:table-cell office:value-type="float" office:value="6.81" calcext:value-type="float">
            <text:p>6.81</text:p>
          </table:table-cell>
          <table:table-cell table:number-columns-repeated="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/>
          <table:table-cell table:style-name="Default"/>
          <table:table-cell table:style-name="Default" office:value-type="float" office:value="4.87" calcext:value-type="float">
            <text:p>4.87</text:p>
          </table:table-cell>
          <table:table-cell table:style-name="Default" office:value-type="float" office:value="4.4" calcext:value-type="float">
            <text:p>4.4</text:p>
          </table:table-cell>
          <table:table-cell office:value-type="float" office:value="6.87" calcext:value-type="float">
            <text:p>6.87</text:p>
          </table:table-cell>
          <table:table-cell table:number-columns-repeated="18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/>
          <table:table-cell table:style-name="Default"/>
          <table:table-cell table:style-name="Default" office:value-type="float" office:value="5.16" calcext:value-type="float">
            <text:p>5.16</text:p>
          </table:table-cell>
          <table:table-cell table:style-name="Default" office:value-type="float" office:value="4.37" calcext:value-type="float">
            <text:p>4.37</text:p>
          </table:table-cell>
          <table:table-cell table:number-columns-repeated="19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  <table:table-cell table:style-name="Default"/>
          <table:table-cell table:style-name="Default" office:value-type="float" office:value="4.78" calcext:value-type="float">
            <text:p>4.78</text:p>
          </table:table-cell>
          <table:table-cell table:style-name="Default" office:value-type="float" office:value="4.19" calcext:value-type="float">
            <text:p>4.19</text:p>
          </table:table-cell>
          <table:table-cell table:number-columns-repeated="19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/>
          <table:table-cell table:style-name="Default"/>
          <table:table-cell table:style-name="Default" office:value-type="float" office:value="5.44" calcext:value-type="float">
            <text:p>5.44</text:p>
          </table:table-cell>
          <table:table-cell table:style-name="Default" office:value-type="float" office:value="4.47" calcext:value-type="float">
            <text:p>4.47</text:p>
          </table:table-cell>
          <table:table-cell table:number-columns-repeated="19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/>
          <table:table-cell table:style-name="Default"/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5.56" calcext:value-type="float">
            <text:p>5.56</text:p>
          </table:table-cell>
          <table:table-cell table:number-columns-repeated="19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/>
          <table:table-cell table:style-name="Default"/>
          <table:table-cell table:style-name="Default" office:value-type="float" office:value="4.93" calcext:value-type="float">
            <text:p>4.93</text:p>
          </table:table-cell>
          <table:table-cell table:style-name="Default" office:value-type="float" office:value="4.62" calcext:value-type="float">
            <text:p>4.62</text:p>
          </table:table-cell>
          <table:table-cell table:number-columns-repeated="19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2"/>
          <table:table-cell table:style-name="Default"/>
          <table:table-cell table:style-name="Default" office:value-type="float" office:value="5.94" calcext:value-type="float">
            <text:p>5.9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/>
          <table:table-cell table:style-name="Default"/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4.87" calcext:value-type="float">
            <text:p>4.87</text:p>
          </table:table-cell>
          <table:table-cell table:number-columns-repeated="19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/>
          <table:table-cell table:style-name="Default"/>
          <table:table-cell table:style-name="Default" office:value-type="float" office:value="6.19" calcext:value-type="float">
            <text:p>6.19</text:p>
          </table:table-cell>
          <table:table-cell table:style-name="Default" office:value-type="float" office:value="5.03" calcext:value-type="float">
            <text:p>5.03</text:p>
          </table:table-cell>
          <table:table-cell table:number-columns-repeated="19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2"/>
          <table:table-cell table:style-name="Default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4.94" calcext:value-type="float">
            <text:p>4.94</text:p>
          </table:table-cell>
          <table:table-cell table:number-columns-repeated="19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/>
          <table:table-cell table:style-name="Default"/>
          <table:table-cell table:style-name="Default" office:value-type="float" office:value="7.86" calcext:value-type="float">
            <text:p>7.86</text:p>
          </table:table-cell>
          <table:table-cell table:style-name="Default" office:value-type="float" office:value="6.06" calcext:value-type="float">
            <text:p>6.06</text:p>
          </table:table-cell>
          <table:table-cell table:number-columns-repeated="19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/>
          <table:table-cell table:style-name="Default"/>
          <table:table-cell table:style-name="Default" office:value-type="float" office:value="7.84" calcext:value-type="float">
            <text:p>7.84</text:p>
          </table:table-cell>
          <table:table-cell table:style-name="Default" office:value-type="float" office:value="6.78" calcext:value-type="float">
            <text:p>6.78</text:p>
          </table:table-cell>
          <table:table-cell table:number-columns-repeated="19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/>
          <table:table-cell table:style-name="Default"/>
          <table:table-cell table:style-name="Default" office:value-type="float" office:value="6.09" calcext:value-type="float">
            <text:p>6.09</text:p>
          </table:table-cell>
          <table:table-cell table:style-name="Default" office:value-type="float" office:value="5.44" calcext:value-type="float">
            <text:p>5.44</text:p>
          </table:table-cell>
          <table:table-cell table:number-columns-repeated="19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/>
          <table:table-cell table:style-name="Default"/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5.91" calcext:value-type="float">
            <text:p>5.91</text:p>
          </table:table-cell>
          <table:table-cell table:number-columns-repeated="19"/>
        </table:table-row>
      </table:table>
      <table:table table:name="UK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ce48"/>
        <table:table-column table:style-name="co1" table:number-columns-repeated="7" table:default-cell-style-name="ce48"/>
        <table:table-column table:style-name="co1" table:default-cell-style-name="Default"/>
        <table:table-row table:style-name="ro4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United States of America</text:p>
          </table:table-cell>
          <table:table-cell table:style-name="ce2" office:value-type="string" calcext:value-type="string">
            <text:p>Brazil/Portuguese America</text:p>
          </table:table-cell>
          <table:table-cell table:style-name="ce2" office:value-type="string" calcext:value-type="string">
            <text:p>British West Indies</text:p>
          </table:table-cell>
          <table:table-cell table:style-name="ce2" office:value-type="string" calcext:value-type="string">
            <text:p>Other American/West Indies Colonies</text:p>
          </table:table-cell>
          <table:table-cell table:style-name="ce2" office:value-type="string" calcext:value-type="string">
            <text:p>East Indies/Asia</text:p>
          </table:table-cell>
          <table:table-cell table:style-name="ce2"/>
          <table:table-cell table:style-name="ce2" office:value-type="string" calcext:value-type="string">
            <text:p>Europe/Mediterranean</text:p>
          </table:table-cell>
          <table:table-cell table:style-name="ce2" office:value-type="string" calcext:value-type="string">
            <text:p>Other Parts</text:p>
          </table:table-cell>
          <table:table-cell table:style-name="ce2" office:value-type="string" calcext:value-type="string">
            <text:p>Total Quantity Imported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943280" calcext:value-type="float">
            <text:p>31,943,280</text:p>
          </table:table-cell>
          <table:table-cell office:value-type="float" office:value="0" calcext:value-type="float">
            <text:p>0</text:p>
          </table:table-cell>
          <table:table-cell office:value-type="float" office:value="16800289" calcext:value-type="float">
            <text:p>16,800,289</text:p>
          </table:table-cell>
          <table:table-cell office:value-type="float" office:value="569104" calcext:value-type="float">
            <text:p>569,104</text:p>
          </table:table-cell>
          <table:table-cell office:value-type="float" office:value="355493" calcext:value-type="float">
            <text:p>355,493</text:p>
          </table:table-cell>
          <table:table-cell table:style-name="Default"/>
          <table:table-cell office:value-type="float" office:value="9154168" calcext:value-type="float">
            <text:p>9,154,168</text:p>
          </table:table-cell>
          <table:table-cell office:value-type="float" office:value="860072" calcext:value-type="float">
            <text:p>860,072</text:p>
          </table:table-cell>
          <table:table-cell table:style-name="ce48" office:value-type="float" office:value="59682406" calcext:value-type="float">
            <text:p>59,682,40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000681" calcext:value-type="float">
            <text:p>28,000,681</text:p>
          </table:table-cell>
          <table:table-cell office:value-type="float" office:value="0" calcext:value-type="float">
            <text:p>0</text:p>
          </table:table-cell>
          <table:table-cell office:value-type="float" office:value="18879412" calcext:value-type="float">
            <text:p>18,879,412</text:p>
          </table:table-cell>
          <table:table-cell office:value-type="float" office:value="609254" calcext:value-type="float">
            <text:p>609,254</text:p>
          </table:table-cell>
          <table:table-cell office:value-type="float" office:value="2640798" calcext:value-type="float">
            <text:p>2,640,798</text:p>
          </table:table-cell>
          <table:table-cell table:style-name="Default"/>
          <table:table-cell office:value-type="float" office:value="7565297" calcext:value-type="float">
            <text:p>7,565,297</text:p>
          </table:table-cell>
          <table:table-cell office:value-type="float" office:value="480841" calcext:value-type="float">
            <text:p>480,841</text:p>
          </table:table-cell>
          <table:table-cell table:style-name="ce48" office:value-type="float" office:value="58176283" calcext:value-type="float">
            <text:p>58,176,28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1892390" calcext:value-type="float">
            <text:p>41,892,390</text:p>
          </table:table-cell>
          <table:table-cell office:value-type="float" office:value="0" calcext:value-type="float">
            <text:p>0</text:p>
          </table:table-cell>
          <table:table-cell office:value-type="float" office:value="19706208" calcext:value-type="float">
            <text:p>19,706,208</text:p>
          </table:table-cell>
          <table:table-cell office:value-type="float" office:value="1251221" calcext:value-type="float">
            <text:p>1,251,221</text:p>
          </table:table-cell>
          <table:table-cell office:value-type="float" office:value="3574137" calcext:value-type="float">
            <text:p>3,574,137</text:p>
          </table:table-cell>
          <table:table-cell table:style-name="Default"/>
          <table:table-cell office:value-type="float" office:value="4882496" calcext:value-type="float">
            <text:p>4,882,496</text:p>
          </table:table-cell>
          <table:table-cell office:value-type="float" office:value="618914" calcext:value-type="float">
            <text:p>618,914</text:p>
          </table:table-cell>
          <table:table-cell table:style-name="ce48" office:value-type="float" office:value="74925306" calcext:value-type="float">
            <text:p>74,925,30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2522861" calcext:value-type="float">
            <text:p>12,522,861</text:p>
          </table:table-cell>
          <table:table-cell office:value-type="float" office:value="0" calcext:value-type="float">
            <text:p>0</text:p>
          </table:table-cell>
          <table:table-cell office:value-type="float" office:value="16633953" calcext:value-type="float">
            <text:p>16,633,953</text:p>
          </table:table-cell>
          <table:table-cell office:value-type="float" office:value="5550856" calcext:value-type="float">
            <text:p>5,550,856</text:p>
          </table:table-cell>
          <table:table-cell office:value-type="float" office:value="5151496" calcext:value-type="float">
            <text:p>5,151,496</text:p>
          </table:table-cell>
          <table:table-cell table:style-name="Default"/>
          <table:table-cell office:value-type="float" office:value="2872990" calcext:value-type="float">
            <text:p>2,872,990</text:p>
          </table:table-cell>
          <table:table-cell office:value-type="float" office:value="873886" calcext:value-type="float">
            <text:p>873,886</text:p>
          </table:table-cell>
          <table:table-cell table:style-name="ce48" office:value-type="float" office:value="43605982" calcext:value-type="float">
            <text:p>43,605,98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4857094" calcext:value-type="float">
            <text:p>34,857,094</text:p>
          </table:table-cell>
          <table:table-cell office:value-type="float" office:value="0" calcext:value-type="float">
            <text:p>0</text:p>
          </table:table-cell>
          <table:table-cell office:value-type="float" office:value="16210800" calcext:value-type="float">
            <text:p>16,210,800</text:p>
          </table:table-cell>
          <table:table-cell office:value-type="float" office:value="19788181" calcext:value-type="float">
            <text:p>19,788,181</text:p>
          </table:table-cell>
          <table:table-cell office:value-type="float" office:value="10927122" calcext:value-type="float">
            <text:p>10,927,122</text:p>
          </table:table-cell>
          <table:table-cell table:style-name="Default"/>
          <table:table-cell office:value-type="float" office:value="10920783" calcext:value-type="float">
            <text:p>10,920,783</text:p>
          </table:table-cell>
          <table:table-cell office:value-type="float" office:value="108302" calcext:value-type="float">
            <text:p>108,302</text:p>
          </table:table-cell>
          <table:table-cell table:style-name="ce48" office:value-type="float" office:value="92812282" calcext:value-type="float">
            <text:p>92,812,28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5194616" calcext:value-type="float">
            <text:p>55,194,616</text:p>
          </table:table-cell>
          <table:table-cell office:value-type="float" office:value="0" calcext:value-type="float">
            <text:p>0</text:p>
          </table:table-cell>
          <table:table-cell office:value-type="float" office:value="17889184" calcext:value-type="float">
            <text:p>17,889,184</text:p>
          </table:table-cell>
          <table:table-cell office:value-type="float" office:value="22137397" calcext:value-type="float">
            <text:p>22,137,397</text:p>
          </table:table-cell>
          <table:table-cell office:value-type="float" office:value="23144907" calcext:value-type="float">
            <text:p>23,144,907</text:p>
          </table:table-cell>
          <table:table-cell table:style-name="Default"/>
          <table:table-cell office:value-type="float" office:value="16725708" calcext:value-type="float">
            <text:p>16,725,708</text:p>
          </table:table-cell>
          <table:table-cell office:value-type="float" office:value="1478291" calcext:value-type="float">
            <text:p>1,478,291</text:p>
          </table:table-cell>
          <table:table-cell table:style-name="ce48" office:value-type="float" office:value="136570103" calcext:value-type="float">
            <text:p>136,570,10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Default" table:number-columns-repeated="8"/>
          <table:table-cell table:style-name="ce48" office:value-type="float" office:value="91662344" calcext:value-type="float">
            <text:p>91,662,34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6642187" calcext:value-type="float">
            <text:p>26,642,187</text:p>
          </table:table-cell>
          <table:table-cell office:value-type="float" office:value="16108030" calcext:value-type="float">
            <text:p>16,108,030</text:p>
          </table:table-cell>
          <table:table-cell office:value-type="float" office:value="6290982" calcext:value-type="float">
            <text:p>6,290,982</text:p>
          </table:table-cell>
          <table:table-cell office:value-type="float" office:value="9738897" calcext:value-type="float">
            <text:p>9,738,897</text:p>
          </table:table-cell>
          <table:table-cell office:value-type="float" office:value="730530" calcext:value-type="float">
            <text:p>730,530</text:p>
          </table:table-cell>
          <table:table-cell table:style-name="Default"/>
          <table:table-cell office:value-type="float" office:value="1457263" calcext:value-type="float">
            <text:p>1,457,263</text:p>
          </table:table-cell>
          <table:table-cell office:value-type="float" office:value="2058047" calcext:value-type="float">
            <text:p>2,058,047</text:p>
          </table:table-cell>
          <table:table-cell table:style-name="ce48" office:value-type="float" office:value="63025936" calcext:value-type="float">
            <text:p>63,025,93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7617" calcext:value-type="float">
            <text:p>77,617</text:p>
          </table:table-cell>
          <table:table-cell office:value-type="float" office:value="24882180" calcext:value-type="float">
            <text:p>24,882,180</text:p>
          </table:table-cell>
          <table:table-cell office:value-type="float" office:value="10063014" calcext:value-type="float">
            <text:p>10,063,014</text:p>
          </table:table-cell>
          <table:table-cell office:value-type="float" office:value="19332158" calcext:value-type="float">
            <text:p>19,332,158</text:p>
          </table:table-cell>
          <table:table-cell office:value-type="float" office:value="4186130" calcext:value-type="float">
            <text:p>4,186,130</text:p>
          </table:table-cell>
          <table:table-cell table:style-name="Default"/>
          <table:table-cell office:value-type="float" office:value="1173056" calcext:value-type="float">
            <text:p>1,173,056</text:p>
          </table:table-cell>
          <table:table-cell office:value-type="float" office:value="1500675" calcext:value-type="float">
            <text:p>1,500,675</text:p>
          </table:table-cell>
          <table:table-cell table:style-name="ce48" office:value-type="float" office:value="61214830" calcext:value-type="float">
            <text:p>61,214,83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4407299" calcext:value-type="float">
            <text:p>54,407,299</text:p>
          </table:table-cell>
          <table:table-cell office:value-type="float" office:value="13104267" calcext:value-type="float">
            <text:p>13,104,267</text:p>
          </table:table-cell>
          <table:table-cell office:value-type="float" office:value="15341197" calcext:value-type="float">
            <text:p>15,341,197</text:p>
          </table:table-cell>
          <table:table-cell office:value-type="float" office:value="0" calcext:value-type="float">
            <text:p>0</text:p>
          </table:table-cell>
          <table:table-cell office:value-type="float" office:value="7175243" calcext:value-type="float">
            <text:p>7,175,243</text:p>
          </table:table-cell>
          <table:table-cell table:style-name="Default"/>
          <table:table-cell office:value-type="float" office:value="30466" calcext:value-type="float">
            <text:p>30,466</text:p>
          </table:table-cell>
          <table:table-cell office:value-type="float" office:value="10650674" calcext:value-type="float">
            <text:p>10,650,674</text:p>
          </table:table-cell>
          <table:table-cell table:style-name="ce48" office:value-type="float" office:value="100709146" calcext:value-type="float">
            <text:p>100,709,14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1291997" calcext:value-type="float">
            <text:p>51,291,997</text:p>
          </table:table-cell>
          <table:table-cell office:value-type="float" office:value="20131581" calcext:value-type="float">
            <text:p>20,131,581</text:p>
          </table:table-cell>
          <table:table-cell office:value-type="float" office:value="12731822" calcext:value-type="float">
            <text:p>12,731,822</text:p>
          </table:table-cell>
          <table:table-cell office:value-type="float" office:value="0" calcext:value-type="float">
            <text:p>0</text:p>
          </table:table-cell>
          <table:table-cell office:value-type="float" office:value="6972790" calcext:value-type="float">
            <text:p>6,972,790</text:p>
          </table:table-cell>
          <table:table-cell table:style-name="Default"/>
          <table:table-cell office:value-type="float" office:value="239968" calcext:value-type="float">
            <text:p>239,968</text:p>
          </table:table-cell>
          <table:table-cell office:value-type="float" office:value="3912889" calcext:value-type="float">
            <text:p>3,912,889</text:p>
          </table:table-cell>
          <table:table-cell table:style-name="ce48" office:value-type="float" office:value="95281047" calcext:value-type="float">
            <text:p>95,281,04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0652293" calcext:value-type="float">
            <text:p>60,652,293</text:p>
          </table:table-cell>
          <table:table-cell office:value-type="float" office:value="16338861" calcext:value-type="float">
            <text:p>16,338,861</text:p>
          </table:table-cell>
          <table:table-cell office:value-type="float" office:value="9743695" calcext:value-type="float">
            <text:p>9,743,695</text:p>
          </table:table-cell>
          <table:table-cell office:value-type="float" office:value="0" calcext:value-type="float">
            <text:p>0</text:p>
          </table:table-cell>
          <table:table-cell office:value-type="float" office:value="31997570" calcext:value-type="float">
            <text:p>31,997,570</text:p>
          </table:table-cell>
          <table:table-cell table:style-name="Default"/>
          <table:table-cell office:value-type="float" office:value="44532" calcext:value-type="float">
            <text:p>44,532</text:p>
          </table:table-cell>
          <table:table-cell office:value-type="float" office:value="8473828" calcext:value-type="float">
            <text:p>8,473,828</text:p>
          </table:table-cell>
          <table:table-cell table:style-name="ce48" office:value-type="float" office:value="127250779" calcext:value-type="float">
            <text:p>127,250,77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8217856" calcext:value-type="float">
            <text:p>68,217,856</text:p>
          </table:table-cell>
          <table:table-cell office:value-type="float" office:value="24987979" calcext:value-type="float">
            <text:p>24,987,979</text:p>
          </table:table-cell>
          <table:table-cell office:value-type="float" office:value="11249851" calcext:value-type="float">
            <text:p>11,249,851</text:p>
          </table:table-cell>
          <table:table-cell office:value-type="float" office:value="0" calcext:value-type="float">
            <text:p>0</text:p>
          </table:table-cell>
          <table:table-cell office:value-type="float" office:value="67456411" calcext:value-type="float">
            <text:p>67,456,411</text:p>
          </table:table-cell>
          <table:table-cell table:style-name="Default"/>
          <table:table-cell office:value-type="float" office:value="1109982" calcext:value-type="float">
            <text:p>1,109,982</text:p>
          </table:table-cell>
          <table:table-cell office:value-type="float" office:value="5753698" calcext:value-type="float">
            <text:p>5,753,698</text:p>
          </table:table-cell>
          <table:table-cell table:style-name="ce48" office:value-type="float" office:value="178775777" calcext:value-type="float">
            <text:p>178,775,77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5412654" calcext:value-type="float">
            <text:p>65,412,654</text:p>
          </table:table-cell>
          <table:table-cell office:value-type="float" office:value="20850865" calcext:value-type="float">
            <text:p>20,850,865</text:p>
          </table:table-cell>
          <table:table-cell office:value-type="float" office:value="7050753" calcext:value-type="float">
            <text:p>7,050,753</text:p>
          </table:table-cell>
          <table:table-cell office:value-type="float" office:value="0" calcext:value-type="float">
            <text:p>0</text:p>
          </table:table-cell>
          <table:table-cell office:value-type="float" office:value="58856361" calcext:value-type="float">
            <text:p>58,856,361</text:p>
          </table:table-cell>
          <table:table-cell table:style-name="Default"/>
          <table:table-cell office:value-type="float" office:value="186864" calcext:value-type="float">
            <text:p>186,864</text:p>
          </table:table-cell>
          <table:table-cell office:value-type="float" office:value="1785757" calcext:value-type="float">
            <text:p>1,785,757</text:p>
          </table:table-cell>
          <table:table-cell table:style-name="ce48" office:value-type="float" office:value="154143254" calcext:value-type="float">
            <text:p>154,143,25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9999174" calcext:value-type="float">
            <text:p>89,999,174</text:p>
          </table:table-cell>
          <table:table-cell office:value-type="float" office:value="29198155" calcext:value-type="float">
            <text:p>29,198,155</text:p>
          </table:table-cell>
          <table:table-cell office:value-type="float" office:value="6836816" calcext:value-type="float">
            <text:p>6,836,816</text:p>
          </table:table-cell>
          <table:table-cell office:value-type="float" office:value="0" calcext:value-type="float">
            <text:p>0</text:p>
          </table:table-cell>
          <table:table-cell office:value-type="float" office:value="23125825" calcext:value-type="float">
            <text:p>23,125,825</text:p>
          </table:table-cell>
          <table:table-cell table:style-name="Default"/>
          <table:table-cell office:value-type="float" office:value="472684" calcext:value-type="float">
            <text:p>472,684</text:p>
          </table:table-cell>
          <table:table-cell office:value-type="float" office:value="2040001" calcext:value-type="float">
            <text:p>2,040,001</text:p>
          </table:table-cell>
          <table:table-cell table:style-name="ce48" office:value-type="float" office:value="151672655" calcext:value-type="float">
            <text:p>151,672,65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5470745" calcext:value-type="float">
            <text:p>95,470,745</text:p>
          </table:table-cell>
          <table:table-cell office:value-type="float" office:value="19535786" calcext:value-type="float">
            <text:p>19,535,786</text:p>
          </table:table-cell>
          <table:table-cell office:value-type="float" office:value="7128980" calcext:value-type="float">
            <text:p>7,128,980</text:p>
          </table:table-cell>
          <table:table-cell office:value-type="float" office:value="0" calcext:value-type="float">
            <text:p>0</text:p>
          </table:table-cell>
          <table:table-cell office:value-type="float" office:value="8827107" calcext:value-type="float">
            <text:p>8,827,107</text:p>
          </table:table-cell>
          <table:table-cell table:style-name="Default"/>
          <table:table-cell office:value-type="float" office:value="1131567" calcext:value-type="float">
            <text:p>1,131,567</text:p>
          </table:table-cell>
          <table:table-cell office:value-type="float" office:value="2435435" calcext:value-type="float">
            <text:p>2,435,435</text:p>
          </table:table-cell>
          <table:table-cell table:style-name="ce48" office:value-type="float" office:value="134529620" calcext:value-type="float">
            <text:p>134,529,62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01931766" calcext:value-type="float">
            <text:p>101,931,766</text:p>
          </table:table-cell>
          <table:table-cell office:value-type="float" office:value="24795206" calcext:value-type="float">
            <text:p>24,795,206</text:p>
          </table:table-cell>
          <table:table-cell office:value-type="float" office:value="10295114" calcext:value-type="float">
            <text:p>10,295,114</text:p>
          </table:table-cell>
          <table:table-cell office:value-type="float" office:value="0" calcext:value-type="float">
            <text:p>0</text:p>
          </table:table-cell>
          <table:table-cell office:value-type="float" office:value="4554225" calcext:value-type="float">
            <text:p>4,554,225</text:p>
          </table:table-cell>
          <table:table-cell table:style-name="Default"/>
          <table:table-cell office:value-type="float" office:value="518804" calcext:value-type="float">
            <text:p>518,804</text:p>
          </table:table-cell>
          <table:table-cell office:value-type="float" office:value="1732513" calcext:value-type="float">
            <text:p>1,732,513</text:p>
          </table:table-cell>
          <table:table-cell table:style-name="ce48" office:value-type="float" office:value="143827628" calcext:value-type="float">
            <text:p>143,827,62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42532112" calcext:value-type="float">
            <text:p>142,532,112</text:p>
          </table:table-cell>
          <table:table-cell office:value-type="float" office:value="23514641" calcext:value-type="float">
            <text:p>23,514,641</text:p>
          </table:table-cell>
          <table:table-cell office:value-type="float" office:value="7934793" calcext:value-type="float">
            <text:p>7,934,793</text:p>
          </table:table-cell>
          <table:table-cell office:value-type="float" office:value="0" calcext:value-type="float">
            <text:p>0</text:p>
          </table:table-cell>
          <table:table-cell office:value-type="float" office:value="14839117" calcext:value-type="float">
            <text:p>14,839,117</text:p>
          </table:table-cell>
          <table:table-cell table:style-name="Default"/>
          <table:table-cell office:value-type="float" office:value="1492413" calcext:value-type="float">
            <text:p>1,492,413</text:p>
          </table:table-cell>
          <table:table-cell office:value-type="float" office:value="1989427" calcext:value-type="float">
            <text:p>1,989,427</text:p>
          </table:table-cell>
          <table:table-cell table:style-name="ce48" office:value-type="float" office:value="192302503" calcext:value-type="float">
            <text:p>192,302,50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92187662" calcext:value-type="float">
            <text:p>92,187,662</text:p>
          </table:table-cell>
          <table:table-cell office:value-type="float" office:value="24849552" calcext:value-type="float">
            <text:p>24,849,552</text:p>
          </table:table-cell>
          <table:table-cell office:value-type="float" office:value="6269306" calcext:value-type="float">
            <text:p>6,269,306</text:p>
          </table:table-cell>
          <table:table-cell office:value-type="float" office:value="0" calcext:value-type="float">
            <text:p>0</text:p>
          </table:table-cell>
          <table:table-cell office:value-type="float" office:value="16420005" calcext:value-type="float">
            <text:p>16,420,005</text:p>
          </table:table-cell>
          <table:table-cell table:style-name="Default"/>
          <table:table-cell office:value-type="float" office:value="8699924" calcext:value-type="float">
            <text:p>8,699,924</text:p>
          </table:table-cell>
          <table:table-cell office:value-type="float" office:value="953673" calcext:value-type="float">
            <text:p>953,673</text:p>
          </table:table-cell>
          <table:table-cell table:style-name="ce48" office:value-type="float" office:value="149380122" calcext:value-type="float">
            <text:p>149,380,12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39906699" calcext:value-type="float">
            <text:p>139,906,699</text:p>
          </table:table-cell>
          <table:table-cell office:value-type="float" office:value="33180491" calcext:value-type="float">
            <text:p>33,180,491</text:p>
          </table:table-cell>
          <table:table-cell office:value-type="float" office:value="8193948" calcext:value-type="float">
            <text:p>8,193,948</text:p>
          </table:table-cell>
          <table:table-cell office:value-type="float" office:value="0" calcext:value-type="float">
            <text:p>0</text:p>
          </table:table-cell>
          <table:table-cell office:value-type="float" office:value="20005872" calcext:value-type="float">
            <text:p>20,005,872</text:p>
          </table:table-cell>
          <table:table-cell table:style-name="Default"/>
          <table:table-cell office:value-type="float" office:value="22698075" calcext:value-type="float">
            <text:p>22,698,075</text:p>
          </table:table-cell>
          <table:table-cell office:value-type="float" office:value="4018206" calcext:value-type="float">
            <text:p>4,018,206</text:p>
          </table:table-cell>
          <table:table-cell table:style-name="ce48" office:value-type="float" office:value="228003291" calcext:value-type="float">
            <text:p>228,003,29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30838203" calcext:value-type="float">
            <text:p>130,838,203</text:p>
          </table:table-cell>
          <table:table-cell office:value-type="float" office:value="9871092" calcext:value-type="float">
            <text:p>9,871,092</text:p>
          </table:table-cell>
          <table:table-cell office:value-type="float" office:value="4751070" calcext:value-type="float">
            <text:p>4,751,070</text:p>
          </table:table-cell>
          <table:table-cell office:value-type="float" office:value="0" calcext:value-type="float">
            <text:p>0</text:p>
          </table:table-cell>
          <table:table-cell office:value-type="float" office:value="20985135" calcext:value-type="float">
            <text:p>20,985,135</text:p>
          </table:table-cell>
          <table:table-cell table:style-name="Default"/>
          <table:table-cell office:value-type="float" office:value="10308617" calcext:value-type="float">
            <text:p>10,308,617</text:p>
          </table:table-cell>
          <table:table-cell office:value-type="float" office:value="833284" calcext:value-type="float">
            <text:p>833,284</text:p>
          </table:table-cell>
          <table:table-cell table:style-name="ce48" office:value-type="float" office:value="177587401" calcext:value-type="float">
            <text:p>177,587,40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16924812" calcext:value-type="float">
            <text:p>216,924,812</text:p>
          </table:table-cell>
          <table:table-cell office:value-type="float" office:value="20716162" calcext:value-type="float">
            <text:p>20,716,162</text:p>
          </table:table-cell>
          <table:table-cell office:value-type="float" office:value="7165831" calcext:value-type="float">
            <text:p>7,165,831</text:p>
          </table:table-cell>
          <table:table-cell office:value-type="float" office:value="0" calcext:value-type="float">
            <text:p>0</text:p>
          </table:table-cell>
          <table:table-cell office:value-type="float" office:value="20930542" calcext:value-type="float">
            <text:p>20,930,542</text:p>
          </table:table-cell>
          <table:table-cell table:style-name="Default"/>
          <table:table-cell office:value-type="float" office:value="5372562" calcext:value-type="float">
            <text:p>5,372,562</text:p>
          </table:table-cell>
          <table:table-cell office:value-type="float" office:value="1338950" calcext:value-type="float">
            <text:p>1,338,950</text:p>
          </table:table-cell>
          <table:table-cell table:style-name="ce48" office:value-type="float" office:value="272448859" calcext:value-type="float">
            <text:p>272,448,85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1752289" calcext:value-type="float">
            <text:p>151,752,289</text:p>
          </table:table-cell>
          <table:table-cell office:value-type="float" office:value="29143279" calcext:value-type="float">
            <text:p>29,143,279</text:p>
          </table:table-cell>
          <table:table-cell office:value-type="float" office:value="5893800" calcext:value-type="float">
            <text:p>5,893,800</text:p>
          </table:table-cell>
          <table:table-cell office:value-type="float" office:value="0" calcext:value-type="float">
            <text:p>0</text:p>
          </table:table-cell>
          <table:table-cell office:value-type="float" office:value="34187901" calcext:value-type="float">
            <text:p>34,187,901</text:p>
          </table:table-cell>
          <table:table-cell table:style-name="Default"/>
          <table:table-cell office:value-type="float" office:value="7039574" calcext:value-type="float">
            <text:p>7,039,574</text:p>
          </table:table-cell>
          <table:table-cell office:value-type="float" office:value="1743799" calcext:value-type="float">
            <text:p>1,743,799</text:p>
          </table:table-cell>
          <table:table-cell table:style-name="ce48" office:value-type="float" office:value="229760642" calcext:value-type="float">
            <text:p>229,760,64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57187396" calcext:value-type="float">
            <text:p>157,187,396</text:p>
          </table:table-cell>
          <table:table-cell office:value-type="float" office:value="28878386" calcext:value-type="float">
            <text:p>28,878,386</text:p>
          </table:table-cell>
          <table:table-cell office:value-type="float" office:value="4640414" calcext:value-type="float">
            <text:p>4,640,414</text:p>
          </table:table-cell>
          <table:table-cell office:value-type="float" office:value="0" calcext:value-type="float">
            <text:p>0</text:p>
          </table:table-cell>
          <table:table-cell office:value-type="float" office:value="24857800" calcext:value-type="float">
            <text:p>24,857,800</text:p>
          </table:table-cell>
          <table:table-cell table:style-name="Default"/>
          <table:table-cell office:value-type="float" office:value="6049507" calcext:value-type="float">
            <text:p>6,049,507</text:p>
          </table:table-cell>
          <table:table-cell office:value-type="float" office:value="1153818" calcext:value-type="float">
            <text:p>1,153,818</text:p>
          </table:table-cell>
          <table:table-cell table:style-name="ce48" office:value-type="float" office:value="222767321" calcext:value-type="float">
            <text:p>222,767,32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10585358" calcext:value-type="float">
            <text:p>210,585,358</text:p>
          </table:table-cell>
          <table:table-cell office:value-type="float" office:value="33092072" calcext:value-type="float">
            <text:p>33,092,072</text:p>
          </table:table-cell>
          <table:table-cell office:value-type="float" office:value="3429247" calcext:value-type="float">
            <text:p>3,429,247</text:p>
          </table:table-cell>
          <table:table-cell office:value-type="float" office:value="0" calcext:value-type="float">
            <text:p>0</text:p>
          </table:table-cell>
          <table:table-cell office:value-type="float" office:value="12481761" calcext:value-type="float">
            <text:p>12,481,761</text:p>
          </table:table-cell>
          <table:table-cell table:style-name="Default"/>
          <table:table-cell office:value-type="float" office:value="3428798" calcext:value-type="float">
            <text:p>3,428,798</text:p>
          </table:table-cell>
          <table:table-cell office:value-type="float" office:value="644216" calcext:value-type="float">
            <text:p>644,216</text:p>
          </table:table-cell>
          <table:table-cell table:style-name="ce48" office:value-type="float" office:value="263661452" calcext:value-type="float">
            <text:p>263,661,45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19333628" calcext:value-type="float">
            <text:p>219,333,628</text:p>
          </table:table-cell>
          <table:table-cell office:value-type="float" office:value="31695761" calcext:value-type="float">
            <text:p>31,695,761</text:p>
          </table:table-cell>
          <table:table-cell office:value-type="float" office:value="2401685" calcext:value-type="float">
            <text:p>2,401,685</text:p>
          </table:table-cell>
          <table:table-cell office:value-type="float" office:value="0" calcext:value-type="float">
            <text:p>0</text:p>
          </table:table-cell>
          <table:table-cell office:value-type="float" office:value="25805153" calcext:value-type="float">
            <text:p>25,805,153</text:p>
          </table:table-cell>
          <table:table-cell table:style-name="Default"/>
          <table:table-cell office:value-type="float" office:value="8460559" calcext:value-type="float">
            <text:p>8,460,559</text:p>
          </table:table-cell>
          <table:table-cell office:value-type="float" office:value="978067" calcext:value-type="float">
            <text:p>978,067</text:p>
          </table:table-cell>
          <table:table-cell table:style-name="ce48" office:value-type="float" office:value="288674853" calcext:value-type="float">
            <text:p>288,674,85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19750753" calcext:value-type="float">
            <text:p>219,750,753</text:p>
          </table:table-cell>
          <table:table-cell office:value-type="float" office:value="20109560" calcext:value-type="float">
            <text:p>20,109,560</text:p>
          </table:table-cell>
          <table:table-cell office:value-type="float" office:value="2040428" calcext:value-type="float">
            <text:p>2,040,428</text:p>
          </table:table-cell>
          <table:table-cell office:value-type="float" office:value="0" calcext:value-type="float">
            <text:p>0</text:p>
          </table:table-cell>
          <table:table-cell office:value-type="float" office:value="35178625" calcext:value-type="float">
            <text:p>35,178,625</text:p>
          </table:table-cell>
          <table:table-cell table:style-name="Default"/>
          <table:table-cell office:value-type="float" office:value="9163692" calcext:value-type="float">
            <text:p>9,163,692</text:p>
          </table:table-cell>
          <table:table-cell office:value-type="float" office:value="583467" calcext:value-type="float">
            <text:p>583,467</text:p>
          </table:table-cell>
          <table:table-cell table:style-name="ce48" office:value-type="float" office:value="286826525" calcext:value-type="float">
            <text:p>286,826,52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37506758" calcext:value-type="float">
            <text:p>237,506,758</text:p>
          </table:table-cell>
          <table:table-cell office:value-type="float" office:value="28463821" calcext:value-type="float">
            <text:p>28,463,821</text:p>
          </table:table-cell>
          <table:table-cell office:value-type="float" office:value="2084862" calcext:value-type="float">
            <text:p>2,084,862</text:p>
          </table:table-cell>
          <table:table-cell office:value-type="float" office:value="0" calcext:value-type="float">
            <text:p>0</text:p>
          </table:table-cell>
          <table:table-cell office:value-type="float" office:value="32755164" calcext:value-type="float">
            <text:p>32,755,164</text:p>
          </table:table-cell>
          <table:table-cell table:style-name="Default"/>
          <table:table-cell office:value-type="float" office:value="1020268" calcext:value-type="float">
            <text:p>1,020,268</text:p>
          </table:table-cell>
          <table:table-cell office:value-type="float" office:value="1825964" calcext:value-type="float">
            <text:p>1,825,964</text:p>
          </table:table-cell>
          <table:table-cell table:style-name="ce48" office:value-type="float" office:value="303656837" calcext:value-type="float">
            <text:p>303,656,83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69203075" calcext:value-type="float">
            <text:p>269,203,075</text:p>
          </table:table-cell>
          <table:table-cell office:value-type="float" office:value="19291396" calcext:value-type="float">
            <text:p>19,291,396</text:p>
          </table:table-cell>
          <table:table-cell office:value-type="float" office:value="2293794" calcext:value-type="float">
            <text:p>2,293,794</text:p>
          </table:table-cell>
          <table:table-cell office:value-type="float" office:value="0" calcext:value-type="float">
            <text:p>0</text:p>
          </table:table-cell>
          <table:table-cell office:value-type="float" office:value="32920865" calcext:value-type="float">
            <text:p>32,920,865</text:p>
          </table:table-cell>
          <table:table-cell table:style-name="Default"/>
          <table:table-cell office:value-type="float" office:value="1681625" calcext:value-type="float">
            <text:p>1,681,625</text:p>
          </table:table-cell>
          <table:table-cell office:value-type="float" office:value="1484670" calcext:value-type="float">
            <text:p>1,484,670</text:p>
          </table:table-cell>
          <table:table-cell table:style-name="ce48" office:value-type="float" office:value="326875425" calcext:value-type="float">
            <text:p>326,875,42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84455812" calcext:value-type="float">
            <text:p>284,455,812</text:p>
          </table:table-cell>
          <table:table-cell office:value-type="float" office:value="24986409" calcext:value-type="float">
            <text:p>24,986,409</text:p>
          </table:table-cell>
          <table:table-cell office:value-type="float" office:value="1815270" calcext:value-type="float">
            <text:p>1,815,270</text:p>
          </table:table-cell>
          <table:table-cell office:value-type="float" office:value="0" calcext:value-type="float">
            <text:p>0</text:p>
          </table:table-cell>
          <table:table-cell office:value-type="float" office:value="41429011" calcext:value-type="float">
            <text:p>41,429,011</text:p>
          </table:table-cell>
          <table:table-cell table:style-name="Default"/>
          <table:table-cell office:value-type="float" office:value="8451630" calcext:value-type="float">
            <text:p>8,451,630</text:p>
          </table:table-cell>
          <table:table-cell office:value-type="float" office:value="2564831" calcext:value-type="float">
            <text:p>2,564,831</text:p>
          </table:table-cell>
          <table:table-cell table:style-name="ce48" office:value-type="float" office:value="363702963" calcext:value-type="float">
            <text:p>363,702,96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89615692" calcext:value-type="float">
            <text:p>289,615,692</text:p>
          </table:table-cell>
          <table:table-cell office:value-type="float" office:value="27601272" calcext:value-type="float">
            <text:p>27,601,272</text:p>
          </table:table-cell>
          <table:table-cell office:value-type="float" office:value="1714337" calcext:value-type="float">
            <text:p>1,714,337</text:p>
          </table:table-cell>
          <table:table-cell office:value-type="float" office:value="0" calcext:value-type="float">
            <text:p>0</text:p>
          </table:table-cell>
          <table:table-cell office:value-type="float" office:value="75949845" calcext:value-type="float">
            <text:p>75,949,845</text:p>
          </table:table-cell>
          <table:table-cell table:style-name="Default"/>
          <table:table-cell office:value-type="float" office:value="8226029" calcext:value-type="float">
            <text:p>8,226,029</text:p>
          </table:table-cell>
          <table:table-cell office:value-type="float" office:value="3951882" calcext:value-type="float">
            <text:p>3,951,882</text:p>
          </table:table-cell>
          <table:table-cell table:style-name="ce48" office:value-type="float" office:value="407059057" calcext:value-type="float">
            <text:p>407,059,05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20651716" calcext:value-type="float">
            <text:p>320,651,716</text:p>
          </table:table-cell>
          <table:table-cell office:value-type="float" office:value="20949145" calcext:value-type="float">
            <text:p>20,949,145</text:p>
          </table:table-cell>
          <table:table-cell office:value-type="float" office:value="1595702" calcext:value-type="float">
            <text:p>1,595,702</text:p>
          </table:table-cell>
          <table:table-cell office:value-type="float" office:value="0" calcext:value-type="float">
            <text:p>0</text:p>
          </table:table-cell>
          <table:table-cell office:value-type="float" office:value="51532072" calcext:value-type="float">
            <text:p>51,532,072</text:p>
          </table:table-cell>
          <table:table-cell table:style-name="Default"/>
          <table:table-cell office:value-type="float" office:value="9326979" calcext:value-type="float">
            <text:p>9,326,979</text:p>
          </table:table-cell>
          <table:table-cell office:value-type="float" office:value="3240169" calcext:value-type="float">
            <text:p>3,240,169</text:p>
          </table:table-cell>
          <table:table-cell table:style-name="ce48" office:value-type="float" office:value="407295783" calcext:value-type="float">
            <text:p>407,295,78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31437888" calcext:value-type="float">
            <text:p>431,437,888</text:p>
          </table:table-cell>
          <table:table-cell office:value-type="float" office:value="24464505" calcext:value-type="float">
            <text:p>24,464,505</text:p>
          </table:table-cell>
          <table:table-cell office:value-type="float" office:value="1529356" calcext:value-type="float">
            <text:p>1,529,356</text:p>
          </table:table-cell>
          <table:table-cell office:value-type="float" office:value="0" calcext:value-type="float">
            <text:p>0</text:p>
          </table:table-cell>
          <table:table-cell office:value-type="float" office:value="40217734" calcext:value-type="float">
            <text:p>40,217,734</text:p>
          </table:table-cell>
          <table:table-cell table:style-name="Default"/>
          <table:table-cell office:value-type="float" office:value="6409466" calcext:value-type="float">
            <text:p>6,409,466</text:p>
          </table:table-cell>
          <table:table-cell office:value-type="float" office:value="3791628" calcext:value-type="float">
            <text:p>3,791,628</text:p>
          </table:table-cell>
          <table:table-cell table:style-name="ce48" office:value-type="float" office:value="507850577" calcext:value-type="float">
            <text:p>507,850,57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11597798" calcext:value-type="float">
            <text:p>311,597,798</text:p>
          </table:table-cell>
          <table:table-cell office:value-type="float" office:value="16971979" calcext:value-type="float">
            <text:p>16,971,979</text:p>
          </table:table-cell>
          <table:table-cell office:value-type="float" office:value="1248164" calcext:value-type="float">
            <text:p>1,248,164</text:p>
          </table:table-cell>
          <table:table-cell office:value-type="float" office:value="0" calcext:value-type="float">
            <text:p>0</text:p>
          </table:table-cell>
          <table:table-cell office:value-type="float" office:value="47172939" calcext:value-type="float">
            <text:p>47,172,939</text:p>
          </table:table-cell>
          <table:table-cell table:style-name="Default"/>
          <table:table-cell office:value-type="float" office:value="6429671" calcext:value-type="float">
            <text:p>6,429,671</text:p>
          </table:table-cell>
          <table:table-cell office:value-type="float" office:value="5975008" calcext:value-type="float">
            <text:p>5,975,008</text:p>
          </table:table-cell>
          <table:table-cell table:style-name="ce48" office:value-type="float" office:value="389395559" calcext:value-type="float">
            <text:p>389,395,55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87846504" calcext:value-type="float">
            <text:p>487,846,504</text:p>
          </table:table-cell>
          <table:table-cell office:value-type="float" office:value="14779171" calcext:value-type="float">
            <text:p>14,779,171</text:p>
          </table:table-cell>
          <table:table-cell office:value-type="float" office:value="866157" calcext:value-type="float">
            <text:p>866,157</text:p>
          </table:table-cell>
          <table:table-cell office:value-type="float" office:value="0" calcext:value-type="float">
            <text:p>0</text:p>
          </table:table-cell>
          <table:table-cell office:value-type="float" office:value="77011839" calcext:value-type="float">
            <text:p>77,011,839</text:p>
          </table:table-cell>
          <table:table-cell table:style-name="Default"/>
          <table:table-cell office:value-type="float" office:value="8324937" calcext:value-type="float">
            <text:p>8,324,937</text:p>
          </table:table-cell>
          <table:table-cell office:value-type="float" office:value="3649402" calcext:value-type="float">
            <text:p>3,649,402</text:p>
          </table:table-cell>
          <table:table-cell table:style-name="ce48" office:value-type="float" office:value="592478010" calcext:value-type="float">
            <text:p>592,478,01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58240964" calcext:value-type="float">
            <text:p>358,240,964</text:p>
          </table:table-cell>
          <table:table-cell office:value-type="float" office:value="16671348" calcext:value-type="float">
            <text:p>16,671,348</text:p>
          </table:table-cell>
          <table:table-cell office:value-type="float" office:value="1533107" calcext:value-type="float">
            <text:p>1,533,107</text:p>
          </table:table-cell>
          <table:table-cell office:value-type="float" office:value="0" calcext:value-type="float">
            <text:p>0</text:p>
          </table:table-cell>
          <table:table-cell office:value-type="float" office:value="97388153" calcext:value-type="float">
            <text:p>97,388,153</text:p>
          </table:table-cell>
          <table:table-cell table:style-name="Default"/>
          <table:table-cell office:value-type="float" office:value="9997180" calcext:value-type="float">
            <text:p>9,997,180</text:p>
          </table:table-cell>
          <table:table-cell office:value-type="float" office:value="5061513" calcext:value-type="float">
            <text:p>5,061,513</text:p>
          </table:table-cell>
          <table:table-cell table:style-name="ce48" office:value-type="float" office:value="488892265" calcext:value-type="float">
            <text:p>488,892,26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14039779" calcext:value-type="float">
            <text:p>414,039,779</text:p>
          </table:table-cell>
          <table:table-cell office:value-type="float" office:value="15222828" calcext:value-type="float">
            <text:p>15,222,828</text:p>
          </table:table-cell>
          <table:table-cell office:value-type="float" office:value="593603" calcext:value-type="float">
            <text:p>593,603</text:p>
          </table:table-cell>
          <table:table-cell office:value-type="float" office:value="0" calcext:value-type="float">
            <text:p>0</text:p>
          </table:table-cell>
          <table:table-cell office:value-type="float" office:value="92972609" calcext:value-type="float">
            <text:p>92,972,609</text:p>
          </table:table-cell>
          <table:table-cell table:style-name="Default"/>
          <table:table-cell office:value-type="float" office:value="4489017" calcext:value-type="float">
            <text:p>4,489,017</text:p>
          </table:table-cell>
          <table:table-cell office:value-type="float" office:value="4441250" calcext:value-type="float">
            <text:p>4,441,250</text:p>
          </table:table-cell>
          <table:table-cell table:style-name="ce48" office:value-type="float" office:value="531759086" calcext:value-type="float">
            <text:p>531,759,086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574738520" calcext:value-type="float">
            <text:p>574,738,520</text:p>
          </table:table-cell>
          <table:table-cell office:value-type="float" office:value="18075123" calcext:value-type="float">
            <text:p>18,075,123</text:p>
          </table:table-cell>
          <table:table-cell office:value-type="float" office:value="1260444" calcext:value-type="float">
            <text:p>1,260,444</text:p>
          </table:table-cell>
          <table:table-cell office:value-type="float" office:value="0" calcext:value-type="float">
            <text:p>0</text:p>
          </table:table-cell>
          <table:table-cell office:value-type="float" office:value="85799729" calcext:value-type="float">
            <text:p>85,799,729</text:p>
          </table:table-cell>
          <table:table-cell table:style-name="Default"/>
          <table:table-cell office:value-type="float" office:value="9674076" calcext:value-type="float">
            <text:p>9,674,076</text:p>
          </table:table-cell>
          <table:table-cell office:value-type="float" office:value="3125224" calcext:value-type="float">
            <text:p>3,125,224</text:p>
          </table:table-cell>
          <table:table-cell table:style-name="ce48" office:value-type="float" office:value="692673116" calcext:value-type="float">
            <text:p>692,673,116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17218622" calcext:value-type="float">
            <text:p>517,218,622</text:p>
          </table:table-cell>
          <table:table-cell office:value-type="float" office:value="17264744" calcext:value-type="float">
            <text:p>17,264,744</text:p>
          </table:table-cell>
          <table:table-cell office:value-type="float" office:value="1707124" calcext:value-type="float">
            <text:p>1,707,124</text:p>
          </table:table-cell>
          <table:table-cell office:value-type="float" office:value="0" calcext:value-type="float">
            <text:p>0</text:p>
          </table:table-cell>
          <table:table-cell office:value-type="float" office:value="81639376" calcext:value-type="float">
            <text:p>81,639,376</text:p>
          </table:table-cell>
          <table:table-cell table:style-name="Default"/>
          <table:table-cell office:value-type="float" office:value="12406327" calcext:value-type="float">
            <text:p>12,406,327</text:p>
          </table:table-cell>
          <table:table-cell office:value-type="float" office:value="5058621" calcext:value-type="float">
            <text:p>5,058,621</text:p>
          </table:table-cell>
          <table:table-cell table:style-name="ce48" office:value-type="float" office:value="635294814" calcext:value-type="float">
            <text:p>635,294,81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26650412" calcext:value-type="float">
            <text:p>626,650,412</text:p>
          </table:table-cell>
          <table:table-cell office:value-type="float" office:value="20157633" calcext:value-type="float">
            <text:p>20,157,633</text:p>
          </table:table-cell>
          <table:table-cell office:value-type="float" office:value="1394447" calcext:value-type="float">
            <text:p>1,394,447</text:p>
          </table:table-cell>
          <table:table-cell office:value-type="float" office:value="0" calcext:value-type="float">
            <text:p>0</text:p>
          </table:table-cell>
          <table:table-cell office:value-type="float" office:value="58437436" calcext:value-type="float">
            <text:p>58,437,436</text:p>
          </table:table-cell>
          <table:table-cell table:style-name="Default"/>
          <table:table-cell office:value-type="float" office:value="14614599" calcext:value-type="float">
            <text:p>14,614,599</text:p>
          </table:table-cell>
          <table:table-cell office:value-type="float" office:value="725836" calcext:value-type="float">
            <text:p>725,836</text:p>
          </table:table-cell>
          <table:table-cell table:style-name="ce48" office:value-type="float" office:value="721980363" calcext:value-type="float">
            <text:p>721,980,36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01949393" calcext:value-type="float">
            <text:p>401,949,393</text:p>
          </table:table-cell>
          <table:table-cell office:value-type="float" office:value="14746321" calcext:value-type="float">
            <text:p>14,746,321</text:p>
          </table:table-cell>
          <table:table-cell office:value-type="float" office:value="1201857" calcext:value-type="float">
            <text:p>1,201,857</text:p>
          </table:table-cell>
          <table:table-cell office:value-type="float" office:value="0" calcext:value-type="float">
            <text:p>0</text:p>
          </table:table-cell>
          <table:table-cell office:value-type="float" office:value="34549143" calcext:value-type="float">
            <text:p>34,549,143</text:p>
          </table:table-cell>
          <table:table-cell table:style-name="Default"/>
          <table:table-cell office:value-type="float" office:value="14278447" calcext:value-type="float">
            <text:p>14,278,447</text:p>
          </table:table-cell>
          <table:table-cell office:value-type="float" office:value="1140113" calcext:value-type="float">
            <text:p>1,140,113</text:p>
          </table:table-cell>
          <table:table-cell table:style-name="ce48" office:value-type="float" office:value="467865274" calcext:value-type="float">
            <text:p>467,865,27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64599291" calcext:value-type="float">
            <text:p>364,599,291</text:p>
          </table:table-cell>
          <table:table-cell office:value-type="float" office:value="19966922" calcext:value-type="float">
            <text:p>19,966,922</text:p>
          </table:table-cell>
          <table:table-cell office:value-type="float" office:value="793933" calcext:value-type="float">
            <text:p>793,933</text:p>
          </table:table-cell>
          <table:table-cell office:value-type="float" office:value="0" calcext:value-type="float">
            <text:p>0</text:p>
          </table:table-cell>
          <table:table-cell office:value-type="float" office:value="83934614" calcext:value-type="float">
            <text:p>83,934,614</text:p>
          </table:table-cell>
          <table:table-cell table:style-name="Default"/>
          <table:table-cell office:value-type="float" office:value="4814268" calcext:value-type="float">
            <text:p>4,814,268</text:p>
          </table:table-cell>
          <table:table-cell office:value-type="float" office:value="598687" calcext:value-type="float">
            <text:p>598,687</text:p>
          </table:table-cell>
          <table:table-cell table:style-name="ce48" office:value-type="float" office:value="474707715" calcext:value-type="float">
            <text:p>474,707,71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00247488" calcext:value-type="float">
            <text:p>600,247,488</text:p>
          </table:table-cell>
          <table:table-cell table:number-columns-repeated="3"/>
          <table:table-cell office:value-type="float" office:value="84101961" calcext:value-type="float">
            <text:p>84,101,961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34504050" calcext:value-type="float">
            <text:p>634,504,050</text:p>
          </table:table-cell>
          <table:table-cell table:number-columns-repeated="3"/>
          <table:table-cell office:value-type="float" office:value="70838515" calcext:value-type="float">
            <text:p>70,838,515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93153112" calcext:value-type="float">
            <text:p>493,153,112</text:p>
          </table:table-cell>
          <table:table-cell table:number-columns-repeated="3"/>
          <table:table-cell office:value-type="float" office:value="118872742" calcext:value-type="float">
            <text:p>118,872,742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596638962" calcext:value-type="float">
            <text:p>596,638,962</text:p>
          </table:table-cell>
          <table:table-cell table:number-columns-repeated="3"/>
          <table:table-cell office:value-type="float" office:value="122626796" calcext:value-type="float">
            <text:p>122,626,796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765630544" calcext:value-type="float">
            <text:p>765,630,544</text:p>
          </table:table-cell>
          <table:table-cell table:number-columns-repeated="3"/>
          <table:table-cell office:value-type="float" office:value="84922432" calcext:value-type="float">
            <text:p>84,922,43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58451796" calcext:value-type="float">
            <text:p>658,451,796</text:p>
          </table:table-cell>
          <table:table-cell table:number-columns-repeated="3"/>
          <table:table-cell office:value-type="float" office:value="181848160" calcext:value-type="float">
            <text:p>181,848,160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22151346" calcext:value-type="float">
            <text:p>722,151,346</text:p>
          </table:table-cell>
          <table:table-cell table:number-columns-repeated="3"/>
          <table:table-cell office:value-type="float" office:value="119836009" calcext:value-type="float">
            <text:p>119,836,009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81629424" calcext:value-type="float">
            <text:p>681,629,424</text:p>
          </table:table-cell>
          <table:table-cell table:number-columns-repeated="3"/>
          <table:table-cell office:value-type="float" office:value="145179216" calcext:value-type="float">
            <text:p>145,179,216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80040016" calcext:value-type="float">
            <text:p>780,040,016</text:p>
          </table:table-cell>
          <table:table-cell table:number-columns-repeated="3"/>
          <table:table-cell office:value-type="float" office:value="180496624" calcext:value-type="float">
            <text:p>180,496,624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54758048" calcext:value-type="float">
            <text:p>654,758,048</text:p>
          </table:table-cell>
          <table:table-cell table:number-columns-repeated="3"/>
          <table:table-cell office:value-type="float" office:value="250338144" calcext:value-type="float">
            <text:p>250,338,144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33237776" calcext:value-type="float">
            <text:p>833,237,776</text:p>
          </table:table-cell>
          <table:table-cell table:number-columns-repeated="3"/>
          <table:table-cell office:value-type="float" office:value="132722576" calcext:value-type="float">
            <text:p>132,722,576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61707264" calcext:value-type="float">
            <text:p>961,707,264</text:p>
          </table:table-cell>
          <table:table-cell table:number-columns-repeated="3"/>
          <table:table-cell office:value-type="float" office:value="192330880" calcext:value-type="float">
            <text:p>192,330,880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115890608" calcext:value-type="float">
            <text:p>1,115,890,608</text:p>
          </table:table-cell>
          <table:table-cell table:number-columns-repeated="3"/>
          <table:table-cell office:value-type="float" office:value="204141168" calcext:value-type="float">
            <text:p>204,141,168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19500528" calcext:value-type="float">
            <text:p>819,500,528</text:p>
          </table:table-cell>
          <table:table-cell table:number-columns-repeated="3"/>
          <table:table-cell office:value-type="float" office:value="369040448" calcext:value-type="float">
            <text:p>369,040,448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3524224" calcext:value-type="float">
            <text:p>13,524,224</text:p>
          </table:table-cell>
          <table:table-cell table:number-columns-repeated="3"/>
          <table:table-cell office:value-type="float" office:value="392634528" calcext:value-type="float">
            <text:p>392,634,528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394080" calcext:value-type="float">
            <text:p>6,394,080</text:p>
          </table:table-cell>
          <table:table-cell table:number-columns-repeated="3"/>
          <table:table-cell office:value-type="float" office:value="434420784" calcext:value-type="float">
            <text:p>434,420,784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4198688" calcext:value-type="float">
            <text:p>14,198,688</text:p>
          </table:table-cell>
          <table:table-cell table:number-columns-repeated="3"/>
          <table:table-cell office:value-type="float" office:value="506527392" calcext:value-type="float">
            <text:p>506,527,392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35832480" calcext:value-type="float">
            <text:p>135,832,480</text:p>
          </table:table-cell>
          <table:table-cell table:number-columns-repeated="3"/>
          <table:table-cell office:value-type="float" office:value="445947600" calcext:value-type="float">
            <text:p>445,947,600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20061136" calcext:value-type="float">
            <text:p>520,061,136</text:p>
          </table:table-cell>
          <table:table-cell table:number-columns-repeated="3"/>
          <table:table-cell office:value-type="float" office:value="615302240" calcext:value-type="float">
            <text:p>615,302,240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28166800" calcext:value-type="float">
            <text:p>628,166,800</text:p>
          </table:table-cell>
          <table:table-cell table:number-columns-repeated="3"/>
          <table:table-cell office:value-type="float" office:value="498317008" calcext:value-type="float">
            <text:p>498,317,008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74478016" calcext:value-type="float">
            <text:p>574,478,016</text:p>
          </table:table-cell>
          <table:table-cell table:number-columns-repeated="3"/>
          <table:table-cell office:value-type="float" office:value="493706640" calcext:value-type="float">
            <text:p>493,706,640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57358944" calcext:value-type="float">
            <text:p>457,358,944</text:p>
          </table:table-cell>
          <table:table-cell table:number-columns-repeated="3"/>
          <table:table-cell office:value-type="float" office:value="481440176" calcext:value-type="float">
            <text:p>481,440,176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716248848" calcext:value-type="float">
            <text:p>716,248,848</text:p>
          </table:table-cell>
          <table:table-cell table:number-columns-repeated="3"/>
          <table:table-cell office:value-type="float" office:value="341536608" calcext:value-type="float">
            <text:p>341,536,608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038677920" calcext:value-type="float">
            <text:p>1,038,677,920</text:p>
          </table:table-cell>
          <table:table-cell table:number-columns-repeated="3"/>
          <table:table-cell office:value-type="float" office:value="431209744" calcext:value-type="float">
            <text:p>431,209,744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25600080" calcext:value-type="float">
            <text:p>625,600,080</text:p>
          </table:table-cell>
          <table:table-cell table:number-columns-repeated="3"/>
          <table:table-cell office:value-type="float" office:value="443234736" calcext:value-type="float">
            <text:p>443,234,736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32573616" calcext:value-type="float">
            <text:p>832,573,616</text:p>
          </table:table-cell>
          <table:table-cell table:number-columns-repeated="3"/>
          <table:table-cell office:value-type="float" office:value="367649744" calcext:value-type="float">
            <text:p>367,649,744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874926864" calcext:value-type="float">
            <text:p>874,926,864</text:p>
          </table:table-cell>
          <table:table-cell table:number-columns-repeated="3"/>
          <table:table-cell office:value-type="float" office:value="412025040" calcext:value-type="float">
            <text:p>412,025,040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841333472" calcext:value-type="float">
            <text:p>841,333,472</text:p>
          </table:table-cell>
          <table:table-cell table:number-columns-repeated="3"/>
          <table:table-cell office:value-type="float" office:value="383685552" calcext:value-type="float">
            <text:p>383,685,552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932800176" calcext:value-type="float">
            <text:p>932,800,176</text:p>
          </table:table-cell>
          <table:table-cell table:number-columns-repeated="3"/>
          <table:table-cell office:value-type="float" office:value="275856336" calcext:value-type="float">
            <text:p>275,856,33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912244592" calcext:value-type="float">
            <text:p>912,244,592</text:p>
          </table:table-cell>
          <table:table-cell table:number-columns-repeated="3"/>
          <table:table-cell office:value-type="float" office:value="193856320" calcext:value-type="float">
            <text:p>193,856,320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026190928" calcext:value-type="float">
            <text:p>1,026,190,928</text:p>
          </table:table-cell>
          <table:table-cell table:number-columns-repeated="3"/>
          <table:table-cell office:value-type="float" office:value="161135520" calcext:value-type="float">
            <text:p>161,135,520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82462080" calcext:value-type="float">
            <text:p>1,082,462,080</text:p>
          </table:table-cell>
          <table:table-cell table:number-columns-repeated="3"/>
          <table:table-cell office:value-type="float" office:value="181347600" calcext:value-type="float">
            <text:p>181,347,600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24282304" calcext:value-type="float">
            <text:p>1,224,282,304</text:p>
          </table:table-cell>
          <table:table-cell table:number-columns-repeated="3"/>
          <table:table-cell office:value-type="float" office:value="207061120" calcext:value-type="float">
            <text:p>207,061,12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210980288" calcext:value-type="float">
            <text:p>1,210,980,288</text:p>
          </table:table-cell>
          <table:table-cell table:number-columns-repeated="3"/>
          <table:table-cell office:value-type="float" office:value="198577680" calcext:value-type="float">
            <text:p>198,577,680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154732208" calcext:value-type="float">
            <text:p>1,154,732,208</text:p>
          </table:table-cell>
          <table:table-cell table:number-columns-repeated="3"/>
          <table:table-cell office:value-type="float" office:value="406515424" calcext:value-type="float">
            <text:p>406,515,424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239410592" calcext:value-type="float">
            <text:p>1,239,410,592</text:p>
          </table:table-cell>
          <table:table-cell table:number-columns-repeated="3"/>
          <table:table-cell office:value-type="float" office:value="260698480" calcext:value-type="float">
            <text:p>260,698,480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211608160" calcext:value-type="float">
            <text:p>1,211,608,160</text:p>
          </table:table-cell>
          <table:table-cell table:number-columns-repeated="3"/>
          <table:table-cell office:value-type="float" office:value="301360192" calcext:value-type="float">
            <text:p>301,360,192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50546000" calcext:value-type="float">
            <text:p>1,050,546,000</text:p>
          </table:table-cell>
          <table:table-cell table:number-columns-repeated="3"/>
          <table:table-cell office:value-type="float" office:value="145130048" calcext:value-type="float">
            <text:p>145,130,048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292536896" calcext:value-type="float">
            <text:p>1,292,536,896</text:p>
          </table:table-cell>
          <table:table-cell table:number-columns-repeated="3"/>
          <table:table-cell office:value-type="float" office:value="204864128" calcext:value-type="float">
            <text:p>204,864,128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256894464" calcext:value-type="float">
            <text:p>1,256,894,464</text:p>
          </table:table-cell>
          <table:table-cell table:number-columns-repeated="3"/>
          <table:table-cell office:value-type="float" office:value="276506720" calcext:value-type="float">
            <text:p>276,506,720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348571840" calcext:value-type="float">
            <text:p>1,348,571,840</text:p>
          </table:table-cell>
          <table:table-cell table:number-columns-repeated="3"/>
          <table:table-cell office:value-type="float" office:value="170238768" calcext:value-type="float">
            <text:p>170,238,76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423811872" calcext:value-type="float">
            <text:p>1,423,811,872</text:p>
          </table:table-cell>
          <table:table-cell table:number-columns-repeated="3"/>
          <table:table-cell office:value-type="float" office:value="273810880" calcext:value-type="float">
            <text:p>273,810,880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316756896" calcext:value-type="float">
            <text:p>1,316,756,896</text:p>
          </table:table-cell>
          <table:table-cell table:number-columns-repeated="3"/>
          <table:table-cell office:value-type="float" office:value="238746704" calcext:value-type="float">
            <text:p>238,746,704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617540736" calcext:value-type="float">
            <text:p>1,617,540,736</text:p>
          </table:table-cell>
          <table:table-cell table:number-columns-repeated="3"/>
          <table:table-cell office:value-type="float" office:value="100820384" calcext:value-type="float">
            <text:p>100,820,384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405528208" calcext:value-type="float">
            <text:p>1,405,528,208</text:p>
          </table:table-cell>
          <table:table-cell table:number-columns-repeated="3"/>
          <table:table-cell office:value-type="float" office:value="68877984" calcext:value-type="float">
            <text:p>68,877,984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055855360" calcext:value-type="float">
            <text:p>1,055,855,360</text:p>
          </table:table-cell>
          <table:table-cell table:number-columns-repeated="3"/>
          <table:table-cell office:value-type="float" office:value="62461504" calcext:value-type="float">
            <text:p>62,461,504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393089040" calcext:value-type="float">
            <text:p>1,393,089,040</text:p>
          </table:table-cell>
          <table:table-cell table:number-columns-repeated="3"/>
          <table:table-cell office:value-type="float" office:value="77447328" calcext:value-type="float">
            <text:p>77,447,328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394796704" calcext:value-type="float">
            <text:p>1,394,796,704</text:p>
          </table:table-cell>
          <table:table-cell table:number-columns-repeated="3"/>
          <table:table-cell office:value-type="float" office:value="51720928" calcext:value-type="float">
            <text:p>51,720,928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94027152" calcext:value-type="float">
            <text:p>1,394,027,152</text:p>
          </table:table-cell>
          <table:table-cell table:number-columns-repeated="3"/>
          <table:table-cell office:value-type="float" office:value="66176656" calcext:value-type="float">
            <text:p>66,176,656</text:p>
          </table:table-cell>
          <table:table-cell office:value-type="float" office:value="66001488" calcext:value-type="float">
            <text:p>66,001,488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380186080" calcext:value-type="float">
            <text:p>1,380,186,080</text:p>
          </table:table-cell>
          <table:table-cell table:number-columns-repeated="3"/>
          <table:table-cell office:value-type="float" office:value="42096096" calcext:value-type="float">
            <text:p>42,096,096</text:p>
          </table:table-cell>
          <table:table-cell office:value-type="float" office:value="42056784" calcext:value-type="float">
            <text:p>42,056,784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05353424" calcext:value-type="float">
            <text:p>1,805,353,424</text:p>
          </table:table-cell>
          <table:table-cell table:number-columns-repeated="3"/>
          <table:table-cell office:value-type="float" office:value="27349728" calcext:value-type="float">
            <text:p>27,349,728</text:p>
          </table:table-cell>
          <table:table-cell office:value-type="float" office:value="27152272" calcext:value-type="float">
            <text:p>27,152,272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233958880" calcext:value-type="float">
            <text:p>1,233,958,880</text:p>
          </table:table-cell>
          <table:table-cell table:number-columns-repeated="3"/>
          <table:table-cell office:value-type="float" office:value="30943360" calcext:value-type="float">
            <text:p>30,943,360</text:p>
          </table:table-cell>
          <table:table-cell office:value-type="float" office:value="30918720" calcext:value-type="float">
            <text:p>30,918,720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65298928" calcext:value-type="float">
            <text:p>1,365,298,928</text:p>
          </table:table-cell>
          <table:table-cell table:number-columns-repeated="3"/>
          <table:table-cell office:value-type="float" office:value="36832320" calcext:value-type="float">
            <text:p>36,832,320</text:p>
          </table:table-cell>
          <table:table-cell office:value-type="float" office:value="34926192" calcext:value-type="float">
            <text:p>34,926,192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480785936" calcext:value-type="float">
            <text:p>1,480,785,936</text:p>
          </table:table-cell>
          <table:table-cell table:number-columns-repeated="3"/>
          <table:table-cell office:value-type="float" office:value="37740976" calcext:value-type="float">
            <text:p>37,740,976</text:p>
          </table:table-cell>
          <table:table-cell office:value-type="float" office:value="37573760" calcext:value-type="float">
            <text:p>37,573,7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363839232" calcext:value-type="float">
            <text:p>1,363,839,232</text:p>
          </table:table-cell>
          <table:table-cell table:number-columns-repeated="3"/>
          <table:table-cell office:value-type="float" office:value="33057808" calcext:value-type="float">
            <text:p>33,057,808</text:p>
          </table:table-cell>
          <table:table-cell office:value-type="float" office:value="32471376" calcext:value-type="float">
            <text:p>32,471,3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361138128" calcext:value-type="float">
            <text:p>1,361,138,128</text:p>
          </table:table-cell>
          <table:table-cell table:number-columns-repeated="3"/>
          <table:table-cell office:value-type="float" office:value="81836272" calcext:value-type="float">
            <text:p>81,836,272</text:p>
          </table:table-cell>
          <table:table-cell office:value-type="float" office:value="81420080" calcext:value-type="float">
            <text:p>81,420,08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490764576" calcext:value-type="float">
            <text:p>1,490,764,576</text:p>
          </table:table-cell>
          <table:table-cell table:number-columns-repeated="3"/>
          <table:table-cell office:value-type="float" office:value="94977456" calcext:value-type="float">
            <text:p>94,977,456</text:p>
          </table:table-cell>
          <table:table-cell office:value-type="float" office:value="95055968" calcext:value-type="float">
            <text:p>95,055,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734139904" calcext:value-type="float">
            <text:p>1,734,139,904</text:p>
          </table:table-cell>
          <table:table-cell table:number-columns-repeated="3"/>
          <table:table-cell office:value-type="float" office:value="49258944" calcext:value-type="float">
            <text:p>49,258,944</text:p>
          </table:table-cell>
          <table:table-cell office:value-type="float" office:value="49452592" calcext:value-type="float">
            <text:p>49,452,5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488455808" calcext:value-type="float">
            <text:p>1,488,455,808</text:p>
          </table:table-cell>
          <table:table-cell table:number-columns-repeated="3"/>
          <table:table-cell office:value-type="float" office:value="71320032" calcext:value-type="float">
            <text:p>71,320,032</text:p>
          </table:table-cell>
          <table:table-cell office:value-type="float" office:value="71332800" calcext:value-type="float">
            <text:p>71,332,8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755697328" calcext:value-type="float">
            <text:p>1,755,697,328</text:p>
          </table:table-cell>
          <table:table-cell table:number-columns-repeated="3"/>
          <table:table-cell office:value-type="float" office:value="106591408" calcext:value-type="float">
            <text:p>106,591,408</text:p>
          </table:table-cell>
          <table:table-cell office:value-type="float" office:value="106420272" calcext:value-type="float">
            <text:p>106,420,2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588503168" calcext:value-type="float">
            <text:p>1,588,503,168</text:p>
          </table:table-cell>
          <table:table-cell table:number-columns-repeated="3"/>
          <table:table-cell office:value-type="float" office:value="70340664" calcext:value-type="float">
            <text:p>70,340,664</text:p>
          </table:table-cell>
          <table:table-cell office:value-type="float" office:value="70323344" calcext:value-type="float">
            <text:p>70,323,3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640484832" calcext:value-type="float">
            <text:p>1,640,484,832</text:p>
          </table:table-cell>
          <table:table-cell table:number-columns-repeated="3"/>
          <table:table-cell office:value-type="float" office:value="75621168" calcext:value-type="float">
            <text:p>75,621,168</text:p>
          </table:table-cell>
          <table:table-cell office:value-type="float" office:value="75769680" calcext:value-type="float">
            <text:p>75,769,68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470128800" calcext:value-type="float">
            <text:p>1,470,128,800</text:p>
          </table:table-cell>
          <table:table-cell table:number-columns-repeated="3"/>
          <table:table-cell table:style-name="ce86" table:formula="of:=[.G108]/[.G$107]*[.F$107]" office:value-type="float" office:value="107829258.706069" calcext:value-type="float">
            <text:p>107,829,259</text:p>
          </table:table-cell>
          <table:table-cell office:value-type="float" office:value="108041024" calcext:value-type="float">
            <text:p>108,041,0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82389800" calcext:value-type="float">
            <text:p>1,682,389,800</text:p>
          </table:table-cell>
          <table:table-cell table:number-columns-repeated="3"/>
          <table:table-cell table:style-name="ce86" table:formula="of:=[.G109]/[.G$107]*[.F$107]" office:value-type="float" office:value="79217525.1338108" calcext:value-type="float">
            <text:p>79,217,525</text:p>
          </table:table-cell>
          <table:table-cell office:value-type="float" office:value="79373100" calcext:value-type="float">
            <text:p>79,373,1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164872200" calcext:value-type="float">
            <text:p>2,164,872,200</text:p>
          </table:table-cell>
          <table:table-cell table:number-columns-repeated="3"/>
          <table:table-cell table:style-name="ce86" table:formula="of:=[.G110]/[.G$107]*[.F$107]" office:value-type="float" office:value="56513912.6347531" calcext:value-type="float">
            <text:p>56,513,913</text:p>
          </table:table-cell>
          <table:table-cell office:value-type="float" office:value="56624900" calcext:value-type="float">
            <text:p>56,624,9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584769500" calcext:value-type="float">
            <text:p>1,584,769,500</text:p>
          </table:table-cell>
          <table:table-cell table:number-columns-repeated="3"/>
          <table:table-cell table:style-name="ce86" table:formula="of:=[.G111]/[.G$107]*[.F$107]" office:value-type="float" office:value="51203342.0354316" calcext:value-type="float">
            <text:p>51,203,342</text:p>
          </table:table-cell>
          <table:table-cell office:value-type="float" office:value="51303900" calcext:value-type="float">
            <text:p>51,303,900</text:p>
          </table:table-cell>
          <table:table-cell table:style-name="Default" table:number-columns-repeated="2"/>
          <table:table-cell/>
        </table:table-row>
      </table:table>
      <table:table table:name="W" table:style-name="ta1">
        <office:forms form:automatic-focus="false" form:apply-design-mode="false"/>
        <table:table-column table:style-name="co6" table:default-cell-style-name="ce25"/>
        <table:table-column table:style-name="co7" table:number-columns-repeated="15" table:default-cell-style-name="ce25"/>
        <table:table-column table:style-name="co1" table:number-columns-repeated="16368" table:default-cell-style-name="ce37"/>
        <table:table-row table:style-name="ro1">
          <table:table-cell table:style-name="ce9"/>
          <table:table-cell table:style-name="ce31" office:value-type="string" calcext:value-type="string">
            <text:p>Enslaved males (1,000s)</text:p>
          </table:table-cell>
          <table:table-cell table:number-columns-repeated="7"/>
          <table:table-cell table:style-name="ce31" office:value-type="string" calcext:value-type="string">
            <text:p>Enslaved females (1,000s)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810" calcext:value-type="float">
            <text:p>1810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810" calcext:value-type="float">
            <text:p>1810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office:value-type="float" office:value="1860" calcext:value-type="float">
            <text:p>1860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United States</text:p>
          </table:table-cell>
          <table:table-cell table:style-name="ce30" table:formula="of:=SUM([.B4];[.B7];[.B10];[.B14])" office:value-type="float" office:value="259.9" calcext:value-type="float">
            <text:p>260</text:p>
          </table:table-cell>
          <table:table-cell table:style-name="ce30" table:formula="of:=SUM([.C4];[.C7];[.C10];[.C14])" office:value-type="float" office:value="349.3" calcext:value-type="float">
            <text:p>349</text:p>
          </table:table-cell>
          <table:table-cell table:style-name="ce30" table:formula="of:=SUM([.D4];[.D7];[.D10];[.D14])" office:value-type="float" office:value="463.9" calcext:value-type="float">
            <text:p>464</text:p>
          </table:table-cell>
          <table:table-cell table:style-name="ce30" table:formula="of:=SUM([.E4];[.E7];[.E10];[.E14])" office:value-type="float" office:value="593.3" calcext:value-type="float">
            <text:p>593</text:p>
          </table:table-cell>
          <table:table-cell table:style-name="ce30" table:formula="of:=SUM([.F4];[.F7];[.F10];[.F14])" office:value-type="float" office:value="741.3" calcext:value-type="float">
            <text:p>741</text:p>
          </table:table-cell>
          <table:table-cell table:style-name="ce30" table:formula="of:=SUM([.G4];[.G7];[.G10];[.G14])" office:value-type="float" office:value="986.6" calcext:value-type="float">
            <text:p>987</text:p>
          </table:table-cell>
          <table:table-cell table:style-name="ce30" table:formula="of:=SUM([.H4];[.H7];[.H10];[.H14])" office:value-type="float" office:value="1235.9" calcext:value-type="float">
            <text:p>1,236</text:p>
          </table:table-cell>
          <table:table-cell table:style-name="ce30"/>
          <table:table-cell table:style-name="ce30" table:formula="of:=SUM([.J4];[.J7];[.J10];[.J14])" office:value-type="float" office:value="256.8" calcext:value-type="float">
            <text:p>257</text:p>
          </table:table-cell>
          <table:table-cell table:style-name="ce30" table:formula="of:=SUM([.K4];[.K7];[.K10];[.K14])" office:value-type="float" office:value="346" calcext:value-type="float">
            <text:p>346</text:p>
          </table:table-cell>
          <table:table-cell table:style-name="ce30" table:formula="of:=SUM([.L4];[.L7];[.L10];[.L14])" office:value-type="float" office:value="445.5" calcext:value-type="float">
            <text:p>446</text:p>
          </table:table-cell>
          <table:table-cell table:style-name="ce30" table:formula="of:=SUM([.M4];[.M7];[.M10];[.M14])" office:value-type="float" office:value="583.6" calcext:value-type="float">
            <text:p>584</text:p>
          </table:table-cell>
          <table:table-cell table:style-name="ce30" table:formula="of:=SUM([.N4];[.N7];[.N10];[.N14])" office:value-type="float" office:value="737.5" calcext:value-type="float">
            <text:p>738</text:p>
          </table:table-cell>
          <table:table-cell table:style-name="ce30" table:formula="of:=SUM([.O4];[.O7];[.O10];[.O14])" office:value-type="float" office:value="979.4" calcext:value-type="float">
            <text:p>979</text:p>
          </table:table-cell>
          <table:table-cell table:style-name="ce30" table:formula="of:=SUM([.P4];[.P7];[.P10];[.P14])" office:value-type="float" office:value="1216.3" calcext:value-type="float">
            <text:p>1,216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Northeast</text:p>
          </table:table-cell>
          <table:table-cell table:style-name="ce30" table:formula="of:=SUM([.B5:.B6])" office:value-type="float" office:value="10.3" calcext:value-type="float">
            <text:p>10</text:p>
          </table:table-cell>
          <table:table-cell table:style-name="ce30" table:formula="of:=SUM([.C5:.C6])" office:value-type="float" office:value="7.9" calcext:value-type="float">
            <text:p>8</text:p>
          </table:table-cell>
          <table:table-cell table:style-name="ce30" table:formula="of:=SUM([.D5:.D6])" office:value-type="float" office:value="6.5" calcext:value-type="float">
            <text:p>7</text:p>
          </table:table-cell>
          <table:table-cell table:style-name="ce30" table:formula="of:=SUM([.E5:.E6])" office:value-type="float" office:value="1" calcext:value-type="float">
            <text:p>1</text:p>
          </table:table-cell>
          <table:table-cell table:style-name="ce30" table:formula="of:=SUM([.F5:.F6])" office:value-type="float" office:value="0.3" calcext:value-type="float">
            <text:p>0</text:p>
          </table:table-cell>
          <table:table-cell table:style-name="ce30" table:number-columns-repeated="3"/>
          <table:table-cell table:style-name="ce30" table:formula="of:=SUM([.J5:.J6])" office:value-type="float" office:value="11.3" calcext:value-type="float">
            <text:p>11</text:p>
          </table:table-cell>
          <table:table-cell table:style-name="ce30" table:formula="of:=SUM([.K5:.K6])" office:value-type="float" office:value="8.6" calcext:value-type="float">
            <text:p>9</text:p>
          </table:table-cell>
          <table:table-cell table:style-name="ce30" table:formula="of:=SUM([.L5:.L6])" office:value-type="float" office:value="6.5" calcext:value-type="float">
            <text:p>6</text:p>
          </table:table-cell>
          <table:table-cell table:style-name="ce30" table:formula="of:=SUM([.M5:.M6])" office:value-type="float" office:value="1.3" calcext:value-type="float">
            <text:p>1</text:p>
          </table:table-cell>
          <table:table-cell table:style-name="ce30" table:formula="of:=SUM([.N5:.N6])" office:value-type="float" office:value="0.3" calcext:value-type="float">
            <text:p>0</text:p>
          </table:table-cell>
          <table:table-cell table:style-name="ce30" table:number-columns-repeated="2"/>
          <table:table-cell table:number-columns-repeated="16368"/>
        </table:table-row>
        <table:table-row table:style-name="ro1">
          <table:table-cell table:style-name="ce34" office:value-type="string" calcext:value-type="string">
            <text:p>New England</text:p>
          </table:table-cell>
          <table:table-cell table:style-name="ce30" table:formula="of:=SUM([.B24];[.B37];[.B39];[.B47];[.B57];[.B63])" office:value-type="float" office:value="0.3" calcext:value-type="float">
            <text:p>0</text:p>
          </table:table-cell>
          <table:table-cell table:style-name="ce30" table:formula="of:=SUM([.C24];[.C37];[.C39];[.C47];[.C57];[.C63])" office:value-type="float" office:value="0.1" calcext:value-type="float">
            <text:p>0</text:p>
          </table:table-cell>
          <table:table-cell table:style-name="ce30" table:number-columns-repeated="6"/>
          <table:table-cell table:style-name="ce30" table:formula="of:=SUM([.J24];[.J37];[.J39];[.J47];[.J57];[.J63])" office:value-type="float" office:value="0.5" calcext:value-type="float">
            <text:p>1</text:p>
          </table:table-cell>
          <table:table-cell table:style-name="ce30" table:formula="of:=SUM([.K24];[.K37];[.K39];[.K47];[.K57];[.K63])" office:value-type="float" office:value="0.1" calcext:value-type="float">
            <text:p>0</text:p>
          </table:table-cell>
          <table:table-cell table:style-name="ce30" table:formula="of:=SUM([.L24];[.L37];[.L39];[.L47];[.L57];[.L63])" office:value-type="float" office:value="0.1" calcext:value-type="float">
            <text:p>0</text:p>
          </table:table-cell>
          <table:table-cell table:style-name="ce30" table:number-columns-repeated="4"/>
          <table:table-cell table:number-columns-repeated="16368"/>
        </table:table-row>
        <table:table-row table:style-name="ro1">
          <table:table-cell table:style-name="ce34" office:value-type="string" calcext:value-type="string">
            <text:p>Mid Atlantic</text:p>
          </table:table-cell>
          <table:table-cell table:style-name="ce30" table:formula="of:=SUM([.B48];[.B50];[.B56])" office:value-type="float" office:value="10" calcext:value-type="float">
            <text:p>10</text:p>
          </table:table-cell>
          <table:table-cell table:style-name="ce30" table:formula="of:=SUM([.C48];[.C50];[.C56])" office:value-type="float" office:value="7.8" calcext:value-type="float">
            <text:p>8</text:p>
          </table:table-cell>
          <table:table-cell table:style-name="ce30" table:formula="of:=SUM([.D48];[.D50];[.D56])" office:value-type="float" office:value="6.5" calcext:value-type="float">
            <text:p>7</text:p>
          </table:table-cell>
          <table:table-cell table:style-name="ce30" table:formula="of:=SUM([.E48];[.E50];[.E56])" office:value-type="float" office:value="1" calcext:value-type="float">
            <text:p>1</text:p>
          </table:table-cell>
          <table:table-cell table:style-name="ce30" table:formula="of:=SUM([.F48];[.F50];[.F56])" office:value-type="float" office:value="0.3" calcext:value-type="float">
            <text:p>0</text:p>
          </table:table-cell>
          <table:table-cell table:style-name="ce30" table:number-columns-repeated="3"/>
          <table:table-cell table:style-name="ce30" table:formula="of:=SUM([.J48];[.J50];[.J56])" office:value-type="float" office:value="10.8" calcext:value-type="float">
            <text:p>11</text:p>
          </table:table-cell>
          <table:table-cell table:style-name="ce30" table:formula="of:=SUM([.K48];[.K50];[.K56])" office:value-type="float" office:value="8.5" calcext:value-type="float">
            <text:p>9</text:p>
          </table:table-cell>
          <table:table-cell table:style-name="ce30" table:formula="of:=SUM([.L48];[.L50];[.L56])" office:value-type="float" office:value="6.4" calcext:value-type="float">
            <text:p>6</text:p>
          </table:table-cell>
          <table:table-cell table:style-name="ce30" table:formula="of:=SUM([.M48];[.M50];[.M56])" office:value-type="float" office:value="1.3" calcext:value-type="float">
            <text:p>1</text:p>
          </table:table-cell>
          <table:table-cell table:style-name="ce30" table:formula="of:=SUM([.N48];[.N50];[.N56])" office:value-type="float" office:value="0.3" calcext:value-type="float">
            <text:p>0</text:p>
          </table:table-cell>
          <table:table-cell table:style-name="ce30" table:number-columns-repeated="2"/>
          <table:table-cell table:number-columns-repeated="16368"/>
        </table:table-row>
        <table:table-row table:style-name="ro1">
          <table:table-cell table:style-name="ce24" office:value-type="string" calcext:value-type="string">
            <text:p>Midwest</text:p>
          </table:table-cell>
          <table:table-cell table:style-name="ce30"/>
          <table:table-cell table:style-name="ce30" table:formula="of:=SUM([.C8:.C9])" office:value-type="float" office:value="0.2" calcext:value-type="float">
            <text:p>0</text:p>
          </table:table-cell>
          <table:table-cell table:style-name="ce30" table:formula="of:=SUM([.D8:.D9])" office:value-type="float" office:value="3.4" calcext:value-type="float">
            <text:p>3</text:p>
          </table:table-cell>
          <table:table-cell table:style-name="ce30" table:formula="of:=SUM([.E8:.E9])" office:value-type="float" office:value="7" calcext:value-type="float">
            <text:p>7</text:p>
          </table:table-cell>
          <table:table-cell table:style-name="ce30" table:formula="of:=SUM([.F8:.F9])" office:value-type="float" office:value="16.2" calcext:value-type="float">
            <text:p>16</text:p>
          </table:table-cell>
          <table:table-cell table:style-name="ce30" table:formula="of:=SUM([.G8:.G9])" office:value-type="float" office:value="25.7" calcext:value-type="float">
            <text:p>26</text:p>
          </table:table-cell>
          <table:table-cell table:style-name="ce30" table:formula="of:=SUM([.H8:.H9])" office:value-type="float" office:value="33.8" calcext:value-type="float">
            <text:p>34</text:p>
          </table:table-cell>
          <table:table-cell table:style-name="ce30" table:number-columns-repeated="2"/>
          <table:table-cell table:style-name="ce30" table:formula="of:=SUM([.K8:.K9])" office:value-type="float" office:value="0.2" calcext:value-type="float">
            <text:p>0</text:p>
          </table:table-cell>
          <table:table-cell table:style-name="ce30" table:formula="of:=SUM([.L8:.L9])" office:value-type="float" office:value="3.1" calcext:value-type="float">
            <text:p>3</text:p>
          </table:table-cell>
          <table:table-cell table:style-name="ce30" table:formula="of:=SUM([.M8:.M9])" office:value-type="float" office:value="7.4" calcext:value-type="float">
            <text:p>7</text:p>
          </table:table-cell>
          <table:table-cell table:style-name="ce30" table:formula="of:=SUM([.N8:.N9])" office:value-type="float" office:value="17.2" calcext:value-type="float">
            <text:p>17</text:p>
          </table:table-cell>
          <table:table-cell table:style-name="ce30" table:formula="of:=SUM([.O8:.O9])" office:value-type="float" office:value="26.2" calcext:value-type="float">
            <text:p>26</text:p>
          </table:table-cell>
          <table:table-cell table:style-name="ce30" table:formula="of:=SUM([.P8:.P9])" office:value-type="float" office:value="34.1" calcext:value-type="float">
            <text:p>34</text:p>
          </table:table-cell>
          <table:table-cell table:number-columns-repeated="16368"/>
        </table:table-row>
        <table:table-row table:style-name="ro1">
          <table:table-cell table:style-name="ce34" office:value-type="string" calcext:value-type="string">
            <text:p>East North Central</text:p>
          </table:table-cell>
          <table:table-cell table:style-name="ce30"/>
          <table:table-cell table:style-name="ce30" table:formula="of:=SUM([.C31];[.C32];[.C40];[.C53];[.C67])" office:value-type="float" office:value="0.2" calcext:value-type="float">
            <text:p>0</text:p>
          </table:table-cell>
          <table:table-cell table:style-name="ce30" table:formula="of:=SUM([.D31];[.D32];[.D40];[.D53];[.D67])" office:value-type="float" office:value="0.5" calcext:value-type="float">
            <text:p>1</text:p>
          </table:table-cell>
          <table:table-cell table:style-name="ce30" table:formula="of:=SUM([.E31];[.E32];[.E40];[.E53];[.E67])" office:value-type="float" office:value="0.2" calcext:value-type="float">
            <text:p>0</text:p>
          </table:table-cell>
          <table:table-cell table:style-name="ce30" table:formula="of:=SUM([.F31];[.F32];[.F40];[.F53];[.F67])" office:value-type="float" office:value="0.1" calcext:value-type="float">
            <text:p>0</text:p>
          </table:table-cell>
          <table:table-cell table:style-name="ce30" table:number-columns-repeated="4"/>
          <table:table-cell table:style-name="ce30" table:formula="of:=SUM([.K31];[.K32];[.K40];[.K53];[.K67])" office:value-type="float" office:value="0.2" calcext:value-type="float">
            <text:p>0</text:p>
          </table:table-cell>
          <table:table-cell table:style-name="ce30" table:formula="of:=SUM([.L31];[.L32];[.L40];[.L53];[.L67])" office:value-type="float" office:value="0.3" calcext:value-type="float">
            <text:p>0</text:p>
          </table:table-cell>
          <table:table-cell table:style-name="ce30" table:formula="of:=SUM([.M31];[.M32];[.M40];[.M53];[.M67])" office:value-type="float" office:value="0.2" calcext:value-type="float">
            <text:p>0</text:p>
          </table:table-cell>
          <table:table-cell table:style-name="ce30" table:formula="of:=SUM([.N31];[.N32];[.N40];[.N53];[.N67])" office:value-type="float" office:value="0.1" calcext:value-type="float">
            <text:p>0</text:p>
          </table:table-cell>
          <table:table-cell table:style-name="ce30" table:number-columns-repeated="2"/>
          <table:table-cell table:number-columns-repeated="16368"/>
        </table:table-row>
        <table:table-row table:style-name="ro1">
          <table:table-cell table:style-name="ce34" office:value-type="string" calcext:value-type="string">
            <text:p>West North Central</text:p>
          </table:table-cell>
          <table:table-cell table:style-name="ce30" table:number-columns-repeated="2"/>
          <table:table-cell table:style-name="ce30" table:formula="of:=SUM([.D33];[.D34];[.D41];[.D43];[.D45];[.D25])" office:value-type="float" office:value="2.9" calcext:value-type="float">
            <text:p>3</text:p>
          </table:table-cell>
          <table:table-cell table:style-name="ce30" table:formula="of:=SUM([.E33];[.E34];[.E41];[.E43];[.E45];[.E25])" office:value-type="float" office:value="6.8" calcext:value-type="float">
            <text:p>7</text:p>
          </table:table-cell>
          <table:table-cell table:style-name="ce30" table:formula="of:=SUM([.F33];[.F34];[.F41];[.F43];[.F45];[.F25])" office:value-type="float" office:value="16.1" calcext:value-type="float">
            <text:p>16</text:p>
          </table:table-cell>
          <table:table-cell table:style-name="ce30" table:formula="of:=SUM([.G33];[.G34];[.G41];[.G43];[.G45];[.G25])" office:value-type="float" office:value="25.7" calcext:value-type="float">
            <text:p>26</text:p>
          </table:table-cell>
          <table:table-cell table:style-name="ce30" table:formula="of:=SUM([.H33];[.H34];[.H41];[.H43];[.H45];[.H25])" office:value-type="float" office:value="33.8" calcext:value-type="float">
            <text:p>34</text:p>
          </table:table-cell>
          <table:table-cell table:style-name="ce30" table:number-columns-repeated="3"/>
          <table:table-cell table:style-name="ce30" table:formula="of:=SUM([.L33];[.L34];[.L41];[.L43];[.L45];[.L25])" office:value-type="float" office:value="2.8" calcext:value-type="float">
            <text:p>3</text:p>
          </table:table-cell>
          <table:table-cell table:style-name="ce30" table:formula="of:=SUM([.M33];[.M34];[.M41];[.M43];[.M45];[.M25])" office:value-type="float" office:value="7.2" calcext:value-type="float">
            <text:p>7</text:p>
          </table:table-cell>
          <table:table-cell table:style-name="ce30" table:formula="of:=SUM([.N33];[.N34];[.N41];[.N43];[.N45];[.N25])" office:value-type="float" office:value="17.1" calcext:value-type="float">
            <text:p>17</text:p>
          </table:table-cell>
          <table:table-cell table:style-name="ce30" table:formula="of:=SUM([.O33];[.O34];[.O41];[.O43];[.O45];[.O25])" office:value-type="float" office:value="26.2" calcext:value-type="float">
            <text:p>26</text:p>
          </table:table-cell>
          <table:table-cell table:style-name="ce30" table:formula="of:=SUM([.P33];[.P34];[.P41];[.P43];[.P45];[.P25])" office:value-type="float" office:value="34.1" calcext:value-type="float">
            <text:p>34</text:p>
          </table:table-cell>
          <table:table-cell table:number-columns-repeated="16368"/>
        </table:table-row>
        <table:table-row table:style-name="ro1">
          <table:table-cell table:style-name="ce35" office:value-type="string" calcext:value-type="string">
            <text:p>South</text:p>
          </table:table-cell>
          <table:table-cell table:style-name="ce30" table:formula="of:=SUM([.B11:.B13])" office:value-type="float" office:value="249.6" calcext:value-type="float">
            <text:p>250</text:p>
          </table:table-cell>
          <table:table-cell table:style-name="ce30" table:formula="of:=SUM([.C11:.C13])" office:value-type="float" office:value="341.2" calcext:value-type="float">
            <text:p>341</text:p>
          </table:table-cell>
          <table:table-cell table:style-name="ce30" table:formula="of:=SUM([.D11:.D13])" office:value-type="float" office:value="454" calcext:value-type="float">
            <text:p>454</text:p>
          </table:table-cell>
          <table:table-cell table:style-name="ce30" table:formula="of:=SUM([.E11:.E13])" office:value-type="float" office:value="585.3" calcext:value-type="float">
            <text:p>585</text:p>
          </table:table-cell>
          <table:table-cell table:style-name="ce30" table:formula="of:=SUM([.F11:.F13])" office:value-type="float" office:value="724.8" calcext:value-type="float">
            <text:p>725</text:p>
          </table:table-cell>
          <table:table-cell table:style-name="ce30" table:formula="of:=SUM([.G11:.G13])" office:value-type="float" office:value="960.9" calcext:value-type="float">
            <text:p>961</text:p>
          </table:table-cell>
          <table:table-cell table:style-name="ce30" table:formula="of:=SUM([.H11:.H13])" office:value-type="float" office:value="1202.1" calcext:value-type="float">
            <text:p>1,202</text:p>
          </table:table-cell>
          <table:table-cell table:style-name="ce30"/>
          <table:table-cell table:style-name="ce30" table:formula="of:=SUM([.J11:.J13])" office:value-type="float" office:value="245.5" calcext:value-type="float">
            <text:p>246</text:p>
          </table:table-cell>
          <table:table-cell table:style-name="ce30" table:formula="of:=SUM([.K11:.K13])" office:value-type="float" office:value="337.2" calcext:value-type="float">
            <text:p>337</text:p>
          </table:table-cell>
          <table:table-cell table:style-name="ce30" table:formula="of:=SUM([.L11:.L13])" office:value-type="float" office:value="435.9" calcext:value-type="float">
            <text:p>436</text:p>
          </table:table-cell>
          <table:table-cell table:style-name="ce30" table:formula="of:=SUM([.M11:.M13])" office:value-type="float" office:value="574.9" calcext:value-type="float">
            <text:p>575</text:p>
          </table:table-cell>
          <table:table-cell table:style-name="ce30" table:formula="of:=SUM([.N11:.N13])" office:value-type="float" office:value="720" calcext:value-type="float">
            <text:p>720</text:p>
          </table:table-cell>
          <table:table-cell table:style-name="ce30" table:formula="of:=SUM([.O11:.O13])" office:value-type="float" office:value="953.2" calcext:value-type="float">
            <text:p>953</text:p>
          </table:table-cell>
          <table:table-cell table:style-name="ce30" table:formula="of:=SUM([.P11:.P13])" office:value-type="float" office:value="1182.2" calcext:value-type="float">
            <text:p>1,182</text:p>
          </table:table-cell>
          <table:table-cell table:number-columns-repeated="16368"/>
        </table:table-row>
        <table:table-row table:style-name="ro1">
          <table:table-cell table:style-name="ce34" office:value-type="string" calcext:value-type="string">
            <text:p>South Atlantic</text:p>
          </table:table-cell>
          <table:table-cell table:style-name="ce30" table:formula="of:=SUM([.B26];[.B28];[.B29];[.B38];[.B51];[.B58];[.B64];[.B27];[.B66])" office:value-type="float" office:value="234" calcext:value-type="float">
            <text:p>234</text:p>
          </table:table-cell>
          <table:table-cell table:style-name="ce30" table:formula="of:=SUM([.C26];[.C28];[.C29];[.C38];[.C51];[.C58];[.C64];[.C27];[.C66])" office:value-type="float" office:value="288.7" calcext:value-type="float">
            <text:p>289</text:p>
          </table:table-cell>
          <table:table-cell table:style-name="ce30" table:formula="of:=SUM([.D26];[.D28];[.D29];[.D38];[.D51];[.D58];[.D64];[.D27];[.D66])" office:value-type="float" office:value="346.8" calcext:value-type="float">
            <text:p>347</text:p>
          </table:table-cell>
          <table:table-cell table:style-name="ce30" table:formula="of:=SUM([.E26];[.E28];[.E29];[.E38];[.E51];[.E58];[.E64];[.E27];[.E66])" office:value-type="float" office:value="406.6" calcext:value-type="float">
            <text:p>407</text:p>
          </table:table-cell>
          <table:table-cell table:style-name="ce30" table:formula="of:=SUM([.F26];[.F28];[.F29];[.F38];[.F51];[.F58];[.F64];[.F27];[.F66])" office:value-type="float" office:value="422.4" calcext:value-type="float">
            <text:p>422</text:p>
          </table:table-cell>
          <table:table-cell table:style-name="ce30" table:formula="of:=SUM([.G26];[.G28];[.G29];[.G38];[.G51];[.G58];[.G64];[.G27];[.G66])" office:value-type="float" office:value="509.8" calcext:value-type="float">
            <text:p>510</text:p>
          </table:table-cell>
          <table:table-cell table:style-name="ce30" table:formula="of:=SUM([.H26];[.H28];[.H29];[.H38];[.H51];[.H58];[.H64];[.H27];[.H66])" office:value-type="float" office:value="568.6" calcext:value-type="float">
            <text:p>569</text:p>
          </table:table-cell>
          <table:table-cell table:style-name="ce30"/>
          <table:table-cell table:style-name="ce30" table:formula="of:=SUM([.J26];[.J28];[.J29];[.J38];[.J51];[.J58];[.J64];[.J27];[.J66])" office:value-type="float" office:value="229.8" calcext:value-type="float">
            <text:p>230</text:p>
          </table:table-cell>
          <table:table-cell table:style-name="ce30" table:formula="of:=SUM([.K26];[.K28];[.K29];[.K38];[.K51];[.K58];[.K64];[.K27];[.K66])" office:value-type="float" office:value="285.7" calcext:value-type="float">
            <text:p>286</text:p>
          </table:table-cell>
          <table:table-cell table:style-name="ce30" table:formula="of:=SUM([.L26];[.L28];[.L29];[.L38];[.L51];[.L58];[.L64];[.L27];[.L66])" office:value-type="float" office:value="333" calcext:value-type="float">
            <text:p>333</text:p>
          </table:table-cell>
          <table:table-cell table:style-name="ce30" table:formula="of:=SUM([.M26];[.M28];[.M29];[.M38];[.M51];[.M58];[.M64];[.M27];[.M66])" office:value-type="float" office:value="399.6" calcext:value-type="float">
            <text:p>400</text:p>
          </table:table-cell>
          <table:table-cell table:style-name="ce30" table:formula="of:=SUM([.N26];[.N28];[.N29];[.N38];[.N51];[.N58];[.N64];[.N27];[.N66])" office:value-type="float" office:value="423.4" calcext:value-type="float">
            <text:p>423</text:p>
          </table:table-cell>
          <table:table-cell table:style-name="ce30" table:formula="of:=SUM([.O26];[.O28];[.O29];[.O38];[.O51];[.O58];[.O64];[.O27];[.O66])" office:value-type="float" office:value="509.8" calcext:value-type="float">
            <text:p>510</text:p>
          </table:table-cell>
          <table:table-cell table:style-name="ce30" table:formula="of:=SUM([.P26];[.P28];[.P29];[.P38];[.P51];[.P58];[.P64];[.P27];[.P66])" office:value-type="float" office:value="566.1" calcext:value-type="float">
            <text:p>566</text:p>
          </table:table-cell>
          <table:table-cell table:number-columns-repeated="16368"/>
        </table:table-row>
        <table:table-row table:style-name="ro1">
          <table:table-cell table:style-name="ce34" office:value-type="string" calcext:value-type="string">
            <text:p>East South Central</text:p>
          </table:table-cell>
          <table:table-cell table:style-name="ce30" table:formula="of:=SUM([.B19];[.B35];[.B42];[.B60])" office:value-type="float" office:value="15.6" calcext:value-type="float">
            <text:p>16</text:p>
          </table:table-cell>
          <table:table-cell table:style-name="ce30" table:formula="of:=SUM([.C19];[.C35];[.C42];[.C60])" office:value-type="float" office:value="39.2" calcext:value-type="float">
            <text:p>39</text:p>
          </table:table-cell>
          <table:table-cell table:style-name="ce30" table:formula="of:=SUM([.D19];[.D35];[.D42];[.D60])" office:value-type="float" office:value="82" calcext:value-type="float">
            <text:p>82</text:p>
          </table:table-cell>
          <table:table-cell table:style-name="ce30" table:formula="of:=SUM([.E19];[.E35];[.E42];[.E60])" office:value-type="float" office:value="137.5" calcext:value-type="float">
            <text:p>138</text:p>
          </table:table-cell>
          <table:table-cell table:style-name="ce30" table:formula="of:=SUM([.F19];[.F35];[.F42];[.F60])" office:value-type="float" office:value="239" calcext:value-type="float">
            <text:p>239</text:p>
          </table:table-cell>
          <table:table-cell table:style-name="ce30" table:formula="of:=SUM([.G19];[.G35];[.G42];[.G60])" office:value-type="float" office:value="334.3" calcext:value-type="float">
            <text:p>334</text:p>
          </table:table-cell>
          <table:table-cell table:style-name="ce30" table:formula="of:=SUM([.H19];[.H35];[.H42];[.H60])" office:value-type="float" office:value="426.8" calcext:value-type="float">
            <text:p>427</text:p>
          </table:table-cell>
          <table:table-cell table:style-name="ce30"/>
          <table:table-cell table:style-name="ce30" table:formula="of:=SUM([.J19];[.J35];[.J42];[.J60])" office:value-type="float" office:value="15.7" calcext:value-type="float">
            <text:p>16</text:p>
          </table:table-cell>
          <table:table-cell table:style-name="ce30" table:formula="of:=SUM([.K19];[.K35];[.K42];[.K60])" office:value-type="float" office:value="39.7" calcext:value-type="float">
            <text:p>40</text:p>
          </table:table-cell>
          <table:table-cell table:style-name="ce30" table:formula="of:=SUM([.L19];[.L35];[.L42];[.L60])" office:value-type="float" office:value="81.1" calcext:value-type="float">
            <text:p>81</text:p>
          </table:table-cell>
          <table:table-cell table:style-name="ce30" table:formula="of:=SUM([.M19];[.M35];[.M42];[.M60])" office:value-type="float" office:value="139.8" calcext:value-type="float">
            <text:p>140</text:p>
          </table:table-cell>
          <table:table-cell table:style-name="ce30" table:formula="of:=SUM([.N19];[.N35];[.N42];[.N60])" office:value-type="float" office:value="237.8" calcext:value-type="float">
            <text:p>238</text:p>
          </table:table-cell>
          <table:table-cell table:style-name="ce30" table:formula="of:=SUM([.O19];[.O35];[.O42];[.O60])" office:value-type="float" office:value="333.5" calcext:value-type="float">
            <text:p>334</text:p>
          </table:table-cell>
          <table:table-cell table:style-name="ce30" table:formula="of:=SUM([.P19];[.P35];[.P42];[.P60])" office:value-type="float" office:value="422.3" calcext:value-type="float">
            <text:p>422</text:p>
          </table:table-cell>
          <table:table-cell table:number-columns-repeated="16368"/>
        </table:table-row>
        <table:table-row table:style-name="ro1">
          <table:table-cell table:style-name="ce34" office:value-type="string" calcext:value-type="string">
            <text:p>West South Central</text:p>
          </table:table-cell>
          <table:table-cell table:style-name="ce30"/>
          <table:table-cell table:style-name="ce30" table:formula="of:=SUM([.C21];[.C36];[.C54];[.C61])" office:value-type="float" office:value="13.3" calcext:value-type="float">
            <text:p>13</text:p>
          </table:table-cell>
          <table:table-cell table:style-name="ce30" table:formula="of:=SUM([.D21];[.D36];[.D54];[.D61])" office:value-type="float" office:value="25.2" calcext:value-type="float">
            <text:p>25</text:p>
          </table:table-cell>
          <table:table-cell table:style-name="ce30" table:formula="of:=SUM([.E21];[.E36];[.E54];[.E61])" office:value-type="float" office:value="41.2" calcext:value-type="float">
            <text:p>41</text:p>
          </table:table-cell>
          <table:table-cell table:style-name="ce30" table:formula="of:=SUM([.F21];[.F36];[.F54];[.F61])" office:value-type="float" office:value="63.4" calcext:value-type="float">
            <text:p>63</text:p>
          </table:table-cell>
          <table:table-cell table:style-name="ce30" table:formula="of:=SUM([.G21];[.G36];[.G54];[.G61])" office:value-type="float" office:value="116.8" calcext:value-type="float">
            <text:p>117</text:p>
          </table:table-cell>
          <table:table-cell table:style-name="ce30" table:formula="of:=SUM([.H21];[.H36];[.H54];[.H61])" office:value-type="float" office:value="206.7" calcext:value-type="float">
            <text:p>207</text:p>
          </table:table-cell>
          <table:table-cell table:style-name="ce30" table:number-columns-repeated="2"/>
          <table:table-cell table:style-name="ce30" table:formula="of:=SUM([.K21];[.K36];[.K54];[.K61])" office:value-type="float" office:value="11.8" calcext:value-type="float">
            <text:p>12</text:p>
          </table:table-cell>
          <table:table-cell table:style-name="ce30" table:formula="of:=SUM([.L21];[.L36];[.L54];[.L61])" office:value-type="float" office:value="21.8" calcext:value-type="float">
            <text:p>22</text:p>
          </table:table-cell>
          <table:table-cell table:style-name="ce30" table:formula="of:=SUM([.M21];[.M36];[.M54];[.M61])" office:value-type="float" office:value="35.5" calcext:value-type="float">
            <text:p>36</text:p>
          </table:table-cell>
          <table:table-cell table:style-name="ce30" table:formula="of:=SUM([.N21];[.N36];[.N54];[.N61])" office:value-type="float" office:value="58.8" calcext:value-type="float">
            <text:p>59</text:p>
          </table:table-cell>
          <table:table-cell table:style-name="ce30" table:formula="of:=SUM([.O21];[.O36];[.O54];[.O61])" office:value-type="float" office:value="109.9" calcext:value-type="float">
            <text:p>110</text:p>
          </table:table-cell>
          <table:table-cell table:style-name="ce30" table:formula="of:=SUM([.P21];[.P36];[.P54];[.P61])" office:value-type="float" office:value="193.8" calcext:value-type="float">
            <text:p>194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West</text:p>
          </table:table-cell>
          <table:table-cell table:style-name="ce24" table:number-columns-repeated="3"/>
          <table:table-cell table:style-name="ce30" table:number-columns-repeated="5"/>
          <table:table-cell table:style-name="ce24" table:number-columns-repeated="3"/>
          <table:table-cell table:style-name="ce30" table:number-columns-repeated="4"/>
          <table:table-cell table:number-columns-repeated="16368"/>
        </table:table-row>
        <table:table-row table:style-name="ro1">
          <table:table-cell table:style-name="ce34" office:value-type="string" calcext:value-type="string">
            <text:p>Mountain</text:p>
          </table:table-cell>
          <table:table-cell table:style-name="ce34" table:number-columns-repeated="3"/>
          <table:table-cell table:style-name="ce30" table:number-columns-repeated="5"/>
          <table:table-cell table:style-name="ce34" table:number-columns-repeated="3"/>
          <table:table-cell table:style-name="ce30" table:number-columns-repeated="4"/>
          <table:table-cell table:number-columns-repeated="16368"/>
        </table:table-row>
        <table:table-row table:style-name="ro1">
          <table:table-cell table:style-name="ce34" office:value-type="string" calcext:value-type="string">
            <text:p>Pacific</text:p>
          </table:table-cell>
          <table:table-cell table:style-name="ce34" table:number-columns-repeated="3"/>
          <table:table-cell table:style-name="ce30" table:number-columns-repeated="5"/>
          <table:table-cell table:style-name="ce34" table:number-columns-repeated="3"/>
          <table:table-cell table:style-name="ce30" table:number-columns-repeated="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37"/>
          <table:table-cell table:style-name="ce39" table:number-columns-repeated="3"/>
          <table:table-cell table:style-name="ce37"/>
          <table:table-cell table:style-name="ce31" table:number-columns-repeated="4"/>
          <table:table-cell table:style-name="ce39" table:number-columns-repeated="3"/>
          <table:table-cell table:style-name="ce37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4" office:value-type="string" calcext:value-type="string">
            <text:p>Alabama</text:p>
          </table:table-cell>
          <table:table-cell table:style-name="ce39"/>
          <table:table-cell table:style-name="ce43"/>
          <table:table-cell table:style-name="ce43" office:value-type="float" office:value="14.8" calcext:value-type="float">
            <text:p>15</text:p>
          </table:table-cell>
          <table:table-cell table:style-name="ce44" office:value-type="float" office:value="33.6" calcext:value-type="float">
            <text:p>34</text:p>
          </table:table-cell>
          <table:table-cell table:style-name="ce44" office:value-type="float" office:value="75.2" calcext:value-type="float">
            <text:p>7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35.5" calcext:value-type="float">
            <text:p>136</text:p>
          </table:table-cell>
          <table:table-cell table:style-name="ce44"/>
          <table:table-cell table:style-name="ce39" table:number-columns-repeated="2"/>
          <table:table-cell table:style-name="ce43" office:value-type="float" office:value="13.5" calcext:value-type="float">
            <text:p>14</text:p>
          </table:table-cell>
          <table:table-cell table:style-name="ce44" office:value-type="float" office:value="33.3" calcext:value-type="float">
            <text:p>33</text:p>
          </table:table-cell>
          <table:table-cell table:style-name="ce44" office:value-type="float" office:value="74.3" calcext:value-type="float">
            <text:p>74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34" calcext:value-type="float">
            <text:p>134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Arizon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Arkansas</text:p>
          </table:table-cell>
          <table:table-cell table:style-name="ce39"/>
          <table:table-cell table:style-name="ce43"/>
          <table:table-cell table:style-name="ce43" office:value-type="float" office:value="0.5" calcext:value-type="float">
            <text:p>1</text:p>
          </table:table-cell>
          <table:table-cell table:style-name="ce44" office:value-type="float" office:value="1.3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4.5" calcext:value-type="float">
            <text:p>15</text:p>
          </table:table-cell>
          <table:table-cell table:style-name="ce44" office:value-type="float" office:value="34.9" calcext:value-type="float">
            <text:p>35</text:p>
          </table:table-cell>
          <table:table-cell table:style-name="ce44"/>
          <table:table-cell table:style-name="ce39" table:number-columns-repeated="2"/>
          <table:table-cell table:style-name="ce43" office:value-type="float" office:value="0.5" calcext:value-type="float">
            <text:p>1</text:p>
          </table:table-cell>
          <table:table-cell table:style-name="ce44" office:value-type="float" office:value="1.3" calcext:value-type="float">
            <text:p>1</text:p>
          </table:table-cell>
          <table:table-cell table:style-name="ce44" office:value-type="float" office:value="5.9" calcext:value-type="float">
            <text:p>6</text:p>
          </table:table-cell>
          <table:table-cell table:style-name="ce44" office:value-type="float" office:value="14.1" calcext:value-type="float">
            <text:p>14</text:p>
          </table:table-cell>
          <table:table-cell table:style-name="ce44" office:value-type="float" office:value="33.8" calcext:value-type="float">
            <text:p>34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Californi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Colorado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Connecticut</text:p>
          </table:table-cell>
          <table:table-cell table:style-name="ce39" office:value-type="float" office:value="0.2" calcext:value-type="float">
            <text:p>0</text:p>
          </table:table-cell>
          <table:table-cell table:style-name="ce43" office:value-type="float" office:value="0.1" calcext:value-type="float">
            <text:p>0</text:p>
          </table:table-cell>
          <table:table-cell table:style-name="ce43"/>
          <table:table-cell table:style-name="ce44" table:number-columns-repeated="5"/>
          <table:table-cell table:style-name="ce39" office:value-type="float" office:value="0.4" calcext:value-type="float">
            <text:p>0</text:p>
          </table:table-cell>
          <table:table-cell table:style-name="ce39" office:value-type="float" office:value="0.1" calcext:value-type="float">
            <text:p>0</text:p>
          </table:table-cell>
          <table:table-cell table:style-name="ce43" office:value-type="float" office:value="0.1" calcext:value-type="float">
            <text:p>0</text:p>
          </table:table-cell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Dakota Territory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Delaware</text:p>
          </table:table-cell>
          <table:table-cell table:style-name="ce39" office:value-type="float" office:value="2.1" calcext:value-type="float">
            <text:p>2</text:p>
          </table:table-cell>
          <table:table-cell table:style-name="ce43" office:value-type="float" office:value="1.4" calcext:value-type="float">
            <text:p>1</text:p>
          </table:table-cell>
          <table:table-cell table:style-name="ce43" office:value-type="float" office:value="1.6" calcext:value-type="float">
            <text:p>2</text:p>
          </table:table-cell>
          <table:table-cell table:style-name="ce44" office:value-type="float" office:value="1.1" calcext:value-type="float">
            <text:p>1</text:p>
          </table:table-cell>
          <table:table-cell table:style-name="ce44" office:value-type="float" office:value="0.8" calcext:value-type="float">
            <text:p>1</text:p>
          </table:table-cell>
          <table:table-cell table:style-name="ce44" office:value-type="float" office:value="0.7" calcext:value-type="float">
            <text:p>1</text:p>
          </table:table-cell>
          <table:table-cell table:style-name="ce44" office:value-type="float" office:value="0.5" calcext:value-type="float">
            <text:p>1</text:p>
          </table:table-cell>
          <table:table-cell table:style-name="ce44"/>
          <table:table-cell table:style-name="ce39" office:value-type="float" office:value="1.7" calcext:value-type="float">
            <text:p>2</text:p>
          </table:table-cell>
          <table:table-cell table:style-name="ce39" office:value-type="float" office:value="1.1" calcext:value-type="float">
            <text:p>1</text:p>
          </table:table-cell>
          <table:table-cell table:style-name="ce43" office:value-type="float" office:value="1.2" calcext:value-type="float">
            <text:p>1</text:p>
          </table:table-cell>
          <table:table-cell table:style-name="ce44" office:value-type="float" office:value="0.9" calcext:value-type="float">
            <text:p>1</text:p>
          </table:table-cell>
          <table:table-cell table:style-name="ce44" office:value-type="float" office:value="0.8" calcext:value-type="float">
            <text:p>1</text:p>
          </table:table-cell>
          <table:table-cell table:style-name="ce44" office:value-type="float" office:value="0.7" calcext:value-type="float">
            <text:p>1</text:p>
          </table:table-cell>
          <table:table-cell table:style-name="ce44" office:value-type="float" office:value="0.6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District of Columbia</text:p>
          </table:table-cell>
          <table:table-cell table:style-name="ce39" office:value-type="float" office:value="0.6" calcext:value-type="float">
            <text:p>1</text:p>
          </table:table-cell>
          <table:table-cell table:style-name="ce43" office:value-type="float" office:value="1.1" calcext:value-type="float">
            <text:p>1</text:p>
          </table:table-cell>
          <table:table-cell table:style-name="ce43" office:value-type="float" office:value="1.4" calcext:value-type="float">
            <text:p>1</text:p>
          </table:table-cell>
          <table:table-cell table:style-name="ce44" office:value-type="float" office:value="1.4" calcext:value-type="float">
            <text:p>1</text:p>
          </table:table-cell>
          <table:table-cell table:number-columns-repeated="2" table:style-name="ce44" office:value-type="float" office:value="0.9" calcext:value-type="float">
            <text:p>1</text:p>
          </table:table-cell>
          <table:table-cell table:style-name="ce44" office:value-type="float" office:value="0.8" calcext:value-type="float">
            <text:p>1</text:p>
          </table:table-cell>
          <table:table-cell table:style-name="ce44"/>
          <table:table-cell table:style-name="ce39" office:value-type="float" office:value="0.7" calcext:value-type="float">
            <text:p>1</text:p>
          </table:table-cell>
          <table:table-cell table:style-name="ce39" office:value-type="float" office:value="1.3" calcext:value-type="float">
            <text:p>1</text:p>
          </table:table-cell>
          <table:table-cell table:style-name="ce43" office:value-type="float" office:value="1.6" calcext:value-type="float">
            <text:p>2</text:p>
          </table:table-cell>
          <table:table-cell table:style-name="ce44" office:value-type="float" office:value="1.6" calcext:value-type="float">
            <text:p>2</text:p>
          </table:table-cell>
          <table:table-cell table:style-name="ce44" office:value-type="float" office:value="1.3" calcext:value-type="float">
            <text:p>1</text:p>
          </table:table-cell>
          <table:table-cell table:style-name="ce44" office:value-type="float" office:value="1.6" calcext:value-type="float">
            <text:p>2</text:p>
          </table:table-cell>
          <table:table-cell table:style-name="ce44" office:value-type="float" office:value="1.5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Florida</text:p>
          </table:table-cell>
          <table:table-cell table:style-name="ce39"/>
          <table:table-cell table:style-name="ce43" table:number-columns-repeated="2"/>
          <table:table-cell table:style-name="ce44" office:value-type="float" office:value="4.9" calcext:value-type="float">
            <text:p>5</text:p>
          </table:table-cell>
          <table:table-cell table:style-name="ce44" office:value-type="float" office:value="8.1" calcext:value-type="float">
            <text:p>8</text:p>
          </table:table-cell>
          <table:table-cell table:style-name="ce44" office:value-type="float" office:value="12.3" calcext:value-type="float">
            <text:p>12</text:p>
          </table:table-cell>
          <table:table-cell table:style-name="ce44" office:value-type="float" office:value="19.5" calcext:value-type="float">
            <text:p>20</text:p>
          </table:table-cell>
          <table:table-cell table:style-name="ce44"/>
          <table:table-cell table:style-name="ce39" table:number-columns-repeated="2"/>
          <table:table-cell table:style-name="ce43"/>
          <table:table-cell table:style-name="ce44" office:value-type="float" office:value="4.5" calcext:value-type="float">
            <text:p>5</text:p>
          </table:table-cell>
          <table:table-cell table:style-name="ce44" office:value-type="float" office:value="7.8" calcext:value-type="float">
            <text:p>8</text:p>
          </table:table-cell>
          <table:table-cell table:style-name="ce44" office:value-type="float" office:value="11.9" calcext:value-type="float">
            <text:p>12</text:p>
          </table:table-cell>
          <table:table-cell table:style-name="ce44" office:value-type="float" office:value="18.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Georgia</text:p>
          </table:table-cell>
          <table:table-cell table:style-name="ce39" office:value-type="float" office:value="17.4" calcext:value-type="float">
            <text:p>17</text:p>
          </table:table-cell>
          <table:table-cell table:style-name="ce43" office:value-type="float" office:value="30.7" calcext:value-type="float">
            <text:p>31</text:p>
          </table:table-cell>
          <table:table-cell table:style-name="ce43" office:value-type="float" office:value="44.9" calcext:value-type="float">
            <text:p>45</text:p>
          </table:table-cell>
          <table:table-cell table:style-name="ce44" office:value-type="float" office:value="63.4" calcext:value-type="float">
            <text:p>63</text:p>
          </table:table-cell>
          <table:table-cell table:style-name="ce44" office:value-type="float" office:value="81.4" calcext:value-type="float">
            <text:p>81</text:p>
          </table:table-cell>
          <table:table-cell table:style-name="ce44" office:value-type="float" office:value="114.5" calcext:value-type="float">
            <text:p>115</text:p>
          </table:table-cell>
          <table:table-cell table:style-name="ce44" office:value-type="float" office:value="139.6" calcext:value-type="float">
            <text:p>140</text:p>
          </table:table-cell>
          <table:table-cell table:style-name="ce44"/>
          <table:table-cell table:style-name="ce39" office:value-type="float" office:value="17.7" calcext:value-type="float">
            <text:p>18</text:p>
          </table:table-cell>
          <table:table-cell table:style-name="ce39" office:value-type="float" office:value="31.5" calcext:value-type="float">
            <text:p>32</text:p>
          </table:table-cell>
          <table:table-cell table:style-name="ce43" office:value-type="float" office:value="44.3" calcext:value-type="float">
            <text:p>44</text:p>
          </table:table-cell>
          <table:table-cell table:style-name="ce44" office:value-type="float" office:value="63.6" calcext:value-type="float">
            <text:p>64</text:p>
          </table:table-cell>
          <table:table-cell table:style-name="ce44" office:value-type="float" office:value="83.8" calcext:value-type="float">
            <text:p>84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42.1" calcext:value-type="float">
            <text:p>142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Idaho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Illinois</text:p>
          </table:table-cell>
          <table:table-cell table:style-name="ce39"/>
          <table:table-cell table:style-name="ce43" office:value-type="float" office:value="0.1" calcext:value-type="float">
            <text:p>0</text:p>
          </table:table-cell>
          <table:table-cell table:style-name="ce43" office:value-type="float" office:value="0.4" calcext:value-type="float">
            <text:p>0</text:p>
          </table:table-cell>
          <table:table-cell table:style-name="ce44" office:value-type="float" office:value="0.2" calcext:value-type="float">
            <text:p>0</text:p>
          </table:table-cell>
          <table:table-cell table:style-name="ce44" office:value-type="float" office:value="0.1" calcext:value-type="float">
            <text:p>0</text:p>
          </table:table-cell>
          <table:table-cell table:style-name="ce44" table:number-columns-repeated="3"/>
          <table:table-cell table:style-name="ce39"/>
          <table:table-cell table:style-name="ce39" office:value-type="float" office:value="0.1" calcext:value-type="float">
            <text:p>0</text:p>
          </table:table-cell>
          <table:table-cell table:style-name="ce43" office:value-type="float" office:value="0.2" calcext:value-type="float">
            <text:p>0</text:p>
          </table:table-cell>
          <table:table-cell table:style-name="ce44" office:value-type="float" office:value="0.2" calcext:value-type="float">
            <text:p>0</text:p>
          </table:table-cell>
          <table:table-cell table:style-name="ce44" office:value-type="float" office:value="0.1" calcext:value-type="float">
            <text:p>0</text:p>
          </table:table-cell>
          <table:table-cell table:style-name="ce44" table:number-columns-repeated="2"/>
          <table:table-cell table:number-columns-repeated="16368"/>
        </table:table-row>
        <table:table-row table:style-name="ro1">
          <table:table-cell table:style-name="ce24" office:value-type="string" calcext:value-type="string">
            <text:p>Indiana</text:p>
          </table:table-cell>
          <table:table-cell table:style-name="ce39"/>
          <table:table-cell table:number-columns-repeated="2" table:style-name="ce43" office:value-type="float" office:value="0.1" calcext:value-type="float">
            <text:p>0</text:p>
          </table:table-cell>
          <table:table-cell table:style-name="ce44" table:number-columns-repeated="5"/>
          <table:table-cell table:style-name="ce39"/>
          <table:table-cell table:style-name="ce39" office:value-type="float" office:value="0.1" calcext:value-type="float">
            <text:p>0</text:p>
          </table:table-cell>
          <table:table-cell table:style-name="ce43" office:value-type="float" office:value="0.1" calcext:value-type="float">
            <text:p>0</text:p>
          </table:table-cell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Iow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Kansas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Kentucky</text:p>
          </table:table-cell>
          <table:table-cell table:style-name="ce39" office:value-type="float" office:value="10.8" calcext:value-type="float">
            <text:p>11</text:p>
          </table:table-cell>
          <table:table-cell table:style-name="ce43" office:value-type="float" office:value="21.9" calcext:value-type="float">
            <text:p>22</text:p>
          </table:table-cell>
          <table:table-cell table:style-name="ce43" office:value-type="float" office:value="35.5" calcext:value-type="float">
            <text:p>36</text:p>
          </table:table-cell>
          <table:table-cell table:style-name="ce44" office:value-type="float" office:value="45.7" calcext:value-type="float">
            <text:p>46</text:p>
          </table:table-cell>
          <table:table-cell table:style-name="ce44" office:value-type="float" office:value="52.6" calcext:value-type="float">
            <text:p>53</text:p>
          </table:table-cell>
          <table:table-cell table:style-name="ce44" office:value-type="float" office:value="63.3" calcext:value-type="float">
            <text:p>63</text:p>
          </table:table-cell>
          <table:table-cell table:style-name="ce44" office:value-type="float" office:value="68.6" calcext:value-type="float">
            <text:p>69</text:p>
          </table:table-cell>
          <table:table-cell table:style-name="ce44"/>
          <table:table-cell table:style-name="ce39" office:value-type="float" office:value="10.8" calcext:value-type="float">
            <text:p>11</text:p>
          </table:table-cell>
          <table:table-cell table:style-name="ce39" office:value-type="float" office:value="22" calcext:value-type="float">
            <text:p>22</text:p>
          </table:table-cell>
          <table:table-cell table:style-name="ce43" office:value-type="float" office:value="35.2" calcext:value-type="float">
            <text:p>35</text:p>
          </table:table-cell>
          <table:table-cell table:style-name="ce44" office:value-type="float" office:value="46.7" calcext:value-type="float">
            <text:p>47</text:p>
          </table:table-cell>
          <table:table-cell table:style-name="ce44" office:value-type="float" office:value="52.7" calcext:value-type="float">
            <text:p>53</text:p>
          </table:table-cell>
          <table:table-cell table:style-name="ce44" office:value-type="float" office:value="63.5" calcext:value-type="float">
            <text:p>64</text:p>
          </table:table-cell>
          <table:table-cell table:style-name="ce44" office:value-type="float" office:value="67.6" calcext:value-type="float">
            <text:p>68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Louisiana</text:p>
          </table:table-cell>
          <table:table-cell table:style-name="ce39"/>
          <table:table-cell table:style-name="ce43" office:value-type="float" office:value="13.3" calcext:value-type="float">
            <text:p>13</text:p>
          </table:table-cell>
          <table:table-cell table:style-name="ce43" office:value-type="float" office:value="24.7" calcext:value-type="float">
            <text:p>25</text:p>
          </table:table-cell>
          <table:table-cell table:style-name="ce44" office:value-type="float" office:value="39.9" calcext:value-type="float">
            <text:p>40</text:p>
          </table:table-cell>
          <table:table-cell table:style-name="ce44" office:value-type="float" office:value="57.4" calcext:value-type="float">
            <text:p>57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16.3" calcext:value-type="float">
            <text:p>116</text:p>
          </table:table-cell>
          <table:table-cell table:style-name="ce44"/>
          <table:table-cell table:style-name="ce39"/>
          <table:table-cell table:style-name="ce39" office:value-type="float" office:value="11.8" calcext:value-type="float">
            <text:p>12</text:p>
          </table:table-cell>
          <table:table-cell table:style-name="ce43" office:value-type="float" office:value="21.3" calcext:value-type="float">
            <text:p>21</text:p>
          </table:table-cell>
          <table:table-cell table:style-name="ce44" office:value-type="float" office:value="34.2" calcext:value-type="float">
            <text:p>34</text:p>
          </table:table-cell>
          <table:table-cell table:style-name="ce44" office:value-type="float" office:value="52.9" calcext:value-type="float">
            <text:p>53</text:p>
          </table:table-cell>
          <table:table-cell table:style-name="ce44" office:value-type="float" office:value="77.9" calcext:value-type="float">
            <text:p>78</text:p>
          </table:table-cell>
          <table:table-cell table:style-name="ce44" office:value-type="float" office:value="104.7" calcext:value-type="float">
            <text:p>105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Maine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Maryland</text:p>
          </table:table-cell>
          <table:table-cell table:style-name="ce39" office:value-type="float" office:value="32.3" calcext:value-type="float">
            <text:p>32</text:p>
          </table:table-cell>
          <table:table-cell table:style-name="ce43" office:value-type="float" office:value="34.1" calcext:value-type="float">
            <text:p>34</text:p>
          </table:table-cell>
          <table:table-cell table:style-name="ce43" office:value-type="float" office:value="33.7" calcext:value-type="float">
            <text:p>3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8.7" calcext:value-type="float">
            <text:p>29</text:p>
          </table:table-cell>
          <table:table-cell table:style-name="ce44" office:value-type="float" office:value="27.8" calcext:value-type="float">
            <text:p>28</text:p>
          </table:table-cell>
          <table:table-cell table:style-name="ce44"/>
          <table:table-cell table:style-name="ce39" office:value-type="float" office:value="30.1" calcext:value-type="float">
            <text:p>30</text:p>
          </table:table-cell>
          <table:table-cell table:style-name="ce39" office:value-type="float" office:value="31.9" calcext:value-type="float">
            <text:p>32</text:p>
          </table:table-cell>
          <table:table-cell table:style-name="ce43" office:value-type="float" office:value="30.3" calcext:value-type="float">
            <text:p>30</text:p>
          </table:table-cell>
          <table:table-cell table:style-name="ce44" office:value-type="float" office:value="29.3" calcext:value-type="float">
            <text:p>29</text:p>
          </table:table-cell>
          <table:table-cell table:style-name="ce44" office:value-type="float" office:value="26.2" calcext:value-type="float">
            <text:p>26</text:p>
          </table:table-cell>
          <table:table-cell table:style-name="ce44" office:value-type="float" office:value="27.5" calcext:value-type="float">
            <text:p>28</text:p>
          </table:table-cell>
          <table:table-cell table:style-name="ce44" office:value-type="float" office:value="26.7" calcext:value-type="float">
            <text:p>27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Massachusetts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Michigan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Minnesot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24" office:value-type="string" calcext:value-type="string">
            <text:p>Mississippi</text:p>
          </table:table-cell>
          <table:table-cell table:style-name="ce39" office:value-type="float" office:value="1.1" calcext:value-type="float">
            <text:p>1</text:p>
          </table:table-cell>
          <table:table-cell table:style-name="ce43" office:value-type="float" office:value="5.3" calcext:value-type="float">
            <text:p>5</text:p>
          </table:table-cell>
          <table:table-cell table:style-name="ce43" office:value-type="float" office:value="10.1" calcext:value-type="float">
            <text:p>10</text:p>
          </table:table-cell>
          <table:table-cell table:style-name="ce44" office:value-type="float" office:value="19.9" calcext:value-type="float">
            <text:p>20</text:p>
          </table:table-cell>
          <table:table-cell table:style-name="ce44" office:value-type="float" office:value="59.6" calcext:value-type="float">
            <text:p>60</text:p>
          </table:table-cell>
          <table:table-cell table:style-name="ce44" office:value-type="float" office:value="94.8" calcext:value-type="float">
            <text:p>95</text:p>
          </table:table-cell>
          <table:table-cell table:style-name="ce44" office:value-type="float" office:value="140.6" calcext:value-type="float">
            <text:p>141</text:p>
          </table:table-cell>
          <table:table-cell table:style-name="ce44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9.5" calcext:value-type="float">
            <text:p>10</text:p>
          </table:table-cell>
          <table:table-cell table:style-name="ce44" office:value-type="float" office:value="19.5" calcext:value-type="float">
            <text:p>20</text:p>
          </table:table-cell>
          <table:table-cell table:style-name="ce44" office:value-type="float" office:value="58.7" calcext:value-type="float">
            <text:p>59</text:p>
          </table:table-cell>
          <table:table-cell table:style-name="ce44" office:value-type="float" office:value="94.1" calcext:value-type="float">
            <text:p>94</text:p>
          </table:table-cell>
          <table:table-cell table:style-name="ce44" office:value-type="float" office:value="137.3" calcext:value-type="float">
            <text:p>137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Missouri</text:p>
          </table:table-cell>
          <table:table-cell table:style-name="ce39"/>
          <table:table-cell table:style-name="ce43"/>
          <table:table-cell table:style-name="ce43" office:value-type="float" office:value="2.9" calcext:value-type="float">
            <text:p>3</text:p>
          </table:table-cell>
          <table:table-cell table:style-name="ce44" office:value-type="float" office:value="6.8" calcext:value-type="float">
            <text:p>7</text:p>
          </table:table-cell>
          <table:table-cell table:style-name="ce44" office:value-type="float" office:value="16.1" calcext:value-type="float">
            <text:p>16</text:p>
          </table:table-cell>
          <table:table-cell table:style-name="ce44" office:value-type="float" office:value="25.7" calcext:value-type="float">
            <text:p>26</text:p>
          </table:table-cell>
          <table:table-cell table:style-name="ce44" office:value-type="float" office:value="33.8" calcext:value-type="float">
            <text:p>34</text:p>
          </table:table-cell>
          <table:table-cell table:style-name="ce44"/>
          <table:table-cell table:style-name="ce39" table:number-columns-repeated="2"/>
          <table:table-cell table:style-name="ce43" office:value-type="float" office:value="2.8" calcext:value-type="float">
            <text:p>3</text:p>
          </table:table-cell>
          <table:table-cell table:style-name="ce44" office:value-type="float" office:value="7.2" calcext:value-type="float">
            <text:p>7</text:p>
          </table:table-cell>
          <table:table-cell table:style-name="ce44" office:value-type="float" office:value="17.1" calcext:value-type="float">
            <text:p>17</text:p>
          </table:table-cell>
          <table:table-cell table:style-name="ce44" office:value-type="float" office:value="26.2" calcext:value-type="float">
            <text:p>26</text:p>
          </table:table-cell>
          <table:table-cell table:style-name="ce44" office:value-type="float" office:value="34.1" calcext:value-type="float">
            <text:p>34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Montan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ebrask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evada</text:p>
          </table:table-cell>
          <table:table-cell table:style-name="ce39"/>
          <table:table-cell table:style-name="ce43" table:number-columns-repeated="2"/>
          <table:table-cell table:style-name="ce44" table:number-columns-repeated="4"/>
          <table:table-cell table:style-name="ce4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ew Hampshire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ew Jersey</text:p>
          </table:table-cell>
          <table:table-cell table:style-name="ce39" office:value-type="float" office:value="3.6" calcext:value-type="float">
            <text:p>4</text:p>
          </table:table-cell>
          <table:table-cell table:style-name="ce43" office:value-type="float" office:value="3.2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0.9" calcext:value-type="float">
            <text:p>1</text:p>
          </table:table-cell>
          <table:table-cell table:style-name="ce44" office:value-type="float" office:value="0.3" calcext:value-type="float">
            <text:p>0</text:p>
          </table:table-cell>
          <table:table-cell table:style-name="ce44" table:number-columns-repeated="3"/>
          <table:table-cell table:style-name="ce39" office:value-type="float" office:value="3.9" calcext:value-type="float">
            <text:p>4</text:p>
          </table:table-cell>
          <table:table-cell table:style-name="ce39" office:value-type="float" office:value="3.4" calcext:value-type="float">
            <text:p>3</text:p>
          </table:table-cell>
          <table:table-cell table:style-name="ce43" office:value-type="float" office:value="2.8" calcext:value-type="float">
            <text:p>3</text:p>
          </table:table-cell>
          <table:table-cell table:style-name="ce44" office:value-type="float" office:value="1.1" calcext:value-type="float">
            <text:p>1</text:p>
          </table:table-cell>
          <table:table-cell table:style-name="ce44" office:value-type="float" office:value="0.3" calcext:value-type="float">
            <text:p>0</text:p>
          </table:table-cell>
          <table:table-cell table:style-name="ce44" table:number-columns-repeated="2"/>
          <table:table-cell table:number-columns-repeated="16368"/>
        </table:table-row>
        <table:table-row table:style-name="ro1">
          <table:table-cell table:style-name="ce38" office:value-type="string" calcext:value-type="string">
            <text:p>New Mexico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ew York</text:p>
          </table:table-cell>
          <table:table-cell table:style-name="ce39" office:value-type="float" office:value="5.9" calcext:value-type="float">
            <text:p>6</text:p>
          </table:table-cell>
          <table:table-cell table:style-name="ce43" office:value-type="float" office:value="4.4" calcext:value-type="float">
            <text:p>4</text:p>
          </table:table-cell>
          <table:table-cell table:style-name="ce43" office:value-type="float" office:value="3.4" calcext:value-type="float">
            <text:p>3</text:p>
          </table:table-cell>
          <table:table-cell table:style-name="ce44" table:number-columns-repeated="5"/>
          <table:table-cell table:style-name="ce39" office:value-type="float" office:value="6.4" calcext:value-type="float">
            <text:p>6</text:p>
          </table:table-cell>
          <table:table-cell table:style-name="ce39" office:value-type="float" office:value="4.8" calcext:value-type="float">
            <text:p>5</text:p>
          </table:table-cell>
          <table:table-cell table:style-name="ce43" office:value-type="float" office:value="3.5" calcext:value-type="float">
            <text:p>4</text:p>
          </table:table-cell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North Carolina</text:p>
          </table:table-cell>
          <table:table-cell table:style-name="ce39" office:value-type="float" office:value="37.7" calcext:value-type="float">
            <text:p>38</text:p>
          </table:table-cell>
          <table:table-cell table:style-name="ce43" office:value-type="float" office:value="48.3" calcext:value-type="float">
            <text:p>48</text:p>
          </table:table-cell>
          <table:table-cell table:style-name="ce43" office:value-type="float" office:value="60.1" calcext:value-type="float">
            <text:p>60</text:p>
          </table:table-cell>
          <table:table-cell table:style-name="ce44" office:value-type="float" office:value="70.5" calcext:value-type="float">
            <text:p>71</text:p>
          </table:table-cell>
          <table:table-cell table:style-name="ce44" office:value-type="float" office:value="70.8" calcext:value-type="float">
            <text:p>71</text:p>
          </table:table-cell>
          <table:table-cell table:style-name="ce44" office:value-type="float" office:value="85.7" calcext:value-type="float">
            <text:p>86</text:p>
          </table:table-cell>
          <table:table-cell table:style-name="ce44" office:value-type="float" office:value="100.9" calcext:value-type="float">
            <text:p>101</text:p>
          </table:table-cell>
          <table:table-cell table:style-name="ce44"/>
          <table:table-cell table:style-name="ce39" office:value-type="float" office:value="36.5" calcext:value-type="float">
            <text:p>37</text:p>
          </table:table-cell>
          <table:table-cell table:style-name="ce39" office:value-type="float" office:value="46.6" calcext:value-type="float">
            <text:p>47</text:p>
          </table:table-cell>
          <table:table-cell table:style-name="ce43" office:value-type="float" office:value="55.8" calcext:value-type="float">
            <text:p>56</text:p>
          </table:table-cell>
          <table:table-cell table:style-name="ce44" office:value-type="float" office:value="68.8" calcext:value-type="float">
            <text:p>69</text:p>
          </table:table-cell>
          <table:table-cell table:style-name="ce44" office:value-type="float" office:value="70.3" calcext:value-type="float">
            <text:p>70</text:p>
          </table:table-cell>
          <table:table-cell table:style-name="ce44" office:value-type="float" office:value="84.9" calcext:value-type="float">
            <text:p>85</text:p>
          </table:table-cell>
          <table:table-cell table:style-name="ce44" office:value-type="float" office:value="98.4" calcext:value-type="float">
            <text:p>98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North Dakot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Ohio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Oklahom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Oregon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Pennsylvania</text:p>
          </table:table-cell>
          <table:table-cell table:style-name="ce39" office:value-type="float" office:value="0.5" calcext:value-type="float">
            <text:p>1</text:p>
          </table:table-cell>
          <table:table-cell table:style-name="ce43" office:value-type="float" office:value="0.2" calcext:value-type="float">
            <text:p>0</text:p>
          </table:table-cell>
          <table:table-cell table:style-name="ce43" office:value-type="float" office:value="0.1" calcext:value-type="float">
            <text:p>0</text:p>
          </table:table-cell>
          <table:table-cell table:style-name="ce44" office:value-type="float" office:value="0.1" calcext:value-type="float">
            <text:p>0</text:p>
          </table:table-cell>
          <table:table-cell table:style-name="ce44" table:number-columns-repeated="4"/>
          <table:table-cell table:style-name="ce39" office:value-type="float" office:value="0.5" calcext:value-type="float">
            <text:p>1</text:p>
          </table:table-cell>
          <table:table-cell table:style-name="ce39" office:value-type="float" office:value="0.3" calcext:value-type="float">
            <text:p>0</text:p>
          </table:table-cell>
          <table:table-cell table:style-name="ce43" office:value-type="float" office:value="0.1" calcext:value-type="float">
            <text:p>0</text:p>
          </table:table-cell>
          <table:table-cell table:style-name="ce44" office:value-type="float" office:value="0.2" calcext:value-type="float">
            <text:p>0</text:p>
          </table:table-cell>
          <table:table-cell table:style-name="ce44" table:number-columns-repeated="3"/>
          <table:table-cell table:number-columns-repeated="16368"/>
        </table:table-row>
        <table:table-row table:style-name="ro1">
          <table:table-cell table:style-name="ce38" office:value-type="string" calcext:value-type="string">
            <text:p>Rhode Island</text:p>
          </table:table-cell>
          <table:table-cell table:style-name="ce39" office:value-type="float" office:value="0.1" calcext:value-type="float">
            <text:p>0</text:p>
          </table:table-cell>
          <table:table-cell table:style-name="ce43" table:number-columns-repeated="2"/>
          <table:table-cell table:style-name="ce44" table:number-columns-repeated="5"/>
          <table:table-cell table:style-name="ce39" office:value-type="float" office:value="0.1" calcext:value-type="float">
            <text:p>0</text:p>
          </table:table-cell>
          <table:table-cell table:style-name="ce39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South Carolina</text:p>
          </table:table-cell>
          <table:table-cell table:style-name="ce39" office:value-type="float" office:value="43.1" calcext:value-type="float">
            <text:p>4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8.3" calcext:value-type="float">
            <text:p>78</text:p>
          </table:table-cell>
          <table:table-cell table:style-name="ce44" office:value-type="float" office:value="93.3" calcext:value-type="float">
            <text:p>93</text:p>
          </table:table-cell>
          <table:table-cell table:style-name="ce44" office:value-type="float" office:value="95.4" calcext:value-type="float">
            <text:p>95</text:p>
          </table:table-cell>
          <table:table-cell table:style-name="ce44" office:value-type="float" office:value="116.3" calcext:value-type="float">
            <text:p>116</text:p>
          </table:table-cell>
          <table:table-cell table:style-name="ce44" office:value-type="float" office:value="122.2" calcext:value-type="float">
            <text:p>122</text:p>
          </table:table-cell>
          <table:table-cell table:style-name="ce44"/>
          <table:table-cell table:style-name="ce39" office:value-type="float" office:value="45.7" calcext:value-type="float">
            <text:p>46</text:p>
          </table:table-cell>
          <table:table-cell table:style-name="ce39" office:value-type="float" office:value="61.4" calcext:value-type="float">
            <text:p>61</text:p>
          </table:table-cell>
          <table:table-cell table:style-name="ce43" office:value-type="float" office:value="78.8" calcext:value-type="float">
            <text:p>79</text:p>
          </table:table-cell>
          <table:table-cell table:style-name="ce44" office:value-type="float" office:value="97.6" calcext:value-type="float">
            <text:p>98</text:p>
          </table:table-cell>
          <table:table-cell table:style-name="ce44" office:value-type="float" office:value="102.4" calcext:value-type="float">
            <text:p>102</text:p>
          </table:table-cell>
          <table:table-cell table:style-name="ce44" office:value-type="float" office:value="122.5" calcext:value-type="float">
            <text:p>123</text:p>
          </table:table-cell>
          <table:table-cell table:style-name="ce44" office:value-type="float" office:value="128.2" calcext:value-type="float">
            <text:p>128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South Dakot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Tennessee</text:p>
          </table:table-cell>
          <table:table-cell table:style-name="ce39" office:value-type="float" office:value="3.7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.6" calcext:value-type="float">
            <text:p>22</text:p>
          </table:table-cell>
          <table:table-cell table:style-name="ce44" office:value-type="float" office:value="38.3" calcext:value-type="float">
            <text:p>38</text:p>
          </table:table-cell>
          <table:table-cell table:style-name="ce44" office:value-type="float" office:value="51.6" calcext:value-type="float">
            <text:p>52</text:p>
          </table:table-cell>
          <table:table-cell table:style-name="ce44" office:value-type="float" office:value="71.2" calcext:value-type="float">
            <text:p>71</text:p>
          </table:table-cell>
          <table:table-cell table:style-name="ce44" office:value-type="float" office:value="82.1" calcext:value-type="float">
            <text:p>82</text:p>
          </table:table-cell>
          <table:table-cell table:style-name="ce44"/>
          <table:table-cell table:style-name="ce39" office:value-type="float" office:value="3.9" calcext:value-type="float">
            <text:p>4</text:p>
          </table:table-cell>
          <table:table-cell table:style-name="ce39" office:value-type="float" office:value="12.7" calcext:value-type="float">
            <text:p>13</text:p>
          </table:table-cell>
          <table:table-cell table:style-name="ce43" office:value-type="float" office:value="22.9" calcext:value-type="float">
            <text:p>23</text:p>
          </table:table-cell>
          <table:table-cell table:style-name="ce44" office:value-type="float" office:value="40.3" calcext:value-type="float">
            <text:p>40</text:p>
          </table:table-cell>
          <table:table-cell table:style-name="ce44" office:value-type="float" office:value="52.1" calcext:value-type="float">
            <text:p>52</text:p>
          </table:table-cell>
          <table:table-cell table:style-name="ce44" office:value-type="float" office:value="71.9" calcext:value-type="float">
            <text:p>72</text:p>
          </table:table-cell>
          <table:table-cell table:style-name="ce44" office:value-type="float" office:value="83.4" calcext:value-type="float">
            <text:p>83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Texas</text:p>
          </table:table-cell>
          <table:table-cell table:style-name="ce39"/>
          <table:table-cell table:style-name="ce43" table:number-columns-repeated="2"/>
          <table:table-cell table:style-name="ce44" table:number-columns-repeated="2"/>
          <table:table-cell table:style-name="ce44" office:value-type="float" office:value="17.3" calcext:value-type="float">
            <text:p>17</text:p>
          </table:table-cell>
          <table:table-cell table:style-name="ce44" office:value-type="float" office:value="55.5" calcext:value-type="float">
            <text:p>56</text:p>
          </table:table-cell>
          <table:table-cell table:style-name="ce44"/>
          <table:table-cell table:style-name="ce39" table:number-columns-repeated="2"/>
          <table:table-cell table:style-name="ce43"/>
          <table:table-cell table:style-name="ce44" table:number-columns-repeated="2"/>
          <table:table-cell table:style-name="ce44" office:value-type="float" office:value="17.9" calcext:value-type="float">
            <text:p>18</text:p>
          </table:table-cell>
          <table:table-cell table:style-name="ce44" office:value-type="float" office:value="55.3" calcext:value-type="float">
            <text:p>55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Utah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Vermont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 table:number-columns-repeated="2"/>
          <table:table-cell table:style-name="ce43"/>
          <table:table-cell table:style-name="ce44" table:number-columns-repeated="4"/>
          <table:table-cell table:number-columns-repeated="16368"/>
        </table:table-row>
        <table:table-row table:style-name="ro1">
          <table:table-cell table:style-name="ce38" office:value-type="string" calcext:value-type="string">
            <text:p>Virginia</text:p>
          </table:table-cell>
          <table:table-cell table:style-name="ce39" office:value-type="float" office:value="100.8" calcext:value-type="float">
            <text:p>101</text:p>
          </table:table-cell>
          <table:table-cell table:style-name="ce43" office:value-type="float" office:value="115.1" calcext:value-type="float">
            <text:p>115</text:p>
          </table:table-cell>
          <table:table-cell table:style-name="ce43" office:value-type="float" office:value="126.8" calcext:value-type="float">
            <text:p>12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50.7" calcext:value-type="float">
            <text:p>151</text:p>
          </table:table-cell>
          <table:table-cell table:style-name="ce44" office:value-type="float" office:value="157.3" calcext:value-type="float">
            <text:p>157</text:p>
          </table:table-cell>
          <table:table-cell table:style-name="ce44"/>
          <table:table-cell table:style-name="ce39" office:value-type="float" office:value="97.4" calcext:value-type="float">
            <text:p>97</text:p>
          </table:table-cell>
          <table:table-cell table:style-name="ce39" office:value-type="float" office:value="111.9" calcext:value-type="float">
            <text:p>112</text:p>
          </table:table-cell>
          <table:table-cell table:style-name="ce43" office:value-type="float" office:value="121" calcext:value-type="float">
            <text:p>121</text:p>
          </table:table-cell>
          <table:table-cell table:style-name="ce44" office:value-type="float" office:value="133.3" calcext:value-type="float">
            <text:p>133</text:p>
          </table:table-cell>
          <table:table-cell table:style-name="ce44" office:value-type="float" office:value="130.8" calcext:value-type="float">
            <text:p>131</text:p>
          </table:table-cell>
          <table:table-cell table:style-name="ce44" office:value-type="float" office:value="142.7" calcext:value-type="float">
            <text:p>143</text:p>
          </table:table-cell>
          <table:table-cell table:style-name="ce44" office:value-type="float" office:value="149.7" calcext:value-type="float">
            <text:p>150</text:p>
          </table:table-cell>
          <table:table-cell table:number-columns-repeated="16368"/>
        </table:table-row>
        <table:table-row table:style-name="ro1">
          <table:table-cell table:style-name="ce38" office:value-type="string" calcext:value-type="string">
            <text:p>Washington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/>
          <table:table-cell table:style-name="ce43" table:number-columns-repeated="2"/>
          <table:table-cell table:style-name="ce44" table:number-columns-repeated="3"/>
          <table:table-cell table:style-name="ce31"/>
          <table:table-cell table:number-columns-repeated="16368"/>
        </table:table-row>
        <table:table-row table:style-name="ro1">
          <table:table-cell table:style-name="ce38" office:value-type="string" calcext:value-type="string">
            <text:p>West Virginia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/>
          <table:table-cell table:style-name="ce43" table:number-columns-repeated="2"/>
          <table:table-cell table:style-name="ce44" table:number-columns-repeated="3"/>
          <table:table-cell table:style-name="ce31"/>
          <table:table-cell table:number-columns-repeated="16368"/>
        </table:table-row>
        <table:table-row table:style-name="ro1">
          <table:table-cell table:style-name="ce24" office:value-type="string" calcext:value-type="string">
            <text:p>Wisconsin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/>
          <table:table-cell table:style-name="ce43" table:number-columns-repeated="2"/>
          <table:table-cell table:style-name="ce44" table:number-columns-repeated="3"/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Wyoming</text:p>
          </table:table-cell>
          <table:table-cell table:style-name="ce39"/>
          <table:table-cell table:style-name="ce43" table:number-columns-repeated="2"/>
          <table:table-cell table:style-name="ce44" table:number-columns-repeated="5"/>
          <table:table-cell table:style-name="ce39"/>
          <table:table-cell table:style-name="ce43" table:number-columns-repeated="2"/>
          <table:table-cell table:style-name="ce44" table:number-columns-repeated="3"/>
          <table:table-cell table:style-name="ce31"/>
          <table:table-cell table:number-columns-repeated="16368"/>
        </table:table-row>
        <table:table-row table:style-name="ro1">
          <table:table-cell office:value-type="string" calcext:value-type="string">
            <text:p>United States</text:p>
          </table:table-cell>
          <table:table-cell table:style-name="ce43" table:formula="of:=SUM([.B19:.B68])" office:value-type="float" office:value="259.9" calcext:value-type="float">
            <text:p>260</text:p>
          </table:table-cell>
          <table:table-cell table:style-name="ce43" table:formula="of:=SUM([.C19:.C68])" office:value-type="float" office:value="349.3" calcext:value-type="float">
            <text:p>349</text:p>
          </table:table-cell>
          <table:table-cell table:style-name="ce43" table:formula="of:=SUM([.D19:.D68])" office:value-type="float" office:value="463.9" calcext:value-type="float">
            <text:p>464</text:p>
          </table:table-cell>
          <table:table-cell table:style-name="ce44" table:formula="of:=SUM([.E19:.E68])" office:value-type="float" office:value="593.3" calcext:value-type="float">
            <text:p>593</text:p>
          </table:table-cell>
          <table:table-cell table:style-name="ce44" table:formula="of:=SUM([.F19:.F68])" office:value-type="float" office:value="741.3" calcext:value-type="float">
            <text:p>741</text:p>
          </table:table-cell>
          <table:table-cell table:style-name="ce44" table:formula="of:=SUM([.G19:.G68])" office:value-type="float" office:value="986.6" calcext:value-type="float">
            <text:p>987</text:p>
          </table:table-cell>
          <table:table-cell table:style-name="ce44" table:formula="of:=SUM([.H19:.H68])" office:value-type="float" office:value="1235.9" calcext:value-type="float">
            <text:p>1,236</text:p>
          </table:table-cell>
          <table:table-cell table:style-name="ce44"/>
          <table:table-cell table:style-name="ce43" table:formula="of:=SUM([.J19:.J68])" office:value-type="float" office:value="256.8" calcext:value-type="float">
            <text:p>257</text:p>
          </table:table-cell>
          <table:table-cell table:style-name="ce43" table:formula="of:=SUM([.K19:.K68])" office:value-type="float" office:value="346" calcext:value-type="float">
            <text:p>346</text:p>
          </table:table-cell>
          <table:table-cell table:style-name="ce43" table:formula="of:=SUM([.L19:.L68])" office:value-type="float" office:value="445.5" calcext:value-type="float">
            <text:p>446</text:p>
          </table:table-cell>
          <table:table-cell table:style-name="ce44" table:formula="of:=SUM([.M19:.M68])" office:value-type="float" office:value="583.6" calcext:value-type="float">
            <text:p>584</text:p>
          </table:table-cell>
          <table:table-cell table:style-name="ce44" table:formula="of:=SUM([.N19:.N68])" office:value-type="float" office:value="737.5" calcext:value-type="float">
            <text:p>738</text:p>
          </table:table-cell>
          <table:table-cell table:style-name="ce44" table:formula="of:=SUM([.O19:.O68])" office:value-type="float" office:value="979.4" calcext:value-type="float">
            <text:p>979</text:p>
          </table:table-cell>
          <table:table-cell table:style-name="ce44" table:formula="of:=SUM([.P19:.P68])" office:value-type="float" office:value="1216.3" calcext:value-type="float">
            <text:p>1,216</text:p>
          </table:table-cell>
          <table:table-cell table:number-columns-repeated="16368"/>
        </table:table-row>
        <table:table-row table:style-name="ro1">
          <table:table-cell/>
          <table:table-cell table:style-name="ce31" table:number-columns-repeated="15"/>
          <table:table-cell table:number-columns-repeated="16368"/>
        </table:table-row>
        <table:table-row table:style-name="ro1">
          <table:table-cell table:style-name="ce37"/>
          <table:table-cell table:style-name="ce31" table:number-columns-repeated="15"/>
          <table:table-cell table:number-columns-repeated="16368"/>
        </table:table-row>
        <table:table-row table:style-name="ro1">
          <table:table-cell/>
          <table:table-cell table:style-name="ce31" table:number-columns-repeated="15"/>
          <table:table-cell table:number-columns-repeated="16368"/>
        </table:table-row>
        <table:table-row table:style-name="ro1">
          <table:table-cell table:style-name="ce37"/>
          <table:table-cell table:style-name="ce31" table:number-columns-repeated="15"/>
          <table:table-cell table:number-columns-repeated="16368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11" svg:font-family="Arial1"/>
    <style:font-face style:name="Arial2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2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¤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¤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8" number:min-decimal-places="8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 number:title="User-defined">
      <number:number number:decimal-places="1" number:min-decimal-places="1" number:min-integer-digits="1" number:grouping="true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5" number:min-decimal-places="5" number:min-integer-digits="1" number:grouping="true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10" number:min-decimal-places="10" number:min-integer-digits="1" number:grouping="true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number number:decimal-places="6" number:min-decimal-places="6" number:min-integer-digits="1" number:grouping="true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13" number:min-decimal-places="13" number:min-integer-digits="1"/>
    </number:number-style>
    <number:number-style style:name="N15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7" number:min-decimal-places="7" number:min-integer-digits="1" number:grouping="true"/>
    </number:number-style>
    <number:number-style style:name="N163P0" style:volatile="true">
      <number:text>£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7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£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8" number:min-decimal-places="8" number:min-integer-digits="1" number:grouping="true"/>
    </number:number-style>
    <number:date-style style:name="N172">
      <number:day number:style="long"/>
      <number:text>-</number:text>
      <number:month number:textual="true"/>
    </number:date-style>
    <number:number-style style:name="N17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1P0" style:volatile="true">
      <number:number number:decimal-places="0" number:min-decimal-places="0" number:min-integer-digits="1" number:grouping="true"/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1P0"/>
    </number:number-style>
    <number:time-style style:name="N18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3">
      <number:number number:decimal-places="9" number:min-decimal-places="9" number:min-integer-digits="1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number number:decimal-places="15" number:min-decimal-places="15" number:min-integer-digits="1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9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92">
      <number:scientific-number number:decimal-places="7" number:min-decimal-places="7" number:min-integer-digits="1" number:min-exponent-digits="2" number:exponent-interval="1" number:forced-exponent-sign="true"/>
    </number:number-style>
    <number:date-style style:name="N193">
      <number:day number:style="long"/>
      <number:text>-</number:text>
      <number:month number:textual="true"/>
      <number:text>-</number:text>
      <number:year/>
    </number:date-style>
    <number:time-style style:name="N194">
      <number:hours/>
      <number:text>:</number:text>
      <number:minutes number:style="long"/>
      <number:text> </number:text>
      <number:am-pm/>
    </number:time-style>
    <number:number-style style:name="N195P0" style:volatile="true">
      <number:number number:decimal-places="2" number:min-decimal-places="2" number:min-integer-digits="1" number:grouping="true"/>
    </number:number-style>
    <number:number-style style:name="N195">
      <number:text>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">
      <number:number number:decimal-places="3" number:min-decimal-places="3" number:min-integer-digits="1" number:grouping="true"/>
    </number:number-style>
    <number:number-style style:name="N197">
      <number:number number:decimal-places="4" number:min-decimal-places="4" number:min-integer-digits="1" number:grouping="true"/>
    </number:number-style>
    <number:number-style style:name="N198">
      <number:number number:decimal-places="9" number:min-decimal-places="9" number:min-integer-digits="1" number:grouping="true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£</number:text>
      <number:number number:decimal-places="2" number:min-decimal-places="2" number:min-integer-digits="1" number:grouping="true"/>
    </number:number-style>
    <number:number-style style:name="N205">
      <number:text>-£</number:text>
      <number:number number:decimal-places="2" number:min-decimal-places="2" number:min-integer-digits="1" number:grouping="true"/>
      <style:map style:condition="value()&gt;=0" style:apply-style-name="N205P0"/>
    </number:number-style>
    <number:number-style style:name="N20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scientific-number number:decimal-places="6" number:min-decimal-places="6" number:min-integer-digits="1" number:min-exponent-digits="2" number:exponent-interval="1" number:forced-exponent-sign="true"/>
    </number:number-style>
    <number:time-style style:name="N211">
      <number:minutes number:style="long"/>
      <number:text>:</number:text>
      <number:seconds number:style="long"/>
    </number:time-style>
    <number:number-style style:name="N21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21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214">
      <number:number number:decimal-places="11" number:min-decimal-places="11" number:min-integer-digits="1"/>
    </number:number-style>
    <number:number-style style:name="N2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16">
      <number:number number:decimal-places="10" number:min-decimal-places="10" number:min-integer-digits="1"/>
    </number:number-style>
    <number:number-style style:name="N21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9">
      <number:number number:decimal-places="16" number:min-decimal-places="16" number:min-integer-digits="1"/>
    </number:number-style>
    <number:number-style style:name="N220">
      <number:number number:decimal-places="17" number:min-decimal-places="17" number:min-integer-digits="1"/>
    </number:number-style>
    <number:number-style style:name="N221">
      <number:number number:decimal-places="18" number:min-decimal-places="18" number:min-integer-digits="1"/>
    </number:number-style>
    <number:number-style style:name="N223P0" style:volatile="true">
      <number:text>£</number:text>
      <number:number number:decimal-places="0" number:min-decimal-places="0" number:min-integer-digits="1" number:grouping="true"/>
    </number:number-style>
    <number:number-style style:name="N223">
      <number:text>-£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224">
      <number:number number:decimal-places="19" number:min-decimal-places="19" number:min-integer-digits="1"/>
    </number:number-style>
    <number:number-style style:name="N225P0" style:volatile="true">
      <number:text>£</number:text>
      <number:number number:decimal-places="0" number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225P0"/>
    </number:number-style>
    <number:number-style style:name="N226">
      <number:number number:decimal-places="20" number:min-decimal-places="20" number:min-integer-digits="1"/>
    </number:number-style>
    <number:number-style style:name="N227">
      <number:number number:decimal-places="13" number:min-decimal-places="13" number:min-integer-digits="1" number:grouping="true"/>
    </number:number-style>
    <number:number-style style:name="N228">
      <number:number number:decimal-places="12" number:min-decimal-places="12" number:min-integer-digits="1" number:grouping="true"/>
    </number:number-style>
    <number:number-style style:name="N229">
      <number:number number:decimal-places="11" number:min-decimal-places="11" number:min-integer-digits="1" number:grouping="true"/>
    </number:number-style>
    <number:number-style style:name="N2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0P0"/>
    </number:number-style>
    <number:number-style style:name="N232P0" style:volatile="true">
      <number:text>$</number:text>
      <number:number number:decimal-places="0" number:min-decimal-places="0" number:min-integer-digits="1"/>
      <number:text> </number:text>
    </number:number-style>
    <number:number-style style:name="N232">
      <number:text>($</number:text>
      <number:number number:decimal-places="0" number:min-decimal-places="0" number:min-integer-digits="1"/>
      <number:text>)</number:text>
      <style:map style:condition="value()&gt;=0" style:apply-style-name="N232P0"/>
    </number:number-style>
    <number:number-style style:name="N2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Yes</number:text>
    </number:number-style>
    <number:number-style style:name="N239P1" style:volatile="true">
      <number:text>Yes</number:text>
    </number:number-style>
    <number:number-style style:name="N239">
      <number:text>No</number:text>
      <style:map style:condition="value()&gt;0" style:apply-style-name="N239P0"/>
      <style:map style:condition="value()&lt;0" style:apply-style-name="N239P1"/>
    </number:number-style>
    <number:number-style style:name="N242P0" style:volatile="true">
      <number:text> </number:text>
      <number:fill-character> </number:fill-character>
      <number:number number:decimal-places="7" number:min-decimal-places="7" number:min-integer-digits="1" number:grouping="true"/>
      <number:text> </number:text>
    </number:number-style>
    <number:number-style style:name="N242P1" style:volatile="true">
      <number:text> </number:text>
      <number:fill-character> </number:fill-character>
      <number:text>(</number:text>
      <number:number number:decimal-places="7" number:min-decimal-places="7" number:min-integer-digits="1" number:grouping="true"/>
      <number:text>)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number-style style:name="N245">
      <number:text>$</number:text>
      <number:number number:decimal-places="2" number:min-decimal-places="2" number:min-integer-digits="1" number:grouping="true"/>
    </number:number-style>
    <number:number-style style:name="N248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48P1" style:volatile="true">
      <number:text> </number:text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2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number:min-decimal-places="0" number:min-integer-digits="1"/>
      <number:text> </number:text>
    </number:number-style>
    <number:number-style style:name="N25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50P0"/>
    </number:number-style>
    <number:number-style style:name="N25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53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number:min-decimal-places="2" number:min-integer-digits="1"/>
      <number:text> </number:text>
    </number:number-style>
    <number:number-style style:name="N25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55P0"/>
    </number:number-style>
    <number:number-style style:name="N256P0" style:volatile="true">
      <number:number number:decimal-places="2" number:min-decimal-places="2" number:min-integer-digits="1"/>
    </number:number-style>
    <number:number-style style:name="N256">
      <style:text-properties fo:color="#ff0000"/>
      <number:number number:decimal-places="2" number:min-decimal-places="2" number:min-integer-digits="1"/>
      <style:map style:condition="value()&gt;=0" style:apply-style-name="N256P0"/>
    </number:number-style>
    <number:number-style style:name="N258P0" style:volatile="true">
      <number:number number:decimal-places="1" number:min-decimal-places="1" number:min-integer-digits="1"/>
      <number:text> </number:text>
    </number:number-style>
    <number:number-style style:name="N258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258P0"/>
    </number:number-style>
    <number:number-style style:name="N261P0" style:volatile="true">
      <number:text> </number:text>
      <number:fill-character> </number:fill-character>
      <number:number number:decimal-places="10" number:min-decimal-places="10" number:min-integer-digits="1" number:grouping="true"/>
      <number:text> </number:text>
    </number:number-style>
    <number:number-style style:name="N261P1" style:volatile="true">
      <number:text> </number:text>
      <number:fill-character> </number:fill-character>
      <number:text>(</number:text>
      <number:number number:decimal-places="10" number:min-decimal-places="10" number:min-integer-digits="1" number:grouping="true"/>
      <number:text>)</number:text>
    </number:number-style>
    <number:number-style style:name="N2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text>True</number:text>
    </number:number-style>
    <number:number-style style:name="N263P1" style:volatile="true">
      <number:text>True</number:text>
    </number:number-style>
    <number:number-style style:name="N263">
      <number:text>False</number:text>
      <style:map style:condition="value()&gt;0" style:apply-style-name="N263P0"/>
      <style:map style:condition="value()&lt;0" style:apply-style-name="N263P1"/>
    </number:number-style>
    <number:number-style style:name="N264P0" style:volatile="true">
      <number:number number:decimal-places="3" number:min-decimal-places="3" number:min-integer-digits="1"/>
    </number:number-style>
    <number:number-style style:name="N264">
      <style:text-properties fo:color="#ff0000"/>
      <number:number number:decimal-places="3" number:min-decimal-places="3" number:min-integer-digits="1"/>
      <style:map style:condition="value()&gt;=0" style:apply-style-name="N264P0"/>
    </number:number-style>
    <number:number-style style:name="N265P0" style:volatile="true">
      <number:number number:decimal-places="1" number:min-decimal-places="1" number:min-integer-digits="1"/>
    </number:number-style>
    <number:number-style style:name="N265">
      <style:text-properties fo:color="#ff0000"/>
      <number:number number:decimal-places="1" number:min-decimal-places="1" number:min-integer-digits="1"/>
      <style:map style:condition="value()&gt;=0" style:apply-style-name="N265P0"/>
    </number:number-style>
    <number:number-style style:name="N268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1P0" style:volatile="true">
      <number:text> </number:text>
      <number:fill-character> </number:fill-character>
      <number:number number:decimal-places="9" number:min-decimal-places="9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9" number:min-decimal-places="9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text> </number:text>
      <number:fill-character> </number:fill-character>
      <number:number number:decimal-places="8" number:min-decimal-places="8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8" number:min-decimal-places="8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7P0" style:volatile="true">
      <number:text> </number:text>
      <number:fill-character> </number:fill-character>
      <number:number number:decimal-places="12" number:min-decimal-places="12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2" number:min-decimal-places="12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0" number:min-decimal-places="0" number:min-integer-digits="1"/>
      <number:text> </number:text>
    </number:number-style>
    <number:number-style style:name="N278">
      <number:text>(</number:text>
      <number:number number:decimal-places="0" number:min-decimal-places="0" number:min-integer-digits="1"/>
      <number:text>)</number:text>
      <style:map style:condition="value()&gt;=0" style:apply-style-name="N278P0"/>
    </number:number-style>
    <number:number-style style:name="N279P0" style:volatile="true">
      <number:number number:decimal-places="2" number:min-decimal-places="2" number:min-integer-digits="1"/>
      <number:text> </number:text>
    </number:number-style>
    <number:number-style style:name="N279">
      <number:text>(</number:text>
      <number:number number:decimal-places="2" number:min-decimal-places="2" number:min-integer-digits="1"/>
      <number:text>)</number:text>
      <style:map style:condition="value()&gt;=0" style:apply-style-name="N279P0"/>
    </number:number-style>
    <number:number-style style:name="N282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82P1" style:volatile="true">
      <number:text> </number:text>
      <number:fill-character> </number:fill-character>
      <number:text>(</number:text>
      <number:number number:decimal-places="6" number:min-decimal-places="6" number:min-integer-digits="1" number:grouping="true"/>
      <number:text>)</number:text>
    </number:number-style>
    <number:number-style style:name="N2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5P0" style:volatile="true">
      <number:text> </number:text>
      <number:fill-character> </number:fill-character>
      <number:number number:decimal-places="11" number:min-decimal-places="11" number:min-integer-digits="1" number:grouping="true"/>
      <number:text> </number:text>
    </number:number-style>
    <number:number-style style:name="N285P1" style:volatile="true">
      <number:text> </number:text>
      <number:fill-character> </number:fill-character>
      <number:text>(</number:text>
      <number:number number:decimal-places="11" number:min-decimal-places="11" number:min-integer-digits="1" number:grouping="true"/>
      <number:text>)</number:text>
    </number:number-style>
    <number:number-style style:name="N2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1" number:min-decimal-places="1" number:min-integer-digits="1"/>
      <number:text> </number:text>
    </number:number-style>
    <number:number-style style:name="N286">
      <number:text>(</number:text>
      <number:number number:decimal-places="1" number:min-decimal-places="1" number:min-integer-digits="1"/>
      <number:text>)</number:text>
      <style:map style:condition="value()&gt;=0" style:apply-style-name="N286P0"/>
    </number:number-style>
    <number:number-style style:name="N287">
      <number:number number:decimal-places="0" number:min-decimal-places="0" number:min-integer-digits="5"/>
    </number:number-style>
    <number:number-style style:name="N290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90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2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2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2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2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percentage-style style:name="N295">
      <number:number number:decimal-places="1" number:min-decimal-places="1" number:min-integer-digits="1"/>
      <number:text>%</number:text>
    </number:percentage-style>
    <number:number-style style:name="N29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299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2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1P0" style:volatile="true">
      <number:number number:decimal-places="2" number:min-decimal-places="2" number:min-integer-digits="1" number:grouping="true"/>
      <number:text> </number:text>
    </number:number-style>
    <number:number-style style:name="N30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301P0"/>
    </number:number-style>
    <number:number-style style:name="N302P0" style:volatile="true">
      <number:number number:decimal-places="2" number:min-decimal-places="2" number:min-integer-digits="1"/>
      <number:text> </number:text>
    </number:number-style>
    <number:number-style style:name="N302">
      <number:text>-</number:text>
      <number:number number:decimal-places="2" number:min-decimal-places="2" number:min-integer-digits="1"/>
      <number:text> </number:text>
      <style:map style:condition="value()&gt;=0" style:apply-style-name="N302P0"/>
    </number:number-style>
    <number:date-style style:name="N303">
      <number:year number:style="long"/>
    </number:date-style>
    <number:number-style style:name="N304P0" style:volatile="true">
      <number:number number:decimal-places="0" number:min-decimal-places="0" number:min-integer-digits="1"/>
      <number:text> </number:text>
    </number:number-style>
    <number:number-style style:name="N304">
      <number:text>-</number:text>
      <number:number number:decimal-places="0" number:min-decimal-places="0" number:min-integer-digits="1"/>
      <number:text> </number:text>
      <style:map style:condition="value()&gt;=0" style:apply-style-name="N304P0"/>
    </number:number-style>
    <number:date-style style:name="N305">
      <number:month number:textual="true"/>
      <number:text>-</number:text>
      <number:year number:style="long"/>
    </number:date-style>
    <number:number-style style:name="N3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9P0" style:volatile="true">
      <number:text>+</number:text>
      <number:number number:decimal-places="0" number:min-decimal-places="0" number:min-integer-digits="0"/>
    </number:number-style>
    <number:number-style style:name="N309P1" style:volatile="true">
      <number:text>-</number:text>
      <number:number number:decimal-places="0" number:min-decimal-places="0" number:min-integer-digits="0"/>
    </number:number-style>
    <number:number-style style:name="N309">
      <number:text/>
      <style:map style:condition="value()&gt;0" style:apply-style-name="N309P0"/>
      <style:map style:condition="value()&lt;0" style:apply-style-name="N309P1"/>
    </number:number-style>
    <number:date-style style:name="N310">
      <number:day number:style="long"/>
      <number:text>-</number:text>
      <number:month number:textual="true"/>
      <number:text>-</number:text>
      <number:year number:style="long"/>
    </number:date-style>
    <number:number-style style:name="N313P0" style:volatile="true">
      <number:number number:decimal-places="0" number:min-decimal-places="0" number:min-integer-digits="1" number:grouping="true" number:display-factor="1000"/>
    </number:number-style>
    <number:number-style style:name="N313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313">
      <number:text>-</number:text>
      <style:map style:condition="value()&gt;0" style:apply-style-name="N313P0"/>
      <style:map style:condition="value()&lt;0" style:apply-style-name="N313P1"/>
    </number:number-style>
    <number:number-style style:name="N314P0" style:volatile="true">
      <number:number number:decimal-places="0" number:min-decimal-places="0" number:min-integer-digits="1" number:grouping="true" number:display-factor="1000"/>
    </number:number-style>
    <number:number-style style:name="N314">
      <number:text>-</number:text>
      <number:number number:decimal-places="0" number:min-decimal-places="0" number:min-integer-digits="1" number:grouping="true" number:display-factor="1000"/>
      <style:map style:condition="value()&gt;=0" style:apply-style-name="N314P0"/>
    </number:number-style>
    <number:number-style style:name="N317P0" style:volatile="true">
      <number:number number:decimal-places="1" number:min-decimal-places="1" number:min-integer-digits="1" number:grouping="true" number:display-factor="1000000"/>
    </number:number-style>
    <number:number-style style:name="N317P1" style:volatile="true">
      <number:text>-</number:text>
      <number:number number:decimal-places="1" number:min-decimal-places="1" number:min-integer-digits="1" number:grouping="true" number:display-factor="1000000"/>
    </number:number-style>
    <number:number-style style:name="N317">
      <number:text>-</number:text>
      <style:map style:condition="value()&gt;0" style:apply-style-name="N317P0"/>
      <style:map style:condition="value()&lt;0" style:apply-style-name="N317P1"/>
    </number:number-style>
    <number:number-style style:name="N318P0" style:volatile="true">
      <number:number number:decimal-places="1" number:min-decimal-places="1" number:min-integer-digits="1" number:grouping="true" number:display-factor="1000000"/>
    </number:number-style>
    <number:number-style style:name="N318">
      <number:text>-</number:text>
      <number:number number:decimal-places="1" number:min-decimal-places="1" number:min-integer-digits="1" number:grouping="true" number:display-factor="1000000"/>
      <style:map style:condition="value()&gt;=0" style:apply-style-name="N318P0"/>
    </number:number-style>
    <number:date-style style:name="N319">
      <number:month number:style="long" number:textual="true"/>
      <number:text> </number:text>
      <number:day/>
      <number:text>, </number:text>
      <number:year number:style="long"/>
    </number:date-style>
    <number:number-style style:name="N3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2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4P0" style:volatile="true">
      <number:number number:decimal-places="0" number:min-decimal-places="0" number:min-integer-digits="1" number:grouping="true"/>
    </number:number-style>
    <number:number-style style:name="N324P1" style:volatile="true">
      <number:text>-</number:text>
      <number:number number:decimal-places="0" number:min-decimal-places="0" number:min-integer-digits="1" number:grouping="true"/>
    </number:number-style>
    <number:number-style style:name="N324">
      <number:text>-</number:text>
      <style:map style:condition="value()&gt;0.5" style:apply-style-name="N324P0"/>
      <style:map style:condition="value()&lt;-0.5" style:apply-style-name="N324P1"/>
    </number:number-style>
    <number:number-style style:name="N3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8">
      <number:text> </number:text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date-style style:name="N32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3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30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0P0"/>
      <style:map style:condition="value()&lt;0" style:apply-style-name="N330P1"/>
    </number:number-style>
    <number:percentage-style style:name="N331">
      <number:number number:decimal-places="3" number:min-decimal-places="3" number:min-integer-digits="1"/>
      <number:text>%</number:text>
    </number:percentage-style>
    <number:number-style style:name="N3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2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2P0"/>
      <style:map style:condition="value()&lt;0" style:apply-style-name="N332P1"/>
    </number:number-style>
    <number:number-style style:name="N33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33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333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3P0"/>
      <style:map style:condition="value()&lt;0" style:apply-style-name="N333P1"/>
    </number:number-style>
    <number:number-style style:name="N33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3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334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4P0"/>
      <style:map style:condition="value()&lt;0" style:apply-style-name="N334P1"/>
    </number:number-style>
    <number:number-style style:name="N335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35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335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5P0"/>
      <style:map style:condition="value()&lt;0" style:apply-style-name="N335P1"/>
    </number:number-style>
    <number:number-style style:name="N337P0" style:volatile="true">
      <number:text>￥</number:text>
      <number:number number:decimal-places="0" number:min-decimal-places="0" number:min-integer-digits="1" number:grouping="true"/>
    </number:number-style>
    <number:number-style style:name="N337">
      <number:text>￥-</number:text>
      <number:number number:decimal-places="0" number:min-decimal-places="0" number:min-integer-digits="1" number:grouping="true"/>
      <style:map style:condition="value()&gt;=0" style:apply-style-name="N337P0"/>
    </number:number-style>
    <number:number-style style:name="N338P0" style:volatile="true">
      <number:text>￥</number:text>
      <number:number number:decimal-places="0" number:min-decimal-places="0" number:min-integer-digits="1" number:grouping="true"/>
    </number:number-style>
    <number:number-style style:name="N33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338P0"/>
    </number:number-style>
    <number:number-style style:name="N340P0" style:volatile="true">
      <number:text>￥</number:text>
      <number:number number:decimal-places="2" number:min-decimal-places="2" number:min-integer-digits="1" number:grouping="true"/>
    </number:number-style>
    <number:number-style style:name="N340">
      <number:text>￥-</number:text>
      <number:number number:decimal-places="2" number:min-decimal-places="2" number:min-integer-digits="1" number:grouping="true"/>
      <style:map style:condition="value()&gt;=0" style:apply-style-name="N340P0"/>
    </number:number-style>
    <number:number-style style:name="N341P0" style:volatile="true">
      <number:text>￥</number:text>
      <number:number number:decimal-places="2" number:min-decimal-places="2" number:min-integer-digits="1" number:grouping="true"/>
    </number:number-style>
    <number:number-style style:name="N34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341P0"/>
    </number:number-style>
    <number:number-style style:name="N345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45P2" style:volatile="true">
      <number:text> ￥</number:text>
      <number:fill-character> </number:fill-character>
      <number:text>- </number:text>
    </number:number-style>
    <number:text-style style:name="N345">
      <number:text> </number:text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47P2" style:volatile="true">
      <number:text> </number:text>
      <number:fill-character> </number:fill-character>
      <number:text>- </number:text>
    </number:number-style>
    <number:text-style style:name="N347">
      <number:text> </number:text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3">
      <number:text> </number:text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5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57P2" style:volatile="true">
      <number:text loext:blank-width-char="-"> </number:text>
      <number:fill-character> </number:fill-character>
      <number:text>- _-</number:text>
    </number:number-style>
    <number:text-style style:name="N357">
      <number:text loext:blank-width-char="-"> </number:text>
      <number:text-content/>
      <number:text loext:blank-width-char="-"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61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61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61P2" style:volatile="true">
      <number:text loext:blank-width-char="-"> £</number:text>
      <number:fill-character> </number:fill-character>
      <number:text>- _-</number:text>
    </number:number-style>
    <number:text-style style:name="N361">
      <number:text loext:blank-width-char="-"> </number:text>
      <number:text-content/>
      <number:text loext:blank-width-char="-"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365">
      <number:text loext:blank-width-char="-"> </number:text>
      <number:text-content/>
      <number:text loext:blank-width-char="-"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9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69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69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369">
      <number:text loext:blank-width-char="-"> </number:text>
      <number:text-content/>
      <number:text loext:blank-width-char="-"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NCLAS_2c_REZONES_20_Y_20_SUS_20_PARTES_2c_DE_20_FUNDICION_2c_DE_20_HIERRO_20_O_20_DE_20_ACERO" style:display-name="ANCLAS,REZONES Y SUS PARTES,DE FUNDICION,DE HIERRO O DE ACERO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2:16:30.046984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1:27:35.393468941</meta:creation-date>
    <dc:date>2025-04-28T12:27:35.155204752</dc:date>
    <meta:editing-duration>P2DT15H10M26S</meta:editing-duration>
    <meta:editing-cycles>64</meta:editing-cycles>
    <meta:generator>LibreOffice/24.2.6.2$MacOSX_X86_64 LibreOffice_project/ef66aa7e36a1bb8e65bfbc63aba53045a14d0871</meta:generator>
    <meta:document-statistic meta:table-count="9" meta:cell-count="5591" meta:object-count="2"/>
  </office:meta>
</office:document-meta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18cm" svg:height="8.998cm" xlink:href="." xlink:type="simple" chart:class="chart:scatter" chart:style-name="ch1">
        <chart:plot-area chart:style-name="ch2" chart:data-source-has-labels="both" svg:x="0.248cm" svg:y="0.179cm" svg:width="11.922cm" svg:height="8.64cm">
          <chart:coordinate-region svg:x="1.057cm" svg:y="0.367cm" svg:width="10.74cm" svg:height="7.83cm"/>
          <chart:axis chart:dimension="x" chart:name="primary-x" chart:style-name="ch3" chartooo:axis-type="auto">
            <chart:categories table:cell-range-address="local-table.$A$2:.$A$58"/>
          </chart:axis>
          <chart:axis chart:dimension="y" chart:name="primary-y" chart:style-name="ch4"/>
          <chart:series chart:style-name="ch5" chart:values-cell-range-address="local-table.$C$2:.$C$58" chart:label-cell-address="local-table.$C$1" chart:class="chart:scatter">
            <chart:domain table:cell-range-address="local-table.$B$2:.$B$58"/>
            <chart:data-point chart:repeated="57"/>
          </chart:series>
          <chart:series chart:style-name="ch6" chart:values-cell-range-address="local-table.$D$2:.$D$58" chart:label-cell-address="local-table.$D$1" chart:class="chart:scatter"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4">
                <text:p>1804</text:p>
              </table:table-cell>
              <table:table-cell office:value-type="float" office:value="103.744278305474">
                <text:p>103.744278305474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5">
                <text:p>1805</text:p>
              </table:table-cell>
              <table:table-cell office:value-type="float" office:value="95.7647248834673">
                <text:p>95.7647248834673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6">
                <text:p>1806</text:p>
              </table:table-cell>
              <table:table-cell office:value-type="float" office:value="106.820035585876">
                <text:p>106.820035585876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7">
                <text:p>1807</text:p>
              </table:table-cell>
              <table:table-cell office:value-type="float" office:value="100.070350860249">
                <text:p>100.070350860249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8">
                <text:p>1808</text:p>
              </table:table-cell>
              <table:table-cell office:value-type="float" office:value="112.549459012925">
                <text:p>112.549459012925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9">
                <text:p>1809</text:p>
              </table:table-cell>
              <table:table-cell office:value-type="float" office:value="103.370574037213">
                <text:p>103.370574037213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0">
                <text:p>1810</text:p>
              </table:table-cell>
              <table:table-cell office:value-type="float" office:value="103.456228568115">
                <text:p>103.456228568115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1">
                <text:p>1811</text:p>
              </table:table-cell>
              <table:table-cell office:value-type="float" office:value="107.652957096604">
                <text:p>107.652957096604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2">
                <text:p>1812</text:p>
              </table:table-cell>
              <table:table-cell office:value-type="float" office:value="112.332711519951">
                <text:p>112.332711519951</text:p>
              </table:table-cell>
              <table:table-cell office:value-type="float" office:value="186.8464">
                <text:p>186.8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3">
                <text:p>1813</text:p>
              </table:table-cell>
              <table:table-cell office:value-type="float" office:value="127.566541042126">
                <text:p>127.566541042126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4">
                <text:p>1814</text:p>
              </table:table-cell>
              <table:table-cell office:value-type="float" office:value="139.211614869908">
                <text:p>139.211614869908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5">
                <text:p>1815</text:p>
              </table:table-cell>
              <table:table-cell office:value-type="float" office:value="122.850792896925">
                <text:p>122.850792896925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6">
                <text:p>1816</text:p>
              </table:table-cell>
              <table:table-cell office:value-type="float" office:value="120.544265559798">
                <text:p>120.544265559798</text:p>
              </table:table-cell>
              <table:table-cell office:value-type="float" office:value="176.0668">
                <text:p>176.0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7">
                <text:p>1817</text:p>
              </table:table-cell>
              <table:table-cell office:value-type="float" office:value="121.749970118095">
                <text:p>121.749970118095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8">
                <text:p>1818</text:p>
              </table:table-cell>
              <table:table-cell office:value-type="float" office:value="124.980936023637">
                <text:p>124.980936023637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9">
                <text:p>1819</text:p>
              </table:table-cell>
              <table:table-cell office:value-type="float" office:value="118.150910760764">
                <text:p>118.150910760764</text:p>
              </table:table-cell>
              <table:table-cell office:value-type="float" office:value="161.694">
                <text:p>161.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0">
                <text:p>1820</text:p>
              </table:table-cell>
              <table:table-cell office:value-type="float" office:value="110.700954557109">
                <text:p>110.700954557109</text:p>
              </table:table-cell>
              <table:table-cell office:value-type="float" office:value="158.1008">
                <text:p>158.1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1">
                <text:p>1821</text:p>
              </table:table-cell>
              <table:table-cell office:value-type="float" office:value="107.98393397218">
                <text:p>107.98393397218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2">
                <text:p>1822</text:p>
              </table:table-cell>
              <table:table-cell office:value-type="float" office:value="101.474238677901">
                <text:p>101.474238677901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3">
                <text:p>1823</text:p>
              </table:table-cell>
              <table:table-cell office:value-type="float" office:value="95.5382037369299">
                <text:p>95.5382037369299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4">
                <text:p>1824</text:p>
              </table:table-cell>
              <table:table-cell office:value-type="float" office:value="88.0791661914328">
                <text:p>88.0791661914328</text:p>
              </table:table-cell>
              <table:table-cell office:value-type="float" office:value="176.0668">
                <text:p>176.0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5">
                <text:p>1825</text:p>
              </table:table-cell>
              <table:table-cell office:value-type="float" office:value="89.6695144923299">
                <text:p>89.6695144923299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6">
                <text:p>1826</text:p>
              </table:table-cell>
              <table:table-cell office:value-type="float" office:value="89.3269826189129">
                <text:p>89.3269826189129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7">
                <text:p>1827</text:p>
              </table:table-cell>
              <table:table-cell office:value-type="float" office:value="87.9614636670919">
                <text:p>87.9614636670919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8">
                <text:p>1828</text:p>
              </table:table-cell>
              <table:table-cell office:value-type="float" office:value="85.290940498618">
                <text:p>85.290940498618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9">
                <text:p>1829</text:p>
              </table:table-cell>
              <table:table-cell office:value-type="float" office:value="87.7598924391056">
                <text:p>87.7598924391056</text:p>
              </table:table-cell>
              <table:table-cell office:value-type="float" office:value="197.626">
                <text:p>197.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0">
                <text:p>1830</text:p>
              </table:table-cell>
              <table:table-cell office:value-type="float" office:value="86.8818018000889">
                <text:p>86.8818018000889</text:p>
              </table:table-cell>
              <table:table-cell office:value-type="float" office:value="204.8124">
                <text:p>204.8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1">
                <text:p>1831</text:p>
              </table:table-cell>
              <table:table-cell office:value-type="float" office:value="89.2448828159283">
                <text:p>89.2448828159283</text:p>
              </table:table-cell>
              <table:table-cell office:value-type="float" office:value="200.6368">
                <text:p>200.6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2">
                <text:p>1832</text:p>
              </table:table-cell>
              <table:table-cell office:value-type="float" office:value="90.3018844039364">
                <text:p>90.3018844039364</text:p>
              </table:table-cell>
              <table:table-cell office:value-type="float" office:value="185.7648">
                <text:p>185.7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3">
                <text:p>1833</text:p>
              </table:table-cell>
              <table:table-cell office:value-type="float" office:value="92.7296820444968">
                <text:p>92.7296820444968</text:p>
              </table:table-cell>
              <table:table-cell office:value-type="float" office:value="203.034">
                <text:p>203.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4">
                <text:p>1834</text:p>
              </table:table-cell>
              <table:table-cell office:value-type="float" office:value="94.8125905354981">
                <text:p>94.8125905354981</text:p>
              </table:table-cell>
              <table:table-cell office:value-type="float" office:value="184.6832">
                <text:p>184.6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5">
                <text:p>1835</text:p>
              </table:table-cell>
              <table:table-cell office:value-type="float" office:value="100.955879735033">
                <text:p>100.955879735033</text:p>
              </table:table-cell>
              <table:table-cell office:value-type="float" office:value="191.2248">
                <text:p>191.2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6">
                <text:p>1836</text:p>
              </table:table-cell>
              <table:table-cell office:value-type="float" office:value="115.630831693931">
                <text:p>115.630831693931</text:p>
              </table:table-cell>
              <table:table-cell office:value-type="float" office:value="183.6016">
                <text:p>183.6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37">
                <text:p>1837</text:p>
              </table:table-cell>
              <table:table-cell office:value-type="float" office:value="126.741837706962">
                <text:p>126.741837706962</text:p>
              </table:table-cell>
              <table:table-cell office:value-type="float" office:value="214.7444">
                <text:p>214.7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8">
                <text:p>1838</text:p>
              </table:table-cell>
              <table:table-cell office:value-type="float" office:value="109.881594000372">
                <text:p>109.881594000372</text:p>
              </table:table-cell>
              <table:table-cell office:value-type="float" office:value="203.58">
                <text:p>203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9">
                <text:p>1839</text:p>
              </table:table-cell>
              <table:table-cell office:value-type="float" office:value="105.401342639822">
                <text:p>105.401342639822</text:p>
              </table:table-cell>
              <table:table-cell office:value-type="float" office:value="202.9768">
                <text:p>202.9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0">
                <text:p>1840</text:p>
              </table:table-cell>
              <table:table-cell office:value-type="float" office:value="95.0715046125213">
                <text:p>95.0715046125213</text:p>
              </table:table-cell>
              <table:table-cell office:value-type="float" office:value="198.8844">
                <text:p>198.8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1">
                <text:p>1841</text:p>
              </table:table-cell>
              <table:table-cell office:value-type="float" office:value="93.562722150059">
                <text:p>93.562722150059</text:p>
              </table:table-cell>
              <table:table-cell office:value-type="float" office:value="201.89104">
                <text:p>201.89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2">
                <text:p>1842</text:p>
              </table:table-cell>
              <table:table-cell office:value-type="float" office:value="84.2576878889344">
                <text:p>84.2576878889344</text:p>
              </table:table-cell>
              <table:table-cell office:value-type="float" office:value="222.24384">
                <text:p>222.24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3">
                <text:p>1843</text:p>
              </table:table-cell>
              <table:table-cell office:value-type="float" office:value="75.5310776189086">
                <text:p>75.5310776189086</text:p>
              </table:table-cell>
              <table:table-cell office:value-type="float" office:value="193.99744">
                <text:p>193.99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4">
                <text:p>1844</text:p>
              </table:table-cell>
              <table:table-cell office:value-type="float" office:value="75.5614414761401">
                <text:p>75.5614414761401</text:p>
              </table:table-cell>
              <table:table-cell office:value-type="float" office:value="196.98744">
                <text:p>196.98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5">
                <text:p>1845</text:p>
              </table:table-cell>
              <table:table-cell office:value-type="float" office:value="81.7608806693047">
                <text:p>81.7608806693047</text:p>
              </table:table-cell>
              <table:table-cell office:value-type="float" office:value="196.5132">
                <text:p>196.5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46">
                <text:p>1846</text:p>
              </table:table-cell>
              <table:table-cell office:value-type="float" office:value="83.4370116278106">
                <text:p>83.4370116278106</text:p>
              </table:table-cell>
              <table:table-cell office:value-type="float" office:value="196.03896">
                <text:p>196.03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7">
                <text:p>1847</text:p>
              </table:table-cell>
              <table:table-cell office:value-type="float" office:value="89.23236392736">
                <text:p>89.23236392736</text:p>
              </table:table-cell>
              <table:table-cell office:value-type="float" office:value="209.28856">
                <text:p>209.28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8">
                <text:p>1848</text:p>
              </table:table-cell>
              <table:table-cell office:value-type="float" office:value="90.3176981388609">
                <text:p>90.3176981388609</text:p>
              </table:table-cell>
              <table:table-cell office:value-type="float" office:value="222.4716">
                <text:p>222.4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9">
                <text:p>1849</text:p>
              </table:table-cell>
              <table:table-cell office:value-type="float" office:value="86.0835046545961">
                <text:p>86.0835046545961</text:p>
              </table:table-cell>
              <table:table-cell office:value-type="float" office:value="215.10216">
                <text:p>215.10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0">
                <text:p>1850</text:p>
              </table:table-cell>
              <table:table-cell office:value-type="float" office:value="85.6331669845928">
                <text:p>85.6331669845928</text:p>
              </table:table-cell>
              <table:table-cell office:value-type="float" office:value="207.766">
                <text:p>207.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1">
                <text:p>1851</text:p>
              </table:table-cell>
              <table:table-cell office:value-type="float" office:value="93.7376784215814">
                <text:p>93.7376784215814</text:p>
              </table:table-cell>
              <table:table-cell office:value-type="float" office:value="216.8192">
                <text:p>216.8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2">
                <text:p>1852</text:p>
              </table:table-cell>
              <table:table-cell office:value-type="float" office:value="97.4647487959944">
                <text:p>97.4647487959944</text:p>
              </table:table-cell>
              <table:table-cell office:value-type="float" office:value="225.7632">
                <text:p>225.7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53">
                <text:p>1853</text:p>
              </table:table-cell>
              <table:table-cell office:value-type="float" office:value="106.471237592518">
                <text:p>106.471237592518</text:p>
              </table:table-cell>
              <table:table-cell office:value-type="float" office:value="227.8952">
                <text:p>227.8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4">
                <text:p>1854</text:p>
              </table:table-cell>
              <table:table-cell office:value-type="float" office:value="113.587547446555">
                <text:p>113.587547446555</text:p>
              </table:table-cell>
              <table:table-cell office:value-type="float" office:value="226.6576">
                <text:p>226.6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5">
                <text:p>1855</text:p>
              </table:table-cell>
              <table:table-cell office:value-type="float" office:value="114.775991760331">
                <text:p>114.775991760331</text:p>
              </table:table-cell>
              <table:table-cell office:value-type="float" office:value="225.42">
                <text:p>225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6">
                <text:p>1856</text:p>
              </table:table-cell>
              <table:table-cell office:value-type="float" office:value="118.93019910828">
                <text:p>118.93019910828</text:p>
              </table:table-cell>
              <table:table-cell office:value-type="float" office:value="220.8856">
                <text:p>220.8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7">
                <text:p>1857</text:p>
              </table:table-cell>
              <table:table-cell office:value-type="float" office:value="118.563422569712">
                <text:p>118.563422569712</text:p>
              </table:table-cell>
              <table:table-cell office:value-type="float" office:value="226.2234">
                <text:p>226.2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8">
                <text:p>1858</text:p>
              </table:table-cell>
              <table:table-cell office:value-type="float" office:value="117.293748478572">
                <text:p>117.293748478572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9">
                <text:p>1859</text:p>
              </table:table-cell>
              <table:table-cell office:value-type="float" office:value="132.567414832083">
                <text:p>132.567414832083</text:p>
              </table:table-cell>
              <table:table-cell office:value-type="float" office:value="246.4072">
                <text:p>246.4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248.248">
                <text:p>248.2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MacOSX_X86_64 LibreOffice_project/ef66aa7e36a1bb8e65bfbc63aba53045a14d087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69cm" svg:y="3.977cm" style:legend-expansion="high" chart:style-name="ch2"/>
        <chart:plot-area chart:style-name="ch3" chart:data-source-has-labels="both" svg:x="0.32cm" svg:y="0.18cm" svg:width="12.529cm" svg:height="8.64cm">
          <chart:coordinate-region svg:x="1.129cm" svg:y="0.368cm" svg:width="11.347cm" svg:height="7.83cm"/>
          <chart:axis chart:dimension="x" chart:name="primary-x" chart:style-name="ch4" chartooo:axis-type="auto">
            <chart:categories table:cell-range-address="local-table.$A$2:.$A$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8" chart:values-cell-range-address="local-table.$D$2:.$D$72" chart:label-cell-address="local-table.$D$1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0">
                <text:p>1790</text:p>
              </table:table-cell>
              <table:table-cell office:value-type="float" office:value="57.6341701430168">
                <text:p>57.6341701430168</text:p>
              </table:table-cell>
              <table:table-cell office:value-type="float" office:value="71.864">
                <text:p>71.8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1">
                <text:p>1791</text:p>
              </table:table-cell>
              <table:table-cell office:value-type="float" office:value="59.1250080900763">
                <text:p>59.1250080900763</text:p>
              </table:table-cell>
              <table:table-cell office:value-type="float" office:value="71.864">
                <text:p>71.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2">
                <text:p>1792</text:p>
              </table:table-cell>
              <table:table-cell office:value-type="float" office:value="60.1810183025768">
                <text:p>60.1810183025768</text:p>
              </table:table-cell>
              <table:table-cell office:value-type="float" office:value="71.864">
                <text:p>7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3">
                <text:p>1793</text:p>
              </table:table-cell>
              <table:table-cell office:value-type="float" office:value="63.4675035306908">
                <text:p>63.4675035306908</text:p>
              </table:table-cell>
              <table:table-cell office:value-type="float" office:value="107.796">
                <text:p>107.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4">
                <text:p>1794</text:p>
              </table:table-cell>
              <table:table-cell office:value-type="float" office:value="69.9899195490763">
                <text:p>69.9899195490763</text:p>
              </table:table-cell>
              <table:table-cell office:value-type="float" office:value="107.796">
                <text:p>107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5">
                <text:p>1795</text:p>
              </table:table-cell>
              <table:table-cell office:value-type="float" office:value="94.0490453837235">
                <text:p>94.0490453837235</text:p>
              </table:table-cell>
              <table:table-cell office:value-type="float" office:value="107.796">
                <text:p>107.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96">
                <text:p>1796</text:p>
              </table:table-cell>
              <table:table-cell office:value-type="float" office:value="101.634798613253">
                <text:p>101.634798613253</text:p>
              </table:table-cell>
              <table:table-cell office:value-type="float" office:value="143.728">
                <text:p>143.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7">
                <text:p>1797</text:p>
              </table:table-cell>
              <table:table-cell office:value-type="float" office:value="100.043547577677">
                <text:p>100.043547577677</text:p>
              </table:table-cell>
              <table:table-cell office:value-type="float" office:value="107.796">
                <text:p>107.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8">
                <text:p>1798</text:p>
              </table:table-cell>
              <table:table-cell office:value-type="float" office:value="101.926424908234">
                <text:p>101.926424908234</text:p>
              </table:table-cell>
              <table:table-cell office:value-type="float" office:value="143.728">
                <text:p>143.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9">
                <text:p>1799</text:p>
              </table:table-cell>
              <table:table-cell office:value-type="float" office:value="102.964053427972">
                <text:p>102.964053427972</text:p>
              </table:table-cell>
              <table:table-cell office:value-type="float" office:value="143.728">
                <text:p>143.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105.618807436181">
                <text:p>105.618807436181</text:p>
              </table:table-cell>
              <table:table-cell office:value-type="float" office:value="143.728">
                <text:p>143.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1">
                <text:p>1801</text:p>
              </table:table-cell>
              <table:table-cell office:value-type="float" office:value="105.651543175984">
                <text:p>105.651543175984</text:p>
              </table:table-cell>
              <table:table-cell office:value-type="float" office:value="143.728">
                <text:p>143.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2">
                <text:p>1802</text:p>
              </table:table-cell>
              <table:table-cell office:value-type="float" office:value="95.11447760621">
                <text:p>95.11447760621</text:p>
              </table:table-cell>
              <table:table-cell office:value-type="float" office:value="158.1008">
                <text:p>158.1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3">
                <text:p>1803</text:p>
              </table:table-cell>
              <table:table-cell office:value-type="float" office:value="99.6379546814671">
                <text:p>99.6379546814671</text:p>
              </table:table-cell>
              <table:table-cell office:value-type="float" office:value="158.1008">
                <text:p>158.1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4">
                <text:p>1804</text:p>
              </table:table-cell>
              <table:table-cell office:value-type="float" office:value="103.744278305474">
                <text:p>103.744278305474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">
                <text:p>1805</text:p>
              </table:table-cell>
              <table:table-cell office:value-type="float" office:value="95.7647248834673">
                <text:p>95.7647248834673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6">
                <text:p>1806</text:p>
              </table:table-cell>
              <table:table-cell office:value-type="float" office:value="106.820035585876">
                <text:p>106.820035585876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7">
                <text:p>1807</text:p>
              </table:table-cell>
              <table:table-cell office:value-type="float" office:value="100.070350860249">
                <text:p>100.070350860249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8">
                <text:p>1808</text:p>
              </table:table-cell>
              <table:table-cell office:value-type="float" office:value="112.549459012925">
                <text:p>112.549459012925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103.370574037213">
                <text:p>103.370574037213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0">
                <text:p>1810</text:p>
              </table:table-cell>
              <table:table-cell office:value-type="float" office:value="103.456228568115">
                <text:p>103.456228568115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1">
                <text:p>1811</text:p>
              </table:table-cell>
              <table:table-cell office:value-type="float" office:value="107.652957096604">
                <text:p>107.652957096604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2">
                <text:p>1812</text:p>
              </table:table-cell>
              <table:table-cell office:value-type="float" office:value="112.332711519951">
                <text:p>112.332711519951</text:p>
              </table:table-cell>
              <table:table-cell office:value-type="float" office:value="186.8464">
                <text:p>186.8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3">
                <text:p>1813</text:p>
              </table:table-cell>
              <table:table-cell office:value-type="float" office:value="127.566541042126">
                <text:p>127.566541042126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14">
                <text:p>1814</text:p>
              </table:table-cell>
              <table:table-cell office:value-type="float" office:value="139.211614869908">
                <text:p>139.211614869908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5">
                <text:p>1815</text:p>
              </table:table-cell>
              <table:table-cell office:value-type="float" office:value="122.850792896925">
                <text:p>122.850792896925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6">
                <text:p>1816</text:p>
              </table:table-cell>
              <table:table-cell office:value-type="float" office:value="120.544265559798">
                <text:p>120.544265559798</text:p>
              </table:table-cell>
              <table:table-cell office:value-type="float" office:value="176.0668">
                <text:p>176.0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121.749970118095">
                <text:p>121.749970118095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8">
                <text:p>1818</text:p>
              </table:table-cell>
              <table:table-cell office:value-type="float" office:value="124.980936023637">
                <text:p>124.980936023637</text:p>
              </table:table-cell>
              <table:table-cell office:value-type="float" office:value="168.8804">
                <text:p>168.8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9">
                <text:p>1819</text:p>
              </table:table-cell>
              <table:table-cell office:value-type="float" office:value="118.150910760764">
                <text:p>118.150910760764</text:p>
              </table:table-cell>
              <table:table-cell office:value-type="float" office:value="161.694">
                <text:p>161.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0">
                <text:p>1820</text:p>
              </table:table-cell>
              <table:table-cell office:value-type="float" office:value="110.700954557109">
                <text:p>110.700954557109</text:p>
              </table:table-cell>
              <table:table-cell office:value-type="float" office:value="158.1008">
                <text:p>158.1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1">
                <text:p>1821</text:p>
              </table:table-cell>
              <table:table-cell office:value-type="float" office:value="107.98393397218">
                <text:p>107.98393397218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">
                <text:p>1822</text:p>
              </table:table-cell>
              <table:table-cell office:value-type="float" office:value="101.474238677901">
                <text:p>101.474238677901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3">
                <text:p>1823</text:p>
              </table:table-cell>
              <table:table-cell office:value-type="float" office:value="95.5382037369299">
                <text:p>95.5382037369299</text:p>
              </table:table-cell>
              <table:table-cell office:value-type="float" office:value="165.2872">
                <text:p>165.2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4">
                <text:p>1824</text:p>
              </table:table-cell>
              <table:table-cell office:value-type="float" office:value="88.0791661914328">
                <text:p>88.0791661914328</text:p>
              </table:table-cell>
              <table:table-cell office:value-type="float" office:value="176.0668">
                <text:p>176.0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5">
                <text:p>1825</text:p>
              </table:table-cell>
              <table:table-cell office:value-type="float" office:value="89.6695144923299">
                <text:p>89.6695144923299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6">
                <text:p>1826</text:p>
              </table:table-cell>
              <table:table-cell office:value-type="float" office:value="89.3269826189129">
                <text:p>89.3269826189129</text:p>
              </table:table-cell>
              <table:table-cell office:value-type="float" office:value="183.2532">
                <text:p>183.2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7">
                <text:p>1827</text:p>
              </table:table-cell>
              <table:table-cell office:value-type="float" office:value="87.9614636670919">
                <text:p>87.9614636670919</text:p>
              </table:table-cell>
              <table:table-cell office:value-type="float" office:value="179.66">
                <text:p>179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8">
                <text:p>1828</text:p>
              </table:table-cell>
              <table:table-cell office:value-type="float" office:value="85.290940498618">
                <text:p>85.290940498618</text:p>
              </table:table-cell>
              <table:table-cell office:value-type="float" office:value="172.4736">
                <text:p>172.4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9">
                <text:p>1829</text:p>
              </table:table-cell>
              <table:table-cell office:value-type="float" office:value="87.7598924391056">
                <text:p>87.7598924391056</text:p>
              </table:table-cell>
              <table:table-cell office:value-type="float" office:value="197.626">
                <text:p>197.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30">
                <text:p>1830</text:p>
              </table:table-cell>
              <table:table-cell office:value-type="float" office:value="86.8818018000889">
                <text:p>86.8818018000889</text:p>
              </table:table-cell>
              <table:table-cell office:value-type="float" office:value="204.8124">
                <text:p>204.8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1">
                <text:p>1831</text:p>
              </table:table-cell>
              <table:table-cell office:value-type="float" office:value="89.2448828159283">
                <text:p>89.2448828159283</text:p>
              </table:table-cell>
              <table:table-cell office:value-type="float" office:value="200.6368">
                <text:p>200.6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2">
                <text:p>1832</text:p>
              </table:table-cell>
              <table:table-cell office:value-type="float" office:value="90.3018844039364">
                <text:p>90.3018844039364</text:p>
              </table:table-cell>
              <table:table-cell office:value-type="float" office:value="185.7648">
                <text:p>185.7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3">
                <text:p>1833</text:p>
              </table:table-cell>
              <table:table-cell office:value-type="float" office:value="92.7296820444968">
                <text:p>92.7296820444968</text:p>
              </table:table-cell>
              <table:table-cell office:value-type="float" office:value="203.034">
                <text:p>203.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4">
                <text:p>1834</text:p>
              </table:table-cell>
              <table:table-cell office:value-type="float" office:value="94.8125905354981">
                <text:p>94.8125905354981</text:p>
              </table:table-cell>
              <table:table-cell office:value-type="float" office:value="184.6832">
                <text:p>184.6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5">
                <text:p>1835</text:p>
              </table:table-cell>
              <table:table-cell office:value-type="float" office:value="100.955879735033">
                <text:p>100.955879735033</text:p>
              </table:table-cell>
              <table:table-cell office:value-type="float" office:value="191.2248">
                <text:p>191.2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6">
                <text:p>1836</text:p>
              </table:table-cell>
              <table:table-cell office:value-type="float" office:value="115.630831693931">
                <text:p>115.630831693931</text:p>
              </table:table-cell>
              <table:table-cell office:value-type="float" office:value="183.6016">
                <text:p>183.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7">
                <text:p>1837</text:p>
              </table:table-cell>
              <table:table-cell office:value-type="float" office:value="126.741837706962">
                <text:p>126.741837706962</text:p>
              </table:table-cell>
              <table:table-cell office:value-type="float" office:value="214.7444">
                <text:p>214.7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38">
                <text:p>1838</text:p>
              </table:table-cell>
              <table:table-cell office:value-type="float" office:value="109.881594000372">
                <text:p>109.881594000372</text:p>
              </table:table-cell>
              <table:table-cell office:value-type="float" office:value="203.58">
                <text:p>203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9">
                <text:p>1839</text:p>
              </table:table-cell>
              <table:table-cell office:value-type="float" office:value="105.401342639822">
                <text:p>105.401342639822</text:p>
              </table:table-cell>
              <table:table-cell office:value-type="float" office:value="202.9768">
                <text:p>202.9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40">
                <text:p>1840</text:p>
              </table:table-cell>
              <table:table-cell office:value-type="float" office:value="95.0715046125213">
                <text:p>95.0715046125213</text:p>
              </table:table-cell>
              <table:table-cell office:value-type="float" office:value="198.8844">
                <text:p>198.8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41">
                <text:p>1841</text:p>
              </table:table-cell>
              <table:table-cell office:value-type="float" office:value="93.562722150059">
                <text:p>93.562722150059</text:p>
              </table:table-cell>
              <table:table-cell office:value-type="float" office:value="201.89104">
                <text:p>201.89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42">
                <text:p>1842</text:p>
              </table:table-cell>
              <table:table-cell office:value-type="float" office:value="84.2576878889344">
                <text:p>84.2576878889344</text:p>
              </table:table-cell>
              <table:table-cell office:value-type="float" office:value="222.24384">
                <text:p>222.24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3">
                <text:p>1843</text:p>
              </table:table-cell>
              <table:table-cell office:value-type="float" office:value="75.5310776189086">
                <text:p>75.5310776189086</text:p>
              </table:table-cell>
              <table:table-cell office:value-type="float" office:value="193.99744">
                <text:p>193.99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44">
                <text:p>1844</text:p>
              </table:table-cell>
              <table:table-cell office:value-type="float" office:value="75.5614414761401">
                <text:p>75.5614414761401</text:p>
              </table:table-cell>
              <table:table-cell office:value-type="float" office:value="196.98744">
                <text:p>196.98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5">
                <text:p>1845</text:p>
              </table:table-cell>
              <table:table-cell office:value-type="float" office:value="81.7608806693047">
                <text:p>81.7608806693047</text:p>
              </table:table-cell>
              <table:table-cell office:value-type="float" office:value="196.5132">
                <text:p>196.5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6">
                <text:p>1846</text:p>
              </table:table-cell>
              <table:table-cell office:value-type="float" office:value="83.4370116278106">
                <text:p>83.4370116278106</text:p>
              </table:table-cell>
              <table:table-cell office:value-type="float" office:value="196.03896">
                <text:p>196.03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47">
                <text:p>1847</text:p>
              </table:table-cell>
              <table:table-cell office:value-type="float" office:value="89.23236392736">
                <text:p>89.23236392736</text:p>
              </table:table-cell>
              <table:table-cell office:value-type="float" office:value="209.28856">
                <text:p>209.28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">
                <text:p>1848</text:p>
              </table:table-cell>
              <table:table-cell office:value-type="float" office:value="90.3176981388609">
                <text:p>90.3176981388609</text:p>
              </table:table-cell>
              <table:table-cell office:value-type="float" office:value="222.4716">
                <text:p>222.4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9">
                <text:p>1849</text:p>
              </table:table-cell>
              <table:table-cell office:value-type="float" office:value="86.0835046545961">
                <text:p>86.0835046545961</text:p>
              </table:table-cell>
              <table:table-cell office:value-type="float" office:value="215.10216">
                <text:p>215.10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50">
                <text:p>1850</text:p>
              </table:table-cell>
              <table:table-cell office:value-type="float" office:value="85.6331669845928">
                <text:p>85.6331669845928</text:p>
              </table:table-cell>
              <table:table-cell office:value-type="float" office:value="207.766">
                <text:p>207.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">
                <text:p>1851</text:p>
              </table:table-cell>
              <table:table-cell office:value-type="float" office:value="93.7376784215814">
                <text:p>93.7376784215814</text:p>
              </table:table-cell>
              <table:table-cell office:value-type="float" office:value="216.8192">
                <text:p>216.8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2">
                <text:p>1852</text:p>
              </table:table-cell>
              <table:table-cell office:value-type="float" office:value="97.4647487959944">
                <text:p>97.4647487959944</text:p>
              </table:table-cell>
              <table:table-cell office:value-type="float" office:value="225.7632">
                <text:p>225.7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3">
                <text:p>1853</text:p>
              </table:table-cell>
              <table:table-cell office:value-type="float" office:value="106.471237592518">
                <text:p>106.471237592518</text:p>
              </table:table-cell>
              <table:table-cell office:value-type="float" office:value="227.8952">
                <text:p>227.8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4">
                <text:p>1854</text:p>
              </table:table-cell>
              <table:table-cell office:value-type="float" office:value="113.587547446555">
                <text:p>113.587547446555</text:p>
              </table:table-cell>
              <table:table-cell office:value-type="float" office:value="226.6576">
                <text:p>226.6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55">
                <text:p>1855</text:p>
              </table:table-cell>
              <table:table-cell office:value-type="float" office:value="114.775991760331">
                <text:p>114.775991760331</text:p>
              </table:table-cell>
              <table:table-cell office:value-type="float" office:value="225.42">
                <text:p>225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56">
                <text:p>1856</text:p>
              </table:table-cell>
              <table:table-cell office:value-type="float" office:value="118.93019910828">
                <text:p>118.93019910828</text:p>
              </table:table-cell>
              <table:table-cell office:value-type="float" office:value="220.8856">
                <text:p>220.8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7">
                <text:p>1857</text:p>
              </table:table-cell>
              <table:table-cell office:value-type="float" office:value="118.563422569712">
                <text:p>118.563422569712</text:p>
              </table:table-cell>
              <table:table-cell office:value-type="float" office:value="226.2234">
                <text:p>226.2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8">
                <text:p>1858</text:p>
              </table:table-cell>
              <table:table-cell office:value-type="float" office:value="117.293748478572">
                <text:p>117.293748478572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9">
                <text:p>1859</text:p>
              </table:table-cell>
              <table:table-cell office:value-type="float" office:value="132.567414832083">
                <text:p>132.567414832083</text:p>
              </table:table-cell>
              <table:table-cell office:value-type="float" office:value="246.4072">
                <text:p>246.4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248.248">
                <text:p>248.24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MacOSX_X86_64 LibreOffice_project/ef66aa7e36a1bb8e65bfbc63aba53045a14d087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